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MT" svg:font-family="ArialMT" style:font-family-generic="swiss"/>
    <style:font-face style:name="Tahoma1" svg:font-family="Tahoma" style:font-family-generic="swiss"/>
    <style:font-face style:name="Arial1" svg:font-family="Arial" style:font-pitch="variable"/>
    <style:font-face style:name="Arial" svg:font-family="Arial" style:font-family-generic="swiss" style:font-pitch="variable"/>
    <style:font-face style:name="Tahoma2" svg:font-family="Tahoma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18cm"/>
    </style:style>
    <style:style style:name="co2" style:family="table-column">
      <style:table-column-properties fo:break-before="auto" style:column-width="5.189cm"/>
    </style:style>
    <style:style style:name="co3" style:family="table-column">
      <style:table-column-properties fo:break-before="auto" style:column-width="8.728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1.713cm"/>
    </style:style>
    <style:style style:name="co6" style:family="table-column">
      <style:table-column-properties fo:break-before="auto" style:column-width="3.05cm"/>
    </style:style>
    <style:style style:name="co7" style:family="table-column">
      <style:table-column-properties fo:break-before="auto" style:column-width="2.671cm"/>
    </style:style>
    <style:style style:name="co8" style:family="table-column">
      <style:table-column-properties fo:break-before="auto" style:column-width="7.514cm"/>
    </style:style>
    <style:style style:name="co9" style:family="table-column">
      <style:table-column-properties fo:break-before="auto" style:column-width="3.403cm"/>
    </style:style>
    <style:style style:name="co10" style:family="table-column">
      <style:table-column-properties fo:break-before="auto" style:column-width="3.454cm"/>
    </style:style>
    <style:style style:name="co11" style:family="table-column">
      <style:table-column-properties fo:break-before="auto" style:column-width="3.226cm"/>
    </style:style>
    <style:style style:name="co12" style:family="table-column">
      <style:table-column-properties fo:break-before="auto" style:column-width="5.54cm"/>
    </style:style>
    <style:style style:name="co13" style:family="table-column">
      <style:table-column-properties fo:break-before="auto" style:column-width="1.838cm"/>
    </style:style>
    <style:style style:name="co14" style:family="table-column">
      <style:table-column-properties fo:break-before="auto" style:column-width="3.126cm"/>
    </style:style>
    <style:style style:name="co15" style:family="table-column">
      <style:table-column-properties fo:break-before="auto" style:column-width="3.464cm"/>
    </style:style>
    <style:style style:name="co16" style:family="table-column">
      <style:table-column-properties fo:break-before="auto" style:column-width="1.743cm"/>
    </style:style>
    <style:style style:name="co17" style:family="table-column">
      <style:table-column-properties fo:break-before="auto" style:column-width="2.274cm"/>
    </style:style>
    <style:style style:name="co18" style:family="table-column">
      <style:table-column-properties fo:break-before="auto" style:column-width="2.148cm"/>
    </style:style>
    <style:style style:name="co19" style:family="table-column">
      <style:table-column-properties fo:break-before="auto" style:column-width="2.073cm"/>
    </style:style>
    <style:style style:name="co20" style:family="table-column">
      <style:table-column-properties fo:break-before="auto" style:column-width="2.443cm"/>
    </style:style>
    <style:style style:name="co21" style:family="table-column">
      <style:table-column-properties fo:break-before="auto" style:column-width="2.746cm"/>
    </style:style>
    <style:style style:name="co22" style:family="table-column">
      <style:table-column-properties fo:break-before="auto" style:column-width="2.066cm"/>
    </style:style>
    <style:style style:name="co23" style:family="table-column">
      <style:table-column-properties fo:break-before="auto" style:column-width="2.371cm"/>
    </style:style>
    <style:style style:name="co24" style:family="table-column">
      <style:table-column-properties fo:break-before="auto" style:column-width="9.19cm"/>
    </style:style>
    <style:style style:name="co25" style:family="table-column">
      <style:table-column-properties fo:break-before="auto" style:column-width="5.355cm"/>
    </style:style>
    <style:style style:name="co26" style:family="table-column">
      <style:table-column-properties fo:break-before="auto" style:column-width="3.175cm"/>
    </style:style>
    <style:style style:name="co27" style:family="table-column">
      <style:table-column-properties fo:break-before="auto" style:column-width="3.554cm"/>
    </style:style>
    <style:style style:name="co28" style:family="table-column">
      <style:table-column-properties fo:break-before="auto" style:column-width="3.099cm"/>
    </style:style>
    <style:style style:name="co29" style:family="table-column">
      <style:table-column-properties fo:break-before="auto" style:column-width="2.258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478cm" fo:break-before="auto" style:use-optimal-row-height="true"/>
    </style:style>
    <style:style style:name="ro5" style:family="table-row">
      <style:table-row-properties style:row-height="0.432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currency-style style:name="N101P0" style:volatile="true">
      <number:currency-symbol number:language="es" number:country="CO">$</number:currency-symbol>
      <number:number number:decimal-places="0" number:min-integer-digits="1" number:grouping="true"/>
    </number:currency-style>
    <number:currency-style style:name="N101">
      <number:text>(</number:text>
      <number:currency-symbol number:language="es" number:country="CO">$</number:currency-symbol>
      <number:number number:decimal-places="0" number:min-integer-digits="1" number:grouping="true"/>
      <number:text>)</number:text>
      <style:map style:condition="value()&gt;=0" style:apply-style-name="N101P0"/>
    </number:currency-style>
    <style:style style:name="ce1" style:family="table-cell" style:parent-style-name="Default">
      <style:table-cell-properties fo:background-color="#004586" style:text-align-source="fix" style:repeat-content="false"/>
      <style:paragraph-properties fo:text-align="center" fo:margin-left="0cm"/>
      <style:text-properties fo:color="#ffffff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3" style:family="table-cell" style:parent-style-name="Default">
      <style:table-cell-properties fo:background-color="#999999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Arial"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6" style:family="table-cell" style:parent-style-name="Default">
      <style:table-cell-properties fo:background-color="#999999"/>
    </style:style>
    <style:style style:name="ce7" style:family="table-cell" style:parent-style-name="Default">
      <style:text-properties style:font-name="Arial" fo:font-size="10pt" style:font-size-asian="10pt" style:font-size-complex="10pt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0" style:family="table-cell" style:parent-style-name="Default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Tahoma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999999"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Tahoma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fo:color="#1a1a1a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ArialMT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999999" style:text-align-source="fix" style:repeat-content="false"/>
      <style:paragraph-properties fo:text-align="start" fo:margin-left="0cm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cm"/>
      <style:text-properties fo:color="#1a1a1a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ArialMT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0pt" style:font-size-asian="10pt" style:font-size-complex="10pt"/>
    </style:style>
    <style:style style:name="ce21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22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cm"/>
    </style:style>
    <style:style style:name="ce23" style:family="table-cell" style:parent-style-name="Default">
      <style:table-cell-properties fo:background-color="#ff0000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1a1a1a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ArialMT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26" style:family="table-cell" style:parent-style-name="Default" style:data-style-name="N37">
      <style:table-cell-properties fo:background-color="#999999" style:text-align-source="fix" style:repeat-content="false"/>
      <style:paragraph-properties fo:text-align="center" fo:margin-left="0cm"/>
    </style:style>
    <style:style style:name="ce27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cm"/>
      <style:text-properties style:font-name="Arial" fo:font-size="10pt" style:font-size-asian="10pt" style:font-size-complex="10pt"/>
    </style:style>
    <style:style style:name="ce28" style:family="table-cell" style:parent-style-name="Default" style:data-style-name="N104">
      <style:table-cell-properties style:text-align-source="fix" style:repeat-content="false"/>
      <style:paragraph-properties fo:text-align="center" fo:margin-left="0cm"/>
    </style:style>
    <style:style style:name="ce29" style:family="table-cell" style:parent-style-name="Default" style:data-style-name="N104">
      <style:table-cell-properties style:text-align-source="fix" style:repeat-content="false" fo:background-color="transparent"/>
      <style:paragraph-properties fo:text-align="center" fo:margin-left="0cm"/>
    </style:style>
    <style:style style:name="ce30" style:family="table-cell" style:parent-style-name="Default" style:data-style-name="N104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31" style:family="table-cell" style:parent-style-name="Default" style:data-style-name="N104">
      <style:table-cell-properties fo:background-color="#999999" style:text-align-source="fix" style:repeat-content="false"/>
      <style:paragraph-properties fo:text-align="center" fo:margin-left="0cm"/>
    </style:style>
    <style:style style:name="ce32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fo:color="#ffffff" fo:font-size="11pt" fo:font-weight="bold" style:font-size-asian="11pt" style:font-weight-asian="bold" style:font-size-complex="11pt" style:font-weight-complex="bold"/>
    </style:style>
    <style:style style:name="ce33" style:family="table-cell" style:parent-style-name="Default" style:data-style-name="N104">
      <style:table-cell-properties fo:background-color="#aecf00" style:text-align-source="fix" style:repeat-content="false"/>
      <style:paragraph-properties fo:text-align="center" fo:margin-left="0cm"/>
    </style:style>
    <style:style style:name="ce34" style:family="table-cell" style:parent-style-name="Default">
      <style:table-cell-properties fo:background-color="transparent"/>
      <style:text-properties style:use-window-font-color="true"/>
    </style:style>
    <style:style style:name="ce35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36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104">
      <style:table-cell-properties fo:background-color="#ff0000" style:text-align-source="fix" style:repeat-content="false"/>
      <style:paragraph-properties fo:text-align="center" fo:margin-left="0cm"/>
    </style:style>
    <style:style style:name="ce38" style:family="table-cell" style:parent-style-name="Default" style:data-style-name="N101">
      <style:table-cell-properties fo:background-color="transparent"/>
      <style:text-properties style:font-name="Arial" fo:font-size="10pt" style:font-size-asian="10pt" style:font-size-complex="10pt"/>
    </style:style>
    <style:style style:name="ce39" style:family="table-cell" style:parent-style-name="Default" style:data-style-name="N101">
      <style:table-cell-properties fo:background-color="transparent"/>
      <style:text-properties style:use-window-font-color="true"/>
    </style:style>
    <style:style style:name="ce40" style:family="table-cell" style:parent-style-name="Default" style:data-style-name="N104">
      <style:table-cell-properties fo:background-color="#aecf00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41" style:family="table-cell" style:parent-style-name="Default" style:data-style-name="N37">
      <style:table-cell-properties style:text-align-source="fix" style:repeat-content="false" fo:background-color="transparent"/>
      <style:paragraph-properties fo:text-align="start" fo:margin-left="0cm"/>
    </style:style>
    <style:style style:name="ce42" style:family="table-cell" style:parent-style-name="Default" style:data-style-name="N104">
      <style:table-cell-properties fo:background-color="#aecf00" style:text-align-source="fix" style:repeat-content="false"/>
      <style:paragraph-properties fo:text-align="center" fo:margin-left="0cm"/>
      <style:text-properties style:use-window-font-color="true"/>
    </style:style>
    <style:style style:name="ce43" style:family="table-cell" style:parent-style-name="Default" style:data-style-name="N104">
      <style:table-cell-properties fo:background-color="#999999" style:text-align-source="fix" style:repeat-content="false"/>
      <style:paragraph-properties fo:text-align="center" fo:margin-left="0cm"/>
      <style:text-properties fo:color="#800000"/>
    </style:style>
    <style:style style:name="ce44" style:family="table-cell" style:parent-style-name="Default" style:data-style-name="N37">
      <style:table-cell-properties fo:background-color="#ffff00" style:text-align-source="fix" style:repeat-content="false"/>
      <style:paragraph-properties fo:text-align="start" fo:margin-left="0cm"/>
    </style:style>
    <style:style style:name="ce45" style:family="table-cell" style:parent-style-name="Default" style:data-style-name="N104">
      <style:table-cell-properties fo:background-color="#aecf00" style:text-align-source="fix" style:repeat-content="false"/>
      <style:paragraph-properties fo:text-align="start" fo:margin-left="0cm"/>
    </style:style>
    <style:style style:name="ce46" style:family="table-cell" style:parent-style-name="Default" style:data-style-name="N101"/>
    <style:style style:name="ce4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ffffff" fo:font-size="11pt" fo:font-weight="bold" style:font-size-asian="11pt" style:font-weight-asian="bold" style:font-size-complex="11pt" style:font-weight-complex="bold"/>
    </style:style>
    <style:style style:name="ce48" style:family="table-cell" style:parent-style-name="Default" style:data-style-name="N104">
      <style:table-cell-properties fo:background-color="#ff00ff" style:text-align-source="fix" style:repeat-content="false"/>
      <style:paragraph-properties fo:text-align="start" fo:margin-left="0cm"/>
    </style:style>
    <style:style style:name="ce49" style:family="table-cell" style:parent-style-name="Default" style:data-style-name="N104">
      <style:table-cell-properties style:text-align-source="fix" style:repeat-content="false" fo:background-color="transparent"/>
      <style:paragraph-properties fo:text-align="start" fo:margin-left="0cm"/>
    </style:style>
    <style:style style:name="ce50" style:family="table-cell" style:parent-style-name="Default" style:data-style-name="N37">
      <style:table-cell-properties fo:background-color="#ff00ff" style:text-align-source="fix" style:repeat-content="false"/>
      <style:paragraph-properties fo:text-align="start" fo:margin-left="0cm"/>
    </style:style>
    <style:style style:name="ce51" style:family="table-cell" style:parent-style-name="Default">
      <style:table-cell-properties fo:background-color="#00ffff"/>
    </style:style>
    <style:style style:name="ce52" style:family="table-cell" style:parent-style-name="Default" style:data-style-name="N104">
      <style:table-cell-properties fo:background-color="#999999" style:text-align-source="fix" style:repeat-content="false"/>
      <style:paragraph-properties fo:text-align="start" fo:margin-left="0cm"/>
    </style:style>
    <style:style style:name="ce53" style:family="table-cell" style:parent-style-name="Default" style:data-style-name="N104">
      <style:table-cell-properties fo:background-color="#00ffff" style:text-align-source="fix" style:repeat-content="false"/>
      <style:paragraph-properties fo:text-align="start" fo:margin-left="0cm"/>
    </style:style>
    <style:style style:name="ce54" style:family="table-cell" style:parent-style-name="Default">
      <style:table-cell-properties fo:background-color="#ff00ff"/>
    </style:style>
    <style:style style:name="ce55" style:family="table-cell" style:parent-style-name="Default" style:data-style-name="N41">
      <style:table-cell-properties style:text-align-source="fix" style:repeat-content="false" fo:background-color="transparent"/>
      <style:paragraph-properties fo:text-align="start" fo:margin-left="0cm"/>
    </style:style>
    <style:style style:name="ce56" style:family="table-cell" style:parent-style-name="Default">
      <style:table-cell-properties fo:background-color="#ff00ff" style:text-align-source="fix" style:repeat-content="false"/>
      <style:paragraph-properties fo:text-align="start" fo:margin-left="0cm"/>
    </style:style>
    <style:style style:name="ce57" style:family="table-cell" style:parent-style-name="Default" style:data-style-name="N37">
      <style:table-cell-properties fo:background-color="#ffff00" style:text-align-source="fix" style:repeat-content="false"/>
      <style:paragraph-properties fo:text-align="center" fo:margin-left="0cm"/>
    </style:style>
    <style:style style:name="ce58" style:family="table-cell" style:parent-style-name="Default" style:data-style-name="N104">
      <style:table-cell-properties style:text-align-source="fix" style:repeat-content="false" fo:background-color="transparent"/>
      <style:paragraph-properties fo:text-align="start" fo:margin-left="0cm"/>
      <style:text-properties style:use-window-font-color="true"/>
    </style:style>
    <style:style style:name="ce59" style:family="table-cell" style:parent-style-name="Default" style:data-style-name="N104">
      <style:table-cell-properties fo:background-color="#ff00ff" style:text-align-source="fix" style:repeat-content="false"/>
      <style:paragraph-properties fo:text-align="start" fo:margin-left="0cm"/>
      <style:text-properties style:use-window-font-color="true"/>
    </style:style>
    <style:style style:name="ce60" style:family="table-cell" style:parent-style-name="Default">
      <style:table-cell-properties fo:background-color="#0000ff" style:text-align-source="fix" style:repeat-content="false"/>
      <style:paragraph-properties fo:text-align="center" fo:margin-left="0cm"/>
      <style:text-properties fo:color="#ffffff" fo:font-size="11pt" fo:font-weight="bold" style:font-size-asian="11pt" style:font-weight-asian="bold" style:font-size-complex="11pt" style:font-weight-complex="bold"/>
    </style:style>
    <style:style style:name="ce61" style:family="table-cell" style:parent-style-name="Default">
      <style:table-cell-properties fo:background-color="#aecf00"/>
    </style:style>
    <style:style style:name="ce62" style:family="table-cell" style:parent-style-name="Default" style:data-style-name="N37">
      <style:table-cell-properties fo:background-color="#ff0000" style:text-align-source="fix" style:repeat-content="false"/>
      <style:paragraph-properties fo:text-align="center" fo:margin-left="0cm"/>
    </style:style>
    <style:style style:name="ce63" style:family="table-cell" style:parent-style-name="Default" style:data-style-name="N37">
      <style:table-cell-properties fo:background-color="#0000ff" style:text-align-source="fix" style:repeat-content="false"/>
      <style:paragraph-properties fo:text-align="center" fo:margin-left="0cm"/>
    </style:style>
    <style:style style:name="ce64" style:family="table-cell" style:parent-style-name="Default" style:data-style-name="N41">
      <style:table-cell-properties style:text-align-source="fix" style:repeat-content="false" fo:background-color="transparent"/>
      <style:paragraph-properties fo:text-align="center" fo:margin-left="0cm"/>
    </style:style>
    <style:style style:name="ce65" style:family="table-cell" style:parent-style-name="Default" style:data-style-name="N41">
      <style:table-cell-properties style:text-align-source="fix" style:repeat-content="false"/>
      <style:paragraph-properties fo:text-align="center" fo:margin-left="0cm"/>
    </style:style>
    <style:style style:name="ce66" style:family="table-cell" style:parent-style-name="Default" style:data-style-name="N41">
      <style:table-cell-properties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67" style:family="table-cell" style:parent-style-name="Default" style:data-style-name="N41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0pt" style:font-size-asian="10pt" style:font-size-complex="10pt"/>
    </style:style>
    <style:style style:name="ce68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cm"/>
      <style:text-properties style:font-name="Arial" fo:font-size="10pt" style:font-size-asian="10pt" style:font-size-complex="10pt"/>
    </style:style>
    <style:style style:name="ce69" style:family="table-cell" style:parent-style-name="Default" style:data-style-name="N104">
      <style:table-cell-properties style:text-align-source="value-type" style:repeat-content="false" fo:background-color="transparent"/>
      <style:paragraph-properties fo:margin-left="0cm"/>
    </style:style>
    <style:style style:name="ce70" style:family="table-cell" style:parent-style-name="Default" style:data-style-name="N104">
      <style:table-cell-properties fo:background-color="transparent"/>
    </style:style>
    <style:style style:name="gr1" style:family="graphic">
      <style:graphic-properties draw:marker-start="Fin_20_de_20_lí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writing-mode="lr-tb"/>
      <style:text-properties style:font-name="Arial" fo:font-size="10pt" style:font-name-asian="Arial" style:font-size-asian="10pt" style:font-name-complex="Arial" style:font-size-complex="10pt"/>
    </style:style>
    <style:style style:name="T1" style:family="text">
      <style:text-properties style:text-outline="false" style:text-line-through-style="none" style:font-name="Arial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font-name="Arial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font-name="Tahoma2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Tahoma2" style:font-size-asian="10pt" style:language-asian="zh" style:country-asian="CN" style:font-style-asian="normal" style:font-weight-asian="normal" style:font-name-complex="Tahoma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Arial" fo:font-size="10pt" style:font-name-asian="Arial" style:font-size-asian="10pt" style:font-name-complex="Arial" style:font-size-complex="10pt"/>
    </style:style>
    <style:style style:name="T5" style:family="text">
      <style:text-properties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T6" style:family="text">
      <style:text-properties style:text-outline="false" style:text-line-through-style="none" style:font-name="Tahoma2" fo:font-size="10pt" fo:font-style="normal" fo:text-shadow="none" style:text-underline-style="none" fo:font-weight="normal" style:font-name-asian="Tahoma2" style:font-size-asian="10pt" style:font-style-asian="normal" style:font-weight-asian="normal" style:font-name-complex="Tahoma2" style:font-size-complex="10pt" style:font-style-complex="normal" style:font-weight-complex="normal" style:text-emphasize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Cliente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3" table:default-cell-style-name="Default"/>
        <table:table-column table:style-name="co20" table:number-columns-repeated="2" table:default-cell-style-name="Default"/>
        <table:table-column table:style-name="co21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number-columns-repeated="4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4" table:number-columns-repeated="988" table:default-cell-style-name="Default"/>
        <table:table-row table:style-name="ro1">
          <table:table-cell table:style-name="ce1" office:value-type="string">
            <text:p>CONTRATO</text:p>
          </table:table-cell>
          <table:table-cell table:style-name="ce1" office:value-type="string">
            <text:p>FACTURAS</text:p>
          </table:table-cell>
          <table:table-cell table:style-name="ce1" office:value-type="string">
            <text:p>EMPRESA O PERSONA NATURAL</text:p>
          </table:table-cell>
          <table:table-cell table:style-name="ce1" office:value-type="string">
            <text:p>C.C. Ó NIT</text:p>
          </table:table-cell>
          <table:table-cell table:style-name="ce1" office:value-type="string">
            <text:p>CARGO</text:p>
          </table:table-cell>
          <table:table-cell table:style-name="ce1" office:value-type="string">
            <text:p>NOMBRES</text:p>
          </table:table-cell>
          <table:table-cell table:style-name="ce1" office:value-type="string">
            <text:p>APELLIDOS</text:p>
          </table:table-cell>
          <table:table-cell table:style-name="ce1" office:value-type="string">
            <text:p>DIRRECCION</text:p>
          </table:table-cell>
          <table:table-cell table:style-name="ce1" office:value-type="string">
            <text:p>TELEFONO FIJO</text:p>
          </table:table-cell>
          <table:table-cell table:style-name="ce1" office:value-type="string">
            <text:p>CEL. PERSONAL</text:p>
          </table:table-cell>
          <table:table-cell table:style-name="ce1" office:value-type="string">
            <text:p>CEL. EMPRESA</text:p>
          </table:table-cell>
          <table:table-cell table:style-name="ce1" office:value-type="string">
            <text:p>CORREO ELECTRÓ</text:p>
          </table:table-cell>
          <table:table-cell table:style-name="ce1" office:value-type="string">
            <text:p>PLACA</text:p>
          </table:table-cell>
          <table:table-cell table:style-name="ce1" office:value-type="string">
            <text:p>FECHA INSTAL.</text:p>
          </table:table-cell>
          <table:table-cell table:style-name="ce1" office:value-type="string">
            <text:p>FECHA CORTE</text:p>
          </table:table-cell>
          <table:table-cell table:style-name="ce1" office:value-type="string">
            <text:p>VR MESUALIDAD</text:p>
          </table:table-cell>
          <table:table-cell table:style-name="ce32" office:value-type="string">
            <text:p>octubre</text:p>
          </table:table-cell>
          <table:table-cell table:style-name="ce32" office:value-type="string">
            <text:p>noviembre</text:p>
          </table:table-cell>
          <table:table-cell table:style-name="ce32" office:value-type="string">
            <text:p>diciembre</text:p>
          </table:table-cell>
          <table:table-cell table:style-name="ce32" office:value-type="string">
            <text:p>enero</text:p>
          </table:table-cell>
          <table:table-cell table:style-name="ce32" office:value-type="string">
            <text:p>febrero</text:p>
          </table:table-cell>
          <table:table-cell table:style-name="ce32" office:value-type="string">
            <text:p>marzo</text:p>
          </table:table-cell>
          <table:table-cell table:style-name="ce32" office:value-type="string">
            <text:p>abril</text:p>
          </table:table-cell>
          <table:table-cell table:style-name="ce32" office:value-type="string">
            <text:p>mayo</text:p>
          </table:table-cell>
          <table:table-cell table:style-name="ce32" office:value-type="string">
            <text:p>junio</text:p>
          </table:table-cell>
          <table:table-cell table:style-name="ce32" office:value-type="string">
            <text:p>julio</text:p>
          </table:table-cell>
          <table:table-cell table:style-name="ce32" office:value-type="string">
            <text:p>Agosto</text:p>
          </table:table-cell>
          <table:table-cell table:style-name="ce32" office:value-type="string">
            <text:p>Septiembre</text:p>
          </table:table-cell>
          <table:table-cell table:style-name="ce47"/>
          <table:table-cell table:style-name="ce60" office:value-type="string">
            <text:p>SERVICIO SUSPENDIDO</text:p>
          </table:table-cell>
          <table:table-cell table:style-name="ce47" table:number-columns-repeated="6"/>
          <table:table-cell table:number-columns-repeated="988"/>
        </table:table-row>
        <table:table-row table:style-name="ro2">
          <table:table-cell table:style-name="ce2" office:value-type="string">
            <text:p>C-0501</text:p>
          </table:table-cell>
          <table:table-cell table:style-name="ce2" office:value-type="string">
            <text:p>FV-000043 – 48 – 57 – 68 – 83 – 94 – 108 – 123<text:span text:style-name="T5"> – 134 – 143</text:span></text:p>
          </table:table-cell>
          <table:table-cell table:style-name="ce7" office:value-type="string">
            <text:p>Baldosas del Norte Ltda.</text:p>
          </table:table-cell>
          <table:table-cell table:style-name="ce2" office:value-type="string">
            <text:p>890806640-3</text:p>
          </table:table-cell>
          <table:table-cell table:style-name="ce7" office:value-type="string">
            <text:p>Gerente</text:p>
          </table:table-cell>
          <table:table-cell table:style-name="ce7" office:value-type="string">
            <text:p>Jorge Iván </text:p>
          </table:table-cell>
          <table:table-cell table:style-name="ce7" office:value-type="string">
            <text:p>Álvarez Galvez</text:p>
          </table:table-cell>
          <table:table-cell table:style-name="ce7" office:value-type="string">
            <text:p>Calle 26 # 17-33 - San José</text:p>
          </table:table-cell>
          <table:table-cell table:style-name="ce7" office:value-type="string">
            <text:p>8836369 – 8834497</text:p>
          </table:table-cell>
          <table:table-cell table:style-name="ce19" office:value-type="float" office:value="3113344411">
            <text:p>3113344411</text:p>
          </table:table-cell>
          <table:table-cell table:style-name="ce7"/>
          <table:table-cell table:style-name="ce7" office:value-type="string">
            <text:p><text:a xlink:href="mailto:gerenciabalnorte@hotmail.com" xlink:type="simple">gerenciabalnorte@hotmail.com</text:a></text:p>
          </table:table-cell>
          <table:table-cell table:style-name="ce2" office:value-type="string">
            <text:p>WBG447</text:p>
          </table:table-cell>
          <table:table-cell table:style-name="ce25" office:value-type="date" office:date-value="2012-10-17">
            <text:p>17/10/12</text:p>
          </table:table-cell>
          <table:table-cell table:style-name="ce5" office:value-type="float" office:value="4">
            <text:p>4</text:p>
          </table:table-cell>
          <table:table-cell table:style-name="ce29" office:value-type="currency" office:currency="COP" office:value="54984">
            <office:annotation draw:style-name="gr1" draw:text-style-name="P1" svg:width="2.899cm" svg:height="0.991cm" svg:x="61.435cm" svg:y="0.019cm" draw:caption-point-x="-0.381cm" draw:caption-point-y="0.486cm">
              <dc:creator>DM</dc:creator>
              <dc:date>2012-11-09T00:00:00</dc:date>
              <text:p text:style-name="P1"><text:span text:style-name="T1">Gratis primera mensualidad</text:span></text:p>
            </office:annotation>
            <text:p>$54.984,00</text:p>
          </table:table-cell>
          <table:table-cell table:number-columns-repeated="2" table:style-name="ce33" office:value-type="string">
            <text:p>GRATIS</text:p>
          </table:table-cell>
          <table:table-cell table:style-name="ce33" office:value-type="currency" office:currency="COP" office:value="54984">
            <office:annotation draw:style-name="gr1" draw:text-style-name="P1" svg:width="2.899cm" svg:height="1.386cm" svg:x="67.577cm" svg:y="0.019cm" draw:caption-point-x="-0.359cm" draw:caption-point-y="0.486cm">
              <dc:creator>DM</dc:creator>
              <dc:date>2013-01-26T00:00:00</dc:date>
              <text:p text:style-name="P1"><text:span text:style-name="T1">Consignados el 26/01/13 en Manizales</text:span></text:p>
            </office:annotation>
            <text:p>$54.984,00</text:p>
          </table:table-cell>
          <table:table-cell table:style-name="ce33" office:value-type="currency" office:currency="COP" office:value="54984">
            <office:annotation draw:style-name="gr1" draw:text-style-name="P1" svg:width="2.899cm" svg:height="1.386cm" svg:x="69.642cm" svg:y="0.019cm" draw:caption-point-x="-0.351cm" draw:caption-point-y="0.486cm">
              <dc:creator>DM</dc:creator>
              <dc:date>2013-01-26T00:00:00</dc:date>
              <text:p text:style-name="P1"><text:span text:style-name="T1">Consignados el 26/01/13 en Manizales</text:span></text:p>
            </office:annotation>
            <text:p>$54.984,00</text:p>
          </table:table-cell>
          <table:table-cell table:style-name="ce33" office:value-type="currency" office:currency="COP" office:value="54984">
            <office:annotation draw:style-name="gr1" draw:text-style-name="P1" svg:width="2.899cm" svg:height="1.386cm" svg:x="71.707cm" svg:y="0.019cm" draw:caption-point-x="-0.343cm" draw:caption-point-y="0.486cm">
              <dc:date>2013-03-30T00:00:00</dc:date>
              <text:p text:style-name="P1"><text:span text:style-name="T1">Consignados desde Manizales el 26/03/13</text:span></text:p>
            </office:annotation>
            <text:p>$54.984,00</text:p>
          </table:table-cell>
          <table:table-cell table:style-name="ce33" office:value-type="currency" office:currency="COP" office:value="54984">
            <office:annotation draw:style-name="gr1" draw:text-style-name="P1" svg:width="2.899cm" svg:height="1.386cm" svg:x="73.772cm" svg:y="0.019cm" draw:caption-point-x="-0.336cm" draw:caption-point-y="0.486cm">
              <dc:date>2013-03-30T00:00:00</dc:date>
              <text:p text:style-name="P1"><text:span text:style-name="T1">Consignados desde Manizales el 26/03/13</text:span></text:p>
            </office:annotation>
            <text:p>$54.984,00</text:p>
          </table:table-cell>
          <table:table-cell table:style-name="ce33" office:value-type="currency" office:currency="COP" office:value="54984">
            <office:annotation draw:style-name="gr1" draw:text-style-name="P1" svg:width="2.899cm" svg:height="1.386cm" svg:x="76.207cm" svg:y="0.019cm" draw:caption-point-x="-0.328cm" draw:caption-point-y="0.486cm">
              <dc:creator>DM</dc:creator>
              <dc:date>2013-05-11T00:00:00</dc:date>
              <text:p text:style-name="P1"><text:span text:style-name="T1">Consignó desde Manizales el 11/05/13</text:span></text:p>
            </office:annotation>
            <text:p>$54.984,00</text:p>
          </table:table-cell>
          <table:table-cell table:style-name="ce33" office:value-type="currency" office:currency="COP" office:value="54984">
            <office:annotation draw:style-name="gr1" draw:text-style-name="P1" svg:width="2.899cm" svg:height="1.386cm" svg:x="78.642cm" svg:y="0.019cm" draw:caption-point-x="-0.32cm" draw:caption-point-y="0.486cm">
              <dc:creator>DM</dc:creator>
              <dc:date>2013-05-11T00:00:00</dc:date>
              <text:p text:style-name="P1"><text:span text:style-name="T1">Consignó desde Manizales el 11/05/13</text:span></text:p>
            </office:annotation>
            <text:p>$54.984,00</text:p>
          </table:table-cell>
          <table:table-cell table:style-name="ce33" office:value-type="currency" office:currency="COP" office:value="54984">
            <office:annotation draw:style-name="gr1" draw:text-style-name="P1" svg:width="2.899cm" svg:height="1.386cm" svg:x="81.678cm" svg:y="0.019cm" draw:caption-point-x="-0.61cm" draw:caption-point-y="0.486cm">
              <dc:date>2013-07-13T00:00:00</dc:date>
              <text:p text:style-name="P1"><text:span text:style-name="T1">Consignaron desde Manizales el 13/07/13</text:span></text:p>
            </office:annotation>
            <text:p>$54.984,00</text:p>
          </table:table-cell>
          <table:table-cell table:style-name="ce33" office:value-type="currency" office:currency="COP" office:value="55000">
            <office:annotation draw:style-name="gr1" draw:text-style-name="P1" svg:width="2.899cm" svg:height="1.448cm" svg:x="84.425cm" svg:y="0.04cm" draw:caption-point-x="-0.61cm" draw:caption-point-y="0.465cm">
              <dc:date>2013-07-13T00:00:00</dc:date>
              <text:p text:style-name="P1"><text:span text:style-name="T2">Consignaron </text:span><text:span text:style-name="T3">desde Manizales el 13/07/13</text:span></text:p>
            </office:annotation>
            <text:p>$55.000,00</text:p>
          </table:table-cell>
          <table:table-cell table:number-columns-repeated="2" table:style-name="ce37" office:value-type="currency" office:currency="COP" office:value="55000">
            <text:p>$55.000,00</text:p>
          </table:table-cell>
          <table:table-cell table:style-name="ce48" office:value-type="string">
            <text:p>Pagan en Septiembre del 23 al 28</text:p>
          </table:table-cell>
          <table:table-cell table:style-name="ce29"/>
          <table:table-cell table:style-name="ce61" office:value-type="string">
            <text:p>Llamada 21</text:p>
          </table:table-cell>
          <table:table-cell table:style-name="ce29"/>
          <table:table-cell table:style-name="ce22"/>
          <table:table-cell table:style-name="ce29" table:number-columns-repeated="2"/>
          <table:table-cell table:style-name="ce68"/>
          <table:table-cell table:number-columns-repeated="988"/>
        </table:table-row>
        <table:table-row table:style-name="ro2">
          <table:table-cell table:style-name="ce2" office:value-type="string">
            <text:p>C-0501</text:p>
          </table:table-cell>
          <table:table-cell table:style-name="ce2" office:value-type="string">
            <text:p>FV-000043 – 48 – 57 – 68 – 83 – 94 – 108 – 123<text:span text:style-name="T5"> – 134 – 143</text:span></text:p>
          </table:table-cell>
          <table:table-cell table:style-name="ce7" office:value-type="string">
            <text:p>Baldosas del Norte Ltda.</text:p>
          </table:table-cell>
          <table:table-cell table:style-name="ce2" office:value-type="string">
            <text:p>890806640-3</text:p>
          </table:table-cell>
          <table:table-cell table:style-name="ce7" office:value-type="string">
            <text:p>Gerente</text:p>
          </table:table-cell>
          <table:table-cell table:style-name="ce7" office:value-type="string">
            <text:p>Jorge Iván </text:p>
          </table:table-cell>
          <table:table-cell table:style-name="ce7" office:value-type="string">
            <text:p>Álvarez Galvez</text:p>
          </table:table-cell>
          <table:table-cell table:style-name="ce7" office:value-type="string">
            <text:p>Calle 26 # 17-33 - San José</text:p>
          </table:table-cell>
          <table:table-cell table:style-name="ce7" office:value-type="string">
            <text:p>8836369 – 8834497</text:p>
          </table:table-cell>
          <table:table-cell table:style-name="ce19" office:value-type="float" office:value="3113344411">
            <text:p>3113344411</text:p>
          </table:table-cell>
          <table:table-cell table:style-name="ce11"/>
          <table:table-cell table:style-name="ce7" office:value-type="string">
            <text:p><text:a xlink:href="mailto:gerenciabalnorte@hotmail.com" xlink:type="simple">gerenciabalnorte@hotmail.com</text:a></text:p>
          </table:table-cell>
          <table:table-cell table:style-name="ce4" office:value-type="string">
            <text:p>STP326</text:p>
          </table:table-cell>
          <table:table-cell table:style-name="ce25" office:value-type="date" office:date-value="2012-10-20">
            <text:p>20/10/12</text:p>
          </table:table-cell>
          <table:table-cell table:style-name="ce22" office:value-type="date" office:date-value="2013-12-05">
            <text:p>05/12/13</text:p>
          </table:table-cell>
          <table:table-cell table:style-name="ce29" office:value-type="currency" office:currency="COP" office:value="55000">
            <office:annotation draw:style-name="gr1" draw:text-style-name="P1" svg:width="2.899cm" svg:height="0.991cm" svg:x="61.435cm" svg:y="0.046cm" draw:caption-point-x="-0.381cm" draw:caption-point-y="0.912cm">
              <dc:creator>DM</dc:creator>
              <dc:date>2012-11-09T00:00:00</dc:date>
              <text:p text:style-name="P1"><text:span text:style-name="T1">Gratis primera mensualidad</text:span></text:p>
            </office:annotation>
            <text:p>$55.000,00</text:p>
          </table:table-cell>
          <table:table-cell table:style-name="ce33" office:value-type="string">
            <text:p>GRATIS</text:p>
          </table:table-cell>
          <table:table-cell table:style-name="ce33" office:value-type="currency" office:currency="COP" office:value="16500">
            <office:annotation draw:style-name="gr1" draw:text-style-name="P1" svg:width="2.899cm" svg:height="1.386cm" svg:x="65.437cm" svg:y="0.046cm" draw:caption-point-x="-0.367cm" draw:caption-point-y="0.912cm">
              <dc:creator>DM</dc:creator>
              <dc:date>2013-01-26T00:00:00</dc:date>
              <text:p text:style-name="P1"><text:span text:style-name="T1">Consignados el 26/01/13 en Manizales</text:span></text:p>
            </office:annotation>
            <text:p>$16.500,00</text:p>
          </table:table-cell>
          <table:table-cell table:style-name="ce33" office:value-type="currency" office:currency="COP" office:value="54984">
            <office:annotation draw:style-name="gr1" draw:text-style-name="P1" svg:width="2.899cm" svg:height="1.386cm" svg:x="67.577cm" svg:y="0.046cm" draw:caption-point-x="-0.359cm" draw:caption-point-y="0.912cm">
              <dc:creator>DM</dc:creator>
              <dc:date>2013-01-26T00:00:00</dc:date>
              <text:p text:style-name="P1"><text:span text:style-name="T1">Consignados el 26/01/13 en Manizales</text:span></text:p>
            </office:annotation>
            <text:p>$54.984,00</text:p>
          </table:table-cell>
          <table:table-cell table:style-name="ce33" office:value-type="currency" office:currency="COP" office:value="54984">
            <office:annotation draw:style-name="gr1" draw:text-style-name="P1" svg:width="2.899cm" svg:height="1.386cm" svg:x="69.642cm" svg:y="0.046cm" draw:caption-point-x="-0.351cm" draw:caption-point-y="0.912cm">
              <dc:creator>DM</dc:creator>
              <dc:date>2013-01-26T00:00:00</dc:date>
              <text:p text:style-name="P1"><text:span text:style-name="T1">Consignados el 26/01/13 en Manizales</text:span></text:p>
            </office:annotation>
            <text:p>$54.984,00</text:p>
          </table:table-cell>
          <table:table-cell table:style-name="ce33" office:value-type="currency" office:currency="COP" office:value="54984">
            <office:annotation draw:style-name="gr1" draw:text-style-name="P1" svg:width="2.899cm" svg:height="1.386cm" svg:x="71.707cm" svg:y="0.046cm" draw:caption-point-x="-0.343cm" draw:caption-point-y="0.912cm">
              <dc:date>2013-03-30T00:00:00</dc:date>
              <text:p text:style-name="P1"><text:span text:style-name="T1">Consignados desde Manizales el 26/03/13</text:span></text:p>
            </office:annotation>
            <text:p>$54.984,00</text:p>
          </table:table-cell>
          <table:table-cell table:style-name="ce33" office:value-type="currency" office:currency="COP" office:value="54984">
            <office:annotation draw:style-name="gr1" draw:text-style-name="P1" svg:width="2.899cm" svg:height="1.386cm" svg:x="73.772cm" svg:y="0.046cm" draw:caption-point-x="-0.336cm" draw:caption-point-y="0.912cm">
              <dc:date>2013-03-30T00:00:00</dc:date>
              <text:p text:style-name="P1"><text:span text:style-name="T1">Consignados desde Manizales el 26/03/13</text:span></text:p>
            </office:annotation>
            <text:p>$54.984,00</text:p>
          </table:table-cell>
          <table:table-cell table:style-name="ce33" office:value-type="currency" office:currency="COP" office:value="54984">
            <office:annotation draw:style-name="gr1" draw:text-style-name="P1" svg:width="2.899cm" svg:height="1.386cm" svg:x="76.207cm" svg:y="0.046cm" draw:caption-point-x="-0.328cm" draw:caption-point-y="0.912cm">
              <dc:creator>DM</dc:creator>
              <dc:date>2013-05-11T00:00:00</dc:date>
              <text:p text:style-name="P1"><text:span text:style-name="T1">Consignó desde Manizales el 11/05/13</text:span></text:p>
            </office:annotation>
            <text:p>$54.984,00</text:p>
          </table:table-cell>
          <table:table-cell table:style-name="ce33" office:value-type="currency" office:currency="COP" office:value="54984">
            <office:annotation draw:style-name="gr1" draw:text-style-name="P1" svg:width="2.899cm" svg:height="1.386cm" svg:x="78.642cm" svg:y="0.046cm" draw:caption-point-x="-0.32cm" draw:caption-point-y="0.912cm">
              <dc:creator>DM</dc:creator>
              <dc:date>2013-05-11T00:00:00</dc:date>
              <text:p text:style-name="P1"><text:span text:style-name="T1">Consignó desde Manizales el 11/05/13</text:span></text:p>
            </office:annotation>
            <text:p>$54.984,00</text:p>
          </table:table-cell>
          <table:table-cell table:style-name="ce33" office:value-type="currency" office:currency="COP" office:value="54984">
            <office:annotation draw:style-name="gr1" draw:text-style-name="P1" svg:width="2.899cm" svg:height="1.448cm" svg:x="81.678cm" svg:y="0.037cm" draw:caption-point-x="-0.61cm" draw:caption-point-y="0.921cm">
              <dc:date>2013-07-13T00:00:00</dc:date>
              <text:p text:style-name="P1"><text:span text:style-name="T2">Consignaron </text:span><text:span text:style-name="T3">desde Manizales el 13/07/13</text:span></text:p>
            </office:annotation>
            <text:p>$54.984,00</text:p>
          </table:table-cell>
          <table:table-cell table:style-name="ce33" office:value-type="currency" office:currency="COP" office:value="55000">
            <office:annotation draw:style-name="gr1" draw:text-style-name="P1" svg:width="2.899cm" svg:height="1.448cm" svg:x="84.425cm" svg:y="0.058cm" draw:caption-point-x="-0.61cm" draw:caption-point-y="0.9cm">
              <dc:date>2013-07-13T00:00:00</dc:date>
              <text:p text:style-name="P1"><text:span text:style-name="T2">Consignaron </text:span><text:span text:style-name="T3">desde Manizales el 13/07/13</text:span></text:p>
            </office:annotation>
            <text:p>$55.000,00</text:p>
          </table:table-cell>
          <table:table-cell table:number-columns-repeated="2" table:style-name="ce37" office:value-type="currency" office:currency="COP" office:value="55000">
            <text:p>$55.000,00</text:p>
          </table:table-cell>
          <table:table-cell table:style-name="ce48" office:value-type="string">
            <text:p>Pagan en Septiembre <text:span text:style-name="T5">del 23 al 28</text:span></text:p>
          </table:table-cell>
          <table:table-cell table:style-name="ce29"/>
          <table:table-cell table:style-name="ce61" office:value-type="string">
            <text:p>Llamada 21</text:p>
          </table:table-cell>
          <table:table-cell table:style-name="ce29"/>
          <table:table-cell table:style-name="ce22"/>
          <table:table-cell table:style-name="ce29" table:number-columns-repeated="2"/>
          <table:table-cell table:style-name="ce68"/>
          <table:table-cell table:number-columns-repeated="988"/>
        </table:table-row>
        <table:table-row table:style-name="ro2">
          <table:table-cell table:style-name="ce2" office:value-type="string">
            <text:p>C-0502</text:p>
          </table:table-cell>
          <table:table-cell table:style-name="ce2"/>
          <table:table-cell office:value-type="string">
            <text:p>Manuel Vicente Hernández Alfonso</text:p>
          </table:table-cell>
          <table:table-cell table:style-name="ce13" office:value-type="float" office:value="79297120">
            <text:p>79297120</text:p>
          </table:table-cell>
          <table:table-cell table:number-columns-repeated="3"/>
          <table:table-cell office:value-type="string">
            <text:p>Vereda Alto de Rosas</text:p>
          </table:table-cell>
          <table:table-cell/>
          <table:table-cell table:style-name="ce9" office:value-type="float" office:value="3202187115">
            <text:p>3202187115</text:p>
          </table:table-cell>
          <table:table-cell/>
          <table:table-cell office:value-type="string">
            <text:p><text:a xlink:href="mailto:jairgordillo@hotmail.com" xlink:type="simple">jairgordillo@hotmail.com</text:a></text:p>
          </table:table-cell>
          <table:table-cell table:style-name="ce13" office:value-type="string">
            <text:p>SNH022</text:p>
          </table:table-cell>
          <table:table-cell table:style-name="ce21" office:value-type="date" office:date-value="2012-10-30">
            <text:p>30/10/12</text:p>
          </table:table-cell>
          <table:table-cell table:style-name="ce5" office:value-type="float" office:value="4">
            <text:p>4</text:p>
          </table:table-cell>
          <table:table-cell table:style-name="ce29" office:value-type="currency" office:currency="COP" office:value="55000">
            <office:annotation draw:style-name="gr1" draw:text-style-name="P1" svg:width="2.899cm" svg:height="0.991cm" svg:x="61.435cm" svg:y="0.105cm" draw:caption-point-x="-0.381cm" draw:caption-point-y="1.307cm">
              <dc:creator>DM</dc:creator>
              <dc:date>2012-11-09T00:00:00</dc:date>
              <text:p text:style-name="P1"><text:span text:style-name="T1">Gratis primera cuota</text:span></text:p>
            </office:annotation>
            <text:p>$55.000,00</text:p>
          </table:table-cell>
          <table:table-cell/>
          <table:table-cell table:style-name="ce33" office:value-type="string">
            <text:p>GRATIS</text:p>
          </table:table-cell>
          <table:table-cell table:style-name="ce33" office:value-type="currency" office:currency="COP" office:value="54984">
            <office:annotation draw:style-name="gr1" draw:text-style-name="P1" svg:width="2.899cm" svg:height="1.386cm" svg:x="67.577cm" svg:y="0.105cm" draw:caption-point-x="-0.359cm" draw:caption-point-y="1.307cm">
              <dc:creator>DM</dc:creator>
              <dc:date>2013-01-17T00:00:00</dc:date>
              <text:p text:style-name="P1"><text:span text:style-name="T1">Consignó por Servientrega 17/12/12</text:span></text:p>
            </office:annotation>
            <text:p>$54.984,00</text:p>
          </table:table-cell>
          <table:table-cell table:style-name="ce33" office:value-type="currency" office:currency="COP" office:value="55000">
            <office:annotation draw:style-name="gr1" draw:text-style-name="P1" svg:width="2.899cm" svg:height="1.386cm" svg:x="69.642cm" svg:y="0.105cm" draw:caption-point-x="-0.351cm" draw:caption-point-y="1.307cm">
              <dc:creator>DM</dc:creator>
              <dc:date>2013-01-17T00:00:00</dc:date>
              <text:p text:style-name="P1"><text:span text:style-name="T1">Consignó por Servientreag el 16/01/13</text:span></text:p>
            </office:annotation>
            <text:p>$55.000,00</text:p>
          </table:table-cell>
          <table:table-cell table:style-name="ce33" office:value-type="currency" office:currency="COP" office:value="55000">
            <office:annotation draw:style-name="gr1" draw:text-style-name="P1" svg:width="2.899cm" svg:height="0.596cm" svg:x="71.707cm" svg:y="0.105cm" draw:caption-point-x="-0.343cm" draw:caption-point-y="1.307cm">
              <dc:creator>DM</dc:creator>
              <dc:date>2013-03-05T00:00:00</dc:date>
              <text:p text:style-name="P1"><text:span text:style-name="T1">Pagó el 04/03/13</text:span></text:p>
            </office:annotation>
            <text:p>$55.000,00</text:p>
          </table:table-cell>
          <table:table-cell table:style-name="ce33" office:value-type="currency" office:currency="COP" office:value="55000">
            <office:annotation draw:style-name="gr1" draw:text-style-name="P1" svg:width="2.899cm" svg:height="1.386cm" svg:x="73.772cm" svg:y="0.105cm" draw:caption-point-x="-0.336cm" draw:caption-point-y="1.307cm">
              <dc:creator>DM</dc:creator>
              <dc:date>2013-03-19T00:00:00</dc:date>
              <text:p text:style-name="P1"><text:span text:style-name="T1">Consignó por Servientrega el 18/03/13</text:span></text:p>
            </office:annotation>
            <text:p>$55.000,00</text:p>
          </table:table-cell>
          <table:table-cell table:style-name="ce33" office:value-type="currency" office:currency="COP" office:value="55000">
            <office:annotation draw:style-name="gr1" draw:text-style-name="P1" svg:width="2.899cm" svg:height="1.386cm" svg:x="76.207cm" svg:y="0.105cm" draw:caption-point-x="-0.328cm" draw:caption-point-y="1.307cm">
              <dc:creator>DM</dc:creator>
              <dc:date>2013-04-25T00:00:00</dc:date>
              <text:p text:style-name="P1"><text:span text:style-name="T1">Consignó por Servientrega el 25/04/13</text:span></text:p>
            </office:annotation>
            <text:p>$55.000,00</text:p>
          </table:table-cell>
          <table:table-cell table:style-name="ce33" office:value-type="currency" office:currency="COP" office:value="55000">
            <office:annotation draw:style-name="gr1" draw:text-style-name="P1" svg:width="2.899cm" svg:height="1.386cm" svg:x="78.642cm" svg:y="0.105cm" draw:caption-point-x="-0.32cm" draw:caption-point-y="1.307cm">
              <dc:date>2013-05-15T00:00:00</dc:date>
              <text:p text:style-name="P1"><text:span text:style-name="T1">Consignó por Servientrega el 11/05/13</text:span></text:p>
            </office:annotation>
            <text:p>$55.000,00</text:p>
          </table:table-cell>
          <table:table-cell table:style-name="ce33" office:value-type="currency" office:currency="COP" office:value="55000">
            <office:annotation draw:style-name="gr1" draw:text-style-name="P1" svg:width="2.899cm" svg:height="1.386cm" svg:x="81.38cm" svg:y="0.146cm" draw:caption-point-x="-0.312cm" draw:caption-point-y="1.266cm">
              <dc:creator>DM</dc:creator>
              <dc:date>2013-06-12T00:00:00</dc:date>
              <text:p text:style-name="P1"><text:span text:style-name="T1">Consignó por Servientrega el 12/06/13</text:span></text:p>
            </office:annotation>
            <text:p>$55.000,00</text:p>
          </table:table-cell>
          <table:table-cell table:style-name="ce33" office:value-type="currency" office:currency="COP" office:value="55000">
            <office:annotation draw:style-name="gr1" draw:text-style-name="P1" svg:width="2.899cm" svg:height="1.781cm" svg:x="84.425cm" svg:y="0.082cm" draw:caption-point-x="-0.61cm" draw:caption-point-y="1.33cm">
              <dc:date>2013-09-27T00:00:00</dc:date>
              <text:p text:style-name="P1"><text:span text:style-name="T1">Consignó por Servientrega de Soacha el 15/07/13</text:span></text:p>
            </office:annotation>
            <text:p>$55.000,00</text:p>
          </table:table-cell>
          <table:table-cell table:style-name="ce33" office:value-type="currency" office:currency="COP" office:value="55000">
            <office:annotation draw:style-name="gr1" draw:text-style-name="P1" svg:width="2.899cm" svg:height="0.596cm" svg:x="86.49cm" svg:y="0.084cm" draw:caption-point-x="-0.61cm" draw:caption-point-y="1.328cm">
              <dc:date>2013-08-13T00:00:00</dc:date>
              <text:p text:style-name="P1"><text:span text:style-name="T1">Pagó el 13/08/13</text:span></text:p>
            </office:annotation>
            <text:p>$55.000,00</text:p>
          </table:table-cell>
          <table:table-cell table:style-name="ce33" office:value-type="currency" office:currency="COP" office:value="55000">
            <office:annotation draw:style-name="gr1" draw:text-style-name="P1" svg:width="2.899cm" svg:height="1.386cm" svg:x="88.861cm" svg:y="0cm" draw:caption-point-x="-0.61cm" draw:caption-point-y="1.412cm">
              <dc:date>2013-09-27T00:00:00</dc:date>
              <text:p text:style-name="P2"><text:span text:style-name="T4">Consignó por Servientrega el 27/09/13</text:span></text:p>
            </office:annotation>
            <text:p>$55.000,00</text:p>
          </table:table-cell>
          <table:table-cell table:style-name="ce49"/>
          <table:table-cell table:style-name="ce29"/>
          <table:table-cell table:style-name="ce57" office:value-type="date" office:date-value="2013-09-09">
            <text:p>09/09/13</text:p>
          </table:table-cell>
          <table:table-cell table:style-name="ce57" office:value-type="date" office:date-value="2013-09-21">
            <text:p>21/09/13</text:p>
          </table:table-cell>
          <table:table-cell table:style-name="ce22"/>
          <table:table-cell table:style-name="ce29"/>
          <table:table-cell table:style-name="ce22"/>
          <table:table-cell table:style-name="ce68"/>
          <table:table-cell table:number-columns-repeated="988"/>
        </table:table-row>
        <table:table-row table:style-name="ro2">
          <table:table-cell table:style-name="ce2" office:value-type="string">
            <text:p>C-0503</text:p>
          </table:table-cell>
          <table:table-cell table:style-name="ce2"/>
          <table:table-cell office:value-type="string">
            <text:p>César Augusto López</text:p>
          </table:table-cell>
          <table:table-cell table:style-name="ce13"/>
          <table:table-cell table:number-columns-repeated="3"/>
          <table:table-cell office:value-type="string">
            <text:p>Av. Bernardo Arango</text:p>
          </table:table-cell>
          <table:table-cell/>
          <table:table-cell table:style-name="ce9" office:value-type="float" office:value="3218111213">
            <text:p>3218111213</text:p>
          </table:table-cell>
          <table:table-cell table:style-name="ce9" office:value-type="float" office:value="3217181342">
            <text:p>3217181342</text:p>
          </table:table-cell>
          <table:table-cell/>
          <table:table-cell table:style-name="ce13" office:value-type="string">
            <text:p>WMA796</text:p>
          </table:table-cell>
          <table:table-cell table:style-name="ce21" office:value-type="date" office:date-value="2012-11-01">
            <text:p>01/11/12</text:p>
          </table:table-cell>
          <table:table-cell table:style-name="ce5" office:value-type="float" office:value="4">
            <text:p>4</text:p>
          </table:table-cell>
          <table:table-cell table:style-name="ce29" office:value-type="currency" office:currency="COP" office:value="55000">
            <office:annotation draw:style-name="gr1" draw:text-style-name="P1" svg:width="2.899cm" svg:height="0.991cm" svg:x="61.435cm" svg:y="0.244cm" draw:caption-point-x="-0.381cm" draw:caption-point-y="1.621cm">
              <dc:creator>DM</dc:creator>
              <dc:date>2012-12-10T00:00:00</dc:date>
              <text:p text:style-name="P1"><text:span text:style-name="T1">Gratis primera mensualidad</text:span></text:p>
            </office:annotation>
            <text:p>$55.000,00</text:p>
          </table:table-cell>
          <table:table-cell table:style-name="ce29"/>
          <table:table-cell table:style-name="ce33" office:value-type="string">
            <text:p>GRATIS</text:p>
          </table:table-cell>
          <table:table-cell table:number-columns-repeated="2" table:style-name="ce37" office:value-type="currency" office:currency="COP" office:value="55000">
            <text:p>$55.000,00</text:p>
          </table:table-cell>
          <table:table-cell table:style-name="ce33" office:value-type="currency" office:currency="COP" office:value="55000">
            <office:annotation draw:style-name="gr1" draw:text-style-name="P1" svg:width="2.899cm" svg:height="1.386cm" svg:x="71.707cm" svg:y="0.287cm" draw:caption-point-x="-0.343cm" draw:caption-point-y="1.578cm">
              <dc:creator>DM</dc:creator>
              <dc:date>2013-02-14T00:00:00</dc:date>
              <text:p text:style-name="P1"><text:span text:style-name="T1">Consignó desde Aguadas el 14/02/13</text:span></text:p>
            </office:annotation>
            <text:p>$55.000,00</text:p>
          </table:table-cell>
          <table:table-cell table:style-name="ce33" office:value-type="currency" office:currency="COP" office:value="55000">
            <office:annotation draw:style-name="gr1" draw:text-style-name="P1" svg:width="2.899cm" svg:height="1.386cm" svg:x="73.772cm" svg:y="0.306cm" draw:caption-point-x="-0.336cm" draw:caption-point-y="1.559cm">
              <dc:creator>DM</dc:creator>
              <dc:date>2013-03-12T00:00:00</dc:date>
              <text:p text:style-name="P1"><text:span text:style-name="T1">Consignó desde Manizales el 12/03/13</text:span></text:p>
            </office:annotation>
            <text:p>$55.000,00</text:p>
          </table:table-cell>
          <table:table-cell table:style-name="ce33" office:value-type="currency" office:currency="COP" office:value="55000">
            <office:annotation draw:style-name="gr1" draw:text-style-name="P1" svg:width="2.899cm" svg:height="1.386cm" svg:x="76.207cm" svg:y="0.329cm" draw:caption-point-x="-0.328cm" draw:caption-point-y="1.536cm">
              <dc:creator>DM</dc:creator>
              <dc:date>2013-04-09T00:00:00</dc:date>
              <text:p text:style-name="P1"><text:span text:style-name="T1">Consignó desde Manizales el 08/04/13</text:span></text:p>
            </office:annotation>
            <text:p>$55.000,00</text:p>
          </table:table-cell>
          <table:table-cell table:style-name="ce33" office:value-type="currency" office:currency="COP" office:value="55000">
            <office:annotation draw:style-name="gr1" draw:text-style-name="P1" svg:width="2.899cm" svg:height="1.386cm" svg:x="78.642cm" svg:y="0.38cm" draw:caption-point-x="-0.32cm" draw:caption-point-y="1.485cm">
              <dc:creator>DM</dc:creator>
              <dc:date>2013-05-17T00:00:00</dc:date>
              <text:p text:style-name="P1"><text:span text:style-name="T1">Consignó desde Manizales el 17/05/13</text:span></text:p>
            </office:annotation>
            <text:p>$55.000,00</text:p>
          </table:table-cell>
          <table:table-cell table:style-name="ce33" office:value-type="currency" office:currency="COP" office:value="55000">
            <office:annotation draw:style-name="gr1" draw:text-style-name="P1" svg:width="2.899cm" svg:height="1.386cm" svg:x="81.38cm" svg:y="0.408cm" draw:caption-point-x="-0.312cm" draw:caption-point-y="1.457cm">
              <dc:creator>DM</dc:creator>
              <dc:date>2013-06-13T00:00:00</dc:date>
              <text:p text:style-name="P1"><text:span text:style-name="T1">Consignó desde Aguadas el 12/06/13</text:span></text:p>
            </office:annotation>
            <text:p>$55.000,00</text:p>
          </table:table-cell>
          <table:table-cell table:style-name="ce33" office:value-type="currency" office:currency="COP" office:value="55000">
            <office:annotation draw:style-name="gr1" draw:text-style-name="P1" svg:width="2.899cm" svg:height="0.991cm" svg:x="84.425cm" svg:y="0.409cm" draw:caption-point-x="-0.61cm" draw:caption-point-y="1.456cm">
              <dc:date>2013-08-10T00:00:00</dc:date>
              <text:p text:style-name="P1"><text:span text:style-name="T1">Consignó el 05/08/13</text:span></text:p>
            </office:annotation>
            <text:p>$55.000,00</text:p>
          </table:table-cell>
          <table:table-cell table:style-name="ce33" office:value-type="currency" office:currency="COP" office:value="55000">
            <office:annotation draw:style-name="gr1" draw:text-style-name="P1" svg:width="2.899cm" svg:height="1.386cm" svg:x="86.49cm" svg:y="0.411cm" draw:caption-point-x="-0.61cm" draw:caption-point-y="1.454cm">
              <dc:date>2013-09-04T00:00:00</dc:date>
              <text:p text:style-name="P1"><text:span text:style-name="T1">Consignó desde Manizales el 02/09/13</text:span></text:p>
            </office:annotation>
            <text:p>$55.000,00</text:p>
          </table:table-cell>
          <table:table-cell table:style-name="ce37" office:value-type="currency" office:currency="COP" office:value="55000">
            <text:p>$55.000,00</text:p>
          </table:table-cell>
          <table:table-cell table:style-name="ce50" office:value-type="string">
            <text:p>Se comprometió a abonar con cada cuota mensual.</text:p>
          </table:table-cell>
          <table:table-cell table:style-name="ce12"/>
          <table:table-cell table:style-name="ce57" office:value-type="date" office:date-value="2013-07-02">
            <text:p>02/07/13</text:p>
          </table:table-cell>
          <table:table-cell table:style-name="ce57" office:value-type="date" office:date-value="2013-07-09">
            <text:p>09/07/13</text:p>
          </table:table-cell>
          <table:table-cell table:style-name="ce23" office:value-type="string">
            <text:p>Llamada 19, lo tiene fuera de servicio</text:p>
          </table:table-cell>
          <table:table-cell table:style-name="ce23" office:value-type="string">
            <text:p>Llamada 22, lo tiene fuera de servicio</text:p>
          </table:table-cell>
          <table:table-cell table:style-name="ce23" office:value-type="string">
            <text:p>Llamada 23, lo tiene fuera de servicio</text:p>
          </table:table-cell>
          <table:table-cell table:style-name="ce23" office:value-type="string">
            <text:p>Llamada 24, lo tiene fuera de servicio</text:p>
          </table:table-cell>
          <table:table-cell table:style-name="ce23" office:value-type="string">
            <text:p>Llamada 26, se va a buzón</text:p>
          </table:table-cell>
          <table:table-cell table:style-name="ce23" office:value-type="string">
            <text:p>Llamada 27, se va a buzón</text:p>
          </table:table-cell>
          <table:table-cell/>
          <table:table-cell table:style-name="ce23" office:value-type="string">
            <text:p>Llamada 2, se va a buzón</text:p>
          </table:table-cell>
          <table:table-cell table:style-name="ce23" office:value-type="string">
            <text:p>Llamada 8, se va a buzón</text:p>
          </table:table-cell>
          <table:table-cell table:style-name="ce23" office:value-type="string">
            <text:p>Llamada 9, se va a buzón</text:p>
          </table:table-cell>
          <table:table-cell table:style-name="ce23" office:value-type="string">
            <text:p>Llamada 10, se va a buzón</text:p>
          </table:table-cell>
          <table:table-cell table:style-name="ce23" office:value-type="string">
            <text:p>Llamada 13, se va a buzón</text:p>
          </table:table-cell>
          <table:table-cell table:style-name="ce63" office:value-type="date" office:date-value="2013-08-15">
            <text:p>15/08/13</text:p>
          </table:table-cell>
          <table:table-cell table:style-name="ce23" office:value-type="string">
            <text:p>Llamada 20, no contesta</text:p>
          </table:table-cell>
          <table:table-cell table:style-name="ce63" office:value-type="date" office:date-value="2013-08-20">
            <text:p>20/08/13</text:p>
          </table:table-cell>
          <table:table-cell table:style-name="ce57" office:value-type="date" office:date-value="2013-08-27">
            <text:p>27/08/13</text:p>
          </table:table-cell>
          <table:table-cell table:number-columns-repeated="976"/>
        </table:table-row>
        <table:table-row table:style-name="ro3">
          <table:table-cell table:style-name="ce2" office:value-type="string">
            <text:p>C-0504</text:p>
          </table:table-cell>
          <table:table-cell table:style-name="ce2"/>
          <table:table-cell table:style-name="ce8" office:value-type="string">
            <text:p>Yair Alejandro Pineda Rojas</text:p>
          </table:table-cell>
          <table:table-cell table:style-name="ce13" office:value-type="float" office:value="1049619329">
            <text:p>1049619329</text:p>
          </table:table-cell>
          <table:table-cell table:style-name="ce8" table:number-columns-repeated="3"/>
          <table:table-cell office:value-type="string">
            <text:p>Cra. 13 Nº 5-30 – Libertador</text:p>
          </table:table-cell>
          <table:table-cell table:style-name="ce8"/>
          <table:table-cell table:style-name="ce9" office:value-type="float" office:value="3203416510">
            <text:p>3203416510</text:p>
          </table:table-cell>
          <table:table-cell table:style-name="ce8"/>
          <table:table-cell office:value-type="string">
            <text:p><text:a xlink:href="mailto:esneiderpin_2008@hotmail.com" xlink:type="simple">esneiderpin_2008@hotmail.com</text:a></text:p>
          </table:table-cell>
          <table:table-cell table:style-name="ce13" office:value-type="string">
            <text:p>WZF282</text:p>
          </table:table-cell>
          <table:table-cell table:style-name="ce21" office:value-type="date" office:date-value="2012-11-03">
            <text:p>03/11/12</text:p>
          </table:table-cell>
          <table:table-cell table:style-name="ce5" office:value-type="float" office:value="4">
            <text:p>4</text:p>
          </table:table-cell>
          <table:table-cell table:style-name="ce29" office:value-type="currency" office:currency="COP" office:value="55000">
            <text:p>$55.000,00</text:p>
          </table:table-cell>
          <table:table-cell table:style-name="ce29"/>
          <table:table-cell table:style-name="ce33" office:value-type="currency" office:currency="COP" office:value="54984">
            <office:annotation draw:style-name="gr1" draw:text-style-name="P1" svg:width="2.899cm" svg:height="0.596cm" svg:x="65.437cm" svg:y="0.706cm" draw:caption-point-x="-0.367cm" draw:caption-point-y="1.612cm">
              <dc:creator>DM</dc:creator>
              <dc:date>2013-01-10T00:00:00</dc:date>
              <text:p text:style-name="P1"><text:span text:style-name="T1">Pagó 03/11/12</text:span></text:p>
            </office:annotation>
            <text:p>$54.984,00</text:p>
          </table:table-cell>
          <table:table-cell table:style-name="ce33" office:value-type="currency" office:currency="COP" office:value="54984">
            <office:annotation draw:style-name="gr1" draw:text-style-name="P1" svg:width="2.899cm" svg:height="1.386cm" svg:x="67.577cm" svg:y="0.724cm" draw:caption-point-x="-0.359cm" draw:caption-point-y="1.594cm">
              <dc:creator>DM</dc:creator>
              <dc:date>2013-01-31T00:00:00</dc:date>
              <text:p text:style-name="P1"><text:span text:style-name="T1">Consignados por Servientrega el 31/01/13</text:span></text:p>
            </office:annotation>
            <text:p>$54.984,00</text:p>
          </table:table-cell>
          <table:table-cell table:style-name="ce33" office:value-type="currency" office:currency="COP" office:value="55000">
            <office:annotation draw:style-name="gr1" draw:text-style-name="P1" svg:width="2.899cm" svg:height="0.596cm" svg:x="69.642cm" svg:y="0.777cm" draw:caption-point-x="-0.351cm" draw:caption-point-y="1.541cm">
              <dc:creator>DM</dc:creator>
              <dc:date>2013-04-08T00:00:00</dc:date>
              <text:p text:style-name="P1"><text:span text:style-name="T1">Pagó el 08/04/13</text:span></text:p>
            </office:annotation>
            <text:p>$55.000,00</text:p>
          </table:table-cell>
          <table:table-cell table:style-name="ce33" office:value-type="currency" office:currency="COP" office:value="10000">
            <office:annotation draw:style-name="gr1" draw:text-style-name="P1" svg:width="2.899cm" svg:height="1.386cm" svg:x="71.707cm" svg:y="0.803cm" draw:caption-point-x="-0.343cm" draw:caption-point-y="1.515cm">
              <dc:creator>DM</dc:creator>
              <dc:date>2013-04-25T00:00:00</dc:date>
              <text:p text:style-name="P1"><text:span text:style-name="T1">Consignó por Servientrega el 25/04/13</text:span></text:p>
            </office:annotation>
            <text:p>$10.000,00</text:p>
          </table:table-cell>
          <table:table-cell table:style-name="ce33" office:value-type="currency" office:currency="COP" office:value="55000">
            <office:annotation draw:style-name="gr1" draw:text-style-name="P1" svg:width="2.899cm" svg:height="1.386cm" svg:x="73.772cm" svg:y="0.803cm" draw:caption-point-x="-0.336cm" draw:caption-point-y="1.515cm">
              <dc:creator>DM</dc:creator>
              <dc:date>2013-04-25T00:00:00</dc:date>
              <text:p text:style-name="P1"><text:span text:style-name="T1">Consignó por Servientrega el 25/04/13</text:span></text:p>
            </office:annotation>
            <text:p>$55.000,00</text:p>
          </table:table-cell>
          <table:table-cell table:style-name="ce37" office:value-type="currency" office:currency="COP" office:value="20000">
            <text:p>$20.000,00</text:p>
          </table:table-cell>
          <table:table-cell table:number-columns-repeated="3" table:style-name="ce37" office:value-type="currency" office:currency="COP" office:value="55000">
            <text:p>$55.000,00</text:p>
          </table:table-cell>
          <table:table-cell table:number-columns-repeated="2" table:style-name="ce44" office:value-type="string">
            <text:p>Solicitó cancelación del contrato</text:p>
          </table:table-cell>
          <table:table-cell table:style-name="ce51" office:value-type="string">
            <text:p>Llama el 9 o 10 de septiembre para organizar cuentas porque vendió el carro.</text:p>
          </table:table-cell>
          <table:table-cell table:style-name="ce5" office:value-type="string">
            <text:p>SUSPENDIDO</text:p>
          </table:table-cell>
          <table:table-cell table:style-name="ce62" office:value-type="date" office:date-value="2013-05-20">
            <text:p>20/05/13</text:p>
          </table:table-cell>
          <table:table-cell table:style-name="ce57" office:value-type="date" office:date-value="2013-06-01">
            <text:p>01/06/13</text:p>
          </table:table-cell>
          <table:table-cell table:style-name="ce61" office:value-type="string">
            <text:p>Llamada 08</text:p>
          </table:table-cell>
          <table:table-cell/>
          <table:table-cell table:style-name="ce61" office:value-type="string">
            <text:p>Llamada 19</text:p>
          </table:table-cell>
          <table:table-cell table:style-name="ce61" office:value-type="string">
            <text:p>Llamada 24</text:p>
          </table:table-cell>
          <table:table-cell/>
          <table:table-cell table:style-name="ce61" office:value-type="string">
            <text:p>Llamada 8</text:p>
          </table:table-cell>
          <table:table-cell table:style-name="ce63" office:value-type="date" office:date-value="2013-08-15">
            <text:p>15/08/13</text:p>
          </table:table-cell>
          <table:table-cell table:style-name="ce63" office:value-type="date" office:date-value="2013-08-20">
            <text:p>20/08/13</text:p>
          </table:table-cell>
          <table:table-cell table:style-name="ce57" office:value-type="date" office:date-value="2013-08-27">
            <text:p>27/08/13</text:p>
          </table:table-cell>
          <table:table-cell/>
          <table:table-cell table:style-name="ce57" office:value-type="date" office:date-value="2013-09-09">
            <text:p>09/09/13</text:p>
          </table:table-cell>
          <table:table-cell table:number-columns-repeated="981"/>
        </table:table-row>
        <table:table-row table:style-name="ro2">
          <table:table-cell table:style-name="ce3" office:value-type="string">
            <text:p>C-0505</text:p>
          </table:table-cell>
          <table:table-cell table:style-name="ce3"/>
          <table:table-cell table:style-name="ce6" office:value-type="string">
            <text:p>Hector Javier Trujillo</text:p>
          </table:table-cell>
          <table:table-cell table:style-name="ce14" office:value-type="float" office:value="9976624">
            <text:p>9976624</text:p>
          </table:table-cell>
          <table:table-cell table:style-name="ce6" table:number-columns-repeated="3"/>
          <table:table-cell table:style-name="ce6" office:value-type="string">
            <text:p>Cra. 8 Nº 5-59 - </text:p>
          </table:table-cell>
          <table:table-cell table:style-name="ce6"/>
          <table:table-cell table:style-name="ce17" office:value-type="float" office:value="3206524153">
            <text:p>3206524153</text:p>
          </table:table-cell>
          <table:table-cell table:style-name="ce6" table:number-columns-repeated="2"/>
          <table:table-cell table:style-name="ce14" office:value-type="string">
            <text:p>SMK964</text:p>
          </table:table-cell>
          <table:table-cell table:style-name="ce26" office:value-type="date" office:date-value="2012-11-07">
            <text:p>07/11/12</text:p>
          </table:table-cell>
          <table:table-cell table:style-name="ce14" office:value-type="float" office:value="4">
            <text:p>4</text:p>
          </table:table-cell>
          <table:table-cell table:style-name="ce31" office:value-type="currency" office:currency="COP" office:value="55000">
            <text:p>$55.000,00</text:p>
          </table:table-cell>
          <table:table-cell table:style-name="ce31"/>
          <table:table-cell table:style-name="ce31" office:value-type="currency" office:currency="COP" office:value="44000">
            <office:annotation draw:style-name="gr1" draw:text-style-name="P1" svg:width="2.899cm" svg:height="0.596cm" svg:x="65.437cm" svg:y="1.241cm" draw:caption-point-x="-0.367cm" draw:caption-point-y="1.55cm">
              <dc:creator>DM</dc:creator>
              <dc:date>2013-01-10T00:00:00</dc:date>
              <text:p text:style-name="P1"><text:span text:style-name="T1">Pagó 07/11/12</text:span></text:p>
            </office:annotation>
            <text:p>$44.000,00</text:p>
          </table:table-cell>
          <table:table-cell table:number-columns-repeated="6" table:style-name="ce31" office:value-type="currency" office:currency="COP" office:value="55000">
            <text:p>$55.000,00</text:p>
          </table:table-cell>
          <table:table-cell table:style-name="ce31" table:number-columns-repeated="4"/>
          <table:table-cell table:style-name="ce52" office:value-type="string">
            <text:p>Quedó de venir el 29 de abril para definir si se desmonta la unidad</text:p>
          </table:table-cell>
          <table:table-cell table:style-name="ce31"/>
          <table:table-cell table:style-name="ce57" office:value-type="date" office:date-value="2013-07-09">
            <text:p>09/07/13</text:p>
          </table:table-cell>
          <table:table-cell table:style-name="ce26"/>
          <table:table-cell table:style-name="ce63" office:value-type="date" office:date-value="2013-08-15">
            <text:p>15/08/13</text:p>
          </table:table-cell>
          <table:table-cell table:style-name="ce63" office:value-type="date" office:date-value="2013-08-20">
            <text:p>20/08/13</text:p>
          </table:table-cell>
          <table:table-cell table:style-name="ce57" office:value-type="date" office:date-value="2013-08-27">
            <text:p>27/08/13</text:p>
          </table:table-cell>
          <table:table-cell table:style-name="ce14"/>
          <table:table-cell table:style-name="ce6" table:number-columns-repeated="988"/>
        </table:table-row>
        <table:table-row table:style-name="ro2">
          <table:table-cell table:style-name="ce2" office:value-type="string">
            <text:p>C-0506</text:p>
          </table:table-cell>
          <table:table-cell table:style-name="ce2"/>
          <table:table-cell office:value-type="string">
            <text:p>Luz Stella Escobar de los Ríos</text:p>
          </table:table-cell>
          <table:table-cell table:style-name="ce13" office:value-type="float" office:value="30282765">
            <text:p>30282765</text:p>
          </table:table-cell>
          <table:table-cell table:number-columns-repeated="3"/>
          <table:table-cell office:value-type="string">
            <text:p>Cra. 3 Nº 31A-52 – Puerta del Sol</text:p>
          </table:table-cell>
          <table:table-cell table:style-name="ce9" office:value-type="float" office:value="8735382">
            <text:p>8735382</text:p>
          </table:table-cell>
          <table:table-cell table:style-name="ce9" office:value-type="float" office:value="3127164805">
            <text:p>3127164805</text:p>
          </table:table-cell>
          <table:table-cell/>
          <table:table-cell office:value-type="string">
            <text:p><text:a xlink:href="mailto:estelita410@hotmail.com" xlink:type="simple">estelita410@hotmail.com</text:a></text:p>
          </table:table-cell>
          <table:table-cell table:style-name="ce13" office:value-type="string">
            <text:p>STP800</text:p>
          </table:table-cell>
          <table:table-cell table:style-name="ce21" office:value-type="date" office:date-value="2012-11-07">
            <text:p>07/11/12</text:p>
          </table:table-cell>
          <table:table-cell table:style-name="ce5" office:value-type="float" office:value="4">
            <text:p>4</text:p>
          </table:table-cell>
          <table:table-cell table:style-name="ce29" office:value-type="currency" office:currency="COP" office:value="55000">
            <text:p>$55.000,00</text:p>
          </table:table-cell>
          <table:table-cell table:style-name="ce29"/>
          <table:table-cell table:style-name="ce33" office:value-type="currency" office:currency="COP" office:value="44000">
            <office:annotation draw:style-name="gr1" draw:text-style-name="P1" svg:width="2.899cm" svg:height="0.596cm" svg:x="65.437cm" svg:y="1.686cm" draw:caption-point-x="-0.367cm" draw:caption-point-y="1.558cm">
              <dc:creator>DM</dc:creator>
              <dc:date>2013-01-10T00:00:00</dc:date>
              <text:p text:style-name="P1"><text:span text:style-name="T1">Pagó 07/11/12</text:span></text:p>
            </office:annotation>
            <text:p>$44.000,00</text:p>
          </table:table-cell>
          <table:table-cell table:style-name="ce33" office:value-type="currency" office:currency="COP" office:value="54984">
            <office:annotation draw:style-name="gr1" draw:text-style-name="P1" svg:width="2.899cm" svg:height="0.596cm" svg:x="67.577cm" svg:y="1.686cm" draw:caption-point-x="-0.359cm" draw:caption-point-y="1.558cm">
              <dc:creator>DM</dc:creator>
              <dc:date>2013-01-10T00:00:00</dc:date>
              <text:p text:style-name="P1"><text:span text:style-name="T1">Pagó 10/12/12</text:span></text:p>
            </office:annotation>
            <text:p>$54.984,00</text:p>
          </table:table-cell>
          <table:table-cell table:style-name="ce33" office:value-type="currency" office:currency="COP" office:value="55000">
            <office:annotation draw:style-name="gr1" draw:text-style-name="P1" svg:width="2.899cm" svg:height="0.596cm" svg:x="69.642cm" svg:y="1.689cm" draw:caption-point-x="-0.351cm" draw:caption-point-y="1.555cm">
              <dc:creator>DM</dc:creator>
              <dc:date>2013-01-12T00:00:00</dc:date>
              <text:p text:style-name="P1"><text:span text:style-name="T1">Pagó 12/01/13</text:span></text:p>
            </office:annotation>
            <text:p>$55.000,00</text:p>
          </table:table-cell>
          <table:table-cell table:style-name="ce33" office:value-type="currency" office:currency="COP" office:value="55000">
            <office:annotation draw:style-name="gr1" draw:text-style-name="P1" svg:width="2.899cm" svg:height="0.991cm" svg:x="71.707cm" svg:y="1.722cm" draw:caption-point-x="-0.343cm" draw:caption-point-y="1.522cm">
              <dc:creator>DM</dc:creator>
              <dc:date>2013-02-19T00:00:00</dc:date>
              <text:p text:style-name="P1"><text:span text:style-name="T1">Canceló el 19/02/13</text:span></text:p>
            </office:annotation>
            <text:p>$55.000,00</text:p>
          </table:table-cell>
          <table:table-cell table:style-name="ce33" office:value-type="currency" office:currency="COP" office:value="55000">
            <office:annotation draw:style-name="gr1" draw:text-style-name="P1" svg:width="2.899cm" svg:height="0.596cm" svg:x="73.772cm" svg:y="1.745cm" draw:caption-point-x="-0.336cm" draw:caption-point-y="1.499cm">
              <dc:creator>DM</dc:creator>
              <dc:date>2013-03-26T00:00:00</dc:date>
              <text:p text:style-name="P1"><text:span text:style-name="T1">Pagó el 23/03/13</text:span></text:p>
            </office:annotation>
            <text:p>$55.000,00</text:p>
          </table:table-cell>
          <table:table-cell table:style-name="ce33" office:value-type="currency" office:currency="COP" office:value="55000">
            <office:annotation draw:style-name="gr1" draw:text-style-name="P1" svg:width="2.899cm" svg:height="0.596cm" svg:x="76.207cm" svg:y="1.768cm" draw:caption-point-x="-0.328cm" draw:caption-point-y="1.476cm">
              <dc:creator>DM</dc:creator>
              <dc:date>2013-04-17T00:00:00</dc:date>
              <text:p text:style-name="P1"><text:span text:style-name="T1">Pagó el 17/04/13</text:span></text:p>
            </office:annotation>
            <text:p>$55.000,00</text:p>
          </table:table-cell>
          <table:table-cell table:style-name="ce33" office:value-type="currency" office:currency="COP" office:value="55000">
            <office:annotation draw:style-name="gr1" draw:text-style-name="P1" svg:width="2.899cm" svg:height="0.596cm" svg:x="78.642cm" svg:y="1.808cm" draw:caption-point-x="-0.32cm" draw:caption-point-y="1.436cm">
              <dc:creator>DM</dc:creator>
              <dc:date>2013-05-16T00:00:00</dc:date>
              <text:p text:style-name="P1"><text:span text:style-name="T1">Pagó el 16/05/13</text:span></text:p>
            </office:annotation>
            <text:p>$55.000,00</text:p>
          </table:table-cell>
          <table:table-cell table:style-name="ce33" office:value-type="currency" office:currency="COP" office:value="55000">
            <office:annotation draw:style-name="gr1" draw:text-style-name="P1" svg:width="2.899cm" svg:height="0.596cm" svg:x="81.38cm" svg:y="1.845cm" draw:caption-point-x="-0.312cm" draw:caption-point-y="1.399cm">
              <dc:creator>DM</dc:creator>
              <dc:date>2013-06-21T00:00:00</dc:date>
              <text:p text:style-name="P1"><text:span text:style-name="T1">Pagó el 21/06/13</text:span></text:p>
            </office:annotation>
            <text:p>$55.000,00</text:p>
          </table:table-cell>
          <table:table-cell table:style-name="ce33" office:value-type="currency" office:currency="COP" office:value="55000">
            <office:annotation draw:style-name="gr1" draw:text-style-name="P1" svg:width="2.899cm" svg:height="0.596cm" svg:x="84.425cm" svg:y="1.877cm" draw:caption-point-x="-0.61cm" draw:caption-point-y="1.367cm">
              <dc:date>2013-07-10T00:00:00</dc:date>
              <text:p text:style-name="P1"><text:span text:style-name="T2">Pagó el 10/07/13</text:span></text:p>
            </office:annotation>
            <text:p>$55.000,00</text:p>
          </table:table-cell>
          <table:table-cell table:style-name="ce33" office:value-type="currency" office:currency="COP" office:value="55000">
            <office:annotation draw:style-name="gr1" draw:text-style-name="P1" svg:width="2.899cm" svg:height="0.596cm" svg:x="86.49cm" svg:y="1.789cm" draw:caption-point-x="-0.61cm" draw:caption-point-y="1.455cm">
              <dc:date>2013-08-22T00:00:00</dc:date>
              <text:p text:style-name="P1"><text:span text:style-name="T1">Pagó el 22/08/13</text:span></text:p>
            </office:annotation>
            <text:p>$55.000,00</text:p>
          </table:table-cell>
          <table:table-cell table:style-name="ce33" office:value-type="currency" office:currency="COP" office:value="55000">
            <office:annotation draw:style-name="gr1" draw:text-style-name="P1" svg:width="2.899cm" svg:height="0.596cm" svg:x="88.861cm" svg:y="1.754cm" draw:caption-point-x="-0.61cm" draw:caption-point-y="1.49cm">
              <dc:date>2013-09-20T00:00:00</dc:date>
              <text:p text:style-name="P1"><text:span text:style-name="T1">Pagó el 20/09/13</text:span></text:p>
            </office:annotation>
            <text:p>$55.000,00</text:p>
          </table:table-cell>
          <table:table-cell table:style-name="ce49"/>
          <table:table-cell table:style-name="ce29"/>
          <table:table-cell table:style-name="ce57" office:value-type="date" office:date-value="2013-09-09">
            <text:p>09/09/13</text:p>
          </table:table-cell>
          <table:table-cell table:style-name="ce22" table:number-columns-repeated="2"/>
          <table:table-cell table:style-name="ce29"/>
          <table:table-cell/>
          <table:table-cell table:style-name="ce5"/>
          <table:table-cell table:number-columns-repeated="988"/>
        </table:table-row>
        <table:table-row table:style-name="ro3">
          <table:table-cell table:style-name="ce2" office:value-type="string">
            <text:p>C-0507</text:p>
          </table:table-cell>
          <table:table-cell table:style-name="ce2"/>
          <table:table-cell office:value-type="string">
            <text:p>Nestor Iván Nieto Osorio</text:p>
          </table:table-cell>
          <table:table-cell table:style-name="ce13" office:value-type="float" office:value="15959650">
            <text:p>15959650</text:p>
          </table:table-cell>
          <table:table-cell table:style-name="ce8" table:number-columns-repeated="3"/>
          <table:table-cell office:value-type="string">
            <text:p>Calle 6 Nº 18-15 – Ciudad Jardín</text:p>
          </table:table-cell>
          <table:table-cell/>
          <table:table-cell table:style-name="ce9" office:value-type="float" office:value="3122870155">
            <text:p>3122870155</text:p>
          </table:table-cell>
          <table:table-cell/>
          <table:table-cell office:value-type="string">
            <text:p><text:a xlink:href="mailto:menuje-@hotmail.com" xlink:type="simple">menuje-@hotmail.com</text:a></text:p>
          </table:table-cell>
          <table:table-cell table:style-name="ce13" office:value-type="string">
            <text:p>WAE595</text:p>
          </table:table-cell>
          <table:table-cell table:style-name="ce21" office:value-type="date" office:date-value="2012-11-09">
            <text:p>09/11/12</text:p>
          </table:table-cell>
          <table:table-cell/>
          <table:table-cell table:style-name="ce29" office:value-type="currency" office:currency="COP" office:value="55000">
            <office:annotation draw:style-name="gr1" draw:text-style-name="P1" svg:width="2.899cm" svg:height="1.386cm" svg:x="61.435cm" svg:y="2.163cm" draw:caption-point-x="-0.381cm" draw:caption-point-y="1.535cm">
              <dc:creator>DM</dc:creator>
              <dc:date>2012-12-10T00:00:00</dc:date>
              <text:p text:style-name="P1"><text:span text:style-name="T1">Primera mensualidad gratis</text:span></text:p>
            </office:annotation>
            <text:p>$55.000,00</text:p>
          </table:table-cell>
          <table:table-cell table:style-name="ce29"/>
          <table:table-cell table:style-name="ce33" office:value-type="string">
            <text:p>GRATIS</text:p>
          </table:table-cell>
          <table:table-cell table:style-name="ce33" office:value-type="currency" office:currency="COP" office:value="40350">
            <office:annotation draw:style-name="gr1" draw:text-style-name="P1" svg:width="2.899cm" svg:height="0.596cm" svg:x="67.577cm" svg:y="2.176cm" draw:caption-point-x="-0.359cm" draw:caption-point-y="1.522cm">
              <dc:creator>DM</dc:creator>
              <dc:date>2013-01-10T00:00:00</dc:date>
              <text:p text:style-name="P1"><text:span text:style-name="T1">Pagó 10/12/12</text:span></text:p>
            </office:annotation>
            <text:p>$40.350,00</text:p>
          </table:table-cell>
          <table:table-cell table:style-name="ce33" office:value-type="currency" office:currency="COP" office:value="55000">
            <office:annotation draw:style-name="gr1" draw:text-style-name="P1" svg:width="2.899cm" svg:height="0.596cm" svg:x="69.642cm" svg:y="2.176cm" draw:caption-point-x="-0.351cm" draw:caption-point-y="1.522cm">
              <dc:creator>DM</dc:creator>
              <dc:date>2013-01-10T00:00:00</dc:date>
              <text:p text:style-name="P1"><text:span text:style-name="T1">Pagó 03/01/13</text:span></text:p>
            </office:annotation>
            <text:p>$55.000,00</text:p>
          </table:table-cell>
          <table:table-cell table:style-name="ce33" office:value-type="currency" office:currency="COP" office:value="55000">
            <office:annotation draw:style-name="gr1" draw:text-style-name="P1" svg:width="2.899cm" svg:height="0.596cm" svg:x="71.707cm" svg:y="2.192cm" draw:caption-point-x="-0.343cm" draw:caption-point-y="1.506cm">
              <dc:creator>DM</dc:creator>
              <dc:date>2013-01-30T00:00:00</dc:date>
              <text:p text:style-name="P1"><text:span text:style-name="T1">Pagó el 30/01/13</text:span></text:p>
            </office:annotation>
            <text:p>$55.000,00</text:p>
          </table:table-cell>
          <table:table-cell table:style-name="ce33" office:value-type="currency" office:currency="COP" office:value="55000">
            <office:annotation draw:style-name="gr1" draw:text-style-name="P1" svg:width="2.899cm" svg:height="0.596cm" svg:x="73.772cm" svg:y="2.232cm" draw:caption-point-x="-0.336cm" draw:caption-point-y="1.466cm">
              <dc:creator>DM</dc:creator>
              <dc:date>2013-03-16T00:00:00</dc:date>
              <text:p text:style-name="P1"><text:span text:style-name="T1">Pagó el 16/03/13</text:span></text:p>
            </office:annotation>
            <text:p>$55.000,00</text:p>
          </table:table-cell>
          <table:table-cell table:style-name="ce33" office:value-type="currency" office:currency="COP" office:value="55000">
            <office:annotation draw:style-name="gr1" draw:text-style-name="P1" svg:width="2.899cm" svg:height="0.596cm" svg:x="76.207cm" svg:y="2.252cm" draw:caption-point-x="-0.328cm" draw:caption-point-y="1.446cm">
              <dc:creator>DM</dc:creator>
              <dc:date>2013-04-15T00:00:00</dc:date>
              <text:p text:style-name="P1"><text:span text:style-name="T1">Pagó el 15/04/13</text:span></text:p>
            </office:annotation>
            <text:p>$55.000,00</text:p>
          </table:table-cell>
          <table:table-cell table:style-name="ce33" office:value-type="currency" office:currency="COP" office:value="55000">
            <office:annotation draw:style-name="gr1" draw:text-style-name="P1" svg:width="2.899cm" svg:height="0.596cm" svg:x="78.642cm" svg:y="2.301cm" draw:caption-point-x="-0.32cm" draw:caption-point-y="1.397cm">
              <dc:creator>DM</dc:creator>
              <dc:date>2013-05-18T00:00:00</dc:date>
              <text:p text:style-name="P1"><text:span text:style-name="T1">Pagó el 18/05/13</text:span></text:p>
            </office:annotation>
            <text:p>$55.000,00</text:p>
          </table:table-cell>
          <table:table-cell table:style-name="ce33" office:value-type="currency" office:currency="COP" office:value="55000">
            <office:annotation draw:style-name="gr1" draw:text-style-name="P1" svg:width="2.899cm" svg:height="0.596cm" svg:x="81.38cm" svg:y="2.338cm" draw:caption-point-x="-0.312cm" draw:caption-point-y="1.36cm">
              <dc:creator>DM</dc:creator>
              <dc:date>2013-06-24T00:00:00</dc:date>
              <text:p text:style-name="P1"><text:span text:style-name="T1">Pagó el 24/06/13</text:span></text:p>
            </office:annotation>
            <text:p>$55.000,00</text:p>
          </table:table-cell>
          <table:table-cell table:style-name="ce33" office:value-type="currency" office:currency="COP" office:value="55000">
            <office:annotation draw:style-name="gr1" draw:text-style-name="P1" svg:width="2.899cm" svg:height="0.596cm" svg:x="84.12cm" svg:y="2.319cm" draw:caption-point-x="-0.305cm" draw:caption-point-y="1.379cm">
              <dc:date>2013-07-23T00:00:00</dc:date>
              <text:p text:style-name="P1"><text:span text:style-name="T1">Pagó el 23/07/13</text:span></text:p>
            </office:annotation>
            <text:p>$55.000,00</text:p>
          </table:table-cell>
          <table:table-cell table:style-name="ce33" office:value-type="currency" office:currency="COP" office:value="55000">
            <office:annotation draw:style-name="gr1" draw:text-style-name="P1" svg:width="2.899cm" svg:height="0.596cm" svg:x="86.49cm" svg:y="2.28cm" draw:caption-point-x="-0.61cm" draw:caption-point-y="1.418cm">
              <dc:date>2013-08-16T00:00:00</dc:date>
              <text:p text:style-name="P1"><text:span text:style-name="T1">Pagó el 16/08/13</text:span></text:p>
            </office:annotation>
            <text:p>$55.000,00</text:p>
          </table:table-cell>
          <table:table-cell table:style-name="ce33" office:value-type="currency" office:currency="COP" office:value="55000">
            <office:annotation draw:style-name="gr1" draw:text-style-name="P1" svg:width="2.899cm" svg:height="0.596cm" svg:x="88.861cm" svg:y="2.206cm" draw:caption-point-x="-0.61cm" draw:caption-point-y="1.492cm">
              <dc:date>2013-09-12T00:00:00</dc:date>
              <text:p text:style-name="P1"><text:span text:style-name="T1">Pagó el 12/09/13</text:span></text:p>
            </office:annotation>
            <text:p>$55.000,00</text:p>
          </table:table-cell>
          <table:table-cell table:style-name="ce8"/>
          <table:table-cell table:style-name="ce5"/>
          <table:table-cell table:style-name="ce22" table:number-columns-repeated="2"/>
          <table:table-cell table:style-name="ce8" table:number-columns-repeated="2"/>
          <table:table-cell/>
          <table:table-cell table:style-name="ce8"/>
          <table:table-cell table:number-columns-repeated="988"/>
        </table:table-row>
        <table:table-row table:style-name="ro2">
          <table:table-cell table:style-name="ce2" office:value-type="string">
            <text:p>C-0508</text:p>
          </table:table-cell>
          <table:table-cell table:style-name="ce2"/>
          <table:table-cell office:value-type="string">
            <text:p>Gustavo Gutiérrez Gómez</text:p>
          </table:table-cell>
          <table:table-cell table:style-name="ce13" office:value-type="float" office:value="4475012">
            <text:p>4475012</text:p>
          </table:table-cell>
          <table:table-cell table:style-name="ce8" table:number-columns-repeated="3"/>
          <table:table-cell office:value-type="string">
            <text:p>Calle 58A Nº 22-18 – Alto Rosales</text:p>
          </table:table-cell>
          <table:table-cell table:style-name="ce9" office:value-type="float" office:value="8856686">
            <text:p>8856686</text:p>
          </table:table-cell>
          <table:table-cell table:style-name="ce9" office:value-type="float" office:value="3104734573">
            <text:p>3104734573</text:p>
          </table:table-cell>
          <table:table-cell table:number-columns-repeated="2"/>
          <table:table-cell table:style-name="ce13" office:value-type="string">
            <text:p>XVI369</text:p>
          </table:table-cell>
          <table:table-cell table:style-name="ce21" office:value-type="date" office:date-value="2012-11-09">
            <text:p>09/11/12</text:p>
          </table:table-cell>
          <table:table-cell/>
          <table:table-cell table:style-name="ce29" office:value-type="currency" office:currency="COP" office:value="55000">
            <text:p>$55.000,00</text:p>
          </table:table-cell>
          <table:table-cell table:style-name="ce29"/>
          <table:table-cell table:style-name="ce33" office:value-type="currency" office:currency="COP" office:value="40350">
            <office:annotation draw:style-name="gr1" draw:text-style-name="P1" svg:width="2.899cm" svg:height="0.596cm" svg:x="65.437cm" svg:y="2.67cm" draw:caption-point-x="-0.367cm" draw:caption-point-y="1.501cm">
              <dc:creator>DM</dc:creator>
              <dc:date>2013-01-10T00:00:00</dc:date>
              <text:p text:style-name="P1"><text:span text:style-name="T1">Pagó 09/11/12</text:span></text:p>
            </office:annotation>
            <text:p>$40.350,00</text:p>
          </table:table-cell>
          <table:table-cell table:style-name="ce33" office:value-type="currency" office:currency="COP" office:value="54984">
            <office:annotation draw:style-name="gr1" draw:text-style-name="P1" svg:width="2.899cm" svg:height="0.596cm" svg:x="67.577cm" svg:y="2.67cm" draw:caption-point-x="-0.359cm" draw:caption-point-y="1.501cm">
              <dc:creator>DM</dc:creator>
              <dc:date>2013-01-10T00:00:00</dc:date>
              <text:p text:style-name="P1"><text:span text:style-name="T1">Pagó 10/12/12</text:span></text:p>
            </office:annotation>
            <text:p>$54.984,00</text:p>
          </table:table-cell>
          <table:table-cell table:style-name="ce33" office:value-type="currency" office:currency="COP" office:value="55000">
            <office:annotation draw:style-name="gr1" draw:text-style-name="P1" svg:width="2.899cm" svg:height="0.596cm" svg:x="69.642cm" svg:y="2.675cm" draw:caption-point-x="-0.351cm" draw:caption-point-y="1.496cm">
              <dc:creator>DM</dc:creator>
              <dc:date>2013-01-14T00:00:00</dc:date>
              <text:p text:style-name="P1"><text:span text:style-name="T1">Pagó 14/01/13</text:span></text:p>
            </office:annotation>
            <text:p>$55.000,00</text:p>
          </table:table-cell>
          <table:table-cell table:style-name="ce33" office:value-type="currency" office:currency="COP" office:value="55000">
            <office:annotation draw:style-name="gr1" draw:text-style-name="P1" svg:width="2.899cm" svg:height="0.991cm" svg:x="71.707cm" svg:y="2.704cm" draw:caption-point-x="-0.343cm" draw:caption-point-y="1.467cm">
              <dc:creator>DM</dc:creator>
              <dc:date>2013-02-19T00:00:00</dc:date>
              <text:p text:style-name="P1"><text:span text:style-name="T1">Canceló el 19/02/13</text:span></text:p>
            </office:annotation>
            <text:p>$55.000,00</text:p>
          </table:table-cell>
          <table:table-cell table:style-name="ce33" office:value-type="currency" office:currency="COP" office:value="55000">
            <office:annotation draw:style-name="gr1" draw:text-style-name="P1" svg:width="2.899cm" svg:height="0.596cm" svg:x="73.772cm" svg:y="2.722cm" draw:caption-point-x="-0.336cm" draw:caption-point-y="1.449cm">
              <dc:creator>DM</dc:creator>
              <dc:date>2013-03-13T00:00:00</dc:date>
              <text:p text:style-name="P1"><text:span text:style-name="T1">Pagó el 13/03/13</text:span></text:p>
            </office:annotation>
            <text:p>$55.000,00</text:p>
          </table:table-cell>
          <table:table-cell table:style-name="ce33" office:value-type="currency" office:currency="COP" office:value="55000">
            <office:annotation draw:style-name="gr1" draw:text-style-name="P1" svg:width="2.899cm" svg:height="0.596cm" svg:x="76.207cm" svg:y="2.752cm" draw:caption-point-x="-0.328cm" draw:caption-point-y="1.419cm">
              <dc:creator>DM</dc:creator>
              <dc:date>2013-04-17T00:00:00</dc:date>
              <text:p text:style-name="P1"><text:span text:style-name="T1">Pagó el 17/04/13</text:span></text:p>
            </office:annotation>
            <text:p>$55.000,00</text:p>
          </table:table-cell>
          <table:table-cell table:style-name="ce33" office:value-type="currency" office:currency="COP" office:value="55000">
            <office:annotation draw:style-name="gr1" draw:text-style-name="P1" svg:width="2.899cm" svg:height="0.596cm" svg:x="78.642cm" svg:y="2.793cm" draw:caption-point-x="-0.32cm" draw:caption-point-y="1.378cm">
              <dc:creator>DM</dc:creator>
              <dc:date>2013-05-17T00:00:00</dc:date>
              <text:p text:style-name="P1"><text:span text:style-name="T1">Pagó el 17/05/13</text:span></text:p>
            </office:annotation>
            <text:p>$55.000,00</text:p>
          </table:table-cell>
          <table:table-cell table:style-name="ce33" office:value-type="currency" office:currency="COP" office:value="55000">
            <office:annotation draw:style-name="gr1" draw:text-style-name="P1" svg:width="2.899cm" svg:height="0.596cm" svg:x="81.38cm" svg:y="2.81cm" draw:caption-point-x="-0.312cm" draw:caption-point-y="1.361cm">
              <dc:creator>DM</dc:creator>
              <dc:date>2013-06-05T00:00:00</dc:date>
              <text:p text:style-name="P1"><text:span text:style-name="T1">Pagó el 5/06/13</text:span></text:p>
            </office:annotation>
            <text:p>$55.000,00</text:p>
          </table:table-cell>
          <table:table-cell table:style-name="ce33" office:value-type="currency" office:currency="COP" office:value="55000">
            <office:annotation draw:style-name="gr1" draw:text-style-name="P1" svg:width="2.899cm" svg:height="0.596cm" svg:x="84.12cm" svg:y="2.848cm" draw:caption-point-x="-0.305cm" draw:caption-point-y="1.323cm">
              <dc:date>2013-07-11T00:00:00</dc:date>
              <text:p text:style-name="P1"><text:span text:style-name="T1">Pagó el 11/07/13</text:span></text:p>
            </office:annotation>
            <text:p>$55.000,00</text:p>
          </table:table-cell>
          <table:table-cell table:style-name="ce33" office:value-type="currency" office:currency="COP" office:value="55000">
            <office:annotation draw:style-name="gr1" draw:text-style-name="P1" svg:width="2.899cm" svg:height="0.596cm" svg:x="86.49cm" svg:y="2.811cm" draw:caption-point-x="-0.61cm" draw:caption-point-y="1.36cm">
              <dc:date>2013-08-09T00:00:00</dc:date>
              <text:p text:style-name="P1"><text:span text:style-name="T1">Pagó el 09/08/13</text:span></text:p>
            </office:annotation>
            <text:p>$55.000,00</text:p>
          </table:table-cell>
          <table:table-cell table:style-name="ce33" office:value-type="currency" office:currency="COP" office:value="55000">
            <office:annotation draw:style-name="gr1" draw:text-style-name="P1" svg:width="2.899cm" svg:height="0.596cm" svg:x="88.861cm" svg:y="2.679cm" draw:caption-point-x="-0.61cm" draw:caption-point-y="1.492cm">
              <dc:date>2013-09-12T00:00:00</dc:date>
              <text:p text:style-name="P1"><text:span text:style-name="T1">Pagó el 12/09/13</text:span></text:p>
            </office:annotation>
            <text:p>$55.000,00</text:p>
          </table:table-cell>
          <table:table-cell table:style-name="ce29" table:number-columns-repeated="2"/>
          <table:table-cell table:style-name="ce22" table:number-columns-repeated="3"/>
          <table:table-cell table:style-name="ce8"/>
          <table:table-cell/>
          <table:table-cell table:style-name="ce8"/>
          <table:table-cell table:number-columns-repeated="988"/>
        </table:table-row>
        <table:table-row table:style-name="ro4">
          <table:table-cell table:style-name="ce2" office:value-type="string">
            <text:p>C-0509</text:p>
          </table:table-cell>
          <table:table-cell table:style-name="ce2"/>
          <table:table-cell office:value-type="string">
            <text:p>Gustavo Idárraga Serna</text:p>
          </table:table-cell>
          <table:table-cell table:style-name="ce13" office:value-type="float" office:value="19286702">
            <text:p>19286702</text:p>
          </table:table-cell>
          <table:table-cell table:style-name="ce8" table:number-columns-repeated="3"/>
          <table:table-cell office:value-type="string">
            <text:p>Calle 7 Nº 5-40</text:p>
          </table:table-cell>
          <table:table-cell table:style-name="ce9" office:value-type="float" office:value="8778228">
            <text:p>8778228</text:p>
          </table:table-cell>
          <table:table-cell table:style-name="ce9" office:value-type="float" office:value="3147390659">
            <text:p>3147390659</text:p>
          </table:table-cell>
          <table:table-cell/>
          <table:table-cell office:value-type="string">
            <text:p><text:a xlink:href="mailto:bodegasgustapollo@hotmail.com" xlink:type="simple">bodegasgustapollo@hotmail.com</text:a></text:p>
          </table:table-cell>
          <table:table-cell table:style-name="ce13" office:value-type="string">
            <text:p>SWK371</text:p>
          </table:table-cell>
          <table:table-cell table:style-name="ce21" office:value-type="date" office:date-value="2012-11-09">
            <text:p>09/11/12</text:p>
          </table:table-cell>
          <table:table-cell/>
          <table:table-cell table:style-name="ce29" office:value-type="currency" office:currency="COP" office:value="55000">
            <text:p>$55.000,00</text:p>
          </table:table-cell>
          <table:table-cell table:style-name="ce29"/>
          <table:table-cell table:style-name="ce33" office:value-type="currency" office:currency="COP" office:value="40350">
            <office:annotation draw:style-name="gr1" draw:text-style-name="P1" svg:width="2.899cm" svg:height="0.596cm" svg:x="65.437cm" svg:y="3.165cm" draw:caption-point-x="-0.367cm" draw:caption-point-y="1.459cm">
              <dc:creator>DM</dc:creator>
              <dc:date>2013-01-10T00:00:00</dc:date>
              <text:p text:style-name="P1"><text:span text:style-name="T1">Pagó 19/11/12</text:span></text:p>
            </office:annotation>
            <text:p>$40.350,00</text:p>
          </table:table-cell>
          <table:table-cell table:style-name="ce33" office:value-type="currency" office:currency="COP" office:value="55000">
            <office:annotation draw:style-name="gr1" draw:text-style-name="P1" svg:width="2.899cm" svg:height="0.596cm" svg:x="67.577cm" svg:y="3.165cm" draw:caption-point-x="-0.359cm" draw:caption-point-y="1.459cm">
              <dc:creator>DM</dc:creator>
              <dc:date>2013-01-10T00:00:00</dc:date>
              <text:p text:style-name="P1"><text:span text:style-name="T1">Pagó 26/12/12</text:span></text:p>
            </office:annotation>
            <text:p>$55.000,00</text:p>
          </table:table-cell>
          <table:table-cell table:style-name="ce33" office:value-type="currency" office:currency="COP" office:value="55000">
            <office:annotation draw:style-name="gr1" draw:text-style-name="P1" svg:width="2.899cm" svg:height="0.596cm" svg:x="69.642cm" svg:y="3.182cm" draw:caption-point-x="-0.351cm" draw:caption-point-y="1.442cm">
              <dc:creator>DM</dc:creator>
              <dc:date>2013-01-30T00:00:00</dc:date>
              <text:p text:style-name="P1"><text:span text:style-name="T1">Pagó el 29/01/13</text:span></text:p>
            </office:annotation>
            <text:p>$55.000,00</text:p>
          </table:table-cell>
          <table:table-cell table:style-name="ce33" office:value-type="currency" office:currency="COP" office:value="55000">
            <office:annotation draw:style-name="gr1" draw:text-style-name="P1" svg:width="2.899cm" svg:height="1.386cm" svg:x="71.707cm" svg:y="3.223cm" draw:caption-point-x="-0.343cm" draw:caption-point-y="1.401cm">
              <dc:creator>DM</dc:creator>
              <dc:date>2013-03-21T00:00:00</dc:date>
              <text:p text:style-name="P1"><text:span text:style-name="T1">Consignó desde Mariquita el 20/03/13</text:span></text:p>
            </office:annotation>
            <text:p>$55.000,00</text:p>
          </table:table-cell>
          <table:table-cell table:style-name="ce33" office:value-type="currency" office:currency="COP" office:value="55000">
            <office:annotation draw:style-name="gr1" draw:text-style-name="P1" svg:width="2.899cm" svg:height="0.596cm" svg:x="73.772cm" svg:y="3.274cm" draw:caption-point-x="-0.336cm" draw:caption-point-y="1.35cm">
              <dc:creator>DM</dc:creator>
              <dc:date>2013-05-04T00:00:00</dc:date>
              <text:p text:style-name="P1"><text:span text:style-name="T1">Pagó el 04/05/13</text:span></text:p>
            </office:annotation>
            <text:p>$55.000,00</text:p>
          </table:table-cell>
          <table:table-cell table:style-name="ce33" office:value-type="currency" office:currency="COP" office:value="55000">
            <office:annotation draw:style-name="gr1" draw:text-style-name="P1" svg:width="2.899cm" svg:height="0.596cm" svg:x="76.207cm" svg:y="3.274cm" draw:caption-point-x="-0.328cm" draw:caption-point-y="1.35cm">
              <dc:creator>DM</dc:creator>
              <dc:date>2013-05-04T00:00:00</dc:date>
              <text:p text:style-name="P1"><text:span text:style-name="T1">Pagó el 04/05/13</text:span></text:p>
            </office:annotation>
            <text:p>$55.000,00</text:p>
          </table:table-cell>
          <table:table-cell table:style-name="ce37" office:value-type="currency" office:currency="COP" office:value="55000">
            <text:p>$55.000,00</text:p>
          </table:table-cell>
          <table:table-cell table:number-columns-repeated="2" table:style-name="ce37" office:value-type="currency" office:currency="COP" office:value="65000">
            <text:p>$65.000,00</text:p>
          </table:table-cell>
          <table:table-cell table:number-columns-repeated="2" table:style-name="ce37" office:value-type="currency" office:currency="COP" office:value="55000">
            <text:p>$55.000,00</text:p>
          </table:table-cell>
          <table:table-cell table:style-name="ce53" office:value-type="string">
            <text:p>Vendió el carro a un señor de Bogotá. Viaja el 12 para Bogotá y cuando organice todo con el nuevo dueño me llama para organizar las cuentas y cambiar de usuario. El paga hasta Julio $185.000. cancela el 11 de sep. En la tarde. <text:span text:style-name="T5">cancela el </text:span><text:span text:style-name="T6">16 de sep. En la tarde.</text:span></text:p>
          </table:table-cell>
          <table:table-cell table:style-name="ce5" office:value-type="string">
            <text:p>SUSPENDIDO</text:p>
          </table:table-cell>
          <table:table-cell table:style-name="ce62" office:value-type="date" office:date-value="2013-05-20">
            <text:p>20/05/13</text:p>
          </table:table-cell>
          <table:table-cell table:style-name="ce63" office:value-type="date" office:date-value="2013-05-25">
            <text:p>25/05/13</text:p>
          </table:table-cell>
          <table:table-cell table:style-name="ce57" office:value-type="date" office:date-value="2013-06-01">
            <text:p>01/06/13</text:p>
          </table:table-cell>
          <table:table-cell table:style-name="ce63" office:value-type="date" office:date-value="2013-06-06">
            <text:p>06/06/13</text:p>
          </table:table-cell>
          <table:table-cell table:style-name="ce61" office:value-type="string">
            <text:p>Llamada 08</text:p>
          </table:table-cell>
          <table:table-cell table:style-name="ce57" office:value-type="date" office:date-value="2013-06-17">
            <text:p>17/06/13</text:p>
          </table:table-cell>
          <table:table-cell table:style-name="ce57" office:value-type="date" office:date-value="2013-06-20">
            <text:p>20/06/13</text:p>
          </table:table-cell>
          <table:table-cell/>
          <table:table-cell table:style-name="ce57" office:value-type="date" office:date-value="2013-07-02">
            <text:p>02/07/13</text:p>
          </table:table-cell>
          <table:table-cell table:style-name="ce63" office:value-type="date" office:date-value="2013-07-03">
            <text:p>03/07/13</text:p>
          </table:table-cell>
          <table:table-cell table:style-name="ce61" office:value-type="string">
            <text:p>Llamada 04</text:p>
          </table:table-cell>
          <table:table-cell table:style-name="ce57" office:value-type="date" office:date-value="2013-07-09">
            <text:p>09/07/13</text:p>
          </table:table-cell>
          <table:table-cell table:style-name="ce23" office:value-type="string">
            <text:p>Llamada 19, no contesta</text:p>
          </table:table-cell>
          <table:table-cell table:style-name="ce61" office:value-type="string">
            <text:p>Llamada 19</text:p>
          </table:table-cell>
          <table:table-cell table:style-name="ce23" office:value-type="string">
            <text:p>Llamada 22, contestó Carlos, él está manejando</text:p>
          </table:table-cell>
          <table:table-cell table:style-name="ce61" office:value-type="string">
            <text:p>Llamada 24</text:p>
          </table:table-cell>
          <table:table-cell table:style-name="ce23" office:value-type="string">
            <text:p>Llamada 26, no contesta</text:p>
          </table:table-cell>
          <table:table-cell/>
          <table:table-cell table:style-name="ce23" office:value-type="string">
            <text:p>Llamada 2, se va a buzón</text:p>
          </table:table-cell>
          <table:table-cell table:style-name="ce23" office:value-type="string">
            <text:p>Llamada 8, no contesta</text:p>
          </table:table-cell>
          <table:table-cell table:style-name="ce23" office:value-type="string">
            <text:p>Llamada 9, no contesta</text:p>
          </table:table-cell>
          <table:table-cell table:style-name="ce61" office:value-type="string">
            <text:p>Llamada 9, al hijo, le dejé razón.</text:p>
          </table:table-cell>
          <table:table-cell table:style-name="ce57" office:value-type="date" office:date-value="2013-08-09">
            <text:p>09/08/13</text:p>
          </table:table-cell>
          <table:table-cell table:style-name="ce23" office:value-type="string">
            <text:p>Llamada 10, no contesta</text:p>
          </table:table-cell>
          <table:table-cell table:style-name="ce61" office:value-type="string">
            <text:p>Llamada 10</text:p>
          </table:table-cell>
          <table:table-cell table:style-name="ce23" office:value-type="string">
            <text:p>Llamada 13, no contesta</text:p>
          </table:table-cell>
          <table:table-cell table:style-name="ce23" office:value-type="string">
            <text:p>Llamada 14, no contesta</text:p>
          </table:table-cell>
          <table:table-cell table:style-name="ce23" office:value-type="string">
            <text:p>Llamada 15, se va a buzón</text:p>
          </table:table-cell>
          <table:table-cell table:style-name="ce63" office:value-type="date" office:date-value="2013-08-20">
            <text:p>20/08/13</text:p>
          </table:table-cell>
          <table:table-cell/>
          <table:table-cell table:style-name="ce57" office:value-type="date" office:date-value="2013-09-09">
            <text:p>09/09/13</text:p>
          </table:table-cell>
          <table:table-cell table:style-name="ce61" office:value-type="string">
            <text:p>Llamada 14</text:p>
          </table:table-cell>
          <table:table-cell table:style-name="ce23" office:value-type="string">
            <text:p>Llamada 18, no contesta</text:p>
          </table:table-cell>
          <table:table-cell table:style-name="ce57" office:value-type="date" office:date-value="2013-09-21">
            <text:p>21/09/13</text:p>
          </table:table-cell>
          <table:table-cell table:style-name="ce23" office:value-type="string">
            <text:p>Llamada 21, no contesta</text:p>
          </table:table-cell>
          <table:table-cell office:value-type="string">
            <text:p>Se deja mensaje de voz para que se comunique</text:p>
          </table:table-cell>
          <table:table-cell table:style-name="ce23" office:value-type="string">
            <text:p>Llamada 26, contesta pero no habla</text:p>
          </table:table-cell>
          <table:table-cell table:number-columns-repeated="957"/>
        </table:table-row>
        <table:table-row table:style-name="ro2">
          <table:table-cell table:style-name="ce2" office:value-type="string">
            <text:p>C-0510</text:p>
          </table:table-cell>
          <table:table-cell table:style-name="ce2"/>
          <table:table-cell table:style-name="ce8" office:value-type="string">
            <text:p>Herman Márquez Montes</text:p>
          </table:table-cell>
          <table:table-cell table:style-name="ce2" office:value-type="float" office:value="75031498">
            <text:p>75031498</text:p>
          </table:table-cell>
          <table:table-cell table:style-name="ce8" table:number-columns-repeated="3"/>
          <table:table-cell office:value-type="string">
            <text:p>Calle 9 Nº 7-34</text:p>
          </table:table-cell>
          <table:table-cell/>
          <table:table-cell table:style-name="ce9" office:value-type="float" office:value="3137432722">
            <text:p>3137432722</text:p>
          </table:table-cell>
          <table:table-cell/>
          <table:table-cell table:style-name="ce7" office:value-type="string">
            <text:p><text:a xlink:href="mailto:hermanmarquez@hotmail.com" xlink:type="simple">hermanmarquez@hotmail.com</text:a></text:p>
          </table:table-cell>
          <table:table-cell table:style-name="ce2" office:value-type="string">
            <text:p>SUF030</text:p>
          </table:table-cell>
          <table:table-cell table:style-name="ce21" office:value-type="date" office:date-value="2012-11-18">
            <text:p>18/11/12</text:p>
          </table:table-cell>
          <table:table-cell/>
          <table:table-cell table:style-name="ce29" office:value-type="currency" office:currency="COP" office:value="55000">
            <office:annotation draw:style-name="gr1" draw:text-style-name="P1" svg:width="2.899cm" svg:height="0.991cm" svg:x="61.435cm" svg:y="3.711cm" draw:caption-point-x="-0.381cm" draw:caption-point-y="1.391cm">
              <dc:creator>DM</dc:creator>
              <dc:date>2012-11-18T00:00:00</dc:date>
              <text:p text:style-name="P1"><text:span text:style-name="T1">Gratis primera mensualidad</text:span></text:p>
            </office:annotation>
            <text:p>$55.000,00</text:p>
          </table:table-cell>
          <table:table-cell table:style-name="ce29"/>
          <table:table-cell table:style-name="ce33" office:value-type="string">
            <text:p>GRATIS</text:p>
          </table:table-cell>
          <table:table-cell table:style-name="ce33" office:value-type="currency" office:currency="COP" office:value="25700">
            <office:annotation draw:style-name="gr1" draw:text-style-name="P1" svg:width="2.899cm" svg:height="0.596cm" svg:x="67.577cm" svg:y="3.752cm" draw:caption-point-x="-0.359cm" draw:caption-point-y="1.35cm">
              <dc:creator>DM</dc:creator>
              <dc:date>2013-01-10T00:00:00</dc:date>
              <text:p text:style-name="P1"><text:span text:style-name="T1">Pagó 26/12/12</text:span></text:p>
            </office:annotation>
            <text:p>$25.700,00</text:p>
          </table:table-cell>
          <table:table-cell table:style-name="ce33" office:value-type="currency" office:currency="COP" office:value="55000">
            <office:annotation draw:style-name="gr1" draw:text-style-name="P1" svg:width="2.899cm" svg:height="0.596cm" svg:x="69.642cm" svg:y="3.756cm" draw:caption-point-x="-0.351cm" draw:caption-point-y="1.346cm">
              <dc:creator>DM</dc:creator>
              <dc:date>2013-01-14T00:00:00</dc:date>
              <text:p text:style-name="P1"><text:span text:style-name="T1">Pagó 14/01/13</text:span></text:p>
            </office:annotation>
            <text:p>$55.000,00</text:p>
          </table:table-cell>
          <table:table-cell table:style-name="ce33" office:value-type="currency" office:currency="COP" office:value="55000">
            <office:annotation draw:style-name="gr1" draw:text-style-name="P1" svg:width="2.899cm" svg:height="0.596cm" svg:x="71.707cm" svg:y="3.781cm" draw:caption-point-x="-0.343cm" draw:caption-point-y="1.321cm">
              <dc:creator>DM</dc:creator>
              <dc:date>2013-02-14T00:00:00</dc:date>
              <text:p text:style-name="P1"><text:span text:style-name="T1">Pagó el 14/02/13</text:span></text:p>
            </office:annotation>
            <text:p>$55.000,00</text:p>
          </table:table-cell>
          <table:table-cell table:style-name="ce33" office:value-type="currency" office:currency="COP" office:value="55000">
            <office:annotation draw:style-name="gr1" draw:text-style-name="P1" svg:width="2.899cm" svg:height="0.596cm" svg:x="73.772cm" svg:y="3.884cm" draw:caption-point-x="-0.336cm" draw:caption-point-y="1.218cm">
              <dc:creator>DM</dc:creator>
              <dc:date>2013-05-27T00:00:00</dc:date>
              <text:p text:style-name="P1"><text:span text:style-name="T1">Pagó el 27/05/13</text:span></text:p>
            </office:annotation>
            <text:p>$55.000,00</text:p>
          </table:table-cell>
          <table:table-cell table:style-name="ce33" office:value-type="currency" office:currency="COP" office:value="55000">
            <office:annotation draw:style-name="gr1" draw:text-style-name="P1" svg:width="2.899cm" svg:height="0.596cm" svg:x="76.207cm" svg:y="3.884cm" draw:caption-point-x="-0.328cm" draw:caption-point-y="1.218cm">
              <dc:creator>DM</dc:creator>
              <dc:date>2013-05-27T00:00:00</dc:date>
              <text:p text:style-name="P1"><text:span text:style-name="T1">Pagó el 27/05/13</text:span></text:p>
            </office:annotation>
            <text:p>$55.000,00</text:p>
          </table:table-cell>
          <table:table-cell table:style-name="ce33" office:value-type="currency" office:currency="COP" office:value="55000">
            <office:annotation draw:style-name="gr1" draw:text-style-name="P1" svg:width="2.899cm" svg:height="0.596cm" svg:x="78.932cm" svg:y="3.664cm" draw:caption-point-x="-0.61cm" draw:caption-point-y="1.438cm">
              <dc:date>2013-08-21T00:00:00</dc:date>
              <text:p text:style-name="P1"><text:span text:style-name="T1">Pagó el 21/08/13</text:span></text:p>
            </office:annotation>
            <text:p>$55.000,00</text:p>
          </table:table-cell>
          <table:table-cell table:style-name="ce33" office:value-type="currency" office:currency="COP" office:value="55000">
            <office:annotation draw:style-name="gr1" draw:text-style-name="P1" svg:width="2.899cm" svg:height="0.596cm" svg:x="81.678cm" svg:y="3.664cm" draw:caption-point-x="-0.61cm" draw:caption-point-y="1.438cm">
              <dc:date>2013-08-21T00:00:00</dc:date>
              <text:p text:style-name="P1"><text:span text:style-name="T2">Pagó el 21/08/13</text:span></text:p>
            </office:annotation>
            <text:p>$55.000,00</text:p>
          </table:table-cell>
          <table:table-cell table:style-name="ce33" office:value-type="currency" office:currency="COP" office:value="27500">
            <office:annotation draw:style-name="gr1" draw:text-style-name="P1" svg:width="2.899cm" svg:height="0.596cm" svg:x="84.425cm" svg:y="3.664cm" draw:caption-point-x="-0.61cm" draw:caption-point-y="1.438cm">
              <dc:date>2013-08-21T00:00:00</dc:date>
              <text:p text:style-name="P1"><text:span text:style-name="T2">Pagó el 21/08/13</text:span></text:p>
            </office:annotation>
            <text:p>$27.500,00</text:p>
          </table:table-cell>
          <table:table-cell table:number-columns-repeated="2" table:style-name="ce37" office:value-type="currency" office:currency="COP" office:value="55000">
            <text:p>$55.000,00</text:p>
          </table:table-cell>
          <table:table-cell table:style-name="ce8"/>
          <table:table-cell table:style-name="ce5"/>
          <table:table-cell table:style-name="ce57" office:value-type="date" office:date-value="2013-09-09">
            <text:p>09/09/13</text:p>
          </table:table-cell>
          <table:table-cell table:style-name="ce57" office:value-type="date" office:date-value="2013-09-21">
            <text:p>21/09/13</text:p>
          </table:table-cell>
          <table:table-cell table:style-name="ce8" table:number-columns-repeated="2"/>
          <table:table-cell table:style-name="ce22"/>
          <table:table-cell table:style-name="ce8"/>
          <table:table-cell table:style-name="ce22"/>
          <table:table-cell table:number-columns-repeated="987"/>
        </table:table-row>
        <table:table-row table:style-name="ro2">
          <table:table-cell table:style-name="ce2" office:value-type="string">
            <text:p>C-0511</text:p>
          </table:table-cell>
          <table:table-cell table:style-name="ce2"/>
          <table:table-cell table:style-name="ce8" office:value-type="string">
            <text:p>Elmer Cardona Carmona</text:p>
          </table:table-cell>
          <table:table-cell table:style-name="ce5" office:value-type="float" office:value="18615992">
            <text:p>18615992</text:p>
          </table:table-cell>
          <table:table-cell table:style-name="ce8" table:number-columns-repeated="3"/>
          <table:table-cell table:style-name="ce8" office:value-type="string">
            <text:p>Alto de corales Bloque 4 Apto. 403</text:p>
          </table:table-cell>
          <table:table-cell table:style-name="ce8"/>
          <table:table-cell table:style-name="ce12" office:value-type="float" office:value="3137191649">
            <text:p>3137191649</text:p>
          </table:table-cell>
          <table:table-cell table:style-name="ce8"/>
          <table:table-cell table:style-name="ce8" office:value-type="string">
            <text:p><text:a xlink:href="mailto:elmervidagas@hotmail.com" xlink:type="simple">elmervidagas@hotmail.com</text:a></text:p>
          </table:table-cell>
          <table:table-cell table:style-name="ce5" office:value-type="string">
            <text:p>WTC572</text:p>
          </table:table-cell>
          <table:table-cell table:style-name="ce22" office:value-type="date" office:date-value="2012-11-19">
            <text:p>19/11/12</text:p>
          </table:table-cell>
          <table:table-cell/>
          <table:table-cell table:style-name="ce29" office:value-type="currency" office:currency="COP" office:value="55000">
            <text:p>$55.000,00</text:p>
          </table:table-cell>
          <table:table-cell table:style-name="ce29"/>
          <table:table-cell table:style-name="ce33" office:value-type="currency" office:currency="COP" office:value="22000">
            <office:annotation draw:style-name="gr1" draw:text-style-name="P1" svg:width="2.899cm" svg:height="0.596cm" svg:x="65.437cm" svg:y="4.281cm" draw:caption-point-x="-0.367cm" draw:caption-point-y="1.274cm">
              <dc:creator>DM</dc:creator>
              <dc:date>2013-01-10T00:00:00</dc:date>
              <text:p text:style-name="P1"><text:span text:style-name="T1">Pagó 19/11/12</text:span></text:p>
            </office:annotation>
            <text:p>$22.000,00</text:p>
          </table:table-cell>
          <table:table-cell table:style-name="ce33" office:value-type="currency" office:currency="COP" office:value="54984">
            <office:annotation draw:style-name="gr1" draw:text-style-name="P1" svg:width="2.899cm" svg:height="0.596cm" svg:x="67.577cm" svg:y="4.281cm" draw:caption-point-x="-0.359cm" draw:caption-point-y="1.274cm">
              <dc:creator>DM</dc:creator>
              <dc:date>2013-01-10T00:00:00</dc:date>
              <text:p text:style-name="P1"><text:span text:style-name="T1">Pagó 13/12/12</text:span></text:p>
            </office:annotation>
            <text:p>$54.984,00</text:p>
          </table:table-cell>
          <table:table-cell table:style-name="ce33" office:value-type="currency" office:currency="COP" office:value="55000">
            <office:annotation draw:style-name="gr1" draw:text-style-name="P1" svg:width="2.899cm" svg:height="0.596cm" svg:x="69.642cm" svg:y="4.33cm" draw:caption-point-x="-0.351cm" draw:caption-point-y="1.225cm">
              <dc:creator>DM</dc:creator>
              <dc:date>2013-03-12T00:00:00</dc:date>
              <text:p text:style-name="P1"><text:span text:style-name="T1">Pagó el 12/03/13</text:span></text:p>
            </office:annotation>
            <text:p>$55.000,00</text:p>
          </table:table-cell>
          <table:table-cell table:style-name="ce33" office:value-type="currency" office:currency="COP" office:value="55000">
            <office:annotation draw:style-name="gr1" draw:text-style-name="P1" svg:width="2.899cm" svg:height="0.596cm" svg:x="71.707cm" svg:y="4.33cm" draw:caption-point-x="-0.343cm" draw:caption-point-y="1.225cm">
              <dc:creator>DM</dc:creator>
              <dc:date>2013-03-12T00:00:00</dc:date>
              <text:p text:style-name="P1"><text:span text:style-name="T1">Pagó el 12/03/13</text:span></text:p>
            </office:annotation>
            <text:p>$55.000,00</text:p>
          </table:table-cell>
          <table:table-cell table:style-name="ce33" office:value-type="currency" office:currency="COP" office:value="55000">
            <office:annotation draw:style-name="gr1" draw:text-style-name="P1" svg:width="2.899cm" svg:height="0.596cm" svg:x="73.772cm" svg:y="4.33cm" draw:caption-point-x="-0.336cm" draw:caption-point-y="1.225cm">
              <dc:creator>DM</dc:creator>
              <dc:date>2013-03-12T00:00:00</dc:date>
              <text:p text:style-name="P1"><text:span text:style-name="T1">Pagó el 12/03/13</text:span></text:p>
            </office:annotation>
            <text:p>$55.000,00</text:p>
          </table:table-cell>
          <table:table-cell table:style-name="ce33" office:value-type="currency" office:currency="COP" office:value="55000">
            <office:annotation draw:style-name="gr1" draw:text-style-name="P1" svg:width="2.899cm" svg:height="0.596cm" svg:x="76.207cm" svg:y="4.417cm" draw:caption-point-x="-0.328cm" draw:caption-point-y="1.138cm">
              <dc:creator>DM</dc:creator>
              <dc:date>2013-05-29T00:00:00</dc:date>
              <text:p text:style-name="P1"><text:span text:style-name="T1">Pagó el 29/05/13</text:span></text:p>
            </office:annotation>
            <text:p>$55.000,00</text:p>
          </table:table-cell>
          <table:table-cell table:style-name="ce33" office:value-type="currency" office:currency="COP" office:value="55000">
            <office:annotation draw:style-name="gr1" draw:text-style-name="P1" svg:width="2.899cm" svg:height="0.596cm" svg:x="78.642cm" svg:y="4.417cm" draw:caption-point-x="-0.32cm" draw:caption-point-y="1.138cm">
              <dc:creator>DM</dc:creator>
              <dc:date>2013-05-29T00:00:00</dc:date>
              <text:p text:style-name="P1"><text:span text:style-name="T1">Pagó el 29/05/13</text:span></text:p>
            </office:annotation>
            <text:p>$55.000,00</text:p>
          </table:table-cell>
          <table:table-cell table:number-columns-repeated="4" table:style-name="ce37" office:value-type="currency" office:currency="COP" office:value="55000">
            <text:p>$55.000,00</text:p>
          </table:table-cell>
          <table:table-cell table:style-name="ce53" office:value-type="string">
            <text:p>Estuvo sin reportar desde el 14/07/13 hasta el 24/07/13, porque tuvo el vehículo en el taller.</text:p>
          </table:table-cell>
          <table:table-cell table:style-name="ce5"/>
          <table:table-cell table:style-name="ce57" office:value-type="date" office:date-value="2013-06-01">
            <text:p>01/06/13</text:p>
          </table:table-cell>
          <table:table-cell table:style-name="ce57" office:value-type="date" office:date-value="2013-06-20">
            <text:p>20/06/13</text:p>
          </table:table-cell>
          <table:table-cell table:style-name="ce63" office:value-type="date" office:date-value="2013-06-29">
            <text:p>29/06/13</text:p>
          </table:table-cell>
          <table:table-cell table:style-name="ce8"/>
          <table:table-cell table:style-name="ce57" office:value-type="date" office:date-value="2013-07-02">
            <text:p>02/07/13</text:p>
          </table:table-cell>
          <table:table-cell table:style-name="ce57" office:value-type="date" office:date-value="2013-07-09">
            <text:p>09/07/13</text:p>
          </table:table-cell>
          <table:table-cell table:style-name="ce63" office:value-type="date" office:date-value="2013-07-22">
            <text:p>22/07/13</text:p>
          </table:table-cell>
          <table:table-cell table:style-name="ce23" office:value-type="string">
            <text:p>Llamada 24, contestó Camilo, él está de luna de miel, el vehículo está barado en el taller.</text:p>
          </table:table-cell>
          <table:table-cell/>
          <table:table-cell table:style-name="ce57" office:value-type="date" office:date-value="2013-08-09">
            <text:p>09/08/13</text:p>
          </table:table-cell>
          <table:table-cell table:style-name="ce63" office:value-type="date" office:date-value="2013-08-20">
            <text:p>20/08/13</text:p>
          </table:table-cell>
          <table:table-cell table:style-name="ce57" office:value-type="date" office:date-value="2013-08-27">
            <text:p>27/08/13</text:p>
          </table:table-cell>
          <table:table-cell/>
          <table:table-cell table:style-name="ce57" office:value-type="date" office:date-value="2013-09-09">
            <text:p>09/09/13</text:p>
          </table:table-cell>
          <table:table-cell table:style-name="ce57" office:value-type="date" office:date-value="2013-09-21">
            <text:p>21/09/13</text:p>
          </table:table-cell>
          <table:table-cell table:style-name="ce61" office:value-type="string">
            <text:p>Llamada 24</text:p>
          </table:table-cell>
          <table:table-cell office:value-type="string">
            <text:p>le envié el número de la cuenta</text:p>
          </table:table-cell>
          <table:table-cell table:number-columns-repeated="977"/>
        </table:table-row>
        <table:table-row table:style-name="ro3">
          <table:table-cell table:style-name="ce3" office:value-type="string">
            <text:p>C-0516</text:p>
          </table:table-cell>
          <table:table-cell table:style-name="ce3" office:value-type="string">
            <text:p>FV-000046 – 55 – 71</text:p>
          </table:table-cell>
          <table:table-cell table:style-name="ce6" office:value-type="string">
            <text:p>Andrés Moreno Sierra</text:p>
          </table:table-cell>
          <table:table-cell table:style-name="ce14" office:value-type="float" office:value="18397404">
            <text:p>18397404</text:p>
          </table:table-cell>
          <table:table-cell table:style-name="ce6" table:number-columns-repeated="3"/>
          <table:table-cell table:style-name="ce6" office:value-type="string">
            <text:p>Mza 4 Casa 15 Laureles 3</text:p>
          </table:table-cell>
          <table:table-cell table:style-name="ce17" office:value-type="float" office:value="3136490129">
            <text:p>3136490129</text:p>
          </table:table-cell>
          <table:table-cell table:style-name="ce17" office:value-type="float" office:value="3162991645">
            <text:p>3162991645</text:p>
          </table:table-cell>
          <table:table-cell table:style-name="ce6"/>
          <table:table-cell table:style-name="ce6" office:value-type="string">
            <text:p><text:a xlink:href="mailto:andresmorenoss@hotmail.com" xlink:type="simple">andresmorenoss@hotmail.com</text:a></text:p>
          </table:table-cell>
          <table:table-cell table:style-name="ce14" office:value-type="string">
            <text:p>ZKI113</text:p>
          </table:table-cell>
          <table:table-cell table:style-name="ce26" office:value-type="date" office:date-value="2012-11-24">
            <text:p>24/11/12</text:p>
          </table:table-cell>
          <table:table-cell table:style-name="ce6"/>
          <table:table-cell table:style-name="ce31" office:value-type="currency" office:currency="COP" office:value="55000">
            <text:p>$55.000,00</text:p>
          </table:table-cell>
          <table:table-cell table:style-name="ce31"/>
          <table:table-cell table:style-name="ce31" office:value-type="currency" office:currency="COP" office:value="13000">
            <office:annotation draw:style-name="gr1" draw:text-style-name="P1" svg:width="2.899cm" svg:height="0.596cm" svg:x="65.437cm" svg:y="4.825cm" draw:caption-point-x="-0.367cm" draw:caption-point-y="1.183cm">
              <dc:creator>DM</dc:creator>
              <dc:date>2013-01-10T00:00:00</dc:date>
              <text:p text:style-name="P1"><text:span text:style-name="T1">Pagó 24/11/12</text:span></text:p>
            </office:annotation>
            <text:p>$13.000,00</text:p>
          </table:table-cell>
          <table:table-cell table:style-name="ce31" office:value-type="currency" office:currency="COP" office:value="55000">
            <office:annotation draw:style-name="gr1" draw:text-style-name="P1" svg:width="2.899cm" svg:height="1.386cm" svg:x="67.577cm" svg:y="4.821cm" draw:caption-point-x="-0.359cm" draw:caption-point-y="1.187cm">
              <dc:creator>DM</dc:creator>
              <dc:date>2013-01-10T00:00:00</dc:date>
              <text:p text:style-name="P1"><text:span text:style-name="T1">Consignados el 17/12/12 desde Calarcá</text:span></text:p>
            </office:annotation>
            <text:p>$55.000,00</text:p>
          </table:table-cell>
          <table:table-cell table:style-name="ce31" office:value-type="currency" office:currency="COP" office:value="55000">
            <office:annotation draw:style-name="gr1" draw:text-style-name="P1" svg:width="2.899cm" svg:height="1.386cm" svg:x="69.642cm" svg:y="4.825cm" draw:caption-point-x="-0.351cm" draw:caption-point-y="1.183cm">
              <dc:creator>DM</dc:creator>
              <dc:date>2013-01-10T00:00:00</dc:date>
              <text:p text:style-name="P1"><text:span text:style-name="T1">Consignados el 03/01/13 desde Calarcá</text:span></text:p>
            </office:annotation>
            <text:p>$55.000,00</text:p>
          </table:table-cell>
          <table:table-cell table:style-name="ce31" office:value-type="currency" office:currency="COP" office:value="55000">
            <office:annotation draw:style-name="gr1" draw:text-style-name="P1" svg:width="2.899cm" svg:height="1.386cm" svg:x="71.707cm" svg:y="4.848cm" draw:caption-point-x="-0.343cm" draw:caption-point-y="1.16cm">
              <dc:creator>DM</dc:creator>
              <dc:date>2013-02-06T00:00:00</dc:date>
              <text:p text:style-name="P1"><text:span text:style-name="T1">Consignó el 04/02/13 desde Calarcá</text:span></text:p>
            </office:annotation>
            <text:p>$55.000,00</text:p>
          </table:table-cell>
          <table:table-cell table:style-name="ce31" office:value-type="currency" office:currency="COP" office:value="55000">
            <office:annotation draw:style-name="gr1" draw:text-style-name="P1" svg:width="2.899cm" svg:height="1.386cm" svg:x="73.772cm" svg:y="4.873cm" draw:caption-point-x="-0.336cm" draw:caption-point-y="1.135cm">
              <dc:creator>DM</dc:creator>
              <dc:date>2013-03-09T00:00:00</dc:date>
              <text:p text:style-name="P1"><text:span text:style-name="T1">Consignó desde Calarcá el 08/03/13</text:span></text:p>
            </office:annotation>
            <text:p>$55.000,00</text:p>
          </table:table-cell>
          <table:table-cell table:style-name="ce31" table:number-columns-repeated="3"/>
          <table:table-cell table:style-name="ce43"/>
          <table:table-cell table:style-name="ce31" table:number-columns-repeated="2"/>
          <table:table-cell table:style-name="ce6"/>
          <table:table-cell table:style-name="ce26" office:value-type="date" office:date-value="2013-04-25">
            <text:p>25/04/13</text:p>
          </table:table-cell>
          <table:table-cell table:style-name="ce6" table:number-columns-repeated="4"/>
          <table:table-cell table:style-name="ce31"/>
          <table:table-cell table:style-name="ce6" table:number-columns-repeated="989"/>
        </table:table-row>
        <table:table-row table:style-name="ro2">
          <table:table-cell table:style-name="ce2" office:value-type="string">
            <text:p>C-0512</text:p>
          </table:table-cell>
          <table:table-cell table:style-name="ce2"/>
          <table:table-cell office:value-type="string">
            <text:p>Juan Darío Aguilar Zapata</text:p>
          </table:table-cell>
          <table:table-cell table:style-name="ce13" office:value-type="float" office:value="70418896">
            <text:p>70418896</text:p>
          </table:table-cell>
          <table:table-cell table:number-columns-repeated="3"/>
          <table:table-cell office:value-type="string">
            <text:p>Cra. 46A Nº 39 Sur-59 Simón Bolívar</text:p>
          </table:table-cell>
          <table:table-cell table:style-name="ce9" office:value-type="float" office:value="2706660">
            <text:p>2706660</text:p>
          </table:table-cell>
          <table:table-cell table:style-name="ce9" office:value-type="float" office:value="3207975303">
            <text:p>3207975303</text:p>
          </table:table-cell>
          <table:table-cell table:style-name="ce9" office:value-type="float" office:value="3217012545">
            <text:p>3217012545</text:p>
          </table:table-cell>
          <table:table-cell office:value-type="string">
            <text:p>juan.a34@hotmail.com</text:p>
          </table:table-cell>
          <table:table-cell table:style-name="ce4" office:value-type="string">
            <text:p>SNA685</text:p>
          </table:table-cell>
          <table:table-cell table:style-name="ce27" office:value-type="date" office:date-value="2012-11-25">
            <text:p>25/11/12</text:p>
          </table:table-cell>
          <table:table-cell/>
          <table:table-cell table:style-name="ce29" office:value-type="currency" office:currency="COP" office:value="55000">
            <text:p>$55.000,00</text:p>
          </table:table-cell>
          <table:table-cell table:style-name="ce29"/>
          <table:table-cell table:style-name="ce33" office:value-type="currency" office:currency="COP" office:value="11000">
            <office:annotation draw:style-name="gr1" draw:text-style-name="P1" svg:width="2.899cm" svg:height="0.596cm" svg:x="65.437cm" svg:y="5.32cm" draw:caption-point-x="-0.367cm" draw:caption-point-y="1.161cm">
              <dc:creator>DM</dc:creator>
              <dc:date>2013-01-10T00:00:00</dc:date>
              <text:p text:style-name="P1"><text:span text:style-name="T1">Pagó 25/11/12</text:span></text:p>
            </office:annotation>
            <text:p>$11.000,00</text:p>
          </table:table-cell>
          <table:table-cell table:style-name="ce33" office:value-type="currency" office:currency="COP" office:value="55000">
            <office:annotation draw:style-name="gr1" draw:text-style-name="P1" svg:width="2.899cm" svg:height="1.386cm" svg:x="67.577cm" svg:y="5.32cm" draw:caption-point-x="-0.359cm" draw:caption-point-y="1.161cm">
              <dc:creator>DM</dc:creator>
              <dc:date>2013-02-13T00:00:00</dc:date>
              <text:p text:style-name="P1"><text:span text:style-name="T1">Consignó desde Medellín el 02/01/13</text:span></text:p>
            </office:annotation>
            <text:p>$55.000,00</text:p>
          </table:table-cell>
          <table:table-cell table:style-name="ce33" office:value-type="currency" office:currency="COP" office:value="55000">
            <office:annotation draw:style-name="gr1" draw:text-style-name="P1" svg:width="2.899cm" svg:height="1.386cm" svg:x="69.642cm" svg:y="5.37cm" draw:caption-point-x="-0.351cm" draw:caption-point-y="1.111cm">
              <dc:creator>DM</dc:creator>
              <dc:date>2013-03-13T00:00:00</dc:date>
              <text:p text:style-name="P1"><text:span text:style-name="T1">Consignó desde Barranquilla el 13/03/13</text:span></text:p>
            </office:annotation>
            <text:p>$55.000,00</text:p>
          </table:table-cell>
          <table:table-cell table:style-name="ce33" office:value-type="currency" office:currency="COP" office:value="55000">
            <office:annotation draw:style-name="gr1" draw:text-style-name="P1" svg:width="2.899cm" svg:height="1.386cm" svg:x="71.707cm" svg:y="5.453cm" draw:caption-point-x="-0.343cm" draw:caption-point-y="1.028cm">
              <dc:creator>DM</dc:creator>
              <dc:date>2013-05-28T00:00:00</dc:date>
              <text:p text:style-name="P1"><text:span text:style-name="T1">Consignó desde Medellín el 27/05/13</text:span></text:p>
            </office:annotation>
            <text:p>$55.000,00</text:p>
          </table:table-cell>
          <table:table-cell table:style-name="ce33" office:value-type="currency" office:currency="COP" office:value="55000">
            <office:annotation draw:style-name="gr1" draw:text-style-name="P1" svg:width="2.899cm" svg:height="1.386cm" svg:x="73.772cm" svg:y="5.453cm" draw:caption-point-x="-0.336cm" draw:caption-point-y="1.028cm">
              <dc:creator>DM</dc:creator>
              <dc:date>2013-05-28T00:00:00</dc:date>
              <text:p text:style-name="P1"><text:span text:style-name="T1">Consignó desde Medellín el 27/05/13</text:span></text:p>
            </office:annotation>
            <text:p>$55.000,00</text:p>
          </table:table-cell>
          <table:table-cell table:style-name="ce33" office:value-type="currency" office:currency="COP" office:value="55000">
            <office:annotation draw:style-name="gr1" draw:text-style-name="P1" svg:width="2.899cm" svg:height="1.386cm" svg:x="76.207cm" svg:y="5.453cm" draw:caption-point-x="-0.328cm" draw:caption-point-y="1.028cm">
              <dc:creator>DM</dc:creator>
              <dc:date>2013-05-28T00:00:00</dc:date>
              <text:p text:style-name="P1"><text:span text:style-name="T1">Consignó desde Medellín el 27/05/13</text:span></text:p>
            </office:annotation>
            <text:p>$55.000,00</text:p>
          </table:table-cell>
          <table:table-cell table:style-name="ce33" office:value-type="currency" office:currency="COP" office:value="55000">
            <office:annotation draw:style-name="gr1" draw:text-style-name="P1" svg:width="2.899cm" svg:height="1.386cm" svg:x="78.642cm" svg:y="5.453cm" draw:caption-point-x="-0.32cm" draw:caption-point-y="1.028cm">
              <dc:creator>DM</dc:creator>
              <dc:date>2013-05-28T00:00:00</dc:date>
              <text:p text:style-name="P1"><text:span text:style-name="T1">Consignó desde Medellín el 27/05/13</text:span></text:p>
            </office:annotation>
            <text:p>$55.000,00</text:p>
          </table:table-cell>
          <table:table-cell table:style-name="ce33" office:value-type="currency" office:currency="COP" office:value="55000">
            <office:annotation draw:style-name="gr1" draw:text-style-name="P1" svg:width="2.899cm" svg:height="1.386cm" svg:x="81.678cm" svg:y="5.082cm" draw:caption-point-x="-0.61cm" draw:caption-point-y="1.399cm">
              <dc:date>2013-08-22T00:00:00</dc:date>
              <text:p text:style-name="P1"><text:span text:style-name="T1">Consignó desde Sahagún el 22/08/13</text:span></text:p>
            </office:annotation>
            <text:p>$55.000,00</text:p>
          </table:table-cell>
          <table:table-cell table:style-name="ce33" office:value-type="currency" office:currency="COP" office:value="55000">
            <office:annotation draw:style-name="gr1" draw:text-style-name="P1" svg:width="2.899cm" svg:height="1.448cm" svg:x="84.425cm" svg:y="5.082cm" draw:caption-point-x="-0.61cm" draw:caption-point-y="1.399cm">
              <dc:date>2013-08-22T00:00:00</dc:date>
              <text:p text:style-name="P1"><text:span text:style-name="T2">Consignó desde </text:span><text:span text:style-name="T3">Sahagún el 22/08/13</text:span></text:p>
            </office:annotation>
            <text:p>$55.000,00</text:p>
          </table:table-cell>
          <table:table-cell table:style-name="ce33" office:value-type="currency" office:currency="COP" office:value="55000">
            <office:annotation draw:style-name="gr1" draw:text-style-name="P1" svg:width="2.899cm" svg:height="1.448cm" svg:x="86.49cm" svg:y="5.082cm" draw:caption-point-x="-0.61cm" draw:caption-point-y="1.399cm">
              <dc:date>2013-08-22T00:00:00</dc:date>
              <text:p text:style-name="P1"><text:span text:style-name="T2">Consignó desde </text:span><text:span text:style-name="T3">Sahagún el 22/08/13</text:span></text:p>
            </office:annotation>
            <text:p>$55.000,00</text:p>
          </table:table-cell>
          <table:table-cell table:style-name="ce37" office:value-type="currency" office:currency="COP" office:value="55000">
            <text:p>$55.000,00</text:p>
          </table:table-cell>
          <table:table-cell table:style-name="ce8" office:value-type="string">
            <text:p>Abona 15000 para septiembre</text:p>
          </table:table-cell>
          <table:table-cell table:style-name="ce5"/>
          <table:table-cell table:style-name="ce22" table:number-columns-repeated="3"/>
          <table:table-cell table:style-name="ce8"/>
          <table:table-cell table:style-name="ce22" table:number-columns-repeated="2"/>
          <table:table-cell table:style-name="ce8"/>
          <table:table-cell table:style-name="ce22"/>
          <table:table-cell table:number-columns-repeated="986"/>
        </table:table-row>
        <table:table-row table:style-name="ro2">
          <table:table-cell table:style-name="ce2" office:value-type="string">
            <text:p>C-0513</text:p>
          </table:table-cell>
          <table:table-cell table:style-name="ce2"/>
          <table:table-cell table:style-name="ce9" office:value-type="string">
            <text:p>Herman Andrés Henao Cano</text:p>
          </table:table-cell>
          <table:table-cell table:style-name="ce13" office:value-type="float" office:value="15961708">
            <text:p>15961708</text:p>
          </table:table-cell>
          <table:table-cell/>
          <table:table-cell table:style-name="ce8" table:number-columns-repeated="2"/>
          <table:table-cell office:value-type="string">
            <text:p>Cra. 17 Nº 17-40 Las Américas</text:p>
          </table:table-cell>
          <table:table-cell table:style-name="ce8"/>
          <table:table-cell table:style-name="ce9" office:value-type="float" office:value="3146269290">
            <text:p>3146269290</text:p>
          </table:table-cell>
          <table:table-cell table:style-name="ce8" table:number-columns-repeated="2"/>
          <table:table-cell table:style-name="ce13" office:value-type="string">
            <text:p>HFJ710</text:p>
          </table:table-cell>
          <table:table-cell table:style-name="ce27" office:value-type="date" office:date-value="2012-11-28">
            <text:p>28/11/12</text:p>
          </table:table-cell>
          <table:table-cell/>
          <table:table-cell table:style-name="ce29" office:value-type="currency" office:currency="COP" office:value="55000">
            <office:annotation draw:style-name="gr1" draw:text-style-name="P1" svg:width="2.899cm" svg:height="0.991cm" svg:x="61.435cm" svg:y="5.732cm" draw:caption-point-x="-0.381cm" draw:caption-point-y="1.203cm">
              <dc:creator>DM</dc:creator>
              <dc:date>2012-11-28T00:00:00</dc:date>
              <text:p text:style-name="P1"><text:span text:style-name="T1">Gratis primera mensualidad</text:span></text:p>
            </office:annotation>
            <text:p>$55.000,00</text:p>
          </table:table-cell>
          <table:table-cell table:style-name="ce29"/>
          <table:table-cell table:style-name="ce33" office:value-type="string">
            <text:p>GRATIS</text:p>
          </table:table-cell>
          <table:table-cell table:style-name="ce33" office:value-type="currency" office:currency="COP" office:value="7350">
            <office:annotation draw:style-name="gr1" draw:text-style-name="P1" svg:width="2.899cm" svg:height="0.596cm" svg:x="67.577cm" svg:y="5.769cm" draw:caption-point-x="-0.359cm" draw:caption-point-y="1.166cm">
              <dc:creator>DM</dc:creator>
              <dc:date>2013-01-17T00:00:00</dc:date>
              <text:p text:style-name="P1"><text:span text:style-name="T1">Pagó 17/01/13</text:span></text:p>
            </office:annotation>
            <text:p>$7.350,00</text:p>
          </table:table-cell>
          <table:table-cell table:style-name="ce33" office:value-type="currency" office:currency="COP" office:value="35000">
            <office:annotation draw:style-name="gr1" draw:text-style-name="P1" svg:width="2.899cm" svg:height="0.596cm" svg:x="69.642cm" svg:y="5.837cm" draw:caption-point-x="-0.351cm" draw:caption-point-y="1.098cm">
              <dc:creator>DM</dc:creator>
              <dc:date>2013-04-15T00:00:00</dc:date>
              <text:p text:style-name="P1"><text:span text:style-name="T1">Pagó el 15/04/13</text:span></text:p>
            </office:annotation>
            <text:p>$35.000,00</text:p>
          </table:table-cell>
          <table:table-cell table:style-name="ce33" office:value-type="currency" office:currency="COP" office:value="55000">
            <office:annotation draw:style-name="gr1" draw:text-style-name="P1" svg:width="2.899cm" svg:height="0.596cm" svg:x="71.707cm" svg:y="5.837cm" draw:caption-point-x="-0.343cm" draw:caption-point-y="1.098cm">
              <dc:creator>DM</dc:creator>
              <dc:date>2013-04-15T00:00:00</dc:date>
              <text:p text:style-name="P1"><text:span text:style-name="T1">Pagó el 15/04/13</text:span></text:p>
            </office:annotation>
            <text:p>$55.000,00</text:p>
          </table:table-cell>
          <table:table-cell table:style-name="ce33" office:value-type="currency" office:currency="COP" office:value="55000">
            <office:annotation draw:style-name="gr1" draw:text-style-name="P1" svg:width="2.899cm" svg:height="0.596cm" svg:x="73.772cm" svg:y="5.837cm" draw:caption-point-x="-0.336cm" draw:caption-point-y="1.098cm">
              <dc:creator>DM</dc:creator>
              <dc:date>2013-04-15T00:00:00</dc:date>
              <text:p text:style-name="P1"><text:span text:style-name="T1">Pagó el 15/04/13</text:span></text:p>
            </office:annotation>
            <text:p>$55.000,00</text:p>
          </table:table-cell>
          <table:table-cell table:number-columns-repeated="2" table:style-name="ce37" office:value-type="currency" office:currency="COP" office:value="55000">
            <text:p>$55.000,00</text:p>
          </table:table-cell>
          <table:table-cell table:style-name="ce37" office:value-type="currency" office:currency="COP" office:value="0">
            <text:p>$0,00</text:p>
          </table:table-cell>
          <table:table-cell table:number-columns-repeated="3" table:style-name="ce37" office:value-type="currency" office:currency="COP" office:value="55000">
            <text:p>$55.000,00</text:p>
          </table:table-cell>
          <table:table-cell table:style-name="ce53" office:value-type="string">
            <text:p>Estuvo sin reportar desde el 25/04/13 hasta el 28/06/13, porque tuvo el vehículo en el taller. Cuando llegue a Manizales cancela o abona.</text:p>
          </table:table-cell>
          <table:table-cell table:style-name="ce5"/>
          <table:table-cell table:style-name="ce57" office:value-type="date" office:date-value="2013-08-09">
            <text:p>09/08/13</text:p>
          </table:table-cell>
          <table:table-cell table:style-name="ce57" office:value-type="date" office:date-value="2013-08-27">
            <text:p>27/08/13</text:p>
          </table:table-cell>
          <table:table-cell table:style-name="ce22"/>
          <table:table-cell table:style-name="ce57" office:value-type="date" office:date-value="2013-09-09">
            <text:p>09/09/13</text:p>
          </table:table-cell>
          <table:table-cell table:style-name="ce23" office:value-type="string">
            <text:p>Llamada 11, no contesta</text:p>
          </table:table-cell>
          <table:table-cell table:style-name="ce57" office:value-type="date" office:date-value="2013-09-21">
            <text:p>21/09/13</text:p>
          </table:table-cell>
          <table:table-cell table:style-name="ce61" office:value-type="string">
            <text:p>Llamada 21</text:p>
          </table:table-cell>
          <table:table-cell table:style-name="ce8" office:value-type="string">
            <text:p>Abona más tarde</text:p>
          </table:table-cell>
          <table:table-cell table:style-name="ce22"/>
          <table:table-cell table:style-name="ce8"/>
          <table:table-cell table:style-name="ce22"/>
          <table:table-cell table:number-columns-repeated="983"/>
        </table:table-row>
        <table:table-row table:style-name="ro2">
          <table:table-cell table:style-name="ce2" office:value-type="string">
            <text:p>C-0514</text:p>
          </table:table-cell>
          <table:table-cell table:style-name="ce2"/>
          <table:table-cell office:value-type="string">
            <text:p>Carlos Eduardo Osorio</text:p>
          </table:table-cell>
          <table:table-cell table:style-name="ce13" office:value-type="float" office:value="79271572">
            <text:p>79271572</text:p>
          </table:table-cell>
          <table:table-cell table:number-columns-repeated="3"/>
          <table:table-cell office:value-type="string">
            <text:p>Calle 45 Bis Nº 81C-67 Sur – Britalia</text:p>
          </table:table-cell>
          <table:table-cell table:style-name="ce9" office:value-type="float" office:value="4501923">
            <text:p>4501923</text:p>
          </table:table-cell>
          <table:table-cell table:style-name="ce9" office:value-type="float" office:value="3133244277">
            <text:p>3133244277</text:p>
          </table:table-cell>
          <table:table-cell/>
          <table:table-cell table:style-name="ce21"/>
          <table:table-cell table:style-name="ce13" office:value-type="string">
            <text:p>SPX976</text:p>
          </table:table-cell>
          <table:table-cell table:style-name="ce21" office:value-type="date" office:date-value="2012-12-05">
            <text:p>05/12/12</text:p>
          </table:table-cell>
          <table:table-cell/>
          <table:table-cell table:style-name="ce29" office:value-type="currency" office:currency="COP" office:value="55000">
            <text:p>$55.000,00</text:p>
          </table:table-cell>
          <table:table-cell table:style-name="ce29"/>
          <table:table-cell table:style-name="ce8"/>
          <table:table-cell table:style-name="ce33" office:value-type="currency" office:currency="COP" office:value="49500">
            <office:annotation draw:style-name="gr1" draw:text-style-name="P1" svg:width="2.899cm" svg:height="0.596cm" svg:x="67.577cm" svg:y="6.221cm" draw:caption-point-x="-0.359cm" draw:caption-point-y="1.167cm">
              <dc:creator>DM</dc:creator>
              <dc:date>2013-01-10T00:00:00</dc:date>
              <text:p text:style-name="P1"><text:span text:style-name="T1">Pagó 05/12/12</text:span></text:p>
            </office:annotation>
            <text:p>$49.500,00</text:p>
          </table:table-cell>
          <table:table-cell table:style-name="ce33" office:value-type="currency" office:currency="COP" office:value="55000">
            <office:annotation draw:style-name="gr1" draw:text-style-name="P1" svg:width="2.899cm" svg:height="0.596cm" svg:x="69.642cm" svg:y="6.222cm" draw:caption-point-x="-0.351cm" draw:caption-point-y="1.166cm">
              <dc:creator>DM</dc:creator>
              <dc:date>2013-01-11T00:00:00</dc:date>
              <text:p text:style-name="P1"><text:span text:style-name="T1">Pagó 11/01/13</text:span></text:p>
            </office:annotation>
            <text:p>$55.000,00</text:p>
          </table:table-cell>
          <table:table-cell table:style-name="ce33" office:value-type="currency" office:currency="COP" office:value="55000">
            <office:annotation draw:style-name="gr1" draw:text-style-name="P1" svg:width="2.899cm" svg:height="0.596cm" svg:x="71.707cm" svg:y="6.246cm" draw:caption-point-x="-0.343cm" draw:caption-point-y="1.142cm">
              <dc:creator>DM</dc:creator>
              <dc:date>2013-02-07T00:00:00</dc:date>
              <text:p text:style-name="P1"><text:span text:style-name="T1">Pagó el 07/02/13</text:span></text:p>
            </office:annotation>
            <text:p>$55.000,00</text:p>
          </table:table-cell>
          <table:table-cell table:style-name="ce33" office:value-type="currency" office:currency="COP" office:value="55000">
            <office:annotation draw:style-name="gr1" draw:text-style-name="P1" svg:width="2.899cm" svg:height="1.386cm" svg:x="73.772cm" svg:y="6.27cm" draw:caption-point-x="-0.336cm" draw:caption-point-y="1.118cm">
              <dc:creator>DM</dc:creator>
              <dc:date>2013-03-12T00:00:00</dc:date>
              <text:p text:style-name="P1"><text:span text:style-name="T1">Consignó desde Bogotá el 12/03/13</text:span></text:p>
            </office:annotation>
            <text:p>$55.000,00</text:p>
          </table:table-cell>
          <table:table-cell table:style-name="ce33" office:value-type="currency" office:currency="COP" office:value="0">
            <office:annotation draw:style-name="gr1" draw:text-style-name="P1" svg:width="2.899cm" svg:height="0.991cm" svg:x="76.207cm" svg:y="6.31cm" draw:caption-point-x="-0.328cm" draw:caption-point-y="1.078cm">
              <dc:creator>DM</dc:creator>
              <dc:date>2013-04-20T00:00:00</dc:date>
              <text:p text:style-name="P1"><text:span text:style-name="T1">Estuvo sin reportar</text:span></text:p>
            </office:annotation>
            <text:p>$0,00</text:p>
          </table:table-cell>
          <table:table-cell table:style-name="ce33" office:value-type="currency" office:currency="COP" office:value="55000">
            <office:annotation draw:style-name="gr1" draw:text-style-name="P1" svg:width="2.899cm" svg:height="0.596cm" svg:x="78.642cm" svg:y="6.311cm" draw:caption-point-x="-0.32cm" draw:caption-point-y="1.077cm">
              <dc:creator>DM</dc:creator>
              <dc:date>2013-04-20T00:00:00</dc:date>
              <text:p text:style-name="P1"><text:span text:style-name="T1">Pagó el 20/04/13</text:span></text:p>
            </office:annotation>
            <text:p>$55.000,00</text:p>
          </table:table-cell>
          <table:table-cell table:style-name="ce33" office:value-type="currency" office:currency="COP" office:value="55000">
            <office:annotation draw:style-name="gr1" draw:text-style-name="P1" svg:width="2.899cm" svg:height="0.596cm" svg:x="81.38cm" svg:y="6.311cm" draw:caption-point-x="-0.312cm" draw:caption-point-y="1.077cm">
              <dc:creator>DM</dc:creator>
              <dc:date>2013-04-20T00:00:00</dc:date>
              <text:p text:style-name="P1"><text:span text:style-name="T1">Pagó el 20/04/13</text:span></text:p>
            </office:annotation>
            <text:p>$55.000,00</text:p>
          </table:table-cell>
          <table:table-cell table:style-name="ce33" office:value-type="currency" office:currency="COP" office:value="55000">
            <office:annotation draw:style-name="gr1" draw:text-style-name="P1" svg:width="2.899cm" svg:height="1.781cm" svg:x="84.425cm" svg:y="6.159cm" draw:caption-point-x="-0.61cm" draw:caption-point-y="1.229cm">
              <dc:date>2013-07-29T00:00:00</dc:date>
              <text:p text:style-name="P1"><text:span text:style-name="T1">Consignó desde Bogotá por Servientrega el 29/07/13</text:span></text:p>
            </office:annotation>
            <text:p>$55.000,00</text:p>
          </table:table-cell>
          <table:table-cell table:style-name="ce33" office:value-type="currency" office:currency="COP" office:value="55000">
            <office:annotation draw:style-name="gr1" draw:text-style-name="P1" svg:width="2.899cm" svg:height="1.781cm" svg:x="86.49cm" svg:y="6.159cm" draw:caption-point-x="-0.61cm" draw:caption-point-y="1.229cm">
              <dc:date>2013-07-29T00:00:00</dc:date>
              <text:p text:style-name="P1"><text:span text:style-name="T1">Consignó desde Bogotá por Servientrega el 29/07/13</text:span></text:p>
            </office:annotation>
            <text:p>$55.000,00</text:p>
          </table:table-cell>
          <table:table-cell table:style-name="ce33" office:value-type="currency" office:currency="COP" office:value="55000">
            <office:annotation draw:style-name="gr1" draw:text-style-name="P1" svg:width="2.899cm" svg:height="1.781cm" svg:x="88.861cm" svg:y="6.159cm" draw:caption-point-x="-0.61cm" draw:caption-point-y="1.229cm">
              <dc:date>2013-07-29T00:00:00</dc:date>
              <text:p text:style-name="P1"><text:span text:style-name="T1">Consignó desde Bogotá por Servientrega el 29/07/13</text:span></text:p>
            </office:annotation>
            <text:p>$55.000,00</text:p>
          </table:table-cell>
          <table:table-cell table:number-columns-repeated="2"/>
          <table:table-cell table:style-name="ce22"/>
          <table:table-cell table:style-name="ce8" table:number-columns-repeated="3"/>
          <table:table-cell table:style-name="ce29"/>
          <table:table-cell table:style-name="ce8"/>
          <table:table-cell table:number-columns-repeated="988"/>
        </table:table-row>
        <table:table-row table:style-name="ro2">
          <table:table-cell table:style-name="ce2" office:value-type="string">
            <text:p>C-0517</text:p>
          </table:table-cell>
          <table:table-cell table:style-name="ce2"/>
          <table:table-cell table:style-name="ce8" office:value-type="string">
            <text:p>José Manuel Martínez Hernández</text:p>
          </table:table-cell>
          <table:table-cell table:style-name="ce5" office:value-type="float" office:value="79443247">
            <text:p>79443247</text:p>
          </table:table-cell>
          <table:table-cell table:style-name="ce8" table:number-columns-repeated="3"/>
          <table:table-cell table:style-name="ce8" office:value-type="string">
            <text:p>Cra. 78C Nº 24-41 Sur – San Martín</text:p>
          </table:table-cell>
          <table:table-cell table:style-name="ce8"/>
          <table:table-cell table:style-name="ce12" office:value-type="float" office:value="3103982694">
            <text:p>3103982694</text:p>
          </table:table-cell>
          <table:table-cell table:style-name="ce12" office:value-type="float" office:value="3133595212">
            <text:p>3133595212</text:p>
          </table:table-cell>
          <table:table-cell table:style-name="ce8"/>
          <table:table-cell table:style-name="ce5" office:value-type="string">
            <text:p>SZY426</text:p>
          </table:table-cell>
          <table:table-cell table:style-name="ce22" office:value-type="date" office:date-value="2012-12-10">
            <text:p>10/12/12</text:p>
          </table:table-cell>
          <table:table-cell/>
          <table:table-cell table:style-name="ce29" office:value-type="currency" office:currency="COP" office:value="55000">
            <text:p>$55.000,00</text:p>
          </table:table-cell>
          <table:table-cell table:style-name="ce29"/>
          <table:table-cell table:style-name="ce22"/>
          <table:table-cell table:style-name="ce33" office:value-type="currency" office:currency="COP" office:value="40000">
            <office:annotation draw:style-name="gr1" draw:text-style-name="P1" svg:width="2.899cm" svg:height="0.596cm" svg:x="67.577cm" svg:y="6.671cm" draw:caption-point-x="-0.359cm" draw:caption-point-y="1.17cm">
              <dc:creator>DM</dc:creator>
              <dc:date>2013-01-10T00:00:00</dc:date>
              <text:p text:style-name="P1"><text:span text:style-name="T1">Pagó 10/12/12</text:span></text:p>
            </office:annotation>
            <text:p>$40.000,00</text:p>
          </table:table-cell>
          <table:table-cell table:style-name="ce33" office:value-type="currency" office:currency="COP" office:value="55000">
            <office:annotation draw:style-name="gr1" draw:text-style-name="P1" svg:width="2.899cm" svg:height="1.386cm" svg:x="69.642cm" svg:y="6.687cm" draw:caption-point-x="-0.351cm" draw:caption-point-y="1.154cm">
              <dc:creator>DM</dc:creator>
              <dc:date>2013-01-21T00:00:00</dc:date>
              <text:p text:style-name="P1"><text:span text:style-name="T1">Consignó 21/01/13 desde Medellín</text:span></text:p>
            </office:annotation>
            <text:p>$55.000,00</text:p>
          </table:table-cell>
          <table:table-cell table:style-name="ce33" office:value-type="currency" office:currency="COP" office:value="55000">
            <office:annotation draw:style-name="gr1" draw:text-style-name="P1" svg:width="2.899cm" svg:height="1.386cm" svg:x="71.707cm" svg:y="6.736cm" draw:caption-point-x="-0.343cm" draw:caption-point-y="1.105cm">
              <dc:creator>DM</dc:creator>
              <dc:date>2013-03-21T00:00:00</dc:date>
              <text:p text:style-name="P1"><text:span text:style-name="T1">Consignó desde Bogotá el 20/03/13</text:span></text:p>
            </office:annotation>
            <text:p>$55.000,00</text:p>
          </table:table-cell>
          <table:table-cell table:style-name="ce33" office:value-type="currency" office:currency="COP" office:value="55000">
            <office:annotation draw:style-name="gr1" draw:text-style-name="P1" svg:width="2.899cm" svg:height="1.386cm" svg:x="74.046cm" svg:y="6.442cm" draw:caption-point-x="-0.61cm" draw:caption-point-y="1.399cm">
              <dc:date>2013-08-22T00:00:00</dc:date>
              <text:p text:style-name="P1"><text:span text:style-name="T1">Consignó desde Villavicencio el 22/08/13</text:span></text:p>
            </office:annotation>
            <text:p>$55.000,00</text:p>
          </table:table-cell>
          <table:table-cell table:style-name="ce33" office:value-type="currency" office:currency="COP" office:value="55000">
            <office:annotation draw:style-name="gr1" draw:text-style-name="P1" svg:width="2.899cm" svg:height="1.448cm" svg:x="76.489cm" svg:y="6.442cm" draw:caption-point-x="-0.61cm" draw:caption-point-y="1.399cm">
              <dc:date>2013-08-22T00:00:00</dc:date>
              <text:p text:style-name="P1"><text:span text:style-name="T2">Consignó desde </text:span><text:span text:style-name="T3">Villavicencio el 22/08/13</text:span></text:p>
            </office:annotation>
            <text:p>$55.000,00</text:p>
          </table:table-cell>
          <table:table-cell table:style-name="ce33" office:value-type="currency" office:currency="COP" office:value="55000">
            <office:annotation draw:style-name="gr1" draw:text-style-name="P1" svg:width="2.899cm" svg:height="1.448cm" svg:x="78.932cm" svg:y="6.442cm" draw:caption-point-x="-0.61cm" draw:caption-point-y="1.399cm">
              <dc:date>2013-08-22T00:00:00</dc:date>
              <text:p text:style-name="P1"><text:span text:style-name="T2">Consignó desde </text:span><text:span text:style-name="T3">Villavicencio el 22/08/13</text:span></text:p>
            </office:annotation>
            <text:p>$55.000,00</text:p>
          </table:table-cell>
          <table:table-cell table:style-name="ce33" office:value-type="currency" office:currency="COP" office:value="55000">
            <office:annotation draw:style-name="gr1" draw:text-style-name="P1" svg:width="2.899cm" svg:height="1.448cm" svg:x="81.678cm" svg:y="6.442cm" draw:caption-point-x="-0.61cm" draw:caption-point-y="1.399cm">
              <dc:date>2013-08-22T00:00:00</dc:date>
              <text:p text:style-name="P1"><text:span text:style-name="T2">Consignó desde </text:span><text:span text:style-name="T3">Villavicencio el 22/08/13</text:span></text:p>
            </office:annotation>
            <text:p>$55.000,00</text:p>
          </table:table-cell>
          <table:table-cell table:style-name="ce33" office:value-type="currency" office:currency="COP" office:value="55000">
            <office:annotation draw:style-name="gr1" draw:text-style-name="P1" svg:width="2.899cm" svg:height="1.448cm" svg:x="84.425cm" svg:y="6.442cm" draw:caption-point-x="-0.61cm" draw:caption-point-y="1.399cm">
              <dc:date>2013-08-22T00:00:00</dc:date>
              <text:p text:style-name="P1"><text:span text:style-name="T2">Consignó desde </text:span><text:span text:style-name="T3">Villavicencio el 22/08/13</text:span></text:p>
            </office:annotation>
            <text:p>$55.000,00</text:p>
          </table:table-cell>
          <table:table-cell table:style-name="ce33" office:value-type="currency" office:currency="COP" office:value="55000">
            <office:annotation draw:style-name="gr1" draw:text-style-name="P1" svg:width="2.899cm" svg:height="1.448cm" svg:x="86.49cm" svg:y="6.442cm" draw:caption-point-x="-0.61cm" draw:caption-point-y="1.399cm">
              <dc:date>2013-08-22T00:00:00</dc:date>
              <text:p text:style-name="P1"><text:span text:style-name="T2">Consignó desde </text:span><text:span text:style-name="T3">Villavicencio el 22/08/13</text:span></text:p>
            </office:annotation>
            <text:p>$55.000,00</text:p>
          </table:table-cell>
          <table:table-cell table:style-name="ce37" office:value-type="currency" office:currency="COP" office:value="55000">
            <text:p>$55.000,00</text:p>
          </table:table-cell>
          <table:table-cell table:style-name="ce8"/>
          <table:table-cell table:style-name="ce5"/>
          <table:table-cell table:style-name="ce57" office:value-type="date" office:date-value="2013-09-09">
            <text:p>09/09/13</text:p>
          </table:table-cell>
          <table:table-cell table:style-name="ce57" office:value-type="date" office:date-value="2013-09-21">
            <text:p>21/09/13</text:p>
          </table:table-cell>
          <table:table-cell table:style-name="ce22"/>
          <table:table-cell/>
          <table:table-cell table:style-name="ce22" table:number-columns-repeated="2"/>
          <table:table-cell table:style-name="ce8"/>
          <table:table-cell table:style-name="ce22" table:number-columns-repeated="2"/>
          <table:table-cell table:style-name="ce8" table:number-columns-repeated="2"/>
          <table:table-cell/>
          <table:table-cell table:style-name="ce22" table:number-columns-repeated="2"/>
          <table:table-cell table:style-name="ce8" table:number-columns-repeated="3"/>
          <table:table-cell/>
          <table:table-cell table:style-name="ce8" table:number-columns-repeated="2"/>
          <table:table-cell table:number-columns-repeated="974"/>
        </table:table-row>
        <table:table-row table:style-name="ro2">
          <table:table-cell table:style-name="ce2" office:value-type="string">
            <text:p>C-0515</text:p>
          </table:table-cell>
          <table:table-cell table:style-name="ce2" office:value-type="string">
            <text:p>FV-000044 – 49 – 56 – 70 – 78 – 88 – 111 – 125<text:span text:style-name="T5"> – 137 – 146</text:span></text:p>
          </table:table-cell>
          <table:table-cell office:value-type="string">
            <text:p>Carlos Mauricio Duque Castaño</text:p>
          </table:table-cell>
          <table:table-cell table:style-name="ce13" office:value-type="float" office:value="10289379">
            <text:p>10289379</text:p>
          </table:table-cell>
          <table:table-cell table:number-columns-repeated="3"/>
          <table:table-cell office:value-type="string">
            <text:p>Cra. 28B Nº 69-130 Palermo</text:p>
          </table:table-cell>
          <table:table-cell table:style-name="ce9" office:value-type="float" office:value="8870814">
            <text:p>8870814</text:p>
          </table:table-cell>
          <table:table-cell table:style-name="ce9" office:value-type="float" office:value="3216442553">
            <text:p>3216442553</text:p>
          </table:table-cell>
          <table:table-cell/>
          <table:table-cell office:value-type="string">
            <text:p><text:a xlink:href="mailto:mauroduque27@hotmail.com" xlink:type="simple">mauroduque27@hotmail.com</text:a></text:p>
          </table:table-cell>
          <table:table-cell table:style-name="ce13" office:value-type="string">
            <text:p>SQZ055</text:p>
          </table:table-cell>
          <table:table-cell table:style-name="ce21" office:value-type="date" office:date-value="2012-12-11">
            <text:p>11/12/12</text:p>
          </table:table-cell>
          <table:table-cell table:style-name="ce21"/>
          <table:table-cell table:style-name="ce29" office:value-type="currency" office:currency="COP" office:value="55000">
            <text:p>$55.000,00</text:p>
          </table:table-cell>
          <table:table-cell table:style-name="ce29" table:number-columns-repeated="2"/>
          <table:table-cell table:style-name="ce33" office:value-type="currency" office:currency="COP" office:value="38500">
            <office:annotation draw:style-name="gr1" draw:text-style-name="P1" svg:width="2.899cm" svg:height="0.596cm" svg:x="67.577cm" svg:y="7.118cm" draw:caption-point-x="-0.359cm" draw:caption-point-y="1.176cm">
              <dc:creator>DM</dc:creator>
              <dc:date>2013-01-10T00:00:00</dc:date>
              <text:p text:style-name="P1"><text:span text:style-name="T1">Pagó 11/12/12</text:span></text:p>
            </office:annotation>
            <text:p>$38.500,00</text:p>
          </table:table-cell>
          <table:table-cell table:style-name="ce33" office:value-type="currency" office:currency="COP" office:value="55000">
            <office:annotation draw:style-name="gr1" draw:text-style-name="P1" svg:width="2.899cm" svg:height="0.596cm" svg:x="69.642cm" svg:y="7.145cm" draw:caption-point-x="-0.351cm" draw:caption-point-y="1.149cm">
              <dc:creator>DM</dc:creator>
              <dc:date>2013-02-11T00:00:00</dc:date>
              <text:p text:style-name="P1"><text:span text:style-name="T1">Pagó el 11/02/13</text:span></text:p>
            </office:annotation>
            <text:p>$55.000,00</text:p>
          </table:table-cell>
          <table:table-cell table:style-name="ce33" office:value-type="currency" office:currency="COP" office:value="55000">
            <office:annotation draw:style-name="gr1" draw:text-style-name="P1" svg:width="2.899cm" svg:height="0.596cm" svg:x="71.707cm" svg:y="7.145cm" draw:caption-point-x="-0.343cm" draw:caption-point-y="1.149cm">
              <dc:creator>DM</dc:creator>
              <dc:date>2013-02-11T00:00:00</dc:date>
              <text:p text:style-name="P1"><text:span text:style-name="T1">Pagó el 11/02/13</text:span></text:p>
            </office:annotation>
            <text:p>$55.000,00</text:p>
          </table:table-cell>
          <table:table-cell table:style-name="ce33" office:value-type="currency" office:currency="COP" office:value="55000">
            <text:p>$55.000,00</text:p>
          </table:table-cell>
          <table:table-cell table:style-name="ce33" office:value-type="currency" office:currency="COP" office:value="55000">
            <office:annotation draw:style-name="gr1" draw:text-style-name="P1" svg:width="2.899cm" svg:height="0.596cm" svg:x="76.207cm" svg:y="7.204cm" draw:caption-point-x="-0.328cm" draw:caption-point-y="1.09cm">
              <dc:date>2013-04-19T00:00:00</dc:date>
              <text:p text:style-name="P1"><text:span text:style-name="T1">Pagó el 19/04/13</text:span></text:p>
            </office:annotation>
            <text:p>$55.000,00</text:p>
          </table:table-cell>
          <table:table-cell table:style-name="ce33" office:value-type="currency" office:currency="COP" office:value="55000">
            <office:annotation draw:style-name="gr1" draw:text-style-name="P1" svg:width="2.899cm" svg:height="0.596cm" svg:x="78.642cm" svg:y="7.27cm" draw:caption-point-x="-0.32cm" draw:caption-point-y="1.024cm">
              <dc:creator>DM</dc:creator>
              <dc:date>2013-06-13T00:00:00</dc:date>
              <text:p text:style-name="P1"><text:span text:style-name="T1">Pagó el 13/06/13</text:span></text:p>
            </office:annotation>
            <text:p>$55.000,00</text:p>
          </table:table-cell>
          <table:table-cell table:style-name="ce33" office:value-type="currency" office:currency="COP" office:value="55000">
            <office:annotation draw:style-name="gr1" draw:text-style-name="P1" svg:width="2.899cm" svg:height="0.596cm" svg:x="81.38cm" svg:y="7.27cm" draw:caption-point-x="-0.312cm" draw:caption-point-y="1.024cm">
              <dc:creator>DM</dc:creator>
              <dc:date>2013-06-13T00:00:00</dc:date>
              <text:p text:style-name="P1"><text:span text:style-name="T1">Pagó el 13/06/13</text:span></text:p>
            </office:annotation>
            <text:p>$55.000,00</text:p>
          </table:table-cell>
          <table:table-cell table:number-columns-repeated="3" table:style-name="ce37" office:value-type="currency" office:currency="COP" office:value="55000">
            <text:p>$55.000,00</text:p>
          </table:table-cell>
          <table:table-cell table:style-name="ce48" office:value-type="string">
            <text:p>El conductor viene el 23 de septiembre a cancelar</text:p>
          </table:table-cell>
          <table:table-cell table:style-name="ce29"/>
          <table:table-cell table:style-name="ce57" office:value-type="date" office:date-value="2013-07-09">
            <text:p>09/07/13</text:p>
          </table:table-cell>
          <table:table-cell table:style-name="ce23" office:value-type="string">
            <text:p>Llamada 19, no contesta</text:p>
          </table:table-cell>
          <table:table-cell table:style-name="ce57" office:value-type="date" office:date-value="2013-07-24">
            <text:p>24/07/13</text:p>
          </table:table-cell>
          <table:table-cell/>
          <table:table-cell table:style-name="ce57" office:value-type="date" office:date-value="2013-08-09">
            <text:p>09/08/13</text:p>
          </table:table-cell>
          <table:table-cell table:style-name="ce57" office:value-type="date" office:date-value="2013-08-27">
            <text:p>27/08/13</text:p>
          </table:table-cell>
          <table:table-cell/>
          <table:table-cell table:style-name="ce57" office:value-type="date" office:date-value="2013-09-09">
            <text:p>09/09/13</text:p>
          </table:table-cell>
          <table:table-cell table:style-name="ce57" office:value-type="date" office:date-value="2013-09-21">
            <text:p>21/09/13</text:p>
          </table:table-cell>
          <table:table-cell table:style-name="ce23" office:value-type="string">
            <text:p>Llamada 21, no contesta</text:p>
          </table:table-cell>
          <table:table-cell table:style-name="ce8" office:value-type="string">
            <text:p>El conductor quedó de venir el lunes</text:p>
          </table:table-cell>
          <table:table-cell table:number-columns-repeated="983"/>
        </table:table-row>
        <table:table-row table:style-name="ro3">
          <table:table-cell table:style-name="ce2" office:value-type="string">
            <text:p>C-0518</text:p>
          </table:table-cell>
          <table:table-cell table:style-name="ce2" office:value-type="string">
            <text:p>FV-000058 – 72 – 79</text:p>
          </table:table-cell>
          <table:table-cell office:value-type="string">
            <text:p>Hector Efrén Suárez Pasos</text:p>
          </table:table-cell>
          <table:table-cell table:style-name="ce13" office:value-type="float" office:value="13060023">
            <text:p>13060023</text:p>
          </table:table-cell>
          <table:table-cell table:style-name="ce2"/>
          <table:table-cell table:number-columns-repeated="2"/>
          <table:table-cell office:value-type="string">
            <text:p>Calle 48 Nº 30-28 Barrio Colombia</text:p>
          </table:table-cell>
          <table:table-cell/>
          <table:table-cell table:style-name="ce9" office:value-type="float" office:value="3136149222">
            <text:p>3136149222</text:p>
          </table:table-cell>
          <table:table-cell/>
          <table:table-cell office:value-type="string">
            <text:p><text:a xlink:href="mailto:sandriu26@hotmail.com" xlink:type="simple">sandriu26@hotmail.com</text:a></text:p>
          </table:table-cell>
          <table:table-cell table:style-name="ce13" office:value-type="string">
            <text:p>VSA457</text:p>
          </table:table-cell>
          <table:table-cell table:style-name="ce21" office:value-type="date" office:date-value="2012-12-13">
            <text:p>13/12/12</text:p>
          </table:table-cell>
          <table:table-cell table:style-name="ce28"/>
          <table:table-cell table:style-name="ce29" office:value-type="currency" office:currency="COP" office:value="55000">
            <text:p>$55.000,00</text:p>
          </table:table-cell>
          <table:table-cell table:style-name="ce22"/>
          <table:table-cell table:style-name="ce29"/>
          <table:table-cell table:style-name="ce33" office:value-type="currency" office:currency="COP" office:value="34850">
            <office:annotation draw:style-name="gr1" draw:text-style-name="P1" svg:width="2.899cm" svg:height="0.596cm" svg:x="67.577cm" svg:y="7.681cm" draw:caption-point-x="-0.359cm" draw:caption-point-y="1.067cm">
              <dc:creator>DM</dc:creator>
              <dc:date>2013-02-14T00:00:00</dc:date>
              <text:p text:style-name="P1"><text:span text:style-name="T1">Pagó el 16/01/13</text:span></text:p>
            </office:annotation>
            <text:p>$34.850,00</text:p>
          </table:table-cell>
          <table:table-cell table:style-name="ce33" office:value-type="currency" office:currency="COP" office:value="55000">
            <office:annotation draw:style-name="gr1" draw:text-style-name="P1" svg:width="2.899cm" svg:height="0.596cm" svg:x="69.642cm" svg:y="7.681cm" draw:caption-point-x="-0.351cm" draw:caption-point-y="1.067cm">
              <dc:creator>DM</dc:creator>
              <dc:date>2013-02-14T00:00:00</dc:date>
              <text:p text:style-name="P1"><text:span text:style-name="T1">Pagó el 16/01/13</text:span></text:p>
            </office:annotation>
            <text:p>$55.000,00</text:p>
          </table:table-cell>
          <table:table-cell table:style-name="ce33" office:value-type="currency" office:currency="COP" office:value="55000">
            <office:annotation draw:style-name="gr1" draw:text-style-name="P1" svg:width="2.899cm" svg:height="0.596cm" svg:x="71.707cm" svg:y="7.691cm" draw:caption-point-x="-0.343cm" draw:caption-point-y="1.057cm">
              <dc:creator>DM</dc:creator>
              <dc:date>2013-03-05T00:00:00</dc:date>
              <text:p text:style-name="P1"><text:span text:style-name="T1">Pagó el 27/02/13</text:span></text:p>
            </office:annotation>
            <text:p>$55.000,00</text:p>
          </table:table-cell>
          <table:table-cell table:style-name="ce33" office:value-type="currency" office:currency="COP" office:value="55000">
            <office:annotation draw:style-name="gr1" draw:text-style-name="P1" svg:width="2.899cm" svg:height="0.596cm" svg:x="73.772cm" svg:y="7.711cm" draw:caption-point-x="-0.336cm" draw:caption-point-y="1.037cm">
              <dc:date>2013-03-30T00:00:00</dc:date>
              <text:p text:style-name="P1"><text:span text:style-name="T1">Pagó el 26/03/13</text:span></text:p>
            </office:annotation>
            <text:p>$55.000,00</text:p>
          </table:table-cell>
          <table:table-cell table:style-name="ce33" office:value-type="currency" office:currency="COP" office:value="55000">
            <office:annotation draw:style-name="gr1" draw:text-style-name="P1" svg:width="2.899cm" svg:height="0.596cm" svg:x="76.207cm" svg:y="7.757cm" draw:caption-point-x="-0.328cm" draw:caption-point-y="0.991cm">
              <dc:creator>DM</dc:creator>
              <dc:date>2013-05-02T00:00:00</dc:date>
              <text:p text:style-name="P1"><text:span text:style-name="T1">Pagó el 02/05/13</text:span></text:p>
            </office:annotation>
            <text:p>$55.000,00</text:p>
          </table:table-cell>
          <table:table-cell table:style-name="ce33" office:value-type="currency" office:currency="COP" office:value="55000">
            <office:annotation draw:style-name="gr1" draw:text-style-name="P1" svg:width="2.899cm" svg:height="0.596cm" svg:x="78.642cm" svg:y="7.779cm" draw:caption-point-x="-0.32cm" draw:caption-point-y="0.969cm">
              <dc:creator>DM</dc:creator>
              <dc:date>2013-05-21T00:00:00</dc:date>
              <text:p text:style-name="P1"><text:span text:style-name="T1">Pagó el 21/05/13</text:span></text:p>
            </office:annotation>
            <text:p>$55.000,00</text:p>
          </table:table-cell>
          <table:table-cell table:style-name="ce33" office:value-type="currency" office:currency="COP" office:value="55000">
            <office:annotation draw:style-name="gr1" draw:text-style-name="P1" svg:width="2.899cm" svg:height="0.596cm" svg:x="81.38cm" svg:y="7.825cm" draw:caption-point-x="-0.312cm" draw:caption-point-y="0.923cm">
              <dc:creator>DM</dc:creator>
              <dc:date>2013-07-05T00:00:00</dc:date>
              <text:p text:style-name="P1"><text:span text:style-name="T1">Pagó el 05/07/13</text:span></text:p>
            </office:annotation>
            <text:p>$55.000,00</text:p>
          </table:table-cell>
          <table:table-cell table:style-name="ce33" office:value-type="currency" office:currency="COP" office:value="55000">
            <office:annotation draw:style-name="gr1" draw:text-style-name="P1" svg:width="2.899cm" svg:height="0.596cm" svg:x="84.12cm" svg:y="7.825cm" draw:caption-point-x="-0.305cm" draw:caption-point-y="0.923cm">
              <dc:creator>DM</dc:creator>
              <dc:date>2013-07-05T00:00:00</dc:date>
              <text:p text:style-name="P1"><text:span text:style-name="T1">Pagó el 05/07/13</text:span></text:p>
            </office:annotation>
            <text:p>$55.000,00</text:p>
          </table:table-cell>
          <table:table-cell table:style-name="ce33" office:value-type="currency" office:currency="COP" office:value="55000">
            <office:annotation draw:style-name="gr1" draw:text-style-name="P1" svg:width="2.899cm" svg:height="0.596cm" svg:x="86.49cm" svg:y="7.367cm" draw:caption-point-x="-0.61cm" draw:caption-point-y="1.381cm">
              <dc:date>2013-09-06T00:00:00</dc:date>
              <text:p text:style-name="P1"><text:span text:style-name="T1">Pagó el 04/09/13</text:span></text:p>
            </office:annotation>
            <text:p>$55.000,00</text:p>
          </table:table-cell>
          <table:table-cell table:style-name="ce33" office:value-type="currency" office:currency="COP" office:value="55000">
            <office:annotation draw:style-name="gr1" draw:text-style-name="P1" svg:width="2.899cm" svg:height="0.596cm" svg:x="88.861cm" svg:y="7.367cm" draw:caption-point-x="-0.61cm" draw:caption-point-y="1.381cm">
              <dc:date>2013-09-06T00:00:00</dc:date>
              <text:p text:style-name="P1"><text:span text:style-name="T2">Pagó el 04/09/13</text:span></text:p>
            </office:annotation>
            <text:p>$55.000,00</text:p>
          </table:table-cell>
          <table:table-cell table:style-name="ce8"/>
          <table:table-cell table:style-name="ce5"/>
          <table:table-cell table:style-name="ce57" office:value-type="date" office:date-value="2013-08-09">
            <text:p>09/08/13</text:p>
          </table:table-cell>
          <table:table-cell table:style-name="ce57" office:value-type="date" office:date-value="2013-08-15">
            <text:p>15/08/13</text:p>
          </table:table-cell>
          <table:table-cell table:style-name="ce57" office:value-type="date" office:date-value="2013-08-27">
            <text:p>27/08/13</text:p>
          </table:table-cell>
          <table:table-cell table:style-name="ce8"/>
          <table:table-cell table:style-name="ce22"/>
          <table:table-cell table:style-name="ce8"/>
          <table:table-cell table:number-columns-repeated="988"/>
        </table:table-row>
        <table:table-row table:style-name="ro3">
          <table:table-cell table:style-name="ce2" office:value-type="string">
            <text:p>C-0521</text:p>
          </table:table-cell>
          <table:table-cell table:style-name="ce2" office:value-type="string">
            <text:p>FV-000059 – 73 – 80</text:p>
          </table:table-cell>
          <table:table-cell office:value-type="string">
            <text:p>Hector Efrén Suárez Pasos</text:p>
          </table:table-cell>
          <table:table-cell table:style-name="ce13" office:value-type="float" office:value="13060023">
            <text:p>13060023</text:p>
          </table:table-cell>
          <table:table-cell table:style-name="ce2"/>
          <table:table-cell table:number-columns-repeated="2"/>
          <table:table-cell office:value-type="string">
            <text:p>Calle 48 Nº 30-28 Barrio Colombia</text:p>
          </table:table-cell>
          <table:table-cell/>
          <table:table-cell table:style-name="ce9" office:value-type="float" office:value="3136149222">
            <text:p>3136149222</text:p>
          </table:table-cell>
          <table:table-cell/>
          <table:table-cell office:value-type="string">
            <text:p><text:a xlink:href="mailto:sandriu26@hotmail.com" xlink:type="simple">sandriu26@hotmail.com</text:a></text:p>
          </table:table-cell>
          <table:table-cell table:style-name="ce13" office:value-type="string">
            <text:p>MCK037</text:p>
          </table:table-cell>
          <table:table-cell table:style-name="ce21" office:value-type="date" office:date-value="2012-12-13">
            <text:p>13/12/12</text:p>
          </table:table-cell>
          <table:table-cell table:style-name="ce28"/>
          <table:table-cell table:style-name="ce29" office:value-type="currency" office:currency="COP" office:value="55000">
            <text:p>$55.000,00</text:p>
          </table:table-cell>
          <table:table-cell table:style-name="ce22"/>
          <table:table-cell table:style-name="ce29"/>
          <table:table-cell table:style-name="ce33" office:value-type="currency" office:currency="COP" office:value="34850">
            <office:annotation draw:style-name="gr1" draw:text-style-name="P1" svg:width="2.899cm" svg:height="0.596cm" svg:x="67.577cm" svg:y="8.15cm" draw:caption-point-x="-0.359cm" draw:caption-point-y="1.071cm">
              <dc:creator>DM</dc:creator>
              <dc:date>2013-02-14T00:00:00</dc:date>
              <text:p text:style-name="P1"><text:span text:style-name="T1">Pagó el 16/01/13</text:span></text:p>
            </office:annotation>
            <text:p>$34.850,00</text:p>
          </table:table-cell>
          <table:table-cell table:style-name="ce33" office:value-type="currency" office:currency="COP" office:value="55000">
            <office:annotation draw:style-name="gr1" draw:text-style-name="P1" svg:width="2.899cm" svg:height="0.596cm" svg:x="69.642cm" svg:y="8.15cm" draw:caption-point-x="-0.351cm" draw:caption-point-y="1.071cm">
              <dc:creator>DM</dc:creator>
              <dc:date>2013-02-14T00:00:00</dc:date>
              <text:p text:style-name="P1"><text:span text:style-name="T1">Pagó el 16/01/13</text:span></text:p>
            </office:annotation>
            <text:p>$55.000,00</text:p>
          </table:table-cell>
          <table:table-cell table:style-name="ce33" office:value-type="currency" office:currency="COP" office:value="55000">
            <office:annotation draw:style-name="gr1" draw:text-style-name="P1" svg:width="2.899cm" svg:height="0.596cm" svg:x="71.707cm" svg:y="8.16cm" draw:caption-point-x="-0.343cm" draw:caption-point-y="1.061cm">
              <dc:creator>DM</dc:creator>
              <dc:date>2013-03-05T00:00:00</dc:date>
              <text:p text:style-name="P1"><text:span text:style-name="T1">Pagó el 27/02/13</text:span></text:p>
            </office:annotation>
            <text:p>$55.000,00</text:p>
          </table:table-cell>
          <table:table-cell table:style-name="ce33" office:value-type="currency" office:currency="COP" office:value="55000">
            <office:annotation draw:style-name="gr1" draw:text-style-name="P1" svg:width="2.899cm" svg:height="0.596cm" svg:x="73.772cm" svg:y="8.181cm" draw:caption-point-x="-0.336cm" draw:caption-point-y="1.04cm">
              <dc:date>2013-03-30T00:00:00</dc:date>
              <text:p text:style-name="P1"><text:span text:style-name="T1">Pagó el 26/03/13</text:span></text:p>
            </office:annotation>
            <text:p>$55.000,00</text:p>
          </table:table-cell>
          <table:table-cell table:style-name="ce33" office:value-type="currency" office:currency="COP" office:value="55000">
            <office:annotation draw:style-name="gr1" draw:text-style-name="P1" svg:width="2.899cm" svg:height="0.596cm" svg:x="76.207cm" svg:y="8.226cm" draw:caption-point-x="-0.328cm" draw:caption-point-y="0.995cm">
              <dc:creator>DM</dc:creator>
              <dc:date>2013-05-02T00:00:00</dc:date>
              <text:p text:style-name="P1"><text:span text:style-name="T1">Pagó el 02/05/13</text:span></text:p>
            </office:annotation>
            <text:p>$55.000,00</text:p>
          </table:table-cell>
          <table:table-cell table:style-name="ce33" office:value-type="currency" office:currency="COP" office:value="55000">
            <office:annotation draw:style-name="gr1" draw:text-style-name="P1" svg:width="2.899cm" svg:height="0.596cm" svg:x="78.642cm" svg:y="8.248cm" draw:caption-point-x="-0.32cm" draw:caption-point-y="0.973cm">
              <dc:creator>DM</dc:creator>
              <dc:date>2013-05-21T00:00:00</dc:date>
              <text:p text:style-name="P1"><text:span text:style-name="T1">Pagó el 21/05/13</text:span></text:p>
            </office:annotation>
            <text:p>$55.000,00</text:p>
          </table:table-cell>
          <table:table-cell table:style-name="ce33" office:value-type="currency" office:currency="COP" office:value="55000">
            <office:annotation draw:style-name="gr1" draw:text-style-name="P1" svg:width="2.899cm" svg:height="0.596cm" svg:x="81.38cm" svg:y="8.333cm" draw:caption-point-x="-0.312cm" draw:caption-point-y="0.888cm">
              <dc:creator>DM</dc:creator>
              <dc:date>2013-07-05T00:00:00</dc:date>
              <text:p text:style-name="P1"><text:span text:style-name="T1">Pagó el 05/07/13</text:span></text:p>
            </office:annotation>
            <text:p>$55.000,00</text:p>
          </table:table-cell>
          <table:table-cell table:style-name="ce33" office:value-type="currency" office:currency="COP" office:value="55000">
            <office:annotation draw:style-name="gr1" draw:text-style-name="P1" svg:width="2.899cm" svg:height="0.596cm" svg:x="84.12cm" svg:y="8.294cm" draw:caption-point-x="-0.305cm" draw:caption-point-y="0.927cm">
              <dc:creator>DM</dc:creator>
              <dc:date>2013-07-05T00:00:00</dc:date>
              <text:p text:style-name="P1"><text:span text:style-name="T1">Pagó el 05/07/13</text:span></text:p>
            </office:annotation>
            <text:p>$55.000,00</text:p>
          </table:table-cell>
          <table:table-cell table:style-name="ce33" office:value-type="currency" office:currency="COP" office:value="55000">
            <office:annotation draw:style-name="gr1" draw:text-style-name="P1" svg:width="2.899cm" svg:height="0.596cm" svg:x="86.49cm" svg:y="7.839cm" draw:caption-point-x="-0.61cm" draw:caption-point-y="1.382cm">
              <dc:date>2013-09-06T00:00:00</dc:date>
              <text:p text:style-name="P1"><text:span text:style-name="T2">Pagó el 04/09/13</text:span></text:p>
            </office:annotation>
            <text:p>$55.000,00</text:p>
          </table:table-cell>
          <table:table-cell table:style-name="ce33" office:value-type="currency" office:currency="COP" office:value="55000">
            <office:annotation draw:style-name="gr1" draw:text-style-name="P1" svg:width="2.899cm" svg:height="0.596cm" svg:x="88.861cm" svg:y="7.839cm" draw:caption-point-x="-0.61cm" draw:caption-point-y="1.382cm">
              <dc:date>2013-09-06T00:00:00</dc:date>
              <text:p text:style-name="P1"><text:span text:style-name="T2">Pagó el 04/09/13</text:span></text:p>
            </office:annotation>
            <text:p>$55.000,00</text:p>
          </table:table-cell>
          <table:table-cell table:style-name="ce8"/>
          <table:table-cell table:style-name="ce5"/>
          <table:table-cell table:style-name="ce57" office:value-type="date" office:date-value="2013-08-09">
            <text:p>09/08/13</text:p>
          </table:table-cell>
          <table:table-cell table:style-name="ce57" office:value-type="date" office:date-value="2013-08-15">
            <text:p>15/08/13</text:p>
          </table:table-cell>
          <table:table-cell table:style-name="ce57" office:value-type="date" office:date-value="2013-08-27">
            <text:p>27/08/13</text:p>
          </table:table-cell>
          <table:table-cell/>
          <table:table-cell table:style-name="ce22"/>
          <table:table-cell table:style-name="ce8"/>
          <table:table-cell table:number-columns-repeated="988"/>
        </table:table-row>
        <table:table-row table:style-name="ro3">
          <table:table-cell table:style-name="ce2" office:value-type="string">
            <text:p>C-0519</text:p>
          </table:table-cell>
          <table:table-cell table:style-name="ce2" office:value-type="string">
            <text:p>FV-000060 – 74 – 81</text:p>
          </table:table-cell>
          <table:table-cell office:value-type="string">
            <text:p>Hector Efrén Suárez Pasos</text:p>
          </table:table-cell>
          <table:table-cell table:style-name="ce13" office:value-type="float" office:value="13060023">
            <text:p>13060023</text:p>
          </table:table-cell>
          <table:table-cell table:style-name="ce2"/>
          <table:table-cell table:number-columns-repeated="2"/>
          <table:table-cell office:value-type="string">
            <text:p>Calle 48 Nº 30-28 Barrio Colombia</text:p>
          </table:table-cell>
          <table:table-cell/>
          <table:table-cell table:style-name="ce9" office:value-type="float" office:value="3136149222">
            <text:p>3136149222</text:p>
          </table:table-cell>
          <table:table-cell/>
          <table:table-cell office:value-type="string">
            <text:p><text:a xlink:href="mailto:sandriu26@hotmail.com" xlink:type="simple">sandriu26@hotmail.com</text:a></text:p>
          </table:table-cell>
          <table:table-cell table:style-name="ce13" office:value-type="string">
            <text:p>VSC401</text:p>
          </table:table-cell>
          <table:table-cell table:style-name="ce21" office:value-type="date" office:date-value="2012-12-28">
            <text:p>28/12/12</text:p>
          </table:table-cell>
          <table:table-cell table:style-name="ce28"/>
          <table:table-cell table:style-name="ce29" office:value-type="currency" office:currency="COP" office:value="55000">
            <text:p>$55.000,00</text:p>
          </table:table-cell>
          <table:table-cell table:style-name="ce29"/>
          <table:table-cell/>
          <table:table-cell table:style-name="ce33" office:value-type="string">
            <text:p>GRATIS</text:p>
          </table:table-cell>
          <table:table-cell table:style-name="ce33" office:value-type="currency" office:currency="COP" office:value="55000">
            <office:annotation draw:style-name="gr1" draw:text-style-name="P1" svg:width="2.899cm" svg:height="0.596cm" svg:x="69.642cm" svg:y="8.6cm" draw:caption-point-x="-0.351cm" draw:caption-point-y="1.093cm">
              <dc:creator>DM</dc:creator>
              <dc:date>2013-01-19T00:00:00</dc:date>
              <text:p text:style-name="P1"><text:span text:style-name="T1">Pagó 18/01/13</text:span></text:p>
            </office:annotation>
            <text:p>$55.000,00</text:p>
          </table:table-cell>
          <table:table-cell table:style-name="ce33" office:value-type="currency" office:currency="COP" office:value="55000">
            <office:annotation draw:style-name="gr1" draw:text-style-name="P1" svg:width="2.899cm" svg:height="0.596cm" svg:x="71.707cm" svg:y="8.618cm" draw:caption-point-x="-0.343cm" draw:caption-point-y="1.075cm">
              <dc:creator>DM</dc:creator>
              <dc:date>2013-02-11T00:00:00</dc:date>
              <text:p text:style-name="P1"><text:span text:style-name="T1">Pagó el 11/02/13</text:span></text:p>
            </office:annotation>
            <text:p>$55.000,00</text:p>
          </table:table-cell>
          <table:table-cell table:style-name="ce33" office:value-type="currency" office:currency="COP" office:value="55000">
            <office:annotation draw:style-name="gr1" draw:text-style-name="P1" svg:width="2.899cm" svg:height="0.596cm" svg:x="73.772cm" svg:y="8.641cm" draw:caption-point-x="-0.336cm" draw:caption-point-y="1.052cm">
              <dc:creator>DM</dc:creator>
              <dc:date>2013-03-12T00:00:00</dc:date>
              <text:p text:style-name="P1"><text:span text:style-name="T1">Pagó el 12/03/13</text:span></text:p>
            </office:annotation>
            <text:p>$55.000,00</text:p>
          </table:table-cell>
          <table:table-cell table:style-name="ce33" office:value-type="currency" office:currency="COP" office:value="55000">
            <office:annotation draw:style-name="gr1" draw:text-style-name="P1" svg:width="2.899cm" svg:height="0.596cm" svg:x="76.207cm" svg:y="8.656cm" draw:caption-point-x="-0.328cm" draw:caption-point-y="1.037cm">
              <dc:creator>DM</dc:creator>
              <dc:date>2013-04-02T00:00:00</dc:date>
              <text:p text:style-name="P1"><text:span text:style-name="T1">Pagó el 02/04/13</text:span></text:p>
            </office:annotation>
            <text:p>$55.000,00</text:p>
          </table:table-cell>
          <table:table-cell table:style-name="ce33" office:value-type="currency" office:currency="COP" office:value="55000">
            <office:annotation draw:style-name="gr1" draw:text-style-name="P1" svg:width="2.899cm" svg:height="0.596cm" svg:x="78.642cm" svg:y="8.698cm" draw:caption-point-x="-0.32cm" draw:caption-point-y="0.995cm">
              <dc:creator>DM</dc:creator>
              <dc:date>2013-05-02T00:00:00</dc:date>
              <text:p text:style-name="P1"><text:span text:style-name="T1">Pagó el 02/05/13</text:span></text:p>
            </office:annotation>
            <text:p>$55.000,00</text:p>
          </table:table-cell>
          <table:table-cell table:style-name="ce33" office:value-type="currency" office:currency="COP" office:value="55000">
            <office:annotation draw:style-name="gr1" draw:text-style-name="P1" svg:width="2.899cm" svg:height="0.596cm" svg:x="81.38cm" svg:y="8.738cm" draw:caption-point-x="-0.312cm" draw:caption-point-y="0.955cm">
              <dc:creator>DM</dc:creator>
              <dc:date>2013-06-11T00:00:00</dc:date>
              <text:p text:style-name="P1"><text:span text:style-name="T1">Pagó el 11/06/13</text:span></text:p>
            </office:annotation>
            <text:p>$55.000,00</text:p>
          </table:table-cell>
          <table:table-cell table:style-name="ce33" office:value-type="currency" office:currency="COP" office:value="55000">
            <office:annotation draw:style-name="gr1" draw:text-style-name="P1" svg:width="2.899cm" svg:height="0.596cm" svg:x="84.12cm" svg:y="8.769cm" draw:caption-point-x="-0.305cm" draw:caption-point-y="0.924cm">
              <dc:date>2013-07-08T00:00:00</dc:date>
              <text:p text:style-name="P1"><text:span text:style-name="T1">Pagó el 08/07/13</text:span></text:p>
            </office:annotation>
            <text:p>$55.000,00</text:p>
          </table:table-cell>
          <table:table-cell table:style-name="ce33" office:value-type="currency" office:currency="COP" office:value="55000">
            <office:annotation draw:style-name="gr1" draw:text-style-name="P1" svg:width="2.899cm" svg:height="0.596cm" svg:x="86.49cm" svg:y="8.406cm" draw:caption-point-x="-0.61cm" draw:caption-point-y="1.287cm">
              <dc:date>2013-08-15T00:00:00</dc:date>
              <text:p text:style-name="P1"><text:span text:style-name="T2">Pagó el 15/08/13</text:span></text:p>
            </office:annotation>
            <text:p>$55.000,00</text:p>
          </table:table-cell>
          <table:table-cell table:style-name="ce37" office:value-type="currency" office:currency="COP" office:value="55000">
            <text:p>$55.000,00</text:p>
          </table:table-cell>
          <table:table-cell table:style-name="ce54" office:value-type="string">
            <text:p>Cuando llegue de Nariño cancela</text:p>
          </table:table-cell>
          <table:table-cell/>
          <table:table-cell table:style-name="ce22" table:number-columns-repeated="2"/>
          <table:table-cell table:style-name="ce8"/>
          <table:table-cell table:style-name="ce65"/>
          <table:table-cell table:style-name="ce22"/>
          <table:table-cell table:style-name="ce8"/>
          <table:table-cell table:number-columns-repeated="3"/>
          <table:table-cell table:style-name="ce8"/>
          <table:table-cell table:style-name="ce5"/>
          <table:table-cell table:number-columns-repeated="3"/>
          <table:table-cell table:style-name="ce29"/>
          <table:table-cell/>
          <table:table-cell table:style-name="ce8" table:number-columns-repeated="2"/>
          <table:table-cell table:number-columns-repeated="976"/>
        </table:table-row>
        <table:table-row table:style-name="ro3">
          <table:table-cell table:style-name="ce2" office:value-type="string">
            <text:p>C-0520</text:p>
          </table:table-cell>
          <table:table-cell table:style-name="ce2" office:value-type="string">
            <text:p>FV-000061 – 75 – 82</text:p>
          </table:table-cell>
          <table:table-cell office:value-type="string">
            <text:p>Hector Efrén Suárez Pasos</text:p>
          </table:table-cell>
          <table:table-cell table:style-name="ce13" office:value-type="float" office:value="13060023">
            <text:p>13060023</text:p>
          </table:table-cell>
          <table:table-cell table:style-name="ce2"/>
          <table:table-cell table:number-columns-repeated="2"/>
          <table:table-cell office:value-type="string">
            <text:p>Calle 48 Nº 30-28 Barrio Colombia</text:p>
          </table:table-cell>
          <table:table-cell/>
          <table:table-cell table:style-name="ce9" office:value-type="float" office:value="3136149222">
            <text:p>3136149222</text:p>
          </table:table-cell>
          <table:table-cell/>
          <table:table-cell office:value-type="string">
            <text:p><text:a xlink:href="mailto:sandriu26@hotmail.com" xlink:type="simple">sandriu26@hotmail.com</text:a></text:p>
          </table:table-cell>
          <table:table-cell table:style-name="ce13" office:value-type="string">
            <text:p>JUE009</text:p>
          </table:table-cell>
          <table:table-cell table:style-name="ce21" office:value-type="date" office:date-value="2013-01-02">
            <text:p>02/01/13</text:p>
          </table:table-cell>
          <table:table-cell table:style-name="ce28"/>
          <table:table-cell table:style-name="ce29" office:value-type="currency" office:currency="COP" office:value="55000">
            <text:p>$55.000,00</text:p>
          </table:table-cell>
          <table:table-cell table:style-name="ce29"/>
          <table:table-cell table:number-columns-repeated="2"/>
          <table:table-cell table:style-name="ce33" office:value-type="currency" office:currency="COP" office:value="55000">
            <office:annotation draw:style-name="gr1" draw:text-style-name="P1" svg:width="2.899cm" svg:height="0.596cm" svg:x="69.642cm" svg:y="9.091cm" draw:caption-point-x="-0.351cm" draw:caption-point-y="1.075cm">
              <dc:creator>DM</dc:creator>
              <dc:date>2013-02-14T00:00:00</dc:date>
              <text:p text:style-name="P1"><text:span text:style-name="T1">Pagó el 16/01/13</text:span></text:p>
            </office:annotation>
            <text:p>$55.000,00</text:p>
          </table:table-cell>
          <table:table-cell table:style-name="ce33" office:value-type="currency" office:currency="COP" office:value="55000">
            <office:annotation draw:style-name="gr1" draw:text-style-name="P1" svg:width="2.899cm" svg:height="0.596cm" svg:x="71.707cm" svg:y="9.101cm" draw:caption-point-x="-0.343cm" draw:caption-point-y="1.065cm">
              <dc:creator>DM</dc:creator>
              <dc:date>2013-03-05T00:00:00</dc:date>
              <text:p text:style-name="P1"><text:span text:style-name="T1">Pagó el 27/02/13</text:span></text:p>
            </office:annotation>
            <text:p>$55.000,00</text:p>
          </table:table-cell>
          <table:table-cell table:style-name="ce33" office:value-type="currency" office:currency="COP" office:value="55000">
            <office:annotation draw:style-name="gr1" draw:text-style-name="P1" svg:width="2.899cm" svg:height="0.596cm" svg:x="73.772cm" svg:y="9.121cm" draw:caption-point-x="-0.336cm" draw:caption-point-y="1.045cm">
              <dc:date>2013-03-30T00:00:00</dc:date>
              <text:p text:style-name="P1"><text:span text:style-name="T1">Pagó el 26/03/13</text:span></text:p>
            </office:annotation>
            <text:p>$55.000,00</text:p>
          </table:table-cell>
          <table:table-cell table:style-name="ce33" office:value-type="currency" office:currency="COP" office:value="55000">
            <office:annotation draw:style-name="gr1" draw:text-style-name="P1" svg:width="2.899cm" svg:height="0.596cm" svg:x="76.207cm" svg:y="9.167cm" draw:caption-point-x="-0.328cm" draw:caption-point-y="0.999cm">
              <dc:creator>DM</dc:creator>
              <dc:date>2013-05-02T00:00:00</dc:date>
              <text:p text:style-name="P1"><text:span text:style-name="T1">Pagó el 02/05/13</text:span></text:p>
            </office:annotation>
            <text:p>$55.000,00</text:p>
          </table:table-cell>
          <table:table-cell table:style-name="ce33" office:value-type="currency" office:currency="COP" office:value="55000">
            <office:annotation draw:style-name="gr1" draw:text-style-name="P1" svg:width="2.899cm" svg:height="0.596cm" svg:x="78.642cm" svg:y="9.167cm" draw:caption-point-x="-0.32cm" draw:caption-point-y="0.999cm">
              <dc:creator>DM</dc:creator>
              <dc:date>2013-05-02T00:00:00</dc:date>
              <text:p text:style-name="P1"><text:span text:style-name="T1">Pagó el 02/05/13</text:span></text:p>
            </office:annotation>
            <text:p>$55.000,00</text:p>
          </table:table-cell>
          <table:table-cell table:style-name="ce33" office:value-type="currency" office:currency="COP" office:value="55000">
            <office:annotation draw:style-name="gr1" draw:text-style-name="P1" svg:width="2.899cm" svg:height="0.596cm" svg:x="81.38cm" svg:y="9.236cm" draw:caption-point-x="-0.312cm" draw:caption-point-y="0.93cm">
              <dc:creator>DM</dc:creator>
              <dc:date>2013-07-05T00:00:00</dc:date>
              <text:p text:style-name="P1"><text:span text:style-name="T1">Pagó el 05/07/13</text:span></text:p>
            </office:annotation>
            <text:p>$55.000,00</text:p>
          </table:table-cell>
          <table:table-cell table:style-name="ce33" office:value-type="currency" office:currency="COP" office:value="55000">
            <office:annotation draw:style-name="gr1" draw:text-style-name="P1" svg:width="2.899cm" svg:height="0.596cm" svg:x="84.12cm" svg:y="9.236cm" draw:caption-point-x="-0.305cm" draw:caption-point-y="0.93cm">
              <dc:creator>DM</dc:creator>
              <dc:date>2013-07-05T00:00:00</dc:date>
              <text:p text:style-name="P1"><text:span text:style-name="T1">Pagó el 05/07/13</text:span></text:p>
            </office:annotation>
            <text:p>$55.000,00</text:p>
          </table:table-cell>
          <table:table-cell table:style-name="ce33" office:value-type="currency" office:currency="COP" office:value="55000">
            <office:annotation draw:style-name="gr1" draw:text-style-name="P1" svg:width="2.899cm" svg:height="0.596cm" svg:x="86.49cm" svg:y="8.783cm" draw:caption-point-x="-0.61cm" draw:caption-point-y="1.383cm">
              <dc:date>2013-09-06T00:00:00</dc:date>
              <text:p text:style-name="P1"><text:span text:style-name="T2">Pagó el 04/09/13</text:span></text:p>
            </office:annotation>
            <text:p>$55.000,00</text:p>
          </table:table-cell>
          <table:table-cell table:style-name="ce33" office:value-type="currency" office:currency="COP" office:value="55000">
            <office:annotation draw:style-name="gr1" draw:text-style-name="P1" svg:width="2.899cm" svg:height="0.596cm" svg:x="88.861cm" svg:y="8.783cm" draw:caption-point-x="-0.61cm" draw:caption-point-y="1.383cm">
              <dc:date>2013-09-06T00:00:00</dc:date>
              <text:p text:style-name="P1"><text:span text:style-name="T2">Pagó el 04/09/13</text:span></text:p>
            </office:annotation>
            <text:p>$55.000,00</text:p>
          </table:table-cell>
          <table:table-cell table:style-name="ce8"/>
          <table:table-cell/>
          <table:table-cell table:style-name="ce57" office:value-type="date" office:date-value="2013-08-09">
            <text:p>09/08/13</text:p>
          </table:table-cell>
          <table:table-cell table:style-name="ce57" office:value-type="date" office:date-value="2013-08-15">
            <text:p>15/08/13</text:p>
          </table:table-cell>
          <table:table-cell table:style-name="ce57" office:value-type="date" office:date-value="2013-08-27">
            <text:p>27/08/13</text:p>
          </table:table-cell>
          <table:table-cell table:style-name="ce65"/>
          <table:table-cell table:style-name="ce22"/>
          <table:table-cell table:style-name="ce8"/>
          <table:table-cell table:number-columns-repeated="3"/>
          <table:table-cell table:style-name="ce8"/>
          <table:table-cell table:style-name="ce5"/>
          <table:table-cell table:number-columns-repeated="3"/>
          <table:table-cell table:style-name="ce29"/>
          <table:table-cell/>
          <table:table-cell table:style-name="ce8" table:number-columns-repeated="2"/>
          <table:table-cell table:number-columns-repeated="976"/>
        </table:table-row>
        <table:table-row table:style-name="ro2">
          <table:table-cell table:style-name="ce2" office:value-type="string">
            <text:p>C-0522</text:p>
          </table:table-cell>
          <table:table-cell table:style-name="ce2"/>
          <table:table-cell table:style-name="ce8" office:value-type="string">
            <text:p>Jorge Iván Gallego Osma</text:p>
          </table:table-cell>
          <table:table-cell table:style-name="ce5" office:value-type="float" office:value="79356653">
            <text:p>79356653</text:p>
          </table:table-cell>
          <table:table-cell table:style-name="ce13"/>
          <table:table-cell table:style-name="ce8" table:number-columns-repeated="2"/>
          <table:table-cell table:style-name="ce8" office:value-type="string">
            <text:p>Calle 11A Nº 1B-26 Urapanes II</text:p>
          </table:table-cell>
          <table:table-cell table:style-name="ce12" office:value-type="float" office:value="8777834">
            <text:p>8777834</text:p>
          </table:table-cell>
          <table:table-cell table:style-name="ce12" office:value-type="float" office:value="3113243837">
            <text:p>3113243837</text:p>
          </table:table-cell>
          <table:table-cell/>
          <table:table-cell table:style-name="ce8" office:value-type="string">
            <text:p><text:a xlink:href="mailto:jigosma@gmail.com" xlink:type="simple">jigosma@gmail.com</text:a></text:p>
          </table:table-cell>
          <table:table-cell table:style-name="ce5" office:value-type="string">
            <text:p>XIB865</text:p>
          </table:table-cell>
          <table:table-cell table:style-name="ce22" office:value-type="date" office:date-value="2013-01-09">
            <text:p>09/01/13</text:p>
          </table:table-cell>
          <table:table-cell table:style-name="ce29"/>
          <table:table-cell table:style-name="ce29" office:value-type="currency" office:currency="COP" office:value="55000">
            <text:p>$55.000,00</text:p>
          </table:table-cell>
          <table:table-cell table:style-name="ce22"/>
          <table:table-cell table:style-name="ce29"/>
          <table:table-cell table:style-name="ce22"/>
          <table:table-cell table:style-name="ce33" office:value-type="currency" office:currency="COP" office:value="36000">
            <office:annotation draw:style-name="gr1" draw:text-style-name="P1" svg:width="2.899cm" svg:height="0.596cm" svg:x="69.642cm" svg:y="9.536cm" draw:caption-point-x="-0.351cm" draw:caption-point-y="1.103cm">
              <dc:creator>DM</dc:creator>
              <dc:date>2013-01-10T00:00:00</dc:date>
              <text:p text:style-name="P1"><text:span text:style-name="T1">Pagó 09/01/13</text:span></text:p>
            </office:annotation>
            <text:p>$36.000,00</text:p>
          </table:table-cell>
          <table:table-cell table:style-name="ce33" office:value-type="currency" office:currency="COP" office:value="55000">
            <office:annotation draw:style-name="gr1" draw:text-style-name="P1" svg:width="2.899cm" svg:height="0.596cm" svg:x="71.707cm" svg:y="9.573cm" draw:caption-point-x="-0.343cm" draw:caption-point-y="1.066cm">
              <dc:creator>DM</dc:creator>
              <dc:date>2013-02-22T00:00:00</dc:date>
              <text:p text:style-name="P1"><text:span text:style-name="T1">Pagó el 22/02/13</text:span></text:p>
            </office:annotation>
            <text:p>$55.000,00</text:p>
          </table:table-cell>
          <table:table-cell table:style-name="ce33" office:value-type="currency" office:currency="COP" office:value="55000">
            <office:annotation draw:style-name="gr1" draw:text-style-name="P1" svg:width="2.899cm" svg:height="0.596cm" svg:x="73.772cm" svg:y="9.634cm" draw:caption-point-x="-0.336cm" draw:caption-point-y="1.005cm">
              <dc:creator>DM</dc:creator>
              <dc:date>2013-04-25T00:00:00</dc:date>
              <text:p text:style-name="P1"><text:span text:style-name="T1">Pagó el 25/04/13</text:span></text:p>
            </office:annotation>
            <text:p>$55.000,00</text:p>
          </table:table-cell>
          <table:table-cell table:style-name="ce33" office:value-type="currency" office:currency="COP" office:value="55000">
            <office:annotation draw:style-name="gr1" draw:text-style-name="P1" svg:width="2.899cm" svg:height="0.596cm" svg:x="76.207cm" svg:y="9.665cm" draw:caption-point-x="-0.328cm" draw:caption-point-y="0.974cm">
              <dc:creator>DM</dc:creator>
              <dc:date>2013-05-22T00:00:00</dc:date>
              <text:p text:style-name="P1"><text:span text:style-name="T1">Pagó el 22/05/13</text:span></text:p>
            </office:annotation>
            <text:p>$55.000,00</text:p>
          </table:table-cell>
          <table:table-cell table:style-name="ce33" office:value-type="currency" office:currency="COP" office:value="55000">
            <office:annotation draw:style-name="gr1" draw:text-style-name="P1" svg:width="2.899cm" svg:height="0.596cm" svg:x="78.642cm" svg:y="9.676cm" draw:caption-point-x="-0.32cm" draw:caption-point-y="0.963cm">
              <dc:creator>DM</dc:creator>
              <dc:date>2013-06-05T00:00:00</dc:date>
              <text:p text:style-name="P1"><text:span text:style-name="T1">Pagó el 05/06/13</text:span></text:p>
            </office:annotation>
            <text:p>$55.000,00</text:p>
          </table:table-cell>
          <table:table-cell table:number-columns-repeated="4" table:style-name="ce37" office:value-type="currency" office:currency="COP" office:value="55000">
            <text:p>$55.000,00</text:p>
          </table:table-cell>
          <table:table-cell table:style-name="ce54" office:value-type="string">
            <text:p>Cancela el 21 de septiembre</text:p>
          </table:table-cell>
          <table:table-cell table:style-name="ce5"/>
          <table:table-cell table:style-name="ce57" office:value-type="date" office:date-value="2013-08-09">
            <text:p>09/08/13</text:p>
          </table:table-cell>
          <table:table-cell table:style-name="ce57" office:value-type="date" office:date-value="2013-08-15">
            <text:p>15/08/13</text:p>
          </table:table-cell>
          <table:table-cell table:style-name="ce57" office:value-type="date" office:date-value="2013-08-27">
            <text:p>27/08/13</text:p>
          </table:table-cell>
          <table:table-cell table:style-name="ce22"/>
          <table:table-cell table:style-name="ce57" office:value-type="date" office:date-value="2013-09-09">
            <text:p>09/09/13</text:p>
          </table:table-cell>
          <table:table-cell table:style-name="ce61" office:value-type="string">
            <text:p>Llamada 18</text:p>
          </table:table-cell>
          <table:table-cell table:number-columns-repeated="7"/>
          <table:table-cell table:style-name="ce29" table:number-columns-repeated="2"/>
          <table:table-cell/>
          <table:table-cell table:style-name="ce8" table:number-columns-repeated="978"/>
        </table:table-row>
        <table:table-row table:style-name="ro2">
          <table:table-cell table:style-name="ce4" office:value-type="string">
            <text:p>C-0523</text:p>
          </table:table-cell>
          <table:table-cell table:style-name="ce2"/>
          <table:table-cell table:style-name="ce8" office:value-type="string">
            <text:p>José Gildardo Quintero Holguín</text:p>
          </table:table-cell>
          <table:table-cell table:style-name="ce5" office:value-type="float" office:value="7507269">
            <text:p>7507269</text:p>
          </table:table-cell>
          <table:table-cell table:number-columns-repeated="3"/>
          <table:table-cell table:style-name="ce8" office:value-type="string">
            <text:p>Calle 68 Nº 41-09 Malhabar</text:p>
          </table:table-cell>
          <table:table-cell table:style-name="ce12" office:value-type="float" office:value="8786199">
            <text:p>8786199</text:p>
          </table:table-cell>
          <table:table-cell table:style-name="ce12" office:value-type="float" office:value="3117486498">
            <text:p>3117486498</text:p>
          </table:table-cell>
          <table:table-cell table:number-columns-repeated="2"/>
          <table:table-cell table:style-name="ce5" office:value-type="string">
            <text:p>SDN224</text:p>
          </table:table-cell>
          <table:table-cell table:style-name="ce22" office:value-type="date" office:date-value="2013-01-12">
            <text:p>12/01/13</text:p>
          </table:table-cell>
          <table:table-cell table:style-name="ce8"/>
          <table:table-cell table:style-name="ce29" office:value-type="currency" office:currency="COP" office:value="55000">
            <text:p>$55.000,00</text:p>
          </table:table-cell>
          <table:table-cell table:style-name="ce8"/>
          <table:table-cell table:style-name="ce22"/>
          <table:table-cell table:style-name="ce8"/>
          <table:table-cell table:style-name="ce33" office:value-type="currency" office:currency="COP" office:value="36500">
            <office:annotation draw:style-name="gr1" draw:text-style-name="P1" svg:width="2.899cm" svg:height="0.596cm" svg:x="69.642cm" svg:y="10.063cm" draw:caption-point-x="-0.351cm" draw:caption-point-y="1.029cm">
              <dc:creator>DM</dc:creator>
              <dc:date>2013-01-12T00:00:00</dc:date>
              <text:p text:style-name="P1"><text:span text:style-name="T1">Pagó 12/01/13</text:span></text:p>
            </office:annotation>
            <text:p>$36.500,00</text:p>
          </table:table-cell>
          <table:table-cell table:style-name="ce33" office:value-type="currency" office:currency="COP" office:value="55000">
            <office:annotation draw:style-name="gr1" draw:text-style-name="P1" svg:width="2.899cm" svg:height="0.596cm" svg:x="71.707cm" svg:y="10.083cm" draw:caption-point-x="-0.343cm" draw:caption-point-y="1.009cm">
              <dc:creator>DM</dc:creator>
              <dc:date>2013-02-04T00:00:00</dc:date>
              <text:p text:style-name="P1"><text:span text:style-name="T1">Pagó el 04/02/03</text:span></text:p>
            </office:annotation>
            <text:p>$55.000,00</text:p>
          </table:table-cell>
          <table:table-cell table:style-name="ce33" office:value-type="currency" office:currency="COP" office:value="55000">
            <office:annotation draw:style-name="gr1" draw:text-style-name="P1" svg:width="2.899cm" svg:height="0.596cm" svg:x="73.772cm" svg:y="10.103cm" draw:caption-point-x="-0.336cm" draw:caption-point-y="0.989cm">
              <dc:creator>DM</dc:creator>
              <dc:date>2013-03-05T00:00:00</dc:date>
              <text:p text:style-name="P1"><text:span text:style-name="T1">Pagó el 04/03/13</text:span></text:p>
            </office:annotation>
            <text:p>$55.000,00</text:p>
          </table:table-cell>
          <table:table-cell table:style-name="ce33" office:value-type="currency" office:currency="COP" office:value="55000">
            <office:annotation draw:style-name="gr1" draw:text-style-name="P1" svg:width="2.899cm" svg:height="0.596cm" svg:x="76.207cm" svg:y="10.133cm" draw:caption-point-x="-0.328cm" draw:caption-point-y="0.959cm">
              <dc:creator>DM</dc:creator>
              <dc:date>2013-04-06T00:00:00</dc:date>
              <text:p text:style-name="P1"><text:span text:style-name="T1">Pagó el 06/04/13</text:span></text:p>
            </office:annotation>
            <text:p>$55.000,00</text:p>
          </table:table-cell>
          <table:table-cell table:style-name="ce33" office:value-type="currency" office:currency="COP" office:value="55000">
            <office:annotation draw:style-name="gr1" draw:text-style-name="P1" svg:width="2.899cm" svg:height="0.596cm" svg:x="78.642cm" svg:y="10.189cm" draw:caption-point-x="-0.32cm" draw:caption-point-y="0.903cm">
              <dc:date>2013-05-20T00:00:00</dc:date>
              <text:p text:style-name="P1"><text:span text:style-name="T1">Pagó el 15/05/13</text:span></text:p>
            </office:annotation>
            <text:p>$55.000,00</text:p>
          </table:table-cell>
          <table:table-cell table:style-name="ce33" office:value-type="currency" office:currency="COP" office:value="55000">
            <office:annotation draw:style-name="gr1" draw:text-style-name="P1" svg:width="2.899cm" svg:height="0.596cm" svg:x="81.38cm" svg:y="10.221cm" draw:caption-point-x="-0.312cm" draw:caption-point-y="0.871cm">
              <dc:date>2013-06-18T00:00:00</dc:date>
              <text:p text:style-name="P1"><text:span text:style-name="T1">Pagó el 18/06/13</text:span></text:p>
            </office:annotation>
            <text:p>$55.000,00</text:p>
          </table:table-cell>
          <table:table-cell table:style-name="ce33" office:value-type="currency" office:currency="COP" office:value="55000">
            <office:annotation draw:style-name="gr1" draw:text-style-name="P1" svg:width="2.899cm" svg:height="0.596cm" svg:x="84.12cm" svg:y="10.142cm" draw:caption-point-x="-0.305cm" draw:caption-point-y="0.95cm">
              <dc:date>2013-07-11T00:00:00</dc:date>
              <text:p text:style-name="P1"><text:span text:style-name="T1">Pagó el 11/07/13</text:span></text:p>
            </office:annotation>
            <text:p>$55.000,00</text:p>
          </table:table-cell>
          <table:table-cell table:style-name="ce33" office:value-type="currency" office:currency="COP" office:value="55000">
            <office:annotation draw:style-name="gr1" draw:text-style-name="P1" svg:width="2.899cm" svg:height="0.596cm" svg:x="86.49cm" svg:y="9.919cm" draw:caption-point-x="-0.61cm" draw:caption-point-y="1.173cm">
              <dc:date>2013-08-09T00:00:00</dc:date>
              <text:p text:style-name="P1"><text:span text:style-name="T2">Pagó el 09/08/13</text:span></text:p>
            </office:annotation>
            <text:p>$55.000,00</text:p>
          </table:table-cell>
          <table:table-cell table:style-name="ce33" office:value-type="currency" office:currency="COP" office:value="55000">
            <office:annotation draw:style-name="gr1" draw:text-style-name="P1" svg:width="2.899cm" svg:height="0.596cm" svg:x="88.861cm" svg:y="9.73cm" draw:caption-point-x="-0.61cm" draw:caption-point-y="1.362cm">
              <dc:date>2013-09-06T00:00:00</dc:date>
              <text:p text:style-name="P1"><text:span text:style-name="T1">Pagó el 02/09/13</text:span></text:p>
            </office:annotation>
            <text:p>$55.000,00</text:p>
          </table:table-cell>
          <table:table-cell table:style-name="ce49"/>
          <table:table-cell/>
          <table:table-cell table:style-name="ce22"/>
          <table:table-cell table:style-name="ce5"/>
          <table:table-cell/>
          <table:table-cell table:style-name="ce64" table:number-columns-repeated="2"/>
          <table:table-cell table:style-name="ce66"/>
          <table:table-cell table:style-name="ce8" table:number-columns-repeated="5"/>
          <table:table-cell table:style-name="ce29" table:number-columns-repeated="4"/>
          <table:table-cell/>
          <table:table-cell table:style-name="ce70"/>
          <table:table-cell table:style-name="ce8" table:number-columns-repeated="977"/>
        </table:table-row>
        <table:table-row table:style-name="ro3">
          <table:table-cell table:style-name="ce4" office:value-type="string">
            <text:p>C-0524</text:p>
          </table:table-cell>
          <table:table-cell table:style-name="ce2"/>
          <table:table-cell table:style-name="ce8" office:value-type="string">
            <text:p>Fabio Andrés Vargas Saldarriaga</text:p>
          </table:table-cell>
          <table:table-cell table:style-name="ce5" office:value-type="float" office:value="75087111">
            <text:p>75087111</text:p>
          </table:table-cell>
          <table:table-cell/>
          <table:table-cell table:style-name="ce8"/>
          <table:table-cell/>
          <table:table-cell table:style-name="ce8" office:value-type="string">
            <text:p>Calle 37A Nº 27-13 Cervantes</text:p>
          </table:table-cell>
          <table:table-cell table:style-name="ce12" office:value-type="float" office:value="8843213">
            <text:p>8843213</text:p>
          </table:table-cell>
          <table:table-cell table:style-name="ce12" office:value-type="float" office:value="3113440296">
            <text:p>3113440296</text:p>
          </table:table-cell>
          <table:table-cell/>
          <table:table-cell table:style-name="ce8" office:value-type="string">
            <text:p><text:a xlink:href="mailto:s1vn@hotmail.com" xlink:type="simple">s1vn@hotmail.com</text:a></text:p>
          </table:table-cell>
          <table:table-cell table:style-name="ce5" office:value-type="string">
            <text:p>WHG099</text:p>
          </table:table-cell>
          <table:table-cell table:style-name="ce22" office:value-type="date" office:date-value="2013-01-23">
            <text:p>23/01/13</text:p>
          </table:table-cell>
          <table:table-cell table:style-name="ce28"/>
          <table:table-cell table:style-name="ce29" office:value-type="currency" office:currency="COP" office:value="55000">
            <text:p>$55.000,00</text:p>
          </table:table-cell>
          <table:table-cell table:style-name="ce22"/>
          <table:table-cell table:style-name="ce29"/>
          <table:table-cell table:style-name="ce22"/>
          <table:table-cell table:style-name="ce33" office:value-type="currency" office:currency="COP" office:value="16500">
            <office:annotation draw:style-name="gr1" draw:text-style-name="P1" svg:width="2.899cm" svg:height="0.596cm" svg:x="69.642cm" svg:y="10.521cm" draw:caption-point-x="-0.351cm" draw:caption-point-y="1.024cm">
              <dc:creator>DM</dc:creator>
              <dc:date>2013-01-19T00:00:00</dc:date>
              <text:p text:style-name="P1"><text:span text:style-name="T1">Pagó 19/01/13</text:span></text:p>
            </office:annotation>
            <text:p>$16.500,00</text:p>
          </table:table-cell>
          <table:table-cell table:style-name="ce33" office:value-type="currency" office:currency="COP" office:value="55000">
            <office:annotation draw:style-name="gr1" draw:text-style-name="P1" svg:width="2.899cm" svg:height="0.596cm" svg:x="71.707cm" svg:y="10.544cm" draw:caption-point-x="-0.343cm" draw:caption-point-y="1.001cm">
              <dc:creator>DM</dc:creator>
              <dc:date>2013-02-05T00:00:00</dc:date>
              <text:p text:style-name="P1"><text:span text:style-name="T1">Pagó el 05/02/13</text:span></text:p>
            </office:annotation>
            <text:p>$55.000,00</text:p>
          </table:table-cell>
          <table:table-cell table:style-name="ce33" office:value-type="currency" office:currency="COP" office:value="55000">
            <office:annotation draw:style-name="gr1" draw:text-style-name="P1" svg:width="2.899cm" svg:height="0.596cm" svg:x="73.772cm" svg:y="10.572cm" draw:caption-point-x="-0.336cm" draw:caption-point-y="0.973cm">
              <dc:creator>DM</dc:creator>
              <dc:date>2013-03-13T00:00:00</dc:date>
              <text:p text:style-name="P1"><text:span text:style-name="T1">Pagó el 13/03/13</text:span></text:p>
            </office:annotation>
            <text:p>$55.000,00</text:p>
          </table:table-cell>
          <table:table-cell table:style-name="ce33" office:value-type="currency" office:currency="COP" office:value="55000">
            <office:annotation draw:style-name="gr1" draw:text-style-name="P1" svg:width="2.899cm" svg:height="0.596cm" svg:x="76.207cm" svg:y="10.598cm" draw:caption-point-x="-0.328cm" draw:caption-point-y="0.947cm">
              <dc:creator>DM</dc:creator>
              <dc:date>2013-04-15T00:00:00</dc:date>
              <text:p text:style-name="P1"><text:span text:style-name="T1">Pagó el 15/04/13</text:span></text:p>
            </office:annotation>
            <text:p>$55.000,00</text:p>
          </table:table-cell>
          <table:table-cell table:style-name="ce33" office:value-type="currency" office:currency="COP" office:value="55000">
            <office:annotation draw:style-name="gr1" draw:text-style-name="P1" svg:width="2.899cm" svg:height="0.596cm" svg:x="78.642cm" svg:y="10.63cm" draw:caption-point-x="-0.32cm" draw:caption-point-y="0.915cm">
              <dc:creator>DM</dc:creator>
              <dc:date>2013-05-03T00:00:00</dc:date>
              <text:p text:style-name="P1"><text:span text:style-name="T1">Pagó el 03/05/13</text:span></text:p>
            </office:annotation>
            <text:p>$55.000,00</text:p>
          </table:table-cell>
          <table:table-cell table:style-name="ce33" office:value-type="currency" office:currency="COP" office:value="55000">
            <office:annotation draw:style-name="gr1" draw:text-style-name="P1" svg:width="2.899cm" svg:height="0.596cm" svg:x="81.38cm" svg:y="10.671cm" draw:caption-point-x="-0.312cm" draw:caption-point-y="0.874cm">
              <dc:creator>DM</dc:creator>
              <dc:date>2013-06-12T00:00:00</dc:date>
              <text:p text:style-name="P1"><text:span text:style-name="T1">Pagó el 12/06/13</text:span></text:p>
            </office:annotation>
            <text:p>$55.000,00</text:p>
          </table:table-cell>
          <table:table-cell table:style-name="ce33" office:value-type="currency" office:currency="COP" office:value="55000">
            <office:annotation draw:style-name="gr1" draw:text-style-name="P1" svg:width="2.899cm" svg:height="0.596cm" svg:x="84.425cm" svg:y="10.414cm" draw:caption-point-x="-0.61cm" draw:caption-point-y="1.131cm">
              <dc:date>2013-07-25T00:00:00</dc:date>
              <text:p text:style-name="P1"><text:span text:style-name="T1">Pagó el 25/07/13</text:span></text:p>
            </office:annotation>
            <text:p>$55.000,00</text:p>
          </table:table-cell>
          <table:table-cell table:style-name="ce33" office:value-type="currency" office:currency="COP" office:value="55000">
            <office:annotation draw:style-name="gr1" draw:text-style-name="P1" svg:width="2.899cm" svg:height="0.596cm" svg:x="86.49cm" svg:y="10.281cm" draw:caption-point-x="-0.61cm" draw:caption-point-y="1.264cm">
              <dc:date>2013-08-15T00:00:00</dc:date>
              <text:p text:style-name="P1"><text:span text:style-name="T2">Pagó el 15/08/13</text:span></text:p>
            </office:annotation>
            <text:p>$55.000,00</text:p>
          </table:table-cell>
          <table:table-cell table:style-name="ce33" office:value-type="currency" office:currency="COP" office:value="55000">
            <office:annotation draw:style-name="gr1" draw:text-style-name="P1" svg:width="2.899cm" svg:height="0.596cm" svg:x="88.861cm" svg:y="10.132cm" draw:caption-point-x="-0.61cm" draw:caption-point-y="1.413cm">
              <dc:date>2013-09-16T00:00:00</dc:date>
              <text:p text:style-name="P1"><text:span text:style-name="T1">Pagó el 16/09/13</text:span></text:p>
            </office:annotation>
            <text:p>$55.000,00</text:p>
          </table:table-cell>
          <table:table-cell table:style-name="ce12"/>
          <table:table-cell/>
          <table:table-cell table:style-name="ce22"/>
          <table:table-cell table:style-name="ce5"/>
          <table:table-cell/>
          <table:table-cell table:style-name="ce8"/>
          <table:table-cell table:style-name="ce22"/>
          <table:table-cell table:style-name="ce8" table:number-columns-repeated="6"/>
          <table:table-cell table:style-name="ce28"/>
          <table:table-cell table:style-name="ce5"/>
          <table:table-cell table:style-name="ce29"/>
          <table:table-cell table:style-name="ce8"/>
          <table:table-cell/>
          <table:table-cell table:style-name="ce29"/>
          <table:table-cell table:style-name="ce8" table:number-columns-repeated="977"/>
        </table:table-row>
        <table:table-row table:style-name="ro2">
          <table:table-cell table:style-name="ce4" office:value-type="string">
            <text:p>C-0525</text:p>
          </table:table-cell>
          <table:table-cell table:style-name="ce2"/>
          <table:table-cell table:style-name="ce10" office:value-type="string">
            <text:p>Carolina Jiménez Quintero</text:p>
          </table:table-cell>
          <table:table-cell table:style-name="ce15" office:value-type="float" office:value="30402982">
            <text:p>30402982</text:p>
          </table:table-cell>
          <table:table-cell table:style-name="ce2"/>
          <table:table-cell table:number-columns-repeated="2"/>
          <table:table-cell table:style-name="ce16" office:value-type="string">
            <text:p>Torres de Ávila, conjunto A, casa 21 Villa Pilar</text:p>
          </table:table-cell>
          <table:table-cell table:style-name="ce18" office:value-type="float" office:value="8747272">
            <text:p>8747272</text:p>
          </table:table-cell>
          <table:table-cell table:style-name="ce19" office:value-type="string">
            <text:p>3122285291 – 3155879394</text:p>
          </table:table-cell>
          <table:table-cell table:style-name="ce19" office:value-type="float" office:value="3168788264">
            <text:p>3168788264</text:p>
          </table:table-cell>
          <table:table-cell table:style-name="ce7" office:value-type="string">
            <text:p>c.jimenez.q@hotmail.com</text:p>
          </table:table-cell>
          <table:table-cell table:style-name="ce24" office:value-type="string">
            <text:p>AKG139</text:p>
          </table:table-cell>
          <table:table-cell table:style-name="ce25" office:value-type="date" office:date-value="2013-01-28">
            <text:p>28/01/13</text:p>
          </table:table-cell>
          <table:table-cell table:style-name="ce28"/>
          <table:table-cell table:style-name="ce29" office:value-type="currency" office:currency="COP" office:value="55000">
            <text:p>$55.000,00</text:p>
          </table:table-cell>
          <table:table-cell table:style-name="ce22"/>
          <table:table-cell table:style-name="ce29"/>
          <table:table-cell table:style-name="ce22"/>
          <table:table-cell table:style-name="ce29"/>
          <table:table-cell table:style-name="ce33" office:value-type="currency" office:currency="COP" office:value="55000">
            <office:annotation draw:style-name="gr1" draw:text-style-name="P1" svg:width="2.899cm" svg:height="2.966cm" svg:x="71.555cm" svg:y="11.217cm" draw:caption-point-x="-0.191cm" draw:caption-point-y="0.801cm">
              <dc:date>2013-09-14T00:00:00</dc:date>
              <text:p text:style-name="P1"><text:span text:style-name="T1">Se pagó con la comisión de César Augusto Herrera, Mauricio Patiño y Jhon Fredy Gutiérrez</text:span></text:p>
            </office:annotation>
            <text:p>$55.000,00</text:p>
          </table:table-cell>
          <table:table-cell table:style-name="ce33" office:value-type="currency" office:currency="COP" office:value="55000">
            <office:annotation draw:style-name="gr1" draw:text-style-name="P1" svg:width="2.899cm" svg:height="0.596cm" svg:x="73.772cm" svg:y="11.128cm" draw:caption-point-x="-0.336cm" draw:caption-point-y="0.89cm">
              <dc:date>2013-05-15T00:00:00</dc:date>
              <text:p text:style-name="P1"><text:span text:style-name="T1">Pagó el 11/05/13</text:span></text:p>
            </office:annotation>
            <text:p>$55.000,00</text:p>
          </table:table-cell>
          <table:table-cell table:style-name="ce33" office:value-type="currency" office:currency="COP" office:value="55000">
            <office:annotation draw:style-name="gr1" draw:text-style-name="P1" svg:width="2.899cm" svg:height="0.596cm" svg:x="76.207cm" svg:y="11.128cm" draw:caption-point-x="-0.328cm" draw:caption-point-y="0.89cm">
              <dc:date>2013-05-15T00:00:00</dc:date>
              <text:p text:style-name="P1"><text:span text:style-name="T1">Pagó el 11/05/13</text:span></text:p>
            </office:annotation>
            <text:p>$55.000,00</text:p>
          </table:table-cell>
          <table:table-cell table:style-name="ce33" office:value-type="currency" office:currency="COP" office:value="40000">
            <office:annotation draw:style-name="gr1" draw:text-style-name="P1" svg:width="2.899cm" svg:height="0.596cm" svg:x="78.642cm" svg:y="11.162cm" draw:caption-point-x="-0.32cm" draw:caption-point-y="0.856cm">
              <dc:creator>DM</dc:creator>
              <dc:date>2013-06-13T00:00:00</dc:date>
              <text:p text:style-name="P1"><text:span text:style-name="T1">Pagó el 13/06/13</text:span></text:p>
            </office:annotation>
            <text:p>$40.000,00</text:p>
          </table:table-cell>
          <table:table-cell table:style-name="ce33" office:value-type="currency" office:currency="COP" office:value="55000">
            <office:annotation draw:style-name="gr1" draw:text-style-name="P1" svg:width="2.899cm" svg:height="0.596cm" svg:x="81.38cm" svg:y="11.185cm" draw:caption-point-x="-0.312cm" draw:caption-point-y="0.833cm">
              <dc:date>2013-07-05T00:00:00</dc:date>
              <text:p text:style-name="P1"><text:span text:style-name="T1">Pagó el 05/07/13</text:span></text:p>
            </office:annotation>
            <text:p>$55.000,00</text:p>
          </table:table-cell>
          <table:table-cell table:style-name="ce33" office:value-type="currency" office:currency="COP" office:value="55000">
            <office:annotation draw:style-name="gr1" draw:text-style-name="P1" svg:width="2.899cm" svg:height="0.596cm" svg:x="84.425cm" svg:y="10.599cm" draw:caption-point-x="-0.61cm" draw:caption-point-y="1.419cm">
              <dc:date>2013-09-14T00:00:00</dc:date>
              <text:p text:style-name="P1"><text:span text:style-name="T1">Pagó el 13/09/13</text:span></text:p>
            </office:annotation>
            <text:p>$55.000,00</text:p>
          </table:table-cell>
          <table:table-cell table:style-name="ce33" office:value-type="currency" office:currency="COP" office:value="55000">
            <office:annotation draw:style-name="gr1" draw:text-style-name="P1" svg:width="2.899cm" svg:height="3.361cm" svg:x="86.49cm" svg:y="10.599cm" draw:caption-point-x="-0.61cm" draw:caption-point-y="1.419cm">
              <dc:date>2013-09-14T00:00:00</dc:date>
              <text:p text:style-name="P1"><text:span text:style-name="T2">Pagó $45.000 el 13/09/13 y se pagó $10.000 con la comisión de José Hernando Valencia Sánchez</text:span></text:p>
            </office:annotation>
            <text:p>$55.000,00</text:p>
          </table:table-cell>
          <table:table-cell table:style-name="ce37" office:value-type="currency" office:currency="COP" office:value="55000">
            <text:p>$55.000,00</text:p>
          </table:table-cell>
          <table:table-cell table:style-name="ce8"/>
          <table:table-cell table:style-name="ce22" table:number-columns-repeated="2"/>
          <table:table-cell/>
          <table:table-cell table:style-name="ce22"/>
          <table:table-cell table:style-name="ce8" table:number-columns-repeated="2"/>
          <table:table-cell table:style-name="ce22"/>
          <table:table-cell table:style-name="ce8" table:number-columns-repeated="2"/>
          <table:table-cell table:style-name="ce22"/>
          <table:table-cell table:style-name="ce29" table:number-columns-repeated="2"/>
          <table:table-cell table:style-name="ce13"/>
          <table:table-cell table:style-name="ce29" table:number-columns-repeated="2"/>
          <table:table-cell/>
          <table:table-cell table:style-name="ce8" table:number-columns-repeated="979"/>
        </table:table-row>
        <table:table-row table:style-name="ro3">
          <table:table-cell table:style-name="ce4" office:value-type="string">
            <text:p>C-0526</text:p>
          </table:table-cell>
          <table:table-cell table:style-name="ce2"/>
          <table:table-cell table:style-name="ce8" office:value-type="string">
            <text:p>Leidy Tatiana Díaz Prada</text:p>
          </table:table-cell>
          <table:table-cell table:style-name="ce5" office:value-type="float" office:value="1143831139">
            <text:p>1143831139</text:p>
          </table:table-cell>
          <table:table-cell table:style-name="ce8" table:number-columns-repeated="3"/>
          <table:table-cell table:style-name="ce8" office:value-type="string">
            <text:p>Calle 45 Nº 94-45 Valle Lilí</text:p>
          </table:table-cell>
          <table:table-cell table:style-name="ce8"/>
          <table:table-cell table:style-name="ce12" office:value-type="string">
            <text:p>3187301175 – 3164036390</text:p>
          </table:table-cell>
          <table:table-cell table:style-name="ce12" office:value-type="float" office:value="3116344636">
            <text:p>3116344636</text:p>
          </table:table-cell>
          <table:table-cell table:style-name="ce8" office:value-type="string">
            <text:p><text:a xlink:href="mailto:tatiana.199004@hotmail.com" xlink:type="simple">tatiana.199004@hotmail.com</text:a></text:p>
          </table:table-cell>
          <table:table-cell table:style-name="ce5" office:value-type="string">
            <text:p>TJW249</text:p>
          </table:table-cell>
          <table:table-cell table:style-name="ce25" office:value-type="date" office:date-value="2013-01-30">
            <text:p>30/01/13</text:p>
          </table:table-cell>
          <table:table-cell table:style-name="ce28"/>
          <table:table-cell table:style-name="ce29" office:value-type="currency" office:currency="COP" office:value="55000">
            <text:p>$55.000,00</text:p>
          </table:table-cell>
          <table:table-cell/>
          <table:table-cell table:style-name="ce8"/>
          <table:table-cell table:style-name="ce5"/>
          <table:table-cell table:style-name="ce12"/>
          <table:table-cell table:style-name="ce37" office:value-type="currency" office:currency="COP" office:value="29500">
            <text:p>$29.500,00</text:p>
          </table:table-cell>
          <table:table-cell table:style-name="ce33" office:value-type="currency" office:currency="COP" office:value="0">
            <office:annotation draw:style-name="gr1" draw:text-style-name="P1" svg:width="2.899cm" svg:height="0.991cm" svg:x="73.772cm" svg:y="11.545cm" draw:caption-point-x="-0.336cm" draw:caption-point-y="0.926cm">
              <dc:creator>DM</dc:creator>
              <dc:date>2013-04-20T00:00:00</dc:date>
              <text:p text:style-name="P1"><text:span text:style-name="T1">Estuvo sin reportar</text:span></text:p>
            </office:annotation>
            <text:p>$0,00</text:p>
          </table:table-cell>
          <table:table-cell table:style-name="ce33" office:value-type="currency" office:currency="COP" office:value="0">
            <office:annotation draw:style-name="gr1" draw:text-style-name="P1" svg:width="2.899cm" svg:height="0.991cm" svg:x="76.207cm" svg:y="11.545cm" draw:caption-point-x="-0.328cm" draw:caption-point-y="0.926cm">
              <dc:creator>DM</dc:creator>
              <dc:date>2013-04-20T00:00:00</dc:date>
              <text:p text:style-name="P1"><text:span text:style-name="T1">Estuvo sin reportar</text:span></text:p>
            </office:annotation>
            <text:p>$0,00</text:p>
          </table:table-cell>
          <table:table-cell table:style-name="ce33" office:value-type="currency" office:currency="COP" office:value="0">
            <office:annotation draw:style-name="gr1" draw:text-style-name="P1" svg:width="2.899cm" svg:height="0.991cm" svg:x="78.642cm" svg:y="11.545cm" draw:caption-point-x="-0.32cm" draw:caption-point-y="0.926cm">
              <dc:creator>DM</dc:creator>
              <dc:date>2013-04-20T00:00:00</dc:date>
              <text:p text:style-name="P1"><text:span text:style-name="T1">Estuvo sin reportar</text:span></text:p>
            </office:annotation>
            <text:p>$0,00</text:p>
          </table:table-cell>
          <table:table-cell table:style-name="ce33" office:value-type="currency" office:currency="COP" office:value="0">
            <office:annotation draw:style-name="gr1" draw:text-style-name="P1" svg:width="2.899cm" svg:height="0.991cm" svg:x="81.38cm" svg:y="11.545cm" draw:caption-point-x="-0.312cm" draw:caption-point-y="0.926cm">
              <dc:creator>DM</dc:creator>
              <dc:date>2013-04-20T00:00:00</dc:date>
              <text:p text:style-name="P1"><text:span text:style-name="T1">Estuvo sin reportar</text:span></text:p>
            </office:annotation>
            <text:p>$0,00</text:p>
          </table:table-cell>
          <table:table-cell table:style-name="ce33" office:value-type="currency" office:currency="COP" office:value="0">
            <office:annotation draw:style-name="gr1" draw:text-style-name="P1" svg:width="2.899cm" svg:height="0.991cm" svg:x="84.127cm" svg:y="11.487cm" draw:caption-point-x="-0.312cm" draw:caption-point-y="0.984cm">
              <dc:creator>DM</dc:creator>
              <dc:date>2013-04-20T00:00:00</dc:date>
              <text:p text:style-name="P1"><text:span text:style-name="T1">Estuvo sin reportar</text:span></text:p>
            </office:annotation>
            <text:p>$0,00</text:p>
          </table:table-cell>
          <table:table-cell table:style-name="ce33" office:value-type="currency" office:currency="COP" office:value="0">
            <office:annotation draw:style-name="gr1" draw:text-style-name="P1" svg:width="2.899cm" svg:height="0.991cm" svg:x="86.192cm" svg:y="11.487cm" draw:caption-point-x="-0.312cm" draw:caption-point-y="0.984cm">
              <dc:creator>DM</dc:creator>
              <dc:date>2013-04-20T00:00:00</dc:date>
              <text:p text:style-name="P1"><text:span text:style-name="T1">Estuvo sin reportar</text:span></text:p>
            </office:annotation>
            <text:p>$0,00</text:p>
          </table:table-cell>
          <table:table-cell table:style-name="ce33" office:value-type="currency" office:currency="COP" office:value="0">
            <office:annotation draw:style-name="gr1" draw:text-style-name="P1" svg:width="2.899cm" svg:height="0.991cm" svg:x="88.563cm" svg:y="11.487cm" draw:caption-point-x="-0.312cm" draw:caption-point-y="0.984cm">
              <dc:creator>DM</dc:creator>
              <dc:date>2013-04-20T00:00:00</dc:date>
              <text:p text:style-name="P1"><text:span text:style-name="T1">Estuvo sin reportar</text:span></text:p>
            </office:annotation>
            <text:p>$0,00</text:p>
          </table:table-cell>
          <table:table-cell/>
          <table:table-cell table:style-name="ce5"/>
          <table:table-cell table:style-name="ce22"/>
          <table:table-cell table:number-columns-repeated="993"/>
        </table:table-row>
        <table:table-row table:style-name="ro2">
          <table:table-cell table:style-name="ce4" office:value-type="string">
            <text:p>C-0527</text:p>
          </table:table-cell>
          <table:table-cell table:style-name="ce4" office:value-type="string">
            <text:p>FV-000098</text:p>
          </table:table-cell>
          <table:table-cell table:style-name="ce8" office:value-type="string">
            <text:p>Yorths Williams Díaz Belalcazar</text:p>
          </table:table-cell>
          <table:table-cell table:style-name="ce5" office:value-type="float" office:value="125272481">
            <text:p>125272481</text:p>
          </table:table-cell>
          <table:table-cell table:style-name="ce5"/>
          <table:table-cell table:style-name="ce8" table:number-columns-repeated="2"/>
          <table:table-cell table:style-name="ce8" office:value-type="string">
            <text:p>Cra. 12A Nº 7B-04 </text:p>
          </table:table-cell>
          <table:table-cell table:style-name="ce12" office:value-type="float" office:value="6566481">
            <text:p>6566481</text:p>
          </table:table-cell>
          <table:table-cell table:style-name="ce12" office:value-type="float" office:value="3135605114">
            <text:p>3135605114</text:p>
          </table:table-cell>
          <table:table-cell/>
          <table:table-cell table:style-name="ce8" office:value-type="string">
            <text:p><text:a xlink:href="mailto:william_ok@hotmail.com" xlink:type="simple">william_ok@hotmail.com</text:a></text:p>
          </table:table-cell>
          <table:table-cell table:style-name="ce5" office:value-type="string">
            <text:p>WAA849</text:p>
          </table:table-cell>
          <table:table-cell table:style-name="ce22" office:value-type="date" office:date-value="2013-02-04">
            <text:p>04/02/13</text:p>
          </table:table-cell>
          <table:table-cell table:style-name="ce12"/>
          <table:table-cell table:style-name="ce29" office:value-type="currency" office:currency="COP" office:value="55000">
            <text:p>$55.000,00</text:p>
          </table:table-cell>
          <table:table-cell/>
          <table:table-cell table:style-name="ce22"/>
          <table:table-cell table:style-name="ce8"/>
          <table:table-cell table:style-name="ce5"/>
          <table:table-cell table:style-name="ce33" office:value-type="currency" office:currency="COP" office:value="49500">
            <office:annotation draw:style-name="gr1" draw:text-style-name="P1" svg:width="2.899cm" svg:height="0.596cm" svg:x="71.707cm" svg:y="11.967cm" draw:caption-point-x="-0.343cm" draw:caption-point-y="0.977cm">
              <dc:creator>DM</dc:creator>
              <dc:date>2013-02-04T00:00:00</dc:date>
              <text:p text:style-name="P1"><text:span text:style-name="T1">Pagó el 04/02/13</text:span></text:p>
            </office:annotation>
            <text:p>$49.500,00</text:p>
          </table:table-cell>
          <table:table-cell table:style-name="ce33" office:value-type="currency" office:currency="COP" office:value="55000">
            <office:annotation draw:style-name="gr1" draw:text-style-name="P1" svg:width="2.899cm" svg:height="0.596cm" svg:x="73.772cm" svg:y="11.992cm" draw:caption-point-x="-0.336cm" draw:caption-point-y="0.952cm">
              <dc:creator>DM</dc:creator>
              <dc:date>2013-03-07T00:00:00</dc:date>
              <text:p text:style-name="P1"><text:span text:style-name="T1">Pagó el 07/03/13</text:span></text:p>
            </office:annotation>
            <text:p>$55.000,00</text:p>
          </table:table-cell>
          <table:table-cell table:style-name="ce33" office:value-type="currency" office:currency="COP" office:value="55000">
            <office:annotation draw:style-name="gr1" draw:text-style-name="P1" svg:width="2.899cm" svg:height="1.386cm" svg:x="76.207cm" svg:y="12.048cm" draw:caption-point-x="-0.328cm" draw:caption-point-y="0.896cm">
              <dc:creator>DM</dc:creator>
              <dc:date>2013-04-29T00:00:00</dc:date>
              <text:p text:style-name="P1"><text:span text:style-name="T1">Consignó desde Lebrija el 29/04/13</text:span></text:p>
            </office:annotation>
            <text:p>$55.000,00</text:p>
          </table:table-cell>
          <table:table-cell table:style-name="ce33" office:value-type="currency" office:currency="COP" office:value="55000">
            <office:annotation draw:style-name="gr1" draw:text-style-name="P1" svg:width="2.899cm" svg:height="1.386cm" svg:x="78.642cm" svg:y="11.76cm" draw:caption-point-x="-0.32cm" draw:caption-point-y="1.184cm">
              <dc:date>2013-07-25T00:00:00</dc:date>
              <text:p text:style-name="P1"><text:span text:style-name="T1">Consignó desde Lebrija el 25/07/13</text:span></text:p>
            </office:annotation>
            <text:p>$55.000,00</text:p>
          </table:table-cell>
          <table:table-cell table:style-name="ce33" office:value-type="currency" office:currency="COP" office:value="55000">
            <office:annotation draw:style-name="gr1" draw:text-style-name="P1" svg:width="2.899cm" svg:height="1.386cm" svg:x="81.38cm" svg:y="11.76cm" draw:caption-point-x="-0.312cm" draw:caption-point-y="1.184cm">
              <dc:date>2013-07-25T00:00:00</dc:date>
              <text:p text:style-name="P1"><text:span text:style-name="T1">Consignó desde Lebrija el 25/07/13</text:span></text:p>
            </office:annotation>
            <text:p>$55.000,00</text:p>
          </table:table-cell>
          <table:table-cell table:number-columns-repeated="3" table:style-name="ce37" office:value-type="currency" office:currency="COP" office:value="55000">
            <text:p>$55.000,00</text:p>
          </table:table-cell>
          <table:table-cell table:style-name="ce8"/>
          <table:table-cell table:style-name="ce5"/>
          <table:table-cell table:style-name="ce57" office:value-type="date" office:date-value="2013-08-09">
            <text:p>09/08/13</text:p>
          </table:table-cell>
          <table:table-cell table:style-name="ce57" office:value-type="date" office:date-value="2013-08-27">
            <text:p>27/08/13</text:p>
          </table:table-cell>
          <table:table-cell table:style-name="ce22"/>
          <table:table-cell table:style-name="ce57" office:value-type="date" office:date-value="2013-09-09">
            <text:p>09/09/13</text:p>
          </table:table-cell>
          <table:table-cell table:style-name="ce57" office:value-type="date" office:date-value="2013-09-21">
            <text:p>21/09/13</text:p>
          </table:table-cell>
          <table:table-cell table:style-name="ce8"/>
          <table:table-cell table:style-name="ce22"/>
          <table:table-cell table:style-name="ce8" table:number-columns-repeated="2"/>
          <table:table-cell table:style-name="ce22" table:number-columns-repeated="2"/>
          <table:table-cell table:style-name="ce8"/>
          <table:table-cell table:style-name="ce29" table:number-columns-repeated="2"/>
          <table:table-cell/>
          <table:table-cell table:style-name="ce70"/>
          <table:table-cell table:style-name="ce8" table:number-columns-repeated="978"/>
        </table:table-row>
        <table:table-row table:style-name="ro2">
          <table:table-cell table:style-name="ce4" office:value-type="string">
            <text:p>C-0528</text:p>
          </table:table-cell>
          <table:table-cell table:style-name="ce2" office:value-type="string">
            <text:p>FV-000062 – 69 – 77 – 95 – 109 – 124 – 136 – 144</text:p>
          </table:table-cell>
          <table:table-cell table:style-name="ce8" office:value-type="string">
            <text:p>Luis Gonzalo Chica López</text:p>
          </table:table-cell>
          <table:table-cell table:style-name="ce5" office:value-type="float" office:value="75098520">
            <text:p>75098520</text:p>
          </table:table-cell>
          <table:table-cell table:style-name="ce2"/>
          <table:table-cell table:style-name="ce8" table:number-columns-repeated="2"/>
          <table:table-cell table:style-name="ce8" office:value-type="string">
            <text:p>Calle 21 Nº 14-40 Colón</text:p>
          </table:table-cell>
          <table:table-cell table:style-name="ce12" office:value-type="float" office:value="8838554">
            <text:p>8838554</text:p>
          </table:table-cell>
          <table:table-cell table:style-name="ce12" office:value-type="float" office:value="3104661410">
            <text:p>3104661410</text:p>
          </table:table-cell>
          <table:table-cell table:style-name="ce8"/>
          <table:table-cell table:style-name="ce8" office:value-type="string">
            <text:p><text:a xlink:href="mailto:lgchica@sllantasinversiones.com.co" xlink:type="simple">lgchica@sllantasinversiones.com.co</text:a></text:p>
          </table:table-cell>
          <table:table-cell table:style-name="ce5" office:value-type="string">
            <text:p>STP900</text:p>
          </table:table-cell>
          <table:table-cell table:style-name="ce22" office:value-type="date" office:date-value="2013-02-09">
            <text:p>09/02/13</text:p>
          </table:table-cell>
          <table:table-cell table:style-name="ce29"/>
          <table:table-cell table:style-name="ce29" office:value-type="currency" office:currency="COP" office:value="55000">
            <text:p>$55.000,00</text:p>
          </table:table-cell>
          <table:table-cell table:style-name="ce22"/>
          <table:table-cell table:style-name="ce29"/>
          <table:table-cell table:style-name="ce8"/>
          <table:table-cell table:style-name="ce5"/>
          <table:table-cell table:style-name="ce33" office:value-type="currency" office:currency="COP" office:value="40350">
            <office:annotation draw:style-name="gr1" draw:text-style-name="P1" svg:width="2.899cm" svg:height="0.596cm" svg:x="71.707cm" svg:y="12.481cm" draw:caption-point-x="-0.343cm" draw:caption-point-y="0.916cm">
              <dc:creator>DM</dc:creator>
              <dc:date>2013-02-12T00:00:00</dc:date>
              <text:p text:style-name="P1"><text:span text:style-name="T1">Pagó el 09/02/13</text:span></text:p>
            </office:annotation>
            <text:p>$40.350,00</text:p>
          </table:table-cell>
          <table:table-cell table:style-name="ce33" office:value-type="currency" office:currency="COP" office:value="55000">
            <office:annotation draw:style-name="gr1" draw:text-style-name="P1" svg:width="2.899cm" svg:height="0.596cm" svg:x="73.772cm" svg:y="12.518cm" draw:caption-point-x="-0.336cm" draw:caption-point-y="0.879cm">
              <dc:creator>DM</dc:creator>
              <dc:date>2013-04-03T00:00:00</dc:date>
              <text:p text:style-name="P1"><text:span text:style-name="T1">Pagó el 03/04/13</text:span></text:p>
            </office:annotation>
            <text:p>$55.000,00</text:p>
          </table:table-cell>
          <table:table-cell table:style-name="ce33" office:value-type="currency" office:currency="COP" office:value="55000">
            <office:annotation draw:style-name="gr1" draw:text-style-name="P1" svg:width="2.899cm" svg:height="0.596cm" svg:x="76.207cm" svg:y="12.569cm" draw:caption-point-x="-0.328cm" draw:caption-point-y="0.828cm">
              <dc:date>2013-05-09T00:00:00</dc:date>
              <text:p text:style-name="P1"><text:span text:style-name="T1">Pagó el 09/05/13</text:span></text:p>
            </office:annotation>
            <text:p>$55.000,00</text:p>
          </table:table-cell>
          <table:table-cell table:style-name="ce33" office:value-type="currency" office:currency="COP" office:value="55000">
            <office:annotation draw:style-name="gr1" draw:text-style-name="P1" svg:width="2.899cm" svg:height="0.596cm" svg:x="78.642cm" svg:y="12.569cm" draw:caption-point-x="-0.32cm" draw:caption-point-y="0.828cm">
              <dc:date>2013-05-09T00:00:00</dc:date>
              <text:p text:style-name="P1"><text:span text:style-name="T1">Pagó el 09/05/13</text:span></text:p>
            </office:annotation>
            <text:p>$55.000,00</text:p>
          </table:table-cell>
          <table:table-cell table:style-name="ce33" office:value-type="currency" office:currency="COP" office:value="55000">
            <office:annotation draw:style-name="gr1" draw:text-style-name="P1" svg:width="2.899cm" svg:height="0.596cm" svg:x="81.38cm" svg:y="12.619cm" draw:caption-point-x="-0.312cm" draw:caption-point-y="0.778cm">
              <dc:creator>DM</dc:creator>
              <dc:date>2013-06-29T00:00:00</dc:date>
              <text:p text:style-name="P1"><text:span text:style-name="T1">Pagó el 28/06/13</text:span></text:p>
            </office:annotation>
            <text:p>$55.000,00</text:p>
          </table:table-cell>
          <table:table-cell table:style-name="ce33" office:value-type="currency" office:currency="COP" office:value="55000">
            <office:annotation draw:style-name="gr1" draw:text-style-name="P1" svg:width="2.899cm" svg:height="0.596cm" svg:x="84.12cm" svg:y="12.097cm" draw:caption-point-x="-0.305cm" draw:caption-point-y="1.3cm">
              <dc:date>2013-08-17T00:00:00</dc:date>
              <text:p text:style-name="P1"><text:span text:style-name="T1">Pagó el 17/08/13</text:span></text:p>
            </office:annotation>
            <text:p>$55.000,00</text:p>
          </table:table-cell>
          <table:table-cell table:number-columns-repeated="2" table:style-name="ce37" office:value-type="currency" office:currency="COP" office:value="55000">
            <text:p>$55.000,00</text:p>
          </table:table-cell>
          <table:table-cell table:style-name="ce8"/>
          <table:table-cell table:style-name="ce5"/>
          <table:table-cell table:style-name="ce57" office:value-type="date" office:date-value="2013-08-27">
            <text:p>27/08/13</text:p>
          </table:table-cell>
          <table:table-cell table:style-name="ce8"/>
          <table:table-cell table:style-name="ce57" office:value-type="date" office:date-value="2013-09-09">
            <text:p>09/09/13</text:p>
          </table:table-cell>
          <table:table-cell table:style-name="ce57" office:value-type="date" office:date-value="2013-09-21">
            <text:p>21/09/13</text:p>
          </table:table-cell>
          <table:table-cell table:style-name="ce8" table:number-columns-repeated="7"/>
          <table:table-cell table:number-columns-repeated="2"/>
          <table:table-cell table:style-name="ce29"/>
          <table:table-cell table:style-name="ce8"/>
          <table:table-cell table:style-name="ce29"/>
          <table:table-cell table:style-name="ce8" table:number-columns-repeated="978"/>
        </table:table-row>
        <table:table-row table:style-name="ro2">
          <table:table-cell table:style-name="ce4" office:value-type="string">
            <text:p>C-0529</text:p>
          </table:table-cell>
          <table:table-cell table:style-name="ce2"/>
          <table:table-cell table:style-name="ce8" office:value-type="string">
            <text:p>Iván Darío Quintero Franco</text:p>
          </table:table-cell>
          <table:table-cell table:style-name="ce5" office:value-type="float" office:value="75068861">
            <text:p>75068861</text:p>
          </table:table-cell>
          <table:table-cell table:style-name="ce5"/>
          <table:table-cell table:style-name="ce8" table:number-columns-repeated="2"/>
          <table:table-cell table:style-name="ce8" office:value-type="string">
            <text:p>Calle 40 Nº 19-12 Cacique</text:p>
          </table:table-cell>
          <table:table-cell table:style-name="ce8"/>
          <table:table-cell table:style-name="ce12" office:value-type="float" office:value="3146804422">
            <text:p>3146804422</text:p>
          </table:table-cell>
          <table:table-cell table:style-name="ce8"/>
          <table:table-cell table:style-name="ce8" office:value-type="string">
            <text:p><text:a xlink:href="mailto:quintero.72@hotmail.com" xlink:type="simple">quintero.72@hotmail.com</text:a></text:p>
          </table:table-cell>
          <table:table-cell table:style-name="ce5" office:value-type="string">
            <text:p>GNG823</text:p>
          </table:table-cell>
          <table:table-cell table:style-name="ce22" office:value-type="date" office:date-value="2013-02-11">
            <text:p>11/02/13</text:p>
          </table:table-cell>
          <table:table-cell table:style-name="ce29"/>
          <table:table-cell table:style-name="ce29" office:value-type="currency" office:currency="COP" office:value="55000">
            <text:p>$55.000,00</text:p>
          </table:table-cell>
          <table:table-cell table:style-name="ce22"/>
          <table:table-cell table:style-name="ce29"/>
          <table:table-cell table:style-name="ce22"/>
          <table:table-cell table:style-name="ce29"/>
          <table:table-cell table:style-name="ce33" office:value-type="currency" office:currency="COP" office:value="36700">
            <office:annotation draw:style-name="gr1" draw:text-style-name="P1" svg:width="2.899cm" svg:height="0.596cm" svg:x="71.707cm" svg:y="12.994cm" draw:caption-point-x="-0.343cm" draw:caption-point-y="0.857cm">
              <dc:creator>DM</dc:creator>
              <dc:date>2013-02-12T00:00:00</dc:date>
              <text:p text:style-name="P1"><text:span text:style-name="T1">Pagó el 11/02/13</text:span></text:p>
            </office:annotation>
            <text:p>$36.700,00</text:p>
          </table:table-cell>
          <table:table-cell table:style-name="ce33" office:value-type="currency" office:currency="COP" office:value="55000">
            <office:annotation draw:style-name="gr1" draw:text-style-name="P1" svg:width="2.899cm" svg:height="1.386cm" svg:x="73.772cm" svg:y="13.079cm" draw:caption-point-x="-0.336cm" draw:caption-point-y="0.772cm">
              <dc:date>2013-05-08T00:00:00</dc:date>
              <text:p text:style-name="P1"><text:span text:style-name="T1">Consignó desde Calarcá el 07/05/13</text:span></text:p>
            </office:annotation>
            <text:p>$55.000,00</text:p>
          </table:table-cell>
          <table:table-cell table:number-columns-repeated="6" table:style-name="ce37" office:value-type="currency" office:currency="COP" office:value="55000">
            <text:p>$55.000,00</text:p>
          </table:table-cell>
          <table:table-cell table:style-name="ce54" office:value-type="string">
            <text:p>Cancela el 16 de septiembre</text:p>
          </table:table-cell>
          <table:table-cell table:style-name="ce5" office:value-type="string">
            <text:p>SUSPENDIDO</text:p>
          </table:table-cell>
          <table:table-cell table:style-name="ce57" office:value-type="date" office:date-value="2013-06-01">
            <text:p>01/06/13</text:p>
          </table:table-cell>
          <table:table-cell table:style-name="ce63" office:value-type="date" office:date-value="2013-06-06">
            <text:p>06/06/13</text:p>
          </table:table-cell>
          <table:table-cell table:style-name="ce62" office:value-type="date" office:date-value="2013-06-07">
            <text:p>07/06/13</text:p>
          </table:table-cell>
          <table:table-cell table:style-name="ce61" office:value-type="string">
            <text:p>Llamada 11</text:p>
          </table:table-cell>
          <table:table-cell table:style-name="ce63" office:value-type="date" office:date-value="2013-06-18">
            <text:p>18/06/13</text:p>
          </table:table-cell>
          <table:table-cell table:style-name="ce63" office:value-type="date" office:date-value="2013-06-27">
            <text:p>27/06/13</text:p>
          </table:table-cell>
          <table:table-cell table:style-name="ce61" office:value-type="string">
            <text:p>Llamada 29</text:p>
          </table:table-cell>
          <table:table-cell/>
          <table:table-cell table:style-name="ce57" office:value-type="date" office:date-value="2013-07-02">
            <text:p>02/07/13</text:p>
          </table:table-cell>
          <table:table-cell table:style-name="ce23" office:value-type="string">
            <text:p>Llamada 10, no contesta</text:p>
          </table:table-cell>
          <table:table-cell table:style-name="ce63" office:value-type="date" office:date-value="2013-07-22">
            <text:p>22/07/13</text:p>
          </table:table-cell>
          <table:table-cell table:style-name="ce23" office:value-type="string">
            <text:p>Llamada 23, no contesta</text:p>
          </table:table-cell>
          <table:table-cell table:style-name="ce23" office:value-type="string">
            <text:p>Llamada 24, no contesta</text:p>
          </table:table-cell>
          <table:table-cell table:style-name="ce57" office:value-type="date" office:date-value="2013-07-24">
            <text:p>24/07/13</text:p>
          </table:table-cell>
          <table:table-cell table:style-name="ce23" office:value-type="string">
            <text:p>Llamada 26, no contesta</text:p>
          </table:table-cell>
          <table:table-cell table:style-name="ce23" office:value-type="string">
            <text:p>Llamada 27, no contesta</text:p>
          </table:table-cell>
          <table:table-cell table:style-name="ce8"/>
          <table:table-cell table:style-name="ce23" office:value-type="string">
            <text:p>Llamada 2, se va a buzón</text:p>
          </table:table-cell>
          <table:table-cell table:style-name="ce23" office:value-type="string">
            <text:p>Llamada 09, no contesta</text:p>
          </table:table-cell>
          <table:table-cell table:style-name="ce57" office:value-type="date" office:date-value="2013-08-09">
            <text:p>09/08/13</text:p>
          </table:table-cell>
          <table:table-cell table:style-name="ce23" office:value-type="string">
            <text:p>Llamada 10, no contesta</text:p>
          </table:table-cell>
          <table:table-cell table:style-name="ce61" office:value-type="string">
            <text:p>Llamada 13</text:p>
          </table:table-cell>
          <table:table-cell table:style-name="ce57" office:value-type="date" office:date-value="2013-08-27">
            <text:p>27/08/13</text:p>
          </table:table-cell>
          <table:table-cell table:style-name="ce8"/>
          <table:table-cell table:style-name="ce57" office:value-type="date" office:date-value="2013-09-09">
            <text:p>09/09/13</text:p>
          </table:table-cell>
          <table:table-cell table:style-name="ce61" office:value-type="string">
            <text:p>Llamada 11</text:p>
          </table:table-cell>
          <table:table-cell table:style-name="ce23" office:value-type="string">
            <text:p>Llamada 21, no contesta</text:p>
          </table:table-cell>
          <table:table-cell table:style-name="ce57" office:value-type="date" office:date-value="2013-09-21">
            <text:p>21/09/13</text:p>
          </table:table-cell>
          <table:table-cell table:style-name="ce8" table:number-columns-repeated="966"/>
        </table:table-row>
        <table:table-row table:style-name="ro3">
          <table:table-cell table:style-name="ce4" office:value-type="string">
            <text:p>C-0530</text:p>
          </table:table-cell>
          <table:table-cell table:style-name="ce4" office:value-type="string">
            <text:p>FV-000097 – 112 – 127 – 139</text:p>
          </table:table-cell>
          <table:table-cell table:style-name="ce8" office:value-type="string">
            <text:p>Ciprián Antonio Rodríguez Villamizar</text:p>
          </table:table-cell>
          <table:table-cell table:style-name="ce5" office:value-type="float" office:value="88264890">
            <text:p>88264890</text:p>
          </table:table-cell>
          <table:table-cell table:style-name="ce5"/>
          <table:table-cell table:style-name="ce8" table:number-columns-repeated="2"/>
          <table:table-cell table:style-name="ce8" office:value-type="string">
            <text:p>Av. 4å Nº 11-75 San Luis</text:p>
          </table:table-cell>
          <table:table-cell table:style-name="ce8"/>
          <table:table-cell table:style-name="ce12" office:value-type="float" office:value="3115441358">
            <text:p>3115441358</text:p>
          </table:table-cell>
          <table:table-cell table:style-name="ce8"/>
          <table:table-cell table:style-name="ce8" office:value-type="string">
            <text:p><text:a xlink:href="mailto:vimarocar@hotmail.com" xlink:type="simple">vimarocar@hotmail.com</text:a></text:p>
          </table:table-cell>
          <table:table-cell table:style-name="ce5" office:value-type="string">
            <text:p>XMD428</text:p>
          </table:table-cell>
          <table:table-cell table:style-name="ce22" office:value-type="date" office:date-value="2013-02-11">
            <text:p>11/02/13</text:p>
          </table:table-cell>
          <table:table-cell table:style-name="ce29"/>
          <table:table-cell table:style-name="ce29" office:value-type="currency" office:currency="COP" office:value="55000">
            <text:p>$55.000,00</text:p>
          </table:table-cell>
          <table:table-cell table:style-name="ce22"/>
          <table:table-cell table:style-name="ce29"/>
          <table:table-cell table:style-name="ce22"/>
          <table:table-cell table:style-name="ce29"/>
          <table:table-cell table:style-name="ce33" office:value-type="currency" office:currency="COP" office:value="11000">
            <office:annotation draw:style-name="gr1" draw:text-style-name="P1" svg:width="2.899cm" svg:height="0.596cm" svg:x="71.707cm" svg:y="13.54cm" draw:caption-point-x="-0.343cm" draw:caption-point-y="0.764cm">
              <dc:creator>DM</dc:creator>
              <dc:date>2013-02-12T00:00:00</dc:date>
              <text:p text:style-name="P1"><text:span text:style-name="T1">Pagó el 11/02/13</text:span></text:p>
            </office:annotation>
            <text:p>$11.000,00</text:p>
          </table:table-cell>
          <table:table-cell table:style-name="ce33" office:value-type="currency" office:currency="COP" office:value="18300">
            <office:annotation draw:style-name="gr1" draw:text-style-name="P1" svg:width="2.899cm" svg:height="1.386cm" svg:x="73.772cm" svg:y="13.561cm" draw:caption-point-x="-0.336cm" draw:caption-point-y="0.743cm">
              <dc:creator>DM</dc:creator>
              <dc:date>2013-03-09T00:00:00</dc:date>
              <text:p text:style-name="P1"><text:span text:style-name="T1">Consignó desde Cúcuta el 09/03/13</text:span></text:p>
            </office:annotation>
            <text:p>$18.300,00</text:p>
          </table:table-cell>
          <table:table-cell table:style-name="ce33" office:value-type="currency" office:currency="COP" office:value="55000">
            <office:annotation draw:style-name="gr1" draw:text-style-name="P1" svg:width="2.899cm" svg:height="1.386cm" svg:x="76.207cm" svg:y="13.608cm" draw:caption-point-x="-0.328cm" draw:caption-point-y="0.696cm">
              <dc:creator>DM</dc:creator>
              <dc:date>2013-04-25T00:00:00</dc:date>
              <text:p text:style-name="P1"><text:span text:style-name="T1">Consignó desde San Mateo el 24/04/13</text:span></text:p>
            </office:annotation>
            <text:p>$55.000,00</text:p>
          </table:table-cell>
          <table:table-cell table:style-name="ce33" office:value-type="currency" office:currency="COP" office:value="55000">
            <office:annotation draw:style-name="gr1" draw:text-style-name="P1" svg:width="2.899cm" svg:height="1.386cm" svg:x="78.642cm" svg:y="13.621cm" draw:caption-point-x="-0.32cm" draw:caption-point-y="0.683cm">
              <dc:creator>DM</dc:creator>
              <dc:date>2013-05-03T00:00:00</dc:date>
              <text:p text:style-name="P1"><text:span text:style-name="T1">Consignó desde San Mateo el 03/05/13</text:span></text:p>
            </office:annotation>
            <text:p>$55.000,00</text:p>
          </table:table-cell>
          <table:table-cell table:style-name="ce33" office:value-type="currency" office:currency="COP" office:value="55000">
            <office:annotation draw:style-name="gr1" draw:text-style-name="P1" svg:width="2.899cm" svg:height="1.386cm" svg:x="81.38cm" svg:y="13.654cm" draw:caption-point-x="-0.312cm" draw:caption-point-y="0.65cm">
              <dc:creator>DM</dc:creator>
              <dc:date>2013-06-12T00:00:00</dc:date>
              <text:p text:style-name="P1"><text:span text:style-name="T1">Consignó desde Cúcuta el 02/06/13</text:span></text:p>
            </office:annotation>
            <text:p>$55.000,00</text:p>
          </table:table-cell>
          <table:table-cell table:style-name="ce33" office:value-type="currency" office:currency="COP" office:value="55000">
            <office:annotation draw:style-name="gr1" draw:text-style-name="P1" svg:width="2.899cm" svg:height="1.781cm" svg:x="84.12cm" svg:y="13.684cm" draw:caption-point-x="-0.305cm" draw:caption-point-y="0.62cm">
              <dc:creator>DM</dc:creator>
              <dc:date>2013-07-04T00:00:00</dc:date>
              <text:p text:style-name="P1"><text:span text:style-name="T1">Consignó desde San Mateo – Cúcuta el 04/07/13</text:span></text:p>
            </office:annotation>
            <text:p>$55.000,00</text:p>
          </table:table-cell>
          <table:table-cell table:style-name="ce33" office:value-type="currency" office:currency="COP" office:value="55000">
            <office:annotation draw:style-name="gr1" draw:text-style-name="P1" svg:width="2.899cm" svg:height="1.781cm" svg:x="86.49cm" svg:y="13.188cm" draw:caption-point-x="-0.61cm" draw:caption-point-y="1.116cm">
              <dc:date>2013-08-12T00:00:00</dc:date>
              <text:p text:style-name="P1"><text:span text:style-name="T1">Consignó desde Ventura Plaza – Cúcuta el 12/08/13</text:span></text:p>
            </office:annotation>
            <text:p>$55.000,00</text:p>
          </table:table-cell>
          <table:table-cell table:style-name="ce33" office:value-type="currency" office:currency="COP" office:value="0">
            <office:annotation draw:style-name="gr1" draw:text-style-name="P1" svg:width="2.899cm" svg:height="0.991cm" svg:x="88.563cm" svg:y="13.376cm" draw:caption-point-x="-0.312cm" draw:caption-point-y="0.928cm">
              <dc:creator>DM</dc:creator>
              <dc:date>2013-04-20T00:00:00</dc:date>
              <text:p text:style-name="P1"><text:span text:style-name="T1">Estuvo sin reportar</text:span></text:p>
            </office:annotation>
            <text:p>$0,00</text:p>
          </table:table-cell>
          <table:table-cell table:style-name="ce12" office:value-type="string">
            <text:p>Ha tenido el vehículo en el taller desde el 07/08/13</text:p>
          </table:table-cell>
          <table:table-cell table:style-name="ce49" office:value-type="string">
            <text:p>Correr fecha del contrato</text:p>
          </table:table-cell>
          <table:table-cell table:style-name="ce22" table:number-columns-repeated="2"/>
          <table:table-cell table:number-columns-repeated="3"/>
          <table:table-cell table:style-name="ce8" table:number-columns-repeated="5"/>
          <table:table-cell table:number-columns-repeated="3"/>
          <table:table-cell table:style-name="ce29"/>
          <table:table-cell table:style-name="ce8"/>
          <table:table-cell table:style-name="ce29"/>
          <table:table-cell table:style-name="ce8" table:number-columns-repeated="978"/>
        </table:table-row>
        <table:table-row table:style-name="ro2">
          <table:table-cell table:style-name="ce4" office:value-type="string">
            <text:p>C-0531</text:p>
          </table:table-cell>
          <table:table-cell table:style-name="ce2"/>
          <table:table-cell table:style-name="ce11" office:value-type="string">
            <text:p>Mauricio Patiño Cardona</text:p>
          </table:table-cell>
          <table:table-cell table:style-name="ce4" office:value-type="float" office:value="75095775">
            <text:p>75095775</text:p>
          </table:table-cell>
          <table:table-cell table:style-name="ce4"/>
          <table:table-cell table:style-name="ce11"/>
          <table:table-cell table:style-name="ce8"/>
          <table:table-cell table:style-name="ce8" office:value-type="string">
            <text:p>Cra. 11 Nº 26-17 San José </text:p>
          </table:table-cell>
          <table:table-cell/>
          <table:table-cell table:style-name="ce12" office:value-type="float" office:value="3148366145">
            <text:p>3148366145</text:p>
          </table:table-cell>
          <table:table-cell/>
          <table:table-cell table:style-name="ce11" office:value-type="string">
            <text:p><text:a xlink:href="mailto:yelania@hotmail.com.ar" xlink:type="simple">yelania@hotmail.com.ar</text:a></text:p>
          </table:table-cell>
          <table:table-cell table:style-name="ce4" office:value-type="string">
            <text:p>OWR110</text:p>
          </table:table-cell>
          <table:table-cell table:style-name="ce22" office:value-type="date" office:date-value="2013-02-15">
            <text:p>15/02/13</text:p>
          </table:table-cell>
          <table:table-cell table:style-name="ce29"/>
          <table:table-cell table:style-name="ce29" office:value-type="currency" office:currency="COP" office:value="55000">
            <text:p>$55.000,00</text:p>
          </table:table-cell>
          <table:table-cell table:style-name="ce22"/>
          <table:table-cell table:style-name="ce29"/>
          <table:table-cell table:style-name="ce22"/>
          <table:table-cell table:style-name="ce29"/>
          <table:table-cell table:style-name="ce33" office:value-type="currency" office:currency="COP" office:value="29350">
            <office:annotation draw:style-name="gr1" draw:text-style-name="P1" svg:width="2.899cm" svg:height="0.596cm" svg:x="71.707cm" svg:y="14.017cm" draw:caption-point-x="-0.343cm" draw:caption-point-y="0.76cm">
              <dc:creator>DM</dc:creator>
              <dc:date>2013-02-18T00:00:00</dc:date>
              <text:p text:style-name="P1"><text:span text:style-name="T1">Pagó el 15/02/13</text:span></text:p>
            </office:annotation>
            <text:p>$29.350,00</text:p>
          </table:table-cell>
          <table:table-cell table:style-name="ce33" office:value-type="currency" office:currency="COP" office:value="55000">
            <office:annotation draw:style-name="gr1" draw:text-style-name="P1" svg:width="2.899cm" svg:height="0.596cm" svg:x="73.772cm" svg:y="14.057cm" draw:caption-point-x="-0.336cm" draw:caption-point-y="0.72cm">
              <dc:creator>DM</dc:creator>
              <dc:date>2013-04-09T00:00:00</dc:date>
              <text:p text:style-name="P1"><text:span text:style-name="T1">Pagó el 09/04/13</text:span></text:p>
            </office:annotation>
            <text:p>$55.000,00</text:p>
          </table:table-cell>
          <table:table-cell table:style-name="ce33" office:value-type="currency" office:currency="COP" office:value="55000">
            <office:annotation draw:style-name="gr1" draw:text-style-name="P1" svg:width="2.899cm" svg:height="0.596cm" svg:x="76.489cm" svg:y="14.119cm" draw:caption-point-x="-0.61cm" draw:caption-point-y="0.658cm">
              <dc:date>2013-07-10T00:00:00</dc:date>
              <text:p text:style-name="P1"><text:span text:style-name="T2">Pagó el 10/07/13</text:span></text:p>
            </office:annotation>
            <text:p>$55.000,00</text:p>
          </table:table-cell>
          <table:table-cell table:number-columns-repeated="5" table:style-name="ce37" office:value-type="currency" office:currency="COP" office:value="55000">
            <text:p>$55.000,00</text:p>
          </table:table-cell>
          <table:table-cell table:style-name="ce55"/>
          <table:table-cell table:style-name="ce29"/>
          <table:table-cell table:style-name="ce57" office:value-type="date" office:date-value="2013-08-09">
            <text:p>09/08/13</text:p>
          </table:table-cell>
          <table:table-cell table:style-name="ce57" office:value-type="date" office:date-value="2013-08-27">
            <text:p>27/08/13</text:p>
          </table:table-cell>
          <table:table-cell table:style-name="ce22"/>
          <table:table-cell table:style-name="ce57" office:value-type="date" office:date-value="2013-09-09">
            <text:p>09/09/13</text:p>
          </table:table-cell>
          <table:table-cell table:style-name="ce57" office:value-type="date" office:date-value="2013-09-21">
            <text:p>21/09/13</text:p>
          </table:table-cell>
          <table:table-cell table:style-name="ce23" office:value-type="string">
            <text:p>Llamada 21, no contesta</text:p>
          </table:table-cell>
          <table:table-cell table:style-name="ce22"/>
          <table:table-cell table:style-name="ce8" table:number-columns-repeated="3"/>
          <table:table-cell table:style-name="ce22"/>
          <table:table-cell table:style-name="ce8" table:number-columns-repeated="4"/>
          <table:table-cell table:style-name="ce29"/>
          <table:table-cell table:style-name="ce8" table:number-columns-repeated="978"/>
        </table:table-row>
        <table:table-row table:style-name="ro2">
          <table:table-cell table:style-name="ce4" office:value-type="string">
            <text:p>C-0532</text:p>
          </table:table-cell>
          <table:table-cell table:style-name="ce2"/>
          <table:table-cell table:style-name="ce8" office:value-type="string">
            <text:p>John Alexander Hernández Castro</text:p>
          </table:table-cell>
          <table:table-cell table:style-name="ce5" office:value-type="float" office:value="9975756">
            <text:p>9975756</text:p>
          </table:table-cell>
          <table:table-cell table:style-name="ce13"/>
          <table:table-cell table:style-name="ce8" table:number-columns-repeated="2"/>
          <table:table-cell table:style-name="ce8" office:value-type="string">
            <text:p>Cra. 9 Nº 1-43 La Capilla</text:p>
          </table:table-cell>
          <table:table-cell table:style-name="ce12" office:value-type="float" office:value="8777694">
            <text:p>8777694</text:p>
          </table:table-cell>
          <table:table-cell table:style-name="ce12" office:value-type="float" office:value="3113104055">
            <text:p>3113104055</text:p>
          </table:table-cell>
          <table:table-cell/>
          <table:table-cell table:style-name="ce8" office:value-type="string">
            <text:p>jhonher7919@hotmail.com</text:p>
          </table:table-cell>
          <table:table-cell table:style-name="ce5" office:value-type="string">
            <text:p>WRJ167</text:p>
          </table:table-cell>
          <table:table-cell table:style-name="ce22" office:value-type="date" office:date-value="2013-02-16">
            <text:p>16/02/13</text:p>
          </table:table-cell>
          <table:table-cell table:style-name="ce29"/>
          <table:table-cell table:style-name="ce29" office:value-type="currency" office:currency="COP" office:value="55000">
            <text:p>$55.000,00</text:p>
          </table:table-cell>
          <table:table-cell table:style-name="ce22"/>
          <table:table-cell table:style-name="ce29"/>
          <table:table-cell table:style-name="ce22"/>
          <table:table-cell table:style-name="ce29"/>
          <table:table-cell table:style-name="ce33" office:value-type="currency" office:currency="COP" office:value="27500">
            <office:annotation draw:style-name="gr1" draw:text-style-name="P1" svg:width="2.899cm" svg:height="0.596cm" svg:x="71.707cm" svg:y="14.544cm" draw:caption-point-x="-0.343cm" draw:caption-point-y="0.686cm">
              <dc:creator>DM</dc:creator>
              <dc:date>2013-02-18T00:00:00</dc:date>
              <text:p text:style-name="P1"><text:span text:style-name="T1">Pagó el 16/02/13</text:span></text:p>
            </office:annotation>
            <text:p>$27.500,00</text:p>
          </table:table-cell>
          <table:table-cell table:style-name="ce33" office:value-type="currency" office:currency="COP" office:value="55000">
            <office:annotation draw:style-name="gr1" draw:text-style-name="P1" svg:width="2.899cm" svg:height="0.596cm" svg:x="73.772cm" svg:y="14.602cm" draw:caption-point-x="-0.336cm" draw:caption-point-y="0.628cm">
              <dc:creator>DM</dc:creator>
              <dc:date>2013-04-20T00:00:00</dc:date>
              <text:p text:style-name="P1"><text:span text:style-name="T1">Pagó el 20/04/13</text:span></text:p>
            </office:annotation>
            <text:p>$55.000,00</text:p>
          </table:table-cell>
          <table:table-cell table:style-name="ce33" office:value-type="currency" office:currency="COP" office:value="55000">
            <office:annotation draw:style-name="gr1" draw:text-style-name="P1" svg:width="2.899cm" svg:height="0.596cm" svg:x="76.207cm" svg:y="14.6cm" draw:caption-point-x="-0.328cm" draw:caption-point-y="0.63cm">
              <dc:creator>DM</dc:creator>
              <dc:date>2013-04-20T00:00:00</dc:date>
              <text:p text:style-name="P1"><text:span text:style-name="T1">Pagó el 20/04/13</text:span></text:p>
            </office:annotation>
            <text:p>$55.000,00</text:p>
          </table:table-cell>
          <table:table-cell table:style-name="ce33" office:value-type="currency" office:currency="COP" office:value="55000">
            <office:annotation draw:style-name="gr1" draw:text-style-name="P1" svg:width="2.899cm" svg:height="0.596cm" svg:x="78.642cm" svg:y="14.641cm" draw:caption-point-x="-0.32cm" draw:caption-point-y="0.589cm">
              <dc:creator>DM</dc:creator>
              <dc:date>2013-05-21T00:00:00</dc:date>
              <text:p text:style-name="P1"><text:span text:style-name="T1">Pagó el 21/05/13</text:span></text:p>
            </office:annotation>
            <text:p>$55.000,00</text:p>
          </table:table-cell>
          <table:table-cell table:style-name="ce33" office:value-type="currency" office:currency="COP" office:value="55000">
            <office:annotation draw:style-name="gr1" draw:text-style-name="P1" svg:width="2.899cm" svg:height="0.596cm" svg:x="81.38cm" svg:y="14.655cm" draw:caption-point-x="-0.312cm" draw:caption-point-y="0.575cm">
              <dc:creator>DM</dc:creator>
              <dc:date>2013-06-07T00:00:00</dc:date>
              <text:p text:style-name="P1"><text:span text:style-name="T1">Pagó el 06/06/13</text:span></text:p>
            </office:annotation>
            <text:p>$55.000,00</text:p>
          </table:table-cell>
          <table:table-cell table:style-name="ce33" office:value-type="currency" office:currency="COP" office:value="55000">
            <office:annotation draw:style-name="gr1" draw:text-style-name="P1" svg:width="2.899cm" svg:height="0.596cm" svg:x="84.425cm" svg:y="14.19cm" draw:caption-point-x="-0.61cm" draw:caption-point-y="1.04cm">
              <dc:date>2013-07-24T00:00:00</dc:date>
              <text:p text:style-name="P1"><text:span text:style-name="T1">Pagó el 24/07/13</text:span></text:p>
            </office:annotation>
            <text:p>$55.000,00</text:p>
          </table:table-cell>
          <table:table-cell table:number-columns-repeated="2" table:style-name="ce37" office:value-type="currency" office:currency="COP" office:value="55000">
            <text:p>$55.000,00</text:p>
          </table:table-cell>
          <table:table-cell table:style-name="ce8"/>
          <table:table-cell table:style-name="ce29"/>
          <table:table-cell table:style-name="ce57" office:value-type="date" office:date-value="2013-08-09">
            <text:p>09/08/13</text:p>
          </table:table-cell>
          <table:table-cell table:style-name="ce57" office:value-type="date" office:date-value="2013-08-27">
            <text:p>27/08/13</text:p>
          </table:table-cell>
          <table:table-cell/>
          <table:table-cell table:style-name="ce57" office:value-type="date" office:date-value="2013-09-09">
            <text:p>09/09/13</text:p>
          </table:table-cell>
          <table:table-cell table:style-name="ce57" office:value-type="date" office:date-value="2013-09-21">
            <text:p>21/09/13</text:p>
          </table:table-cell>
          <table:table-cell table:style-name="ce8" table:number-columns-repeated="6"/>
          <table:table-cell table:style-name="ce5"/>
          <table:table-cell table:style-name="ce29" table:number-columns-repeated="2"/>
          <table:table-cell table:style-name="ce8"/>
          <table:table-cell table:style-name="ce70"/>
          <table:table-cell table:style-name="ce8" table:number-columns-repeated="978"/>
        </table:table-row>
        <table:table-row table:style-name="ro2">
          <table:table-cell table:style-name="ce4" office:value-type="string">
            <text:p>C-0533</text:p>
          </table:table-cell>
          <table:table-cell table:style-name="ce2"/>
          <table:table-cell table:style-name="ce7" office:value-type="string">
            <text:p>Serafín Díaz Quintero</text:p>
          </table:table-cell>
          <table:table-cell table:style-name="ce2" office:value-type="float" office:value="10272164">
            <text:p>10272164</text:p>
          </table:table-cell>
          <table:table-cell table:style-name="ce2"/>
          <table:table-cell table:number-columns-repeated="2"/>
          <table:table-cell table:style-name="ce7" office:value-type="string">
            <text:p>Cra. 8 Nº 12-02 La Aldea</text:p>
          </table:table-cell>
          <table:table-cell/>
          <table:table-cell table:style-name="ce19" office:value-type="float" office:value="3108367873">
            <text:p>3108367873</text:p>
          </table:table-cell>
          <table:table-cell/>
          <table:table-cell table:style-name="ce7" office:value-type="string">
            <text:p><text:a xlink:href="mailto:dahia108@hotmail.com" xlink:type="simple">dahia108@hotmail.com</text:a></text:p>
          </table:table-cell>
          <table:table-cell table:style-name="ce2" office:value-type="string">
            <text:p>WFE440</text:p>
          </table:table-cell>
          <table:table-cell table:style-name="ce25" office:value-type="date" office:date-value="2013-02-18">
            <text:p>18/02/13</text:p>
          </table:table-cell>
          <table:table-cell table:style-name="ce7"/>
          <table:table-cell table:style-name="ce29" office:value-type="currency" office:currency="COP" office:value="55000">
            <text:p>$55.000,00</text:p>
          </table:table-cell>
          <table:table-cell/>
          <table:table-cell table:style-name="ce25"/>
          <table:table-cell table:style-name="ce7"/>
          <table:table-cell table:style-name="ce2"/>
          <table:table-cell table:style-name="ce40" office:value-type="currency" office:currency="COP" office:value="23000">
            <office:annotation draw:style-name="gr1" draw:text-style-name="P1" svg:width="2.899cm" svg:height="0.596cm" svg:x="71.707cm" svg:y="15.027cm" draw:caption-point-x="-0.343cm" draw:caption-point-y="0.656cm">
              <dc:creator>DM</dc:creator>
              <dc:date>2013-03-21T00:00:00</dc:date>
              <text:p text:style-name="P1"><text:span text:style-name="T1">Pagó el 20/03/13</text:span></text:p>
            </office:annotation>
            <text:p>$23.000,00</text:p>
          </table:table-cell>
          <table:table-cell table:style-name="ce33" office:value-type="currency" office:currency="COP" office:value="55000">
            <office:annotation draw:style-name="gr1" draw:text-style-name="P1" svg:width="2.899cm" svg:height="0.596cm" svg:x="73.772cm" svg:y="15.056cm" draw:caption-point-x="-0.336cm" draw:caption-point-y="0.627cm">
              <dc:creator>DM</dc:creator>
              <dc:date>2013-04-19T00:00:00</dc:date>
              <text:p text:style-name="P1"><text:span text:style-name="T1">Pagó el 19/04/13</text:span></text:p>
            </office:annotation>
            <text:p>$55.000,00</text:p>
          </table:table-cell>
          <table:table-cell table:style-name="ce33" office:value-type="currency" office:currency="COP" office:value="55000">
            <office:annotation draw:style-name="gr1" draw:text-style-name="P1" svg:width="2.899cm" svg:height="1.386cm" svg:x="76.207cm" svg:y="15.103cm" draw:caption-point-x="-0.328cm" draw:caption-point-y="0.58cm">
              <dc:creator>DM</dc:creator>
              <dc:date>2013-06-29T00:00:00</dc:date>
              <text:p text:style-name="P1"><text:span text:style-name="T1">Pagó el 28/05/13, vino un señor</text:span></text:p>
            </office:annotation>
            <text:p>$55.000,00</text:p>
          </table:table-cell>
          <table:table-cell table:style-name="ce33" office:value-type="currency" office:currency="COP" office:value="55000">
            <office:annotation draw:style-name="gr1" draw:text-style-name="P1" svg:width="2.899cm" svg:height="0.596cm" svg:x="78.642cm" svg:y="15.145cm" draw:caption-point-x="-0.32cm" draw:caption-point-y="0.538cm">
              <dc:creator>DM</dc:creator>
              <dc:date>2013-07-06T00:00:00</dc:date>
              <text:p text:style-name="P1"><text:span text:style-name="T1">Pagó el 06/07/13</text:span></text:p>
            </office:annotation>
            <text:p>$55.000,00</text:p>
          </table:table-cell>
          <table:table-cell table:style-name="ce33" office:value-type="currency" office:currency="COP" office:value="55000">
            <office:annotation draw:style-name="gr1" draw:text-style-name="P1" svg:width="2.899cm" svg:height="0.596cm" svg:x="81.678cm" svg:y="14.173cm" draw:caption-point-x="-0.61cm" draw:caption-point-y="1.51cm">
              <dc:date>2013-09-21T00:00:00</dc:date>
              <text:p text:style-name="P1"><text:span text:style-name="T1">Pagó el 21/09/13</text:span></text:p>
            </office:annotation>
            <text:p>$55.000,00</text:p>
          </table:table-cell>
          <table:table-cell table:number-columns-repeated="3" table:style-name="ce37" office:value-type="currency" office:currency="COP" office:value="55000">
            <text:p>$55.000,00</text:p>
          </table:table-cell>
          <table:table-cell table:style-name="ce55"/>
          <table:table-cell table:style-name="ce29"/>
          <table:table-cell table:style-name="ce22" table:number-columns-repeated="4"/>
          <table:table-cell table:style-name="ce66"/>
          <table:table-cell table:style-name="ce29"/>
          <table:table-cell table:style-name="ce8"/>
          <table:table-cell/>
          <table:table-cell table:style-name="ce8"/>
          <table:table-cell table:style-name="ce28"/>
          <table:table-cell table:style-name="ce29"/>
          <table:table-cell table:style-name="ce13"/>
          <table:table-cell table:style-name="ce29" table:number-columns-repeated="2"/>
          <table:table-cell table:number-columns-repeated="980"/>
        </table:table-row>
        <table:table-row table:style-name="ro3">
          <table:table-cell table:style-name="ce4" office:value-type="string">
            <text:p>C-0534</text:p>
          </table:table-cell>
          <table:table-cell table:style-name="ce2"/>
          <table:table-cell table:style-name="ce8" office:value-type="string">
            <text:p>Jhon Norbey Perdomo Castaño</text:p>
          </table:table-cell>
          <table:table-cell table:style-name="ce5" office:value-type="float" office:value="93416210">
            <text:p>93416210</text:p>
          </table:table-cell>
          <table:table-cell/>
          <table:table-cell table:style-name="ce8" table:number-columns-repeated="2"/>
          <table:table-cell table:style-name="ce7" office:value-type="string">
            <text:p>Cra. 8 Nº 7-69 La Libertad</text:p>
          </table:table-cell>
          <table:table-cell/>
          <table:table-cell table:style-name="ce12" office:value-type="float" office:value="3147028008">
            <text:p>3147028008</text:p>
          </table:table-cell>
          <table:table-cell/>
          <table:table-cell table:style-name="ce8" office:value-type="string">
            <text:p><text:a xlink:href="mailto:jhonoper67@hotmail.com" xlink:type="simple">jhonoper67@hotmail.com</text:a></text:p>
          </table:table-cell>
          <table:table-cell table:style-name="ce5" office:value-type="string">
            <text:p>TJW096</text:p>
          </table:table-cell>
          <table:table-cell table:style-name="ce22" office:value-type="date" office:date-value="2013-02-20">
            <text:p>20/02/13</text:p>
          </table:table-cell>
          <table:table-cell table:style-name="ce29"/>
          <table:table-cell table:style-name="ce29" office:value-type="currency" office:currency="COP" office:value="55000">
            <text:p>$55.000,00</text:p>
          </table:table-cell>
          <table:table-cell table:style-name="ce22"/>
          <table:table-cell table:style-name="ce29"/>
          <table:table-cell table:style-name="ce22"/>
          <table:table-cell table:style-name="ce29"/>
          <table:table-cell table:style-name="ce33" office:value-type="currency" office:currency="COP" office:value="22000">
            <office:annotation draw:style-name="gr1" draw:text-style-name="P1" svg:width="2.899cm" svg:height="1.386cm" svg:x="71.707cm" svg:y="15.517cm" draw:caption-point-x="-0.343cm" draw:caption-point-y="0.62cm">
              <dc:creator>DM</dc:creator>
              <dc:date>2013-02-20T00:00:00</dc:date>
              <text:p text:style-name="P1"><text:span text:style-name="T1">Consignó el 20/02/13 desde Fresno</text:span></text:p>
            </office:annotation>
            <text:p>$22.000,00</text:p>
          </table:table-cell>
          <table:table-cell table:style-name="ce33" office:value-type="currency" office:currency="COP" office:value="55000">
            <office:annotation draw:style-name="gr1" draw:text-style-name="P1" svg:width="2.899cm" svg:height="1.386cm" svg:x="73.772cm" svg:y="15.529cm" draw:caption-point-x="-0.336cm" draw:caption-point-y="0.608cm">
              <dc:creator>DM</dc:creator>
              <dc:date>2013-03-09T00:00:00</dc:date>
              <text:p text:style-name="P1"><text:span text:style-name="T1">Consignó desde Fresno el 08/03/13</text:span></text:p>
            </office:annotation>
            <text:p>$55.000,00</text:p>
          </table:table-cell>
          <table:table-cell table:style-name="ce33" office:value-type="currency" office:currency="COP" office:value="55000">
            <office:annotation draw:style-name="gr1" draw:text-style-name="P1" svg:width="2.899cm" svg:height="1.386cm" svg:x="76.207cm" svg:y="15.544cm" draw:caption-point-x="-0.328cm" draw:caption-point-y="0.593cm">
              <dc:creator>DM</dc:creator>
              <dc:date>2013-04-03T00:00:00</dc:date>
              <text:p text:style-name="P1"><text:span text:style-name="T1">Consignó desde Fresno el 03/04/13</text:span></text:p>
            </office:annotation>
            <text:p>$55.000,00</text:p>
          </table:table-cell>
          <table:table-cell table:style-name="ce33" office:value-type="currency" office:currency="COP" office:value="55000">
            <office:annotation draw:style-name="gr1" draw:text-style-name="P1" svg:width="2.899cm" svg:height="1.386cm" svg:x="78.642cm" svg:y="15.591cm" draw:caption-point-x="-0.32cm" draw:caption-point-y="0.546cm">
              <dc:date>2013-05-05T00:00:00</dc:date>
              <text:p text:style-name="P1"><text:span text:style-name="T1">Consignó desde Fresno el 04/05/13</text:span></text:p>
            </office:annotation>
            <text:p>$55.000,00</text:p>
          </table:table-cell>
          <table:table-cell table:style-name="ce33" office:value-type="currency" office:currency="COP" office:value="55000">
            <office:annotation draw:style-name="gr1" draw:text-style-name="P1" svg:width="2.899cm" svg:height="1.386cm" svg:x="81.38cm" svg:y="15.62cm" draw:caption-point-x="-0.312cm" draw:caption-point-y="0.517cm">
              <dc:creator>DM</dc:creator>
              <dc:date>2013-06-05T00:00:00</dc:date>
              <text:p text:style-name="P1"><text:span text:style-name="T1">Consignó desde Fresno el 05/06/13</text:span></text:p>
            </office:annotation>
            <text:p>$55.000,00</text:p>
          </table:table-cell>
          <table:table-cell table:style-name="ce33" office:value-type="currency" office:currency="COP" office:value="55000">
            <office:annotation draw:style-name="gr1" draw:text-style-name="P1" svg:width="2.899cm" svg:height="1.386cm" svg:x="84.12cm" svg:y="15.649cm" draw:caption-point-x="-0.305cm" draw:caption-point-y="0.488cm">
              <dc:creator>DM</dc:creator>
              <dc:date>2013-07-03T00:00:00</dc:date>
              <text:p text:style-name="P1"><text:span text:style-name="T1">Consignó desde Fresno el 03/07/13</text:span></text:p>
            </office:annotation>
            <text:p>$55.000,00</text:p>
          </table:table-cell>
          <table:table-cell table:style-name="ce33" office:value-type="currency" office:currency="COP" office:value="55000">
            <office:annotation draw:style-name="gr1" draw:text-style-name="P1" svg:width="2.899cm" svg:height="1.386cm" svg:x="86.49cm" svg:y="15.062cm" draw:caption-point-x="-0.61cm" draw:caption-point-y="1.075cm">
              <dc:date>2013-08-02T00:00:00</dc:date>
              <text:p text:style-name="P1"><text:span text:style-name="T1">Consignó desde Fresno el 02/08/13</text:span></text:p>
            </office:annotation>
            <text:p>$55.000,00</text:p>
          </table:table-cell>
          <table:table-cell table:style-name="ce33" office:value-type="currency" office:currency="COP" office:value="55000">
            <office:annotation draw:style-name="gr1" draw:text-style-name="P1" svg:width="2.899cm" svg:height="1.386cm" svg:x="88.861cm" svg:y="14.871cm" draw:caption-point-x="-0.61cm" draw:caption-point-y="1.266cm">
              <dc:date>2013-09-06T00:00:00</dc:date>
              <text:p text:style-name="P1"><text:span text:style-name="T1">Consignó desde Fresno el 03/09/13</text:span></text:p>
            </office:annotation>
            <text:p>$55.000,00</text:p>
          </table:table-cell>
          <table:table-cell table:style-name="ce22"/>
          <table:table-cell table:style-name="ce29"/>
          <table:table-cell table:style-name="ce22"/>
          <table:table-cell table:style-name="ce8"/>
          <table:table-cell table:style-name="ce64" table:number-columns-repeated="2"/>
          <table:table-cell table:style-name="ce22"/>
          <table:table-cell table:style-name="ce8" table:number-columns-repeated="5"/>
          <table:table-cell table:style-name="ce29"/>
          <table:table-cell table:style-name="ce13"/>
          <table:table-cell table:style-name="ce29" table:number-columns-repeated="2"/>
          <table:table-cell/>
          <table:table-cell table:style-name="ce29"/>
          <table:table-cell table:style-name="ce8" table:number-columns-repeated="978"/>
        </table:table-row>
        <table:table-row table:style-name="ro2">
          <table:table-cell table:style-name="ce4" office:value-type="string">
            <text:p>C-0535</text:p>
          </table:table-cell>
          <table:table-cell table:style-name="ce2"/>
          <table:table-cell table:style-name="ce8" office:value-type="string">
            <text:p>William Andrés Urueña Useche</text:p>
          </table:table-cell>
          <table:table-cell table:style-name="ce5" office:value-type="float" office:value="14397842">
            <text:p>14397842</text:p>
          </table:table-cell>
          <table:table-cell table:style-name="ce5"/>
          <table:table-cell table:style-name="ce8" table:number-columns-repeated="2"/>
          <table:table-cell table:style-name="ce8" office:value-type="string">
            <text:p>Plaza La 28 – Pesquera el Zorro</text:p>
          </table:table-cell>
          <table:table-cell/>
          <table:table-cell table:style-name="ce12" office:value-type="float" office:value="3103093667">
            <text:p>3103093667</text:p>
          </table:table-cell>
          <table:table-cell/>
          <table:table-cell table:style-name="ce8" office:value-type="string">
            <text:p>williamur@hotmail.com</text:p>
          </table:table-cell>
          <table:table-cell table:style-name="ce5" office:value-type="string">
            <text:p>SPK560</text:p>
          </table:table-cell>
          <table:table-cell table:style-name="ce22" office:value-type="date" office:date-value="2013-02-22">
            <text:p>22/02/13</text:p>
          </table:table-cell>
          <table:table-cell table:style-name="ce29"/>
          <table:table-cell table:style-name="ce29" office:value-type="currency" office:currency="COP" office:value="55000">
            <text:p>$55.000,00</text:p>
          </table:table-cell>
          <table:table-cell table:style-name="ce22"/>
          <table:table-cell table:style-name="ce29"/>
          <table:table-cell table:style-name="ce22"/>
          <table:table-cell table:style-name="ce29"/>
          <table:table-cell table:style-name="ce33" office:value-type="currency" office:currency="COP" office:value="16500">
            <office:annotation draw:style-name="gr1" draw:text-style-name="P1" svg:width="2.899cm" svg:height="0.596cm" svg:x="71.707cm" svg:y="15.982cm" draw:caption-point-x="-0.343cm" draw:caption-point-y="0.627cm">
              <dc:creator>DM</dc:creator>
              <dc:date>2013-02-22T00:00:00</dc:date>
              <text:p text:style-name="P1"><text:span text:style-name="T1">Pagó el 22/02/13</text:span></text:p>
            </office:annotation>
            <text:p>$16.500,00</text:p>
          </table:table-cell>
          <table:table-cell table:style-name="ce33" office:value-type="currency" office:currency="COP" office:value="55000">
            <office:annotation draw:style-name="gr1" draw:text-style-name="P1" svg:width="2.899cm" svg:height="1.386cm" svg:x="73.772cm" svg:y="16.076cm" draw:caption-point-x="-0.336cm" draw:caption-point-y="0.533cm">
              <dc:creator>DM</dc:creator>
              <dc:date>2013-05-27T00:00:00</dc:date>
              <text:p text:style-name="P1"><text:span text:style-name="T1">Consignó desde Ibagué el 27/05/13</text:span></text:p>
            </office:annotation>
            <text:p>$55.000,00</text:p>
          </table:table-cell>
          <table:table-cell table:style-name="ce33" office:value-type="currency" office:currency="COP" office:value="55000">
            <office:annotation draw:style-name="gr1" draw:text-style-name="P1" svg:width="2.899cm" svg:height="1.386cm" svg:x="76.207cm" svg:y="16.076cm" draw:caption-point-x="-0.328cm" draw:caption-point-y="0.533cm">
              <dc:creator>DM</dc:creator>
              <dc:date>2013-05-27T00:00:00</dc:date>
              <text:p text:style-name="P1"><text:span text:style-name="T1">Consignó desde Ibagué el 27/05/13</text:span></text:p>
            </office:annotation>
            <text:p>$55.000,00</text:p>
          </table:table-cell>
          <table:table-cell table:number-columns-repeated="5" table:style-name="ce37" office:value-type="currency" office:currency="COP" office:value="55000">
            <text:p>$55.000,00</text:p>
          </table:table-cell>
          <table:table-cell table:style-name="ce56" office:value-type="string">
            <text:p>Consigna el 30 de julio</text:p>
          </table:table-cell>
          <table:table-cell table:style-name="ce29"/>
          <table:table-cell table:style-name="ce63" office:value-type="date" office:date-value="2013-07-22">
            <text:p>22/07/13</text:p>
          </table:table-cell>
          <table:table-cell table:style-name="ce22"/>
          <table:table-cell table:style-name="ce23" office:value-type="string">
            <text:p>Llamada 09, no contesta</text:p>
          </table:table-cell>
          <table:table-cell table:style-name="ce23" office:value-type="string">
            <text:p>Llamada 10, no contesta</text:p>
          </table:table-cell>
          <table:table-cell table:style-name="ce57" office:value-type="date" office:date-value="2013-08-27">
            <text:p>27/08/13</text:p>
          </table:table-cell>
          <table:table-cell table:style-name="ce8"/>
          <table:table-cell table:style-name="ce57" office:value-type="date" office:date-value="2013-09-09">
            <text:p>09/09/13</text:p>
          </table:table-cell>
          <table:table-cell table:style-name="ce57" office:value-type="date" office:date-value="2013-09-21">
            <text:p>21/09/13</text:p>
          </table:table-cell>
          <table:table-cell/>
          <table:table-cell table:style-name="ce8"/>
          <table:table-cell table:style-name="ce29"/>
          <table:table-cell table:style-name="ce13"/>
          <table:table-cell table:style-name="ce29" table:number-columns-repeated="2"/>
          <table:table-cell table:style-name="ce8"/>
          <table:table-cell table:style-name="ce29"/>
          <table:table-cell table:style-name="ce8" table:number-columns-repeated="978"/>
        </table:table-row>
        <table:table-row table:style-name="ro2">
          <table:table-cell table:style-name="ce4" office:value-type="string">
            <text:p>C-0536</text:p>
          </table:table-cell>
          <table:table-cell table:style-name="ce2"/>
          <table:table-cell table:style-name="ce8" office:value-type="string">
            <text:p>Nelson Alzate Castaño</text:p>
          </table:table-cell>
          <table:table-cell table:style-name="ce5" office:value-type="float" office:value="10265470">
            <text:p>10265470</text:p>
          </table:table-cell>
          <table:table-cell table:style-name="ce8" table:number-columns-repeated="3"/>
          <table:table-cell table:style-name="ce8" office:value-type="string">
            <text:p>Alto Tablazo – Frente a la Torre de Tigo</text:p>
          </table:table-cell>
          <table:table-cell table:style-name="ce12" office:value-type="float" office:value="8899381">
            <text:p>8899381</text:p>
          </table:table-cell>
          <table:table-cell table:style-name="ce12" office:value-type="float" office:value="3128501291">
            <text:p>3128501291</text:p>
          </table:table-cell>
          <table:table-cell table:style-name="ce8" table:number-columns-repeated="2"/>
          <table:table-cell table:style-name="ce5" office:value-type="string">
            <text:p>WEE462</text:p>
          </table:table-cell>
          <table:table-cell table:style-name="ce22" office:value-type="date" office:date-value="2013-02-23">
            <text:p>23/02/13</text:p>
          </table:table-cell>
          <table:table-cell table:style-name="ce29"/>
          <table:table-cell table:style-name="ce29" office:value-type="currency" office:currency="COP" office:value="55000">
            <text:p>$55.000,00</text:p>
          </table:table-cell>
          <table:table-cell table:style-name="ce22"/>
          <table:table-cell table:style-name="ce29"/>
          <table:table-cell table:style-name="ce8" table:number-columns-repeated="2"/>
          <table:table-cell table:style-name="ce33" office:value-type="currency" office:currency="COP" office:value="14700">
            <office:annotation draw:style-name="gr1" draw:text-style-name="P1" svg:width="2.899cm" svg:height="0.596cm" svg:x="71.707cm" svg:y="16.434cm" draw:caption-point-x="-0.343cm" draw:caption-point-y="0.629cm">
              <dc:creator>DM</dc:creator>
              <dc:date>2013-03-05T00:00:00</dc:date>
              <text:p text:style-name="P1"><text:span text:style-name="T1">Pagó el 02/03/13</text:span></text:p>
            </office:annotation>
            <text:p>$14.700,00</text:p>
          </table:table-cell>
          <table:table-cell table:style-name="ce33" office:value-type="currency" office:currency="COP" office:value="55000">
            <office:annotation draw:style-name="gr1" draw:text-style-name="P1" svg:width="2.899cm" svg:height="0.596cm" svg:x="73.772cm" svg:y="16.434cm" draw:caption-point-x="-0.336cm" draw:caption-point-y="0.629cm">
              <dc:creator>DM</dc:creator>
              <dc:date>2013-03-05T00:00:00</dc:date>
              <text:p text:style-name="P1"><text:span text:style-name="T1">Pagó el 02/03/13</text:span></text:p>
            </office:annotation>
            <text:p>$55.000,00</text:p>
          </table:table-cell>
          <table:table-cell table:style-name="ce33" office:value-type="currency" office:currency="COP" office:value="55000">
            <office:annotation draw:style-name="gr1" draw:text-style-name="P1" svg:width="2.899cm" svg:height="0.596cm" svg:x="76.207cm" svg:y="16.503cm" draw:caption-point-x="-0.328cm" draw:caption-point-y="0.56cm">
              <dc:creator>DM</dc:creator>
              <dc:date>2013-05-04T00:00:00</dc:date>
              <text:p text:style-name="P1"><text:span text:style-name="T1">Pagó el 04/05/13</text:span></text:p>
            </office:annotation>
            <text:p>$55.000,00</text:p>
          </table:table-cell>
          <table:table-cell table:style-name="ce33" office:value-type="currency" office:currency="COP" office:value="55000">
            <office:annotation draw:style-name="gr1" draw:text-style-name="P1" svg:width="2.899cm" svg:height="0.596cm" svg:x="78.642cm" svg:y="16.503cm" draw:caption-point-x="-0.32cm" draw:caption-point-y="0.56cm">
              <dc:creator>DM</dc:creator>
              <dc:date>2013-05-04T00:00:00</dc:date>
              <text:p text:style-name="P1"><text:span text:style-name="T1">Pagó el 04/05/13</text:span></text:p>
            </office:annotation>
            <text:p>$55.000,00</text:p>
          </table:table-cell>
          <table:table-cell table:number-columns-repeated="4" table:style-name="ce37" office:value-type="currency" office:currency="COP" office:value="55000">
            <text:p>$55.000,00</text:p>
          </table:table-cell>
          <table:table-cell table:style-name="ce56" office:value-type="string">
            <text:p>Solicitó plazo hasta el 21 de septiembre</text:p>
          </table:table-cell>
          <table:table-cell table:style-name="ce8"/>
          <table:table-cell table:style-name="ce57" office:value-type="date" office:date-value="2013-06-01">
            <text:p>01/06/13</text:p>
          </table:table-cell>
          <table:table-cell table:style-name="ce63" office:value-type="date" office:date-value="2013-06-06">
            <text:p>06/06/13</text:p>
          </table:table-cell>
          <table:table-cell table:style-name="ce57" office:value-type="date" office:date-value="2013-06-18">
            <text:p>18/06/13</text:p>
          </table:table-cell>
          <table:table-cell/>
          <table:table-cell table:style-name="ce57" office:value-type="date" office:date-value="2013-07-02">
            <text:p>02/07/13</text:p>
          </table:table-cell>
          <table:table-cell table:style-name="ce63" office:value-type="date" office:date-value="2013-07-10">
            <text:p>10/07/13</text:p>
          </table:table-cell>
          <table:table-cell table:style-name="ce62" office:value-type="date" office:date-value="2013-07-22">
            <text:p>22/07/13</text:p>
          </table:table-cell>
          <table:table-cell table:style-name="ce61" office:value-type="string">
            <text:p>Llamada 23</text:p>
          </table:table-cell>
          <table:table-cell table:style-name="ce61" office:value-type="string">
            <text:p>Llamada 27</text:p>
          </table:table-cell>
          <table:table-cell/>
          <table:table-cell table:style-name="ce57" office:value-type="date" office:date-value="2013-08-09">
            <text:p>09/08/13</text:p>
          </table:table-cell>
          <table:table-cell table:style-name="ce57" office:value-type="date" office:date-value="2013-08-27">
            <text:p>27/08/13</text:p>
          </table:table-cell>
          <table:table-cell table:style-name="ce8"/>
          <table:table-cell table:style-name="ce57" office:value-type="date" office:date-value="2013-09-09">
            <text:p>09/09/13</text:p>
          </table:table-cell>
          <table:table-cell table:style-name="ce8" table:number-columns-repeated="5"/>
          <table:table-cell table:number-columns-repeated="975"/>
        </table:table-row>
        <table:table-row table:style-name="ro3">
          <table:table-cell table:style-name="ce3" office:value-type="string">
            <text:p>C-0537</text:p>
          </table:table-cell>
          <table:table-cell table:style-name="ce3"/>
          <table:table-cell table:style-name="ce6" office:value-type="string">
            <text:p>Jorge Iván Vergara Salazar</text:p>
          </table:table-cell>
          <table:table-cell table:style-name="ce14" office:value-type="float" office:value="10271840">
            <text:p>10271840</text:p>
          </table:table-cell>
          <table:table-cell table:style-name="ce14"/>
          <table:table-cell table:style-name="ce6" table:number-columns-repeated="2"/>
          <table:table-cell table:style-name="ce6" office:value-type="string">
            <text:p>Cra. 22 Nº 47A-09 San Jorge</text:p>
          </table:table-cell>
          <table:table-cell table:style-name="ce17" office:value-type="float" office:value="8850211">
            <text:p>8850211</text:p>
          </table:table-cell>
          <table:table-cell table:style-name="ce17" office:value-type="float" office:value="3216129359">
            <text:p>3216129359</text:p>
          </table:table-cell>
          <table:table-cell table:style-name="ce6"/>
          <table:table-cell table:style-name="ce6" office:value-type="string">
            <text:p><text:a xlink:href="mailto:ivan.vego@hotmail.com" xlink:type="simple">ivan.vego@hotmail.com</text:a></text:p>
          </table:table-cell>
          <table:table-cell table:style-name="ce14" office:value-type="string">
            <text:p>VZI197</text:p>
          </table:table-cell>
          <table:table-cell table:style-name="ce26" office:value-type="date" office:date-value="2013-02-23">
            <text:p>23/02/13</text:p>
          </table:table-cell>
          <table:table-cell table:style-name="ce6"/>
          <table:table-cell table:style-name="ce31" office:value-type="currency" office:currency="COP" office:value="55000">
            <text:p>$55.000,00</text:p>
          </table:table-cell>
          <table:table-cell table:style-name="ce6" table:number-columns-repeated="4"/>
          <table:table-cell table:style-name="ce31" office:value-type="currency" office:currency="COP" office:value="14700">
            <text:p>$14.700,00</text:p>
          </table:table-cell>
          <table:table-cell table:style-name="ce31" office:value-type="currency" office:currency="COP" office:value="11000">
            <text:p>$11.000,00</text:p>
          </table:table-cell>
          <table:table-cell table:style-name="ce31" table:number-columns-repeated="6"/>
          <table:table-cell table:style-name="ce6" table:number-columns-repeated="996"/>
        </table:table-row>
        <table:table-row table:style-name="ro3">
          <table:table-cell table:style-name="ce4" office:value-type="string">
            <text:p>C-0538</text:p>
          </table:table-cell>
          <table:table-cell table:style-name="ce4"/>
          <table:table-cell table:style-name="ce8" office:value-type="string">
            <text:p>Marco Aurelio Plazas Zea</text:p>
          </table:table-cell>
          <table:table-cell table:style-name="ce5" office:value-type="float" office:value="4277623">
            <text:p>4277623</text:p>
          </table:table-cell>
          <table:table-cell/>
          <table:table-cell table:style-name="ce8" table:number-columns-repeated="2"/>
          <table:table-cell table:style-name="ce8" office:value-type="string">
            <text:p>Calle 77 Nº 2A-11 Jardín Altosure</text:p>
          </table:table-cell>
          <table:table-cell/>
          <table:table-cell table:style-name="ce12" office:value-type="float" office:value="3112787273">
            <text:p>3112787273</text:p>
          </table:table-cell>
          <table:table-cell/>
          <table:table-cell table:style-name="ce8" office:value-type="string">
            <text:p><text:a xlink:href="mailto:marcoaurelio988@hotmail.com" xlink:type="simple">marcoaurelio988@hotmail.com</text:a></text:p>
          </table:table-cell>
          <table:table-cell table:style-name="ce5" office:value-type="string">
            <text:p>WTN988</text:p>
          </table:table-cell>
          <table:table-cell table:style-name="ce22" office:value-type="date" office:date-value="2013-03-01">
            <text:p>01/03/13</text:p>
          </table:table-cell>
          <table:table-cell table:style-name="ce29"/>
          <table:table-cell table:style-name="ce29" office:value-type="currency" office:currency="COP" office:value="55000">
            <text:p>$55.000,00</text:p>
          </table:table-cell>
          <table:table-cell table:style-name="ce22"/>
          <table:table-cell table:style-name="ce29"/>
          <table:table-cell table:style-name="ce22"/>
          <table:table-cell table:style-name="ce29"/>
          <table:table-cell table:style-name="ce22"/>
          <table:table-cell table:style-name="ce33" office:value-type="currency" office:currency="COP" office:value="55000">
            <office:annotation draw:style-name="gr1" draw:text-style-name="P1" svg:width="2.899cm" svg:height="0.596cm" svg:x="73.772cm" svg:y="17.38cm" draw:caption-point-x="-0.336cm" draw:caption-point-y="0.609cm">
              <dc:creator>DM</dc:creator>
              <dc:date>2013-03-05T00:00:00</dc:date>
              <text:p text:style-name="P1"><text:span text:style-name="T1">Pagó el 01/03/13</text:span></text:p>
            </office:annotation>
            <text:p>$55.000,00</text:p>
          </table:table-cell>
          <table:table-cell table:number-columns-repeated="2" table:style-name="ce37" office:value-type="currency" office:currency="COP" office:value="55000">
            <text:p>$55.000,00</text:p>
          </table:table-cell>
          <table:table-cell table:style-name="ce29" table:number-columns-repeated="4"/>
          <table:table-cell table:style-name="ce57" office:value-type="string">
            <text:p>Solicitó cancelación del contrato</text:p>
          </table:table-cell>
          <table:table-cell table:style-name="ce26" office:value-type="date" office:date-value="2013-05-31">
            <text:p>31/05/13</text:p>
          </table:table-cell>
          <table:table-cell table:style-name="ce57" office:value-type="date" office:date-value="2013-06-18">
            <text:p>18/06/13</text:p>
          </table:table-cell>
          <table:table-cell table:style-name="ce63" office:value-type="date" office:date-value="2013-06-27">
            <text:p>27/06/13</text:p>
          </table:table-cell>
          <table:table-cell table:style-name="ce61" office:value-type="string">
            <text:p>Llamada 29</text:p>
          </table:table-cell>
          <table:table-cell table:style-name="ce41" office:value-type="string">
            <text:p>Hablé con la esposa porque el celular de él está fuera de servicio, ella le va a decir que se comunique</text:p>
          </table:table-cell>
          <table:table-cell table:style-name="ce22"/>
          <table:table-cell table:style-name="ce57" office:value-type="date" office:date-value="2013-07-02">
            <text:p>02/07/13</text:p>
          </table:table-cell>
          <table:table-cell table:style-name="ce61" office:value-type="string">
            <text:p>Llamada 6</text:p>
          </table:table-cell>
          <table:table-cell table:style-name="ce63" office:value-type="date" office:date-value="2013-07-22">
            <text:p>22/07/13</text:p>
          </table:table-cell>
          <table:table-cell table:style-name="ce23" office:value-type="string">
            <text:p>Llamada 26, se cortó</text:p>
          </table:table-cell>
          <table:table-cell table:style-name="ce23" office:value-type="string">
            <text:p>Llamada 27, no contesta</text:p>
          </table:table-cell>
          <table:table-cell table:style-name="ce61" office:value-type="string">
            <text:p>Llamada 28</text:p>
          </table:table-cell>
          <table:table-cell table:style-name="ce13"/>
          <table:table-cell table:style-name="ce23" office:value-type="string">
            <text:p>Llamada 9, se va a buzón</text:p>
          </table:table-cell>
          <table:table-cell table:style-name="ce57" office:value-type="date" office:date-value="2013-08-27">
            <text:p>27/08/13</text:p>
          </table:table-cell>
          <table:table-cell/>
          <table:table-cell table:style-name="ce57" office:value-type="date" office:date-value="2013-09-09">
            <text:p>09/09/13</text:p>
          </table:table-cell>
          <table:table-cell table:style-name="ce8" table:number-columns-repeated="978"/>
        </table:table-row>
        <table:table-row table:style-name="ro3">
          <table:table-cell table:style-name="ce4" office:value-type="string">
            <text:p>C-0539</text:p>
          </table:table-cell>
          <table:table-cell table:style-name="ce4"/>
          <table:table-cell table:style-name="ce8" office:value-type="string">
            <text:p>Mario Zuleta García</text:p>
          </table:table-cell>
          <table:table-cell table:style-name="ce5" office:value-type="float" office:value="75031351">
            <text:p>75031351</text:p>
          </table:table-cell>
          <table:table-cell table:style-name="ce5"/>
          <table:table-cell table:style-name="ce8" table:number-columns-repeated="2"/>
          <table:table-cell table:style-name="ce8" office:value-type="string">
            <text:p>Cra. 30 Nº 47-46 Colombia</text:p>
          </table:table-cell>
          <table:table-cell/>
          <table:table-cell table:style-name="ce12" office:value-type="float" office:value="3113640520">
            <text:p>3113640520</text:p>
          </table:table-cell>
          <table:table-cell/>
          <table:table-cell table:style-name="ce8" office:value-type="string">
            <text:p><text:a xlink:href="mailto:mazuga0520@hotmail.com" xlink:type="simple">mazuga0520@hotmail.com</text:a></text:p>
          </table:table-cell>
          <table:table-cell table:style-name="ce5" office:value-type="string">
            <text:p>MAQ315</text:p>
          </table:table-cell>
          <table:table-cell table:style-name="ce22" office:value-type="date" office:date-value="2013-03-01">
            <text:p>01/03/13</text:p>
          </table:table-cell>
          <table:table-cell table:style-name="ce29"/>
          <table:table-cell table:style-name="ce29" office:value-type="currency" office:currency="COP" office:value="55000">
            <text:p>$55.000,00</text:p>
          </table:table-cell>
          <table:table-cell table:style-name="ce22"/>
          <table:table-cell table:style-name="ce29"/>
          <table:table-cell table:style-name="ce22"/>
          <table:table-cell table:style-name="ce29"/>
          <table:table-cell table:style-name="ce22"/>
          <table:table-cell table:style-name="ce33" office:value-type="currency" office:currency="COP" office:value="55000">
            <office:annotation draw:style-name="gr1" draw:text-style-name="P1" svg:width="2.899cm" svg:height="0.596cm" svg:x="73.772cm" svg:y="17.911cm" draw:caption-point-x="-0.336cm" draw:caption-point-y="0.551cm">
              <dc:creator>DM</dc:creator>
              <dc:date>2013-03-05T00:00:00</dc:date>
              <text:p text:style-name="P1"><text:span text:style-name="T1">Pagó el 01/03/13</text:span></text:p>
            </office:annotation>
            <text:p>$55.000,00</text:p>
          </table:table-cell>
          <table:table-cell table:style-name="ce33" office:value-type="currency" office:currency="COP" office:value="55000">
            <office:annotation draw:style-name="gr1" draw:text-style-name="P1" svg:width="2.899cm" svg:height="0.596cm" svg:x="76.207cm" svg:y="17.94cm" draw:caption-point-x="-0.328cm" draw:caption-point-y="0.522cm">
              <dc:creator>DM</dc:creator>
              <dc:date>2013-04-05T00:00:00</dc:date>
              <text:p text:style-name="P1"><text:span text:style-name="T1">Pagó el 05/04/13</text:span></text:p>
            </office:annotation>
            <text:p>$55.000,00</text:p>
          </table:table-cell>
          <table:table-cell table:style-name="ce33" office:value-type="currency" office:currency="COP" office:value="55000">
            <office:annotation draw:style-name="gr1" draw:text-style-name="P1" svg:width="2.899cm" svg:height="0.596cm" svg:x="78.642cm" svg:y="17.983cm" draw:caption-point-x="-0.32cm" draw:caption-point-y="0.479cm">
              <dc:creator>DM</dc:creator>
              <dc:date>2013-05-07T00:00:00</dc:date>
              <text:p text:style-name="P1"><text:span text:style-name="T1">Pagó el 07/05/13</text:span></text:p>
            </office:annotation>
            <text:p>$55.000,00</text:p>
          </table:table-cell>
          <table:table-cell table:style-name="ce33" office:value-type="currency" office:currency="COP" office:value="55000">
            <office:annotation draw:style-name="gr1" draw:text-style-name="P1" svg:width="2.899cm" svg:height="0.596cm" svg:x="81.678cm" svg:y="17.906cm" draw:caption-point-x="-0.61cm" draw:caption-point-y="0.556cm">
              <dc:date>2013-07-16T00:00:00</dc:date>
              <text:p text:style-name="P1"><text:span text:style-name="T2">Pagó el 16/07/13</text:span></text:p>
            </office:annotation>
            <text:p>$55.000,00</text:p>
          </table:table-cell>
          <table:table-cell table:style-name="ce33" office:value-type="currency" office:currency="COP" office:value="55000">
            <office:annotation draw:style-name="gr1" draw:text-style-name="P1" svg:width="2.899cm" svg:height="0.596cm" svg:x="84.425cm" svg:y="17.906cm" draw:caption-point-x="-0.61cm" draw:caption-point-y="0.556cm">
              <dc:date>2013-07-16T00:00:00</dc:date>
              <text:p text:style-name="P1"><text:span text:style-name="T2">Pagó el 16/07/13</text:span></text:p>
            </office:annotation>
            <text:p>$55.000,00</text:p>
          </table:table-cell>
          <table:table-cell table:number-columns-repeated="2" table:style-name="ce37" office:value-type="currency" office:currency="COP" office:value="55000">
            <text:p>$55.000,00</text:p>
          </table:table-cell>
          <table:table-cell table:style-name="ce8"/>
          <table:table-cell table:style-name="ce5"/>
          <table:table-cell table:style-name="ce22"/>
          <table:table-cell table:number-columns-repeated="2"/>
          <table:table-cell table:style-name="ce64"/>
          <table:table-cell table:style-name="ce66"/>
          <table:table-cell table:style-name="ce8" table:number-columns-repeated="5"/>
          <table:table-cell table:number-columns-repeated="2"/>
          <table:table-cell table:style-name="ce29" table:number-columns-repeated="2"/>
          <table:table-cell table:style-name="ce8" table:number-columns-repeated="980"/>
        </table:table-row>
        <table:table-row table:style-name="ro3">
          <table:table-cell table:style-name="ce4" office:value-type="string">
            <text:p>C-0540</text:p>
          </table:table-cell>
          <table:table-cell table:style-name="ce4"/>
          <table:table-cell table:style-name="ce8" office:value-type="string">
            <text:p>José Olier Loaiza García</text:p>
          </table:table-cell>
          <table:table-cell table:style-name="ce5" office:value-type="float" office:value="75031399">
            <text:p>75031399</text:p>
          </table:table-cell>
          <table:table-cell/>
          <table:table-cell table:style-name="ce8"/>
          <table:table-cell table:style-name="ce5"/>
          <table:table-cell table:style-name="ce8" office:value-type="string">
            <text:p>Mirador de Villa Pilar Bloque 23 Apto. 23-33</text:p>
          </table:table-cell>
          <table:table-cell table:style-name="ce12" office:value-type="float" office:value="8848398">
            <text:p>8848398</text:p>
          </table:table-cell>
          <table:table-cell table:style-name="ce12" office:value-type="float" office:value="3113932444">
            <text:p>3113932444</text:p>
          </table:table-cell>
          <table:table-cell table:style-name="ce8"/>
          <table:table-cell table:style-name="ce8" office:value-type="string">
            <text:p><text:a xlink:href="mailto:jcpl-95@hotmail.com" xlink:type="simple">jcpl-95@hotmail.com</text:a></text:p>
          </table:table-cell>
          <table:table-cell table:style-name="ce5" office:value-type="string">
            <text:p>OKA452</text:p>
          </table:table-cell>
          <table:table-cell table:style-name="ce22" office:value-type="date" office:date-value="2013-03-01">
            <text:p>01/03/13</text:p>
          </table:table-cell>
          <table:table-cell table:style-name="ce29"/>
          <table:table-cell table:style-name="ce29" office:value-type="currency" office:currency="COP" office:value="55000">
            <text:p>$55.000,00</text:p>
          </table:table-cell>
          <table:table-cell table:style-name="ce22"/>
          <table:table-cell table:style-name="ce29"/>
          <table:table-cell table:style-name="ce22"/>
          <table:table-cell table:style-name="ce29"/>
          <table:table-cell table:style-name="ce22"/>
          <table:table-cell table:style-name="ce33" office:value-type="currency" office:currency="COP" office:value="55000">
            <office:annotation draw:style-name="gr1" draw:text-style-name="P1" svg:width="2.899cm" svg:height="0.596cm" svg:x="73.772cm" svg:y="18.423cm" draw:caption-point-x="-0.336cm" draw:caption-point-y="0.511cm">
              <dc:creator>DM</dc:creator>
              <dc:date>2013-03-05T00:00:00</dc:date>
              <text:p text:style-name="P1"><text:span text:style-name="T1">Pagó el 01/03/13</text:span></text:p>
            </office:annotation>
            <text:p>$55.000,00</text:p>
          </table:table-cell>
          <table:table-cell table:style-name="ce33" office:value-type="currency" office:currency="COP" office:value="55000">
            <office:annotation draw:style-name="gr1" draw:text-style-name="P1" svg:width="2.899cm" svg:height="0.596cm" svg:x="76.207cm" svg:y="18.452cm" draw:caption-point-x="-0.328cm" draw:caption-point-y="0.482cm">
              <dc:creator>DM</dc:creator>
              <dc:date>2013-04-05T00:00:00</dc:date>
              <text:p text:style-name="P1"><text:span text:style-name="T1">Pagó el 05/04/13</text:span></text:p>
            </office:annotation>
            <text:p>$55.000,00</text:p>
          </table:table-cell>
          <table:table-cell table:style-name="ce33" office:value-type="currency" office:currency="COP" office:value="55000">
            <office:annotation draw:style-name="gr1" draw:text-style-name="P1" svg:width="2.899cm" svg:height="0.596cm" svg:x="78.642cm" svg:y="18.495cm" draw:caption-point-x="-0.32cm" draw:caption-point-y="0.439cm">
              <dc:creator>DM</dc:creator>
              <dc:date>2013-05-07T00:00:00</dc:date>
              <text:p text:style-name="P1"><text:span text:style-name="T1">Pagó el 07/05/13</text:span></text:p>
            </office:annotation>
            <text:p>$55.000,00</text:p>
          </table:table-cell>
          <table:table-cell table:style-name="ce33" office:value-type="currency" office:currency="COP" office:value="55000">
            <office:annotation draw:style-name="gr1" draw:text-style-name="P1" svg:width="2.899cm" svg:height="0.596cm" svg:x="81.678cm" svg:y="18.398cm" draw:caption-point-x="-0.61cm" draw:caption-point-y="0.536cm">
              <dc:date>2013-07-16T00:00:00</dc:date>
              <text:p text:style-name="P1"><text:span text:style-name="T2">Pagó el 16/07/13</text:span></text:p>
            </office:annotation>
            <text:p>$55.000,00</text:p>
          </table:table-cell>
          <table:table-cell table:style-name="ce33" office:value-type="currency" office:currency="COP" office:value="55000">
            <office:annotation draw:style-name="gr1" draw:text-style-name="P1" svg:width="2.899cm" svg:height="0.596cm" svg:x="84.425cm" svg:y="18.398cm" draw:caption-point-x="-0.61cm" draw:caption-point-y="0.536cm">
              <dc:date>2013-07-16T00:00:00</dc:date>
              <text:p text:style-name="P1"><text:span text:style-name="T2">Pagó el 16/07/13</text:span></text:p>
            </office:annotation>
            <text:p>$55.000,00</text:p>
          </table:table-cell>
          <table:table-cell table:number-columns-repeated="2" table:style-name="ce37" office:value-type="currency" office:currency="COP" office:value="55000">
            <text:p>$55.000,00</text:p>
          </table:table-cell>
          <table:table-cell table:style-name="ce22"/>
          <table:table-cell table:style-name="ce29"/>
          <table:table-cell table:style-name="ce22" table:number-columns-repeated="2"/>
          <table:table-cell/>
          <table:table-cell table:style-name="ce64"/>
          <table:table-cell table:style-name="ce66"/>
          <table:table-cell table:style-name="ce8" table:number-columns-repeated="3"/>
          <table:table-cell table:style-name="ce34" table:number-columns-repeated="2"/>
          <table:table-cell/>
          <table:table-cell table:style-name="ce13"/>
          <table:table-cell table:style-name="ce29" table:number-columns-repeated="2"/>
          <table:table-cell table:style-name="ce8"/>
          <table:table-cell table:style-name="ce70"/>
          <table:table-cell table:style-name="ce8" table:number-columns-repeated="978"/>
        </table:table-row>
        <table:table-row table:style-name="ro2">
          <table:table-cell table:style-name="ce4" office:value-type="string">
            <text:p>C-0541</text:p>
          </table:table-cell>
          <table:table-cell table:style-name="ce4"/>
          <table:table-cell table:style-name="ce8" office:value-type="string">
            <text:p>Gerardo Ramiro Hernández Hernández</text:p>
          </table:table-cell>
          <table:table-cell table:style-name="ce5" office:value-type="float" office:value="87510780">
            <text:p>87510780</text:p>
          </table:table-cell>
          <table:table-cell table:style-name="ce4"/>
          <table:table-cell table:style-name="ce8"/>
          <table:table-cell table:style-name="ce5"/>
          <table:table-cell table:style-name="ce8" office:value-type="string">
            <text:p>Urbanización el Riachuelo</text:p>
          </table:table-cell>
          <table:table-cell/>
          <table:table-cell table:style-name="ce12" office:value-type="float" office:value="3187928330">
            <text:p>3187928330</text:p>
          </table:table-cell>
          <table:table-cell/>
          <table:table-cell table:style-name="ce8"/>
          <table:table-cell table:style-name="ce5" office:value-type="string">
            <text:p>VKJ703</text:p>
          </table:table-cell>
          <table:table-cell table:style-name="ce22" office:value-type="date" office:date-value="2013-03-02">
            <text:p>02/03/13</text:p>
          </table:table-cell>
          <table:table-cell table:style-name="ce29"/>
          <table:table-cell table:style-name="ce29" office:value-type="currency" office:currency="COP" office:value="55000">
            <text:p>$55.000,00</text:p>
          </table:table-cell>
          <table:table-cell table:style-name="ce22"/>
          <table:table-cell table:style-name="ce29"/>
          <table:table-cell table:style-name="ce22"/>
          <table:table-cell table:style-name="ce29"/>
          <table:table-cell table:style-name="ce22"/>
          <table:table-cell table:style-name="ce33" office:value-type="currency" office:currency="COP" office:value="55000">
            <office:annotation draw:style-name="gr1" draw:text-style-name="P1" svg:width="2.899cm" svg:height="1.386cm" svg:x="73.772cm" svg:y="18.995cm" draw:caption-point-x="-0.336cm" draw:caption-point-y="0.412cm">
              <dc:creator>DM</dc:creator>
              <dc:date>2013-05-16T00:00:00</dc:date>
              <text:p text:style-name="P1"><text:span text:style-name="T1">Consignó por Servientrega el 16/05/13</text:span></text:p>
            </office:annotation>
            <text:p>$55.000,00</text:p>
          </table:table-cell>
          <table:table-cell table:style-name="ce33" office:value-type="currency" office:currency="COP" office:value="55000">
            <office:annotation draw:style-name="gr1" draw:text-style-name="P1" svg:width="2.899cm" svg:height="1.386cm" svg:x="76.489cm" svg:y="19.124cm" draw:caption-point-x="-0.61cm" draw:caption-point-y="0.283cm">
              <dc:date>2013-07-09T00:00:00</dc:date>
              <text:p text:style-name="P1"><text:span text:style-name="T1">Consignó por Servientrega el 09/07/13</text:span></text:p>
            </office:annotation>
            <text:p>$55.000,00</text:p>
          </table:table-cell>
          <table:table-cell table:number-columns-repeated="5" table:style-name="ce37" office:value-type="currency" office:currency="COP" office:value="55000">
            <text:p>$55.000,00</text:p>
          </table:table-cell>
          <table:table-cell table:style-name="ce54" office:value-type="string">
            <text:p>Consigna la segunda semana de agosto</text:p>
          </table:table-cell>
          <table:table-cell table:style-name="ce29"/>
          <table:table-cell table:number-columns-repeated="2" table:style-name="ce23" office:value-type="string">
            <text:p>Llamada 4, no contesta</text:p>
          </table:table-cell>
          <table:table-cell table:style-name="ce61" office:value-type="string">
            <text:p>Llamada 8</text:p>
          </table:table-cell>
          <table:table-cell table:style-name="ce63" office:value-type="date" office:date-value="2013-07-26">
            <text:p>26/07/13</text:p>
          </table:table-cell>
          <table:table-cell table:style-name="ce67"/>
          <table:table-cell table:style-name="ce61" office:value-type="string">
            <text:p>Llamada 9</text:p>
          </table:table-cell>
          <table:table-cell table:style-name="ce57" office:value-type="date" office:date-value="2013-08-27">
            <text:p>27/08/13</text:p>
          </table:table-cell>
          <table:table-cell/>
          <table:table-cell table:style-name="ce22"/>
          <table:table-cell table:number-columns-repeated="3"/>
          <table:table-cell table:style-name="ce29" table:number-columns-repeated="2"/>
          <table:table-cell table:style-name="ce8"/>
          <table:table-cell table:style-name="ce29"/>
          <table:table-cell table:style-name="ce8" table:number-columns-repeated="978"/>
        </table:table-row>
        <table:table-row table:style-name="ro2">
          <table:table-cell table:style-name="ce4" office:value-type="string">
            <text:p>C-0542</text:p>
          </table:table-cell>
          <table:table-cell table:style-name="ce4"/>
          <table:table-cell table:style-name="ce8" office:value-type="string">
            <text:p>Nelson Alzate Castaño</text:p>
          </table:table-cell>
          <table:table-cell table:style-name="ce5" office:value-type="float" office:value="10265470">
            <text:p>10265470</text:p>
          </table:table-cell>
          <table:table-cell table:style-name="ce5"/>
          <table:table-cell table:style-name="ce8" table:number-columns-repeated="2"/>
          <table:table-cell table:style-name="ce8" office:value-type="string">
            <text:p>Alto Tablazo – Al frente de la Torre de Tigo</text:p>
          </table:table-cell>
          <table:table-cell table:style-name="ce12" office:value-type="float" office:value="8899381">
            <text:p>8899381</text:p>
          </table:table-cell>
          <table:table-cell table:style-name="ce12" office:value-type="float" office:value="3128501291">
            <text:p>3128501291</text:p>
          </table:table-cell>
          <table:table-cell/>
          <table:table-cell table:style-name="ce8"/>
          <table:table-cell table:style-name="ce5" office:value-type="string">
            <text:p>NMB140</text:p>
          </table:table-cell>
          <table:table-cell table:style-name="ce22" office:value-type="date" office:date-value="2013-03-05">
            <text:p>05/03/13</text:p>
          </table:table-cell>
          <table:table-cell table:style-name="ce29"/>
          <table:table-cell table:style-name="ce29" office:value-type="currency" office:currency="COP" office:value="55000">
            <text:p>$55.000,00</text:p>
          </table:table-cell>
          <table:table-cell table:style-name="ce8"/>
          <table:table-cell table:style-name="ce22"/>
          <table:table-cell table:style-name="ce8"/>
          <table:table-cell table:style-name="ce5"/>
          <table:table-cell table:style-name="ce12"/>
          <table:table-cell table:style-name="ce33" office:value-type="currency" office:currency="COP" office:value="49500">
            <office:annotation draw:style-name="gr1" draw:text-style-name="P1" svg:width="3.015cm" svg:height="0.596cm" svg:x="73.656cm" svg:y="19.429cm" draw:caption-point-x="-0.22cm" draw:caption-point-y="0.431cm">
              <dc:creator>DM</dc:creator>
              <dc:date>2013-05-04T00:00:00</dc:date>
              <text:p text:style-name="P1"><text:span text:style-name="T1">Pagó el 04/05/13</text:span></text:p>
            </office:annotation>
            <text:p>$49.500,00</text:p>
          </table:table-cell>
          <table:table-cell table:style-name="ce33" office:value-type="currency" office:currency="COP" office:value="14500">
            <office:annotation draw:style-name="gr1" draw:text-style-name="P1" svg:width="2.899cm" svg:height="0.596cm" svg:x="76.207cm" svg:y="19.717cm" draw:caption-point-x="-0.328cm" draw:caption-point-y="0.143cm">
              <dc:creator>DM</dc:creator>
              <dc:date>2013-06-27T00:00:00</dc:date>
              <text:p text:style-name="P1"><text:span text:style-name="T1">Pagó el 27/06/13</text:span></text:p>
            </office:annotation>
            <text:p>$14.500,00</text:p>
          </table:table-cell>
          <table:table-cell table:style-name="ce33" office:value-type="currency" office:currency="COP" office:value="55000">
            <office:annotation draw:style-name="gr1" draw:text-style-name="P1" svg:width="2.899cm" svg:height="0.596cm" svg:x="78.642cm" svg:y="19.482cm" draw:caption-point-x="-0.32cm" draw:caption-point-y="0.378cm">
              <dc:creator>DM</dc:creator>
              <dc:date>2013-06-27T00:00:00</dc:date>
              <text:p text:style-name="P1"><text:span text:style-name="T1">Pagó el 27/06/13</text:span></text:p>
            </office:annotation>
            <text:p>$55.000,00</text:p>
          </table:table-cell>
          <table:table-cell table:number-columns-repeated="4" table:style-name="ce37" office:value-type="currency" office:currency="COP" office:value="55000">
            <text:p>$55.000,00</text:p>
          </table:table-cell>
          <table:table-cell table:style-name="ce56" office:value-type="string">
            <text:p>Solicitó plazo hasta el 21 de septiembre</text:p>
          </table:table-cell>
          <table:table-cell table:style-name="ce29"/>
          <table:table-cell table:style-name="ce57" office:value-type="date" office:date-value="2013-07-02">
            <text:p>02/07/13</text:p>
          </table:table-cell>
          <table:table-cell table:style-name="ce63" office:value-type="date" office:date-value="2013-07-10">
            <text:p>10/07/13</text:p>
          </table:table-cell>
          <table:table-cell table:style-name="ce62" office:value-type="date" office:date-value="2013-07-22">
            <text:p>22/07/13</text:p>
          </table:table-cell>
          <table:table-cell table:style-name="ce61" office:value-type="string">
            <text:p>Llamada 23</text:p>
          </table:table-cell>
          <table:table-cell table:style-name="ce61" office:value-type="string">
            <text:p>Llamada 27</text:p>
          </table:table-cell>
          <table:table-cell/>
          <table:table-cell table:style-name="ce57" office:value-type="date" office:date-value="2013-08-27">
            <text:p>27/08/13</text:p>
          </table:table-cell>
          <table:table-cell/>
          <table:table-cell table:style-name="ce57" office:value-type="date" office:date-value="2013-09-09">
            <text:p>09/09/13</text:p>
          </table:table-cell>
          <table:table-cell table:style-name="ce8"/>
          <table:table-cell table:style-name="ce29"/>
          <table:table-cell table:style-name="ce5"/>
          <table:table-cell table:style-name="ce29" table:number-columns-repeated="2"/>
          <table:table-cell table:style-name="ce8"/>
          <table:table-cell table:style-name="ce29"/>
          <table:table-cell table:style-name="ce8" table:number-columns-repeated="978"/>
        </table:table-row>
        <table:table-row table:style-name="ro2">
          <table:table-cell table:style-name="ce4" office:value-type="string">
            <text:p>C-0543</text:p>
          </table:table-cell>
          <table:table-cell table:style-name="ce4"/>
          <table:table-cell table:style-name="ce8" office:value-type="string">
            <text:p>Luis Alejandro Ostos Ortiz</text:p>
          </table:table-cell>
          <table:table-cell table:style-name="ce5" office:value-type="float" office:value="19277471">
            <text:p>19277471</text:p>
          </table:table-cell>
          <table:table-cell table:style-name="ce4"/>
          <table:table-cell table:style-name="ce8"/>
          <table:table-cell table:style-name="ce5"/>
          <table:table-cell table:style-name="ce8" office:value-type="string">
            <text:p>Cra. 4 Nº 14-63 La Sierra </text:p>
          </table:table-cell>
          <table:table-cell/>
          <table:table-cell table:style-name="ce9" office:value-type="float" office:value="3217857018">
            <text:p>3217857018</text:p>
          </table:table-cell>
          <table:table-cell table:style-name="ce12" office:value-type="float" office:value="3206867541">
            <text:p>3206867541</text:p>
          </table:table-cell>
          <table:table-cell table:style-name="ce8"/>
          <table:table-cell table:style-name="ce5" office:value-type="string">
            <text:p>VLF571</text:p>
          </table:table-cell>
          <table:table-cell table:style-name="ce22" office:value-type="date" office:date-value="2013-03-12">
            <text:p>12/03/13</text:p>
          </table:table-cell>
          <table:table-cell table:style-name="ce29"/>
          <table:table-cell table:style-name="ce29" office:value-type="currency" office:currency="COP" office:value="55000">
            <text:p>$55.000,00</text:p>
          </table:table-cell>
          <table:table-cell table:style-name="ce22"/>
          <table:table-cell table:style-name="ce29"/>
          <table:table-cell table:style-name="ce22"/>
          <table:table-cell table:style-name="ce29"/>
          <table:table-cell table:style-name="ce22"/>
          <table:table-cell table:style-name="ce37" office:value-type="currency" office:currency="COP" office:value="36700">
            <text:p>$36.700,00</text:p>
          </table:table-cell>
          <table:table-cell table:number-columns-repeated="6" table:style-name="ce37" office:value-type="currency" office:currency="COP" office:value="55000">
            <text:p>$55.000,00</text:p>
          </table:table-cell>
          <table:table-cell table:style-name="ce53" office:value-type="string">
            <text:p>Solicitó plazo hasta la primera semana de julio, ha tenido el carro en el taller. Se va a desinstalar la unidad para pasarla a otro vehículo en Bogotá.</text:p>
          </table:table-cell>
          <table:table-cell table:style-name="ce29" office:value-type="string">
            <text:p>SUSPENDIDO</text:p>
          </table:table-cell>
          <table:table-cell table:style-name="ce62" office:value-type="date" office:date-value="2013-05-14">
            <text:p>14/05/13</text:p>
          </table:table-cell>
          <table:table-cell table:style-name="ce57" office:value-type="date" office:date-value="2013-06-01">
            <text:p>01/06/13</text:p>
          </table:table-cell>
          <table:table-cell table:style-name="ce63" office:value-type="date" office:date-value="2013-06-06">
            <text:p>06/06/13</text:p>
          </table:table-cell>
          <table:table-cell table:style-name="ce61" office:value-type="string">
            <text:p>Llamada 08</text:p>
          </table:table-cell>
          <table:table-cell table:style-name="ce57" office:value-type="date" office:date-value="2013-06-18">
            <text:p>18/06/13</text:p>
          </table:table-cell>
          <table:table-cell table:style-name="ce63" office:value-type="date" office:date-value="2013-06-27">
            <text:p>27/06/13</text:p>
          </table:table-cell>
          <table:table-cell table:style-name="ce61" office:value-type="string">
            <text:p>Llamada 27</text:p>
          </table:table-cell>
          <table:table-cell/>
          <table:table-cell table:style-name="ce57" office:value-type="date" office:date-value="2013-07-02">
            <text:p>02/07/13</text:p>
          </table:table-cell>
          <table:table-cell table:number-columns-repeated="2" table:style-name="ce23" office:value-type="string">
            <text:p>Llamada 4, no contesta</text:p>
          </table:table-cell>
          <table:table-cell table:style-name="ce23" office:value-type="string">
            <text:p>Llamada 10, no entra la llamada</text:p>
          </table:table-cell>
          <table:table-cell table:style-name="ce23" office:value-type="string">
            <text:p>Llamada 22, no contesta</text:p>
          </table:table-cell>
          <table:table-cell table:style-name="ce23" office:value-type="string">
            <text:p>Llamada 23, no contesta</text:p>
          </table:table-cell>
          <table:table-cell table:style-name="ce23" office:value-type="string">
            <text:p>Llamada 26, no contesta</text:p>
          </table:table-cell>
          <table:table-cell table:style-name="ce8"/>
          <table:table-cell table:style-name="ce61" office:value-type="string">
            <text:p>Llamada 8</text:p>
          </table:table-cell>
          <table:table-cell table:style-name="ce57" office:value-type="date" office:date-value="2013-08-09">
            <text:p>09/08/13</text:p>
          </table:table-cell>
          <table:table-cell table:style-name="ce57" office:value-type="date" office:date-value="2013-08-27">
            <text:p>27/08/13</text:p>
          </table:table-cell>
          <table:table-cell table:style-name="ce8"/>
          <table:table-cell table:style-name="ce57" office:value-type="date" office:date-value="2013-09-09">
            <text:p>09/09/13</text:p>
          </table:table-cell>
          <table:table-cell table:style-name="ce61" office:value-type="string">
            <text:p>Llamada 18</text:p>
          </table:table-cell>
          <table:table-cell table:style-name="ce8" table:number-columns-repeated="972"/>
        </table:table-row>
        <table:table-row table:style-name="ro2">
          <table:table-cell table:style-name="ce4" office:value-type="string">
            <text:p>C-0544</text:p>
          </table:table-cell>
          <table:table-cell table:style-name="ce4"/>
          <table:table-cell table:style-name="ce8" office:value-type="string">
            <text:p>José Omar García</text:p>
          </table:table-cell>
          <table:table-cell table:style-name="ce5" office:value-type="float" office:value="16273682">
            <text:p>16273682</text:p>
          </table:table-cell>
          <table:table-cell table:style-name="ce5"/>
          <table:table-cell table:style-name="ce8"/>
          <table:table-cell table:style-name="ce5"/>
          <table:table-cell table:style-name="ce8" office:value-type="string">
            <text:p>Transversal 29 Nº 4C-87 El Paraiso</text:p>
          </table:table-cell>
          <table:table-cell/>
          <table:table-cell table:style-name="ce12" office:value-type="float" office:value="3216441976">
            <text:p>3216441976</text:p>
          </table:table-cell>
          <table:table-cell table:style-name="ce12" office:value-type="float" office:value="3154626297">
            <text:p>3154626297</text:p>
          </table:table-cell>
          <table:table-cell table:style-name="ce8"/>
          <table:table-cell table:style-name="ce5" office:value-type="string">
            <text:p>AQJ990</text:p>
          </table:table-cell>
          <table:table-cell table:style-name="ce22" office:value-type="date" office:date-value="2013-03-15">
            <text:p>15/03/13</text:p>
          </table:table-cell>
          <table:table-cell table:style-name="ce30"/>
          <table:table-cell table:style-name="ce29" office:value-type="currency" office:currency="COP" office:value="55000">
            <text:p>$55.000,00</text:p>
          </table:table-cell>
          <table:table-cell table:style-name="ce22"/>
          <table:table-cell table:style-name="ce29"/>
          <table:table-cell table:style-name="ce22"/>
          <table:table-cell table:style-name="ce29" office:value-type="currency" office:currency="COP" office:value="7500">
            <text:p>$7.500,00</text:p>
          </table:table-cell>
          <table:table-cell table:style-name="ce41" office:value-type="string">
            <text:p>4 dias marzo</text:p>
          </table:table-cell>
          <table:table-cell table:style-name="ce33" office:value-type="currency" office:currency="COP" office:value="31200">
            <office:annotation draw:style-name="gr1" draw:text-style-name="P1" svg:width="2.899cm" svg:height="1.386cm" svg:x="73.772cm" svg:y="20.277cm" draw:caption-point-x="-0.336cm" draw:caption-point-y="0.49cm">
              <dc:creator>DM</dc:creator>
              <dc:date>2013-03-19T00:00:00</dc:date>
              <text:p text:style-name="P1"><text:span text:style-name="T1">Consignó desde Palmira el 16/03/13</text:span></text:p>
            </office:annotation>
            <text:p>$31.200,00</text:p>
          </table:table-cell>
          <table:table-cell table:style-name="ce33" office:value-type="currency" office:currency="COP" office:value="0">
            <office:annotation draw:style-name="gr1" draw:text-style-name="P1" svg:width="2.899cm" svg:height="0.991cm" svg:x="76.207cm" svg:y="20.31cm" draw:caption-point-x="-0.328cm" draw:caption-point-y="0.457cm">
              <dc:creator>DM</dc:creator>
              <dc:date>2013-04-20T00:00:00</dc:date>
              <text:p text:style-name="P1"><text:span text:style-name="T1">Estuvo sin reportar</text:span></text:p>
            </office:annotation>
            <text:p>$0,00</text:p>
          </table:table-cell>
          <table:table-cell table:style-name="ce33" office:value-type="currency" office:currency="COP" office:value="38500">
            <text:p>$38.500,00</text:p>
          </table:table-cell>
          <table:table-cell table:style-name="ce33" office:value-type="currency" office:currency="COP" office:value="55000">
            <office:annotation draw:style-name="gr1" draw:text-style-name="P1" svg:width="2.899cm" svg:height="1.386cm" svg:x="81.38cm" svg:y="20.388cm" draw:caption-point-x="-0.312cm" draw:caption-point-y="0.379cm">
              <dc:creator>DM</dc:creator>
              <dc:date>2013-07-02T00:00:00</dc:date>
              <text:p text:style-name="P1"><text:span text:style-name="T1">Consignó desde Palmira el 02/07/13</text:span></text:p>
            </office:annotation>
            <text:p>$55.000,00</text:p>
          </table:table-cell>
          <table:table-cell table:style-name="ce33" office:value-type="currency" office:currency="COP" office:value="55000">
            <office:annotation draw:style-name="gr1" draw:text-style-name="P1" svg:width="2.899cm" svg:height="1.386cm" svg:x="84.425cm" svg:y="19.688cm" draw:caption-point-x="-0.61cm" draw:caption-point-y="1.079cm">
              <dc:date>2013-07-31T00:00:00</dc:date>
              <text:p text:style-name="P1"><text:span text:style-name="T1">Consignó desde Palmira el 31/07/13</text:span></text:p>
            </office:annotation>
            <text:p>$55.000,00</text:p>
          </table:table-cell>
          <table:table-cell table:number-columns-repeated="2" table:style-name="ce37" office:value-type="currency" office:currency="COP" office:value="55000">
            <text:p>$55.000,00</text:p>
          </table:table-cell>
          <table:table-cell table:style-name="ce41"/>
          <table:table-cell table:style-name="ce29"/>
          <table:table-cell table:style-name="ce57" office:value-type="date" office:date-value="2013-08-09">
            <text:p>09/08/13</text:p>
          </table:table-cell>
          <table:table-cell table:style-name="ce57" office:value-type="date" office:date-value="2013-08-27">
            <text:p>27/08/13</text:p>
          </table:table-cell>
          <table:table-cell table:style-name="ce22"/>
          <table:table-cell table:style-name="ce57" office:value-type="date" office:date-value="2013-09-09">
            <text:p>09/09/13</text:p>
          </table:table-cell>
          <table:table-cell table:style-name="ce8"/>
          <table:table-cell table:number-columns-repeated="3"/>
          <table:table-cell table:style-name="ce8"/>
          <table:table-cell table:style-name="ce34" table:number-columns-repeated="2"/>
          <table:table-cell table:number-columns-repeated="2"/>
          <table:table-cell table:style-name="ce29" table:number-columns-repeated="2"/>
          <table:table-cell table:style-name="ce8"/>
          <table:table-cell table:style-name="ce70"/>
          <table:table-cell table:style-name="ce8" table:number-columns-repeated="977"/>
        </table:table-row>
        <table:table-row table:style-name="ro2">
          <table:table-cell table:style-name="ce4" office:value-type="string">
            <text:p>C-0545</text:p>
          </table:table-cell>
          <table:table-cell/>
          <table:table-cell table:style-name="ce8" office:value-type="string">
            <text:p>Gustavo Adolfo Elorza Sierra</text:p>
          </table:table-cell>
          <table:table-cell table:style-name="ce5" office:value-type="float" office:value="10181589">
            <text:p>10181589</text:p>
          </table:table-cell>
          <table:table-cell table:number-columns-repeated="3"/>
          <table:table-cell table:style-name="ce8" office:value-type="string">
            <text:p>Barrio Obrero</text:p>
          </table:table-cell>
          <table:table-cell table:style-name="ce8"/>
          <table:table-cell table:style-name="ce12" office:value-type="float" office:value="3212385879">
            <text:p>3212385879</text:p>
          </table:table-cell>
          <table:table-cell/>
          <table:table-cell table:style-name="ce8" office:value-type="string">
            <text:p><text:a xlink:href="mailto:guselorza73@hotmail.com" xlink:type="simple">guselorza73@hotmail.com</text:a></text:p>
          </table:table-cell>
          <table:table-cell table:style-name="ce5" office:value-type="string">
            <text:p>STZ364</text:p>
          </table:table-cell>
          <table:table-cell table:style-name="ce22" office:value-type="date" office:date-value="2013-04-03">
            <text:p>03/04/13</text:p>
          </table:table-cell>
          <table:table-cell table:style-name="ce29"/>
          <table:table-cell table:style-name="ce29" office:value-type="currency" office:currency="COP" office:value="55000">
            <text:p>$55.000,00</text:p>
          </table:table-cell>
          <table:table-cell table:style-name="ce22"/>
          <table:table-cell table:style-name="ce29"/>
          <table:table-cell table:style-name="ce22"/>
          <table:table-cell table:style-name="ce29"/>
          <table:table-cell table:style-name="ce22"/>
          <table:table-cell table:style-name="ce29"/>
          <table:table-cell table:style-name="ce33" office:value-type="currency" office:currency="COP" office:value="51500">
            <office:annotation draw:style-name="gr1" draw:text-style-name="P1" svg:width="2.899cm" svg:height="1.386cm" svg:x="76.207cm" svg:y="20.805cm" draw:caption-point-x="-0.328cm" draw:caption-point-y="0.415cm">
              <dc:creator>DM</dc:creator>
              <dc:date>2013-05-22T00:00:00</dc:date>
              <text:p text:style-name="P1"><text:span text:style-name="T1">Consignó desde Fresno el 22/05/13</text:span></text:p>
            </office:annotation>
            <text:p>$51.500,00</text:p>
          </table:table-cell>
          <table:table-cell table:style-name="ce33" office:value-type="currency" office:currency="COP" office:value="55000">
            <office:annotation draw:style-name="gr1" draw:text-style-name="P1" svg:width="2.899cm" svg:height="1.386cm" svg:x="78.642cm" svg:y="20.805cm" draw:caption-point-x="-0.32cm" draw:caption-point-y="0.415cm">
              <dc:creator>DM</dc:creator>
              <dc:date>2013-05-22T00:00:00</dc:date>
              <text:p text:style-name="P1"><text:span text:style-name="T1">Consignó desde Fresno el 22/05/13</text:span></text:p>
            </office:annotation>
            <text:p>$55.000,00</text:p>
          </table:table-cell>
          <table:table-cell table:number-columns-repeated="4" table:style-name="ce37" office:value-type="currency" office:currency="COP" office:value="55000">
            <text:p>$55.000,00</text:p>
          </table:table-cell>
          <table:table-cell table:style-name="ce54" office:value-type="string">
            <text:p>Consigna despues de la quincena de julio</text:p>
          </table:table-cell>
          <table:table-cell table:style-name="ce29" office:value-type="string">
            <text:p>SUSPENDIDO</text:p>
          </table:table-cell>
          <table:table-cell table:style-name="ce57" office:value-type="date" office:date-value="2013-06-01">
            <text:p>01/06/13</text:p>
          </table:table-cell>
          <table:table-cell table:style-name="ce63" office:value-type="date" office:date-value="2013-06-08">
            <text:p>08/06/13</text:p>
          </table:table-cell>
          <table:table-cell table:style-name="ce57" office:value-type="date" office:date-value="2013-06-18">
            <text:p>18/06/13</text:p>
          </table:table-cell>
          <table:table-cell/>
          <table:table-cell table:style-name="ce57" office:value-type="date" office:date-value="2013-07-02">
            <text:p>02/07/13</text:p>
          </table:table-cell>
          <table:table-cell table:style-name="ce63" office:value-type="date" office:date-value="2013-07-03">
            <text:p>03/07/13</text:p>
          </table:table-cell>
          <table:table-cell table:style-name="ce23" office:value-type="string">
            <text:p>Llamada 4, no contesta</text:p>
          </table:table-cell>
          <table:table-cell table:style-name="ce62" office:value-type="date" office:date-value="2013-07-04">
            <text:p>04/07/13</text:p>
          </table:table-cell>
          <table:table-cell table:style-name="ce61" office:value-type="string">
            <text:p>Llamada 08</text:p>
          </table:table-cell>
          <table:table-cell table:style-name="ce63" office:value-type="date" office:date-value="2013-07-22">
            <text:p>22/07/13</text:p>
          </table:table-cell>
          <table:table-cell table:style-name="ce23" office:value-type="string">
            <text:p>Llamada 23, no contesta</text:p>
          </table:table-cell>
          <table:table-cell table:style-name="ce23" office:value-type="string">
            <text:p>Llamada 26, no contesta</text:p>
          </table:table-cell>
          <table:table-cell table:style-name="ce23" office:value-type="string">
            <text:p>Llamada 27, no contesta</text:p>
          </table:table-cell>
          <table:table-cell/>
          <table:table-cell table:style-name="ce57" office:value-type="date" office:date-value="2013-08-09">
            <text:p>09/08/13</text:p>
          </table:table-cell>
          <table:table-cell table:style-name="ce23" office:value-type="string">
            <text:p>Llamada 10, no contesta</text:p>
          </table:table-cell>
          <table:table-cell table:style-name="ce23" office:value-type="string">
            <text:p>Llamada 13, no contesta</text:p>
          </table:table-cell>
          <table:table-cell table:style-name="ce23" office:value-type="string">
            <text:p>Llamada 14, no contesta</text:p>
          </table:table-cell>
          <table:table-cell table:style-name="ce57" office:value-type="date" office:date-value="2013-08-27">
            <text:p>27/08/13</text:p>
          </table:table-cell>
          <table:table-cell/>
          <table:table-cell table:style-name="ce57" office:value-type="date" office:date-value="2013-09-09">
            <text:p>09/09/13</text:p>
          </table:table-cell>
          <table:table-cell table:style-name="ce23" office:value-type="string">
            <text:p>Llamada 18, no contesta</text:p>
          </table:table-cell>
          <table:table-cell table:number-columns-repeated="972"/>
        </table:table-row>
        <table:table-row table:style-name="ro3">
          <table:table-cell table:style-name="ce4" office:value-type="string">
            <text:p>C-0546</text:p>
          </table:table-cell>
          <table:table-cell/>
          <table:table-cell table:style-name="ce11" office:value-type="string">
            <text:p>Alfonso Castaño Gallego</text:p>
          </table:table-cell>
          <table:table-cell table:style-name="ce4" office:value-type="float" office:value="75063642">
            <text:p>75063642</text:p>
          </table:table-cell>
          <table:table-cell table:number-columns-repeated="3"/>
          <table:table-cell table:style-name="ce11" office:value-type="string">
            <text:p>Calle 13 Nº 2-20 Urapanes</text:p>
          </table:table-cell>
          <table:table-cell table:style-name="ce11"/>
          <table:table-cell table:style-name="ce20" office:value-type="float" office:value="3147121162">
            <text:p>3147121162</text:p>
          </table:table-cell>
          <table:table-cell/>
          <table:table-cell table:style-name="ce11" office:value-type="string">
            <text:p><text:a xlink:href="mailto:alfonsogallego1971@hotmail.com" xlink:type="simple">alfonsogallego1971@hotmail.com</text:a></text:p>
          </table:table-cell>
          <table:table-cell table:style-name="ce5" office:value-type="string">
            <text:p>TPL172</text:p>
          </table:table-cell>
          <table:table-cell table:style-name="ce22" office:value-type="date" office:date-value="2003-04-12">
            <text:p>12/04/03</text:p>
          </table:table-cell>
          <table:table-cell table:style-name="ce5"/>
          <table:table-cell table:style-name="ce29" office:value-type="currency" office:currency="COP" office:value="55000">
            <text:p>$55.000,00</text:p>
          </table:table-cell>
          <table:table-cell table:style-name="ce34" table:number-columns-repeated="6"/>
          <table:table-cell table:style-name="ce33" office:value-type="currency" office:currency="COP" office:value="35000">
            <office:annotation draw:style-name="gr1" draw:text-style-name="P1" svg:width="2.899cm" svg:height="0.596cm" svg:x="76.207cm" svg:y="21.367cm" draw:caption-point-x="-0.328cm" draw:caption-point-y="0.307cm">
              <dc:creator>DM</dc:creator>
              <dc:date>2013-05-02T00:00:00</dc:date>
              <text:p text:style-name="P1"><text:span text:style-name="T1">Pagó el 02/05/13</text:span></text:p>
            </office:annotation>
            <text:p>$35.000,00</text:p>
          </table:table-cell>
          <table:table-cell table:style-name="ce33" office:value-type="currency" office:currency="COP" office:value="55000">
            <office:annotation draw:style-name="gr1" draw:text-style-name="P1" svg:width="2.899cm" svg:height="0.596cm" svg:x="78.642cm" svg:y="21.399cm" draw:caption-point-x="-0.32cm" draw:caption-point-y="0.275cm">
              <dc:creator>DM</dc:creator>
              <dc:date>2013-06-04T00:00:00</dc:date>
              <text:p text:style-name="P1"><text:span text:style-name="T1">Pagó el 04/06/13</text:span></text:p>
            </office:annotation>
            <text:p>$55.000,00</text:p>
          </table:table-cell>
          <table:table-cell table:style-name="ce33" office:value-type="currency" office:currency="COP" office:value="55000">
            <office:annotation draw:style-name="gr1" draw:text-style-name="P1" svg:width="2.899cm" svg:height="0.596cm" svg:x="81.38cm" svg:y="21.429cm" draw:caption-point-x="-0.312cm" draw:caption-point-y="0.245cm">
              <dc:creator>DM</dc:creator>
              <dc:date>2013-07-03T00:00:00</dc:date>
              <text:p text:style-name="P1"><text:span text:style-name="T1">Pagó el 03/07/13</text:span></text:p>
            </office:annotation>
            <text:p>$55.000,00</text:p>
          </table:table-cell>
          <table:table-cell table:style-name="ce33" office:value-type="currency" office:currency="COP" office:value="55000">
            <office:annotation draw:style-name="gr1" draw:text-style-name="P1" svg:width="2.899cm" svg:height="0.596cm" svg:x="84.425cm" svg:y="20.653cm" draw:caption-point-x="-0.61cm" draw:caption-point-y="1.021cm">
              <dc:date>2013-08-02T00:00:00</dc:date>
              <text:p text:style-name="P1"><text:span text:style-name="T1">Pagó el 02/08/13</text:span></text:p>
            </office:annotation>
            <text:p>$55.000,00</text:p>
          </table:table-cell>
          <table:table-cell table:style-name="ce33" office:value-type="currency" office:currency="COP" office:value="55000">
            <office:annotation draw:style-name="gr1" draw:text-style-name="P1" svg:width="2.899cm" svg:height="0.596cm" svg:x="86.49cm" svg:y="20.653cm" draw:caption-point-x="-0.61cm" draw:caption-point-y="1.021cm">
              <dc:date>2013-08-02T00:00:00</dc:date>
              <text:p text:style-name="P1"><text:span text:style-name="T2">Pagó el 02/08/13</text:span></text:p>
            </office:annotation>
            <text:p>$55.000,00</text:p>
          </table:table-cell>
          <table:table-cell table:style-name="ce37" office:value-type="currency" office:currency="COP" office:value="55000">
            <text:p>$55.000,00</text:p>
          </table:table-cell>
          <table:table-cell table:style-name="ce49"/>
          <table:table-cell table:style-name="ce29"/>
          <table:table-cell table:style-name="ce22"/>
          <table:table-cell table:number-columns-repeated="3"/>
          <table:table-cell table:style-name="ce22"/>
          <table:table-cell table:number-columns-repeated="989"/>
        </table:table-row>
        <table:table-row table:style-name="ro2">
          <table:table-cell table:style-name="ce4" office:value-type="string">
            <text:p>C-0547</text:p>
          </table:table-cell>
          <table:table-cell/>
          <table:table-cell table:style-name="ce8" office:value-type="string">
            <text:p>Julio Hernando Quiñones</text:p>
          </table:table-cell>
          <table:table-cell table:style-name="ce5" office:value-type="float" office:value="1177796">
            <text:p>1177796</text:p>
          </table:table-cell>
          <table:table-cell table:number-columns-repeated="3"/>
          <table:table-cell table:style-name="ce8" office:value-type="string">
            <text:p>Cra. 49 Nº 7A-13 Casa Nº 24 Arrayanes</text:p>
          </table:table-cell>
          <table:table-cell table:style-name="ce8"/>
          <table:table-cell table:style-name="ce12" office:value-type="float" office:value="3105767672">
            <text:p>3105767672</text:p>
          </table:table-cell>
          <table:table-cell/>
          <table:table-cell table:style-name="ce22"/>
          <table:table-cell table:style-name="ce5" office:value-type="string">
            <text:p>XJA006</text:p>
          </table:table-cell>
          <table:table-cell table:style-name="ce22" office:value-type="date" office:date-value="2013-04-10">
            <text:p>10/04/13</text:p>
          </table:table-cell>
          <table:table-cell table:style-name="ce5"/>
          <table:table-cell table:style-name="ce29" office:value-type="currency" office:currency="COP" office:value="55000">
            <text:p>$55.000,00</text:p>
          </table:table-cell>
          <table:table-cell table:style-name="ce11" table:number-columns-repeated="2"/>
          <table:table-cell/>
          <table:table-cell table:style-name="ce11"/>
          <table:table-cell table:number-columns-repeated="2"/>
          <table:table-cell table:style-name="ce33" office:value-type="currency" office:currency="COP" office:value="38500">
            <office:annotation draw:style-name="gr1" draw:text-style-name="P1" svg:width="2.899cm" svg:height="1.386cm" svg:x="76.207cm" svg:y="21.858cm" draw:caption-point-x="-0.328cm" draw:caption-point-y="0.288cm">
              <dc:creator>DM</dc:creator>
              <dc:date>2013-05-20T00:00:00</dc:date>
              <text:p text:style-name="P1"><text:span text:style-name="T1">Consignó desde Bogotá el 20/05/13</text:span></text:p>
            </office:annotation>
            <text:p>$38.500,00</text:p>
          </table:table-cell>
          <table:table-cell table:style-name="ce33" office:value-type="currency" office:currency="COP" office:value="55000">
            <office:annotation draw:style-name="gr1" draw:text-style-name="P1" svg:width="2.899cm" svg:height="1.386cm" svg:x="78.642cm" svg:y="21.891cm" draw:caption-point-x="-0.32cm" draw:caption-point-y="0.255cm">
              <dc:creator>DM</dc:creator>
              <dc:date>2013-06-20T00:00:00</dc:date>
              <text:p text:style-name="P1"><text:span text:style-name="T1">Consignó desde Duitama el 20/06/13</text:span></text:p>
            </office:annotation>
            <text:p>$55.000,00</text:p>
          </table:table-cell>
          <table:table-cell table:style-name="ce33" office:value-type="currency" office:currency="COP" office:value="55000">
            <office:annotation draw:style-name="gr1" draw:text-style-name="P1" svg:width="2.899cm" svg:height="1.386cm" svg:x="81.38cm" svg:y="21.891cm" draw:caption-point-x="-0.312cm" draw:caption-point-y="0.255cm">
              <dc:creator>DM</dc:creator>
              <dc:date>2013-06-20T00:00:00</dc:date>
              <text:p text:style-name="P1"><text:span text:style-name="T1">Consignó desde Duitama el 20/06/13</text:span></text:p>
            </office:annotation>
            <text:p>$55.000,00</text:p>
          </table:table-cell>
          <table:table-cell table:number-columns-repeated="3" table:style-name="ce37" office:value-type="currency" office:currency="COP" office:value="55000">
            <text:p>$55.000,00</text:p>
          </table:table-cell>
          <table:table-cell table:style-name="ce56" office:value-type="string">
            <text:p>Solicitó plazo hasta el 27 de julio</text:p>
          </table:table-cell>
          <table:table-cell table:style-name="ce29"/>
          <table:table-cell table:style-name="ce57" office:value-type="date" office:date-value="2013-07-02">
            <text:p>02/07/13</text:p>
          </table:table-cell>
          <table:table-cell table:style-name="ce57" office:value-type="date" office:date-value="2013-07-22">
            <text:p>22/07/13</text:p>
          </table:table-cell>
          <table:table-cell table:style-name="ce8"/>
          <table:table-cell table:style-name="ce57" office:value-type="date" office:date-value="2013-08-09">
            <text:p>09/08/13</text:p>
          </table:table-cell>
          <table:table-cell table:style-name="ce57" office:value-type="date" office:date-value="2013-08-27">
            <text:p>27/08/13</text:p>
          </table:table-cell>
          <table:table-cell/>
          <table:table-cell table:style-name="ce57" office:value-type="date" office:date-value="2013-09-09">
            <text:p>09/09/13</text:p>
          </table:table-cell>
          <table:table-cell table:number-columns-repeated="987"/>
        </table:table-row>
        <table:table-row table:style-name="ro3">
          <table:table-cell table:style-name="ce4" office:value-type="string">
            <text:p>C-0548</text:p>
          </table:table-cell>
          <table:table-cell/>
          <table:table-cell table:style-name="ce11" office:value-type="string">
            <text:p>Alfonso Castaño Gallego</text:p>
          </table:table-cell>
          <table:table-cell table:style-name="ce4" office:value-type="float" office:value="75063642">
            <text:p>75063642</text:p>
          </table:table-cell>
          <table:table-cell table:number-columns-repeated="3"/>
          <table:table-cell table:style-name="ce11" office:value-type="string">
            <text:p>Calle 13 Nº 2-20 Urapanes</text:p>
          </table:table-cell>
          <table:table-cell table:style-name="ce11"/>
          <table:table-cell table:style-name="ce20" office:value-type="float" office:value="3147121162">
            <text:p>3147121162</text:p>
          </table:table-cell>
          <table:table-cell/>
          <table:table-cell table:style-name="ce11" office:value-type="string">
            <text:p><text:a xlink:href="mailto:alfonsogallego1971@hotmail.com" xlink:type="simple">alfonsogallego1971@hotmail.com</text:a></text:p>
          </table:table-cell>
          <table:table-cell table:style-name="ce5" office:value-type="string">
            <text:p>TND434</text:p>
          </table:table-cell>
          <table:table-cell table:style-name="ce22" office:value-type="date" office:date-value="2003-04-27">
            <text:p>27/04/03</text:p>
          </table:table-cell>
          <table:table-cell table:style-name="ce5"/>
          <table:table-cell table:style-name="ce29" office:value-type="currency" office:currency="COP" office:value="55000">
            <text:p>$55.000,00</text:p>
          </table:table-cell>
          <table:table-cell table:style-name="ce8" table:number-columns-repeated="6"/>
          <table:table-cell table:style-name="ce29"/>
          <table:table-cell table:number-columns-repeated="2" table:style-name="ce37" office:value-type="currency" office:currency="COP" office:value="55000">
            <text:p>$55.000,00</text:p>
          </table:table-cell>
          <table:table-cell table:style-name="ce33" office:value-type="currency" office:currency="COP" office:value="55000">
            <office:annotation draw:style-name="gr1" draw:text-style-name="P1" svg:width="2.899cm" svg:height="0.596cm" svg:x="84.12cm" svg:y="22.356cm" draw:caption-point-x="-0.305cm" draw:caption-point-y="0.244cm">
              <dc:creator>DM</dc:creator>
              <dc:date>2013-07-03T00:00:00</dc:date>
              <text:p text:style-name="P1"><text:span text:style-name="T1">Pagó el 03/07/13</text:span></text:p>
            </office:annotation>
            <text:p>$55.000,00</text:p>
          </table:table-cell>
          <table:table-cell table:style-name="ce33" office:value-type="currency" office:currency="COP" office:value="55000">
            <office:annotation draw:style-name="gr1" draw:text-style-name="P1" svg:width="2.899cm" svg:height="0.596cm" svg:x="86.49cm" svg:y="21.581cm" draw:caption-point-x="-0.61cm" draw:caption-point-y="1.019cm">
              <dc:date>2013-08-02T00:00:00</dc:date>
              <text:p text:style-name="P1"><text:span text:style-name="T2">Pagó el 02/08/13</text:span></text:p>
            </office:annotation>
            <text:p>$55.000,00</text:p>
          </table:table-cell>
          <table:table-cell table:style-name="ce37" office:value-type="currency" office:currency="COP" office:value="55000">
            <text:p>$55.000,00</text:p>
          </table:table-cell>
          <table:table-cell table:style-name="ce48" office:value-type="string">
            <text:p>Serafín paga mayo y junio</text:p>
          </table:table-cell>
          <table:table-cell table:style-name="ce5"/>
          <table:table-cell table:style-name="ce22"/>
          <table:table-cell table:number-columns-repeated="993"/>
        </table:table-row>
        <table:table-row table:style-name="ro2">
          <table:table-cell table:style-name="ce4" office:value-type="string">
            <text:p>C-0549</text:p>
          </table:table-cell>
          <table:table-cell table:style-name="ce4"/>
          <table:table-cell office:value-type="string">
            <text:p>José Fernando Hoyos Londoño</text:p>
          </table:table-cell>
          <table:table-cell table:style-name="ce13" office:value-type="float" office:value="1082959445">
            <text:p>1082959445</text:p>
          </table:table-cell>
          <table:table-cell table:number-columns-repeated="3"/>
          <table:table-cell office:value-type="string">
            <text:p>Calle 11A Nº 11-44</text:p>
          </table:table-cell>
          <table:table-cell/>
          <table:table-cell table:style-name="ce9" office:value-type="float" office:value="3114399511">
            <text:p>3114399511</text:p>
          </table:table-cell>
          <table:table-cell/>
          <table:table-cell office:value-type="string">
            <text:p><text:a xlink:href="mailto:josef201094@hotmail.com" xlink:type="simple">josef201094@hotmail.com</text:a></text:p>
          </table:table-cell>
          <table:table-cell table:style-name="ce13" office:value-type="string">
            <text:p>SNT533</text:p>
          </table:table-cell>
          <table:table-cell table:style-name="ce21" office:value-type="date" office:date-value="2013-04-17">
            <text:p>17/04/13</text:p>
          </table:table-cell>
          <table:table-cell table:style-name="ce29"/>
          <table:table-cell table:style-name="ce29" office:value-type="currency" office:currency="COP" office:value="55000">
            <text:p>$55.000,00</text:p>
          </table:table-cell>
          <table:table-cell table:style-name="ce22"/>
          <table:table-cell table:style-name="ce29"/>
          <table:table-cell table:style-name="ce22"/>
          <table:table-cell table:style-name="ce29"/>
          <table:table-cell table:style-name="ce22"/>
          <table:table-cell table:style-name="ce29"/>
          <table:table-cell table:style-name="ce33" office:value-type="currency" office:currency="COP" office:value="25000">
            <office:annotation draw:style-name="gr1" draw:text-style-name="P1" svg:width="2.899cm" svg:height="0.596cm" svg:x="76.207cm" svg:y="22.736cm" draw:caption-point-x="-0.328cm" draw:caption-point-y="0.336cm">
              <dc:creator>DM</dc:creator>
              <dc:date>2013-04-17T00:00:00</dc:date>
              <text:p text:style-name="P1"><text:span text:style-name="T1">Pagó el 17/04/13</text:span></text:p>
            </office:annotation>
            <text:p>$25.000,00</text:p>
          </table:table-cell>
          <table:table-cell table:number-columns-repeated="5" table:style-name="ce37" office:value-type="currency" office:currency="COP" office:value="55000">
            <text:p>$55.000,00</text:p>
          </table:table-cell>
          <table:table-cell table:style-name="ce53" office:value-type="string">
            <text:p>Solicitó plazo hasta la primera semana de julio, ha tenido el carro en el taller.</text:p>
          </table:table-cell>
          <table:table-cell table:style-name="ce29" office:value-type="string">
            <text:p>SUSPENDIDO</text:p>
          </table:table-cell>
          <table:table-cell table:style-name="ce57" office:value-type="date" office:date-value="2013-06-01">
            <text:p>01/06/13</text:p>
          </table:table-cell>
          <table:table-cell table:style-name="ce63" office:value-type="date" office:date-value="2013-06-06">
            <text:p>06/06/13</text:p>
          </table:table-cell>
          <table:table-cell table:style-name="ce62" office:value-type="date" office:date-value="2013-06-08">
            <text:p>08/06/13</text:p>
          </table:table-cell>
          <table:table-cell table:style-name="ce23" office:value-type="string">
            <text:p>Llamada 14</text:p>
          </table:table-cell>
          <table:table-cell table:style-name="ce57" office:value-type="date" office:date-value="2013-06-18">
            <text:p>18/06/13</text:p>
          </table:table-cell>
          <table:table-cell table:style-name="ce61" office:value-type="string">
            <text:p>Llamada 27</text:p>
          </table:table-cell>
          <table:table-cell/>
          <table:table-cell table:style-name="ce61" office:value-type="string">
            <text:p>Llamada 04</text:p>
          </table:table-cell>
          <table:table-cell table:style-name="ce23" office:value-type="string">
            <text:p>Llamada 22, se va a buzón</text:p>
          </table:table-cell>
          <table:table-cell table:style-name="ce23" office:value-type="string">
            <text:p>Llamada 23, se va a buzón</text:p>
          </table:table-cell>
          <table:table-cell table:style-name="ce69" office:value-type="string">
            <text:p>hablé con el hermano, le robaron el celular, él le dice que se comunique con nosotros.</text:p>
          </table:table-cell>
          <table:table-cell table:style-name="ce23" office:value-type="string">
            <text:p>Llamada 2, se va a buzón</text:p>
          </table:table-cell>
          <table:table-cell table:style-name="ce61" office:value-type="string">
            <text:p>Llamada 04</text:p>
          </table:table-cell>
          <table:table-cell table:style-name="ce57" office:value-type="date" office:date-value="2013-08-09">
            <text:p>09/08/13</text:p>
          </table:table-cell>
          <table:table-cell table:style-name="ce23" office:value-type="string">
            <text:p>Llamada 15, se va a buzón</text:p>
          </table:table-cell>
          <table:table-cell table:style-name="ce57" office:value-type="date" office:date-value="2013-08-27">
            <text:p>27/08/13</text:p>
          </table:table-cell>
          <table:table-cell/>
          <table:table-cell table:style-name="ce57" office:value-type="date" office:date-value="2013-09-09">
            <text:p>09/09/13</text:p>
          </table:table-cell>
          <table:table-cell table:style-name="ce23" office:value-type="string">
            <text:p>Llamada 18, se va a buzón</text:p>
          </table:table-cell>
          <table:table-cell table:number-columns-repeated="975"/>
        </table:table-row>
        <table:table-row table:style-name="ro2">
          <table:table-cell table:style-name="ce2" office:value-type="string">
            <text:p>C-0550</text:p>
          </table:table-cell>
          <table:table-cell table:style-name="ce4" office:value-type="string">
            <text:p>FV-000084 – 96 – 110 – 126<text:span text:style-name="T5"> – 138 -145</text:span></text:p>
          </table:table-cell>
          <table:table-cell office:value-type="string">
            <text:p>Luz Stella Rivera Barajas</text:p>
          </table:table-cell>
          <table:table-cell table:style-name="ce13" office:value-type="float" office:value="24575700">
            <text:p>24575700</text:p>
          </table:table-cell>
          <table:table-cell table:number-columns-repeated="3"/>
          <table:table-cell office:value-type="string">
            <text:p>Cra. 25 Nº 47-45 Quintas de Firenza Casa 14 </text:p>
          </table:table-cell>
          <table:table-cell/>
          <table:table-cell table:style-name="ce9" office:value-type="float" office:value="3146200687">
            <text:p>3146200687</text:p>
          </table:table-cell>
          <table:table-cell table:style-name="ce9"/>
          <table:table-cell office:value-type="string">
            <text:p><text:a xlink:href="mailto:luzstella1963@hotmail.com" xlink:type="simple">luzstella1963@hotmail.com</text:a></text:p>
          </table:table-cell>
          <table:table-cell table:style-name="ce13" office:value-type="string">
            <text:p>ZKI113</text:p>
          </table:table-cell>
          <table:table-cell table:style-name="ce21" office:value-type="date" office:date-value="2012-11-24">
            <text:p>24/11/12</text:p>
          </table:table-cell>
          <table:table-cell/>
          <table:table-cell table:style-name="ce29" office:value-type="currency" office:currency="COP" office:value="55000">
            <text:p>$55.000,00</text:p>
          </table:table-cell>
          <table:table-cell table:style-name="ce29"/>
          <table:table-cell table:style-name="ce33" office:value-type="currency" office:currency="COP" office:value="13000">
            <office:annotation draw:style-name="gr1" draw:text-style-name="P1" svg:width="2.899cm" svg:height="0.596cm" svg:x="65.437cm" svg:y="23.217cm" draw:caption-point-x="-0.367cm" draw:caption-point-y="0.309cm">
              <dc:creator>DM</dc:creator>
              <dc:date>2013-01-10T00:00:00</dc:date>
              <text:p text:style-name="P1"><text:span text:style-name="T1">Pagó 24/11/12</text:span></text:p>
            </office:annotation>
            <text:p>$13.000,00</text:p>
          </table:table-cell>
          <table:table-cell table:style-name="ce33" office:value-type="currency" office:currency="COP" office:value="55000">
            <office:annotation draw:style-name="gr1" draw:text-style-name="P1" svg:width="2.899cm" svg:height="1.386cm" svg:x="67.577cm" svg:y="23.213cm" draw:caption-point-x="-0.359cm" draw:caption-point-y="0.313cm">
              <dc:creator>DM</dc:creator>
              <dc:date>2013-01-10T00:00:00</dc:date>
              <text:p text:style-name="P1"><text:span text:style-name="T1">Consignados el 17/12/12 desde Calarcá</text:span></text:p>
            </office:annotation>
            <text:p>$55.000,00</text:p>
          </table:table-cell>
          <table:table-cell table:style-name="ce33" office:value-type="currency" office:currency="COP" office:value="55000">
            <office:annotation draw:style-name="gr1" draw:text-style-name="P1" svg:width="2.899cm" svg:height="1.386cm" svg:x="69.642cm" svg:y="23.217cm" draw:caption-point-x="-0.351cm" draw:caption-point-y="0.309cm">
              <dc:creator>DM</dc:creator>
              <dc:date>2013-01-10T00:00:00</dc:date>
              <text:p text:style-name="P1"><text:span text:style-name="T1">Consignados el 03/01/13 desde Calarcá</text:span></text:p>
            </office:annotation>
            <text:p>$55.000,00</text:p>
          </table:table-cell>
          <table:table-cell table:style-name="ce33" office:value-type="currency" office:currency="COP" office:value="55000">
            <office:annotation draw:style-name="gr1" draw:text-style-name="P1" svg:width="2.899cm" svg:height="1.386cm" svg:x="71.707cm" svg:y="23.24cm" draw:caption-point-x="-0.343cm" draw:caption-point-y="0.286cm">
              <dc:creator>DM</dc:creator>
              <dc:date>2013-02-06T00:00:00</dc:date>
              <text:p text:style-name="P1"><text:span text:style-name="T1">Consignó el 04/02/13 desde Calarcá</text:span></text:p>
            </office:annotation>
            <text:p>$55.000,00</text:p>
          </table:table-cell>
          <table:table-cell table:style-name="ce33" office:value-type="currency" office:currency="COP" office:value="55000">
            <office:annotation draw:style-name="gr1" draw:text-style-name="P1" svg:width="2.899cm" svg:height="1.386cm" svg:x="73.772cm" svg:y="23.265cm" draw:caption-point-x="-0.336cm" draw:caption-point-y="0.261cm">
              <dc:creator>DM</dc:creator>
              <dc:date>2013-03-09T00:00:00</dc:date>
              <text:p text:style-name="P1"><text:span text:style-name="T1">Consignó desde Calarcá el 08/03/13</text:span></text:p>
            </office:annotation>
            <text:p>$55.000,00</text:p>
          </table:table-cell>
          <table:table-cell table:style-name="ce33" office:value-type="currency" office:currency="COP" office:value="55000">
            <office:annotation draw:style-name="gr1" draw:text-style-name="P1" svg:width="2.899cm" svg:height="1.386cm" svg:x="76.207cm" svg:y="23.337cm" draw:caption-point-x="-0.328cm" draw:caption-point-y="0.189cm">
              <dc:date>2013-05-15T00:00:00</dc:date>
              <text:p text:style-name="P1"><text:span text:style-name="T1">Consignó desde Calarcá el 15/05/13</text:span></text:p>
            </office:annotation>
            <text:p>$55.000,00</text:p>
          </table:table-cell>
          <table:table-cell table:style-name="ce33" office:value-type="currency" office:currency="COP" office:value="55000">
            <office:annotation draw:style-name="gr1" draw:text-style-name="P1" svg:width="2.899cm" svg:height="1.386cm" svg:x="78.642cm" svg:y="23.353cm" draw:caption-point-x="-0.32cm" draw:caption-point-y="0.173cm">
              <dc:creator>DM</dc:creator>
              <dc:date>2013-05-29T00:00:00</dc:date>
              <text:p text:style-name="P1"><text:span text:style-name="T1">Consignó desde Calarcá el 29/05/13</text:span></text:p>
            </office:annotation>
            <text:p>$55.000,00</text:p>
          </table:table-cell>
          <table:table-cell table:style-name="ce33" office:value-type="currency" office:currency="COP" office:value="55000">
            <office:annotation draw:style-name="gr1" draw:text-style-name="P1" svg:width="2.899cm" svg:height="1.386cm" svg:x="81.38cm" svg:y="23.353cm" draw:caption-point-x="-0.312cm" draw:caption-point-y="0.173cm">
              <dc:creator>DM</dc:creator>
              <dc:date>2013-05-29T00:00:00</dc:date>
              <text:p text:style-name="P1"><text:span text:style-name="T1">Consignó desde Calarcá el 29/05/13</text:span></text:p>
            </office:annotation>
            <text:p>$55.000,00</text:p>
          </table:table-cell>
          <table:table-cell table:style-name="ce33" office:value-type="currency" office:currency="COP" office:value="55000">
            <office:annotation draw:style-name="gr1" draw:text-style-name="P1" svg:width="2.899cm" svg:height="1.386cm" svg:x="84.12cm" svg:y="23.386cm" draw:caption-point-x="-0.305cm" draw:caption-point-y="0.14cm">
              <dc:creator>DM</dc:creator>
              <dc:date>2013-07-03T00:00:00</dc:date>
              <text:p text:style-name="P1"><text:span text:style-name="T1">Consignó desde Calarcá el 03/07/13</text:span></text:p>
            </office:annotation>
            <text:p>$55.000,00</text:p>
          </table:table-cell>
          <table:table-cell table:style-name="ce33" office:value-type="currency" office:currency="COP" office:value="55000">
            <office:annotation draw:style-name="gr1" draw:text-style-name="P1" svg:width="2.899cm" svg:height="1.386cm" svg:x="86.49cm" svg:y="22.582cm" draw:caption-point-x="-0.61cm" draw:caption-point-y="0.944cm">
              <dc:date>2013-08-02T00:00:00</dc:date>
              <text:p text:style-name="P1"><text:span text:style-name="T1">Consignó desde Calarcá el 02/08/13</text:span></text:p>
            </office:annotation>
            <text:p>$55.000,00</text:p>
          </table:table-cell>
          <table:table-cell table:style-name="ce37" office:value-type="currency" office:currency="COP" office:value="55000">
            <text:p>$55.000,00</text:p>
          </table:table-cell>
          <table:table-cell table:style-name="ce49"/>
          <table:table-cell table:style-name="ce29"/>
          <table:table-cell table:style-name="ce57" office:value-type="date" office:date-value="2013-09-09">
            <text:p>09/09/13</text:p>
          </table:table-cell>
          <table:table-cell table:style-name="ce23" office:value-type="string">
            <text:p>Llamada 18, no contesta</text:p>
          </table:table-cell>
          <table:table-cell table:style-name="ce22"/>
          <table:table-cell table:style-name="ce8"/>
          <table:table-cell table:style-name="ce29"/>
          <table:table-cell table:style-name="ce8"/>
          <table:table-cell table:number-columns-repeated="988"/>
        </table:table-row>
        <table:table-row table:style-name="ro2">
          <table:table-cell table:style-name="ce4" office:value-type="string">
            <text:p>C-0551</text:p>
          </table:table-cell>
          <table:table-cell table:style-name="ce5"/>
          <table:table-cell table:style-name="ce8" office:value-type="string">
            <text:p>John Fredy Tangarife Sánchez</text:p>
          </table:table-cell>
          <table:table-cell table:style-name="ce5" office:value-type="float" office:value="75069277">
            <text:p>75069277</text:p>
          </table:table-cell>
          <table:table-cell table:style-name="ce4"/>
          <table:table-cell table:style-name="ce8"/>
          <table:table-cell table:style-name="ce12"/>
          <table:table-cell table:style-name="ce8" office:value-type="string">
            <text:p>Calle 66A Nº 11-34 La Sultana</text:p>
          </table:table-cell>
          <table:table-cell/>
          <table:table-cell table:style-name="ce12" office:value-type="float" office:value="3127205990">
            <text:p>3127205990</text:p>
          </table:table-cell>
          <table:table-cell/>
          <table:table-cell table:style-name="ce8"/>
          <table:table-cell table:style-name="ce5" office:value-type="string">
            <text:p>UYA380</text:p>
          </table:table-cell>
          <table:table-cell table:style-name="ce22" office:value-type="date" office:date-value="2013-04-24">
            <text:p>24/04/13</text:p>
          </table:table-cell>
          <table:table-cell table:style-name="ce30"/>
          <table:table-cell table:style-name="ce29" office:value-type="currency" office:currency="COP" office:value="55000">
            <text:p>$55.000,00</text:p>
          </table:table-cell>
          <table:table-cell table:style-name="ce8"/>
          <table:table-cell/>
          <table:table-cell table:style-name="ce8"/>
          <table:table-cell table:style-name="ce5"/>
          <table:table-cell table:style-name="ce12"/>
          <table:table-cell table:style-name="ce8"/>
          <table:table-cell table:style-name="ce33" office:value-type="currency" office:currency="COP" office:value="13000">
            <office:annotation draw:style-name="gr1" draw:text-style-name="P1" svg:width="2.899cm" svg:height="0.596cm" svg:x="76.207cm" svg:y="23.804cm" draw:caption-point-x="-0.328cm" draw:caption-point-y="0.175cm">
              <dc:creator>DM</dc:creator>
              <dc:date>2013-04-24T00:00:00</dc:date>
              <text:p text:style-name="P1"><text:span text:style-name="T1">Pagó el 24/04/13</text:span></text:p>
            </office:annotation>
            <text:p>$13.000,00</text:p>
          </table:table-cell>
          <table:table-cell table:style-name="ce33" office:value-type="currency" office:currency="COP" office:value="55000">
            <office:annotation draw:style-name="gr1" draw:text-style-name="P1" svg:width="2.899cm" svg:height="0.596cm" svg:x="78.642cm" svg:y="23.652cm" draw:caption-point-x="-0.32cm" draw:caption-point-y="0.327cm">
              <dc:date>2013-07-11T00:00:00</dc:date>
              <text:p text:style-name="P1"><text:span text:style-name="T1">Pagó el 11/07/13</text:span></text:p>
            </office:annotation>
            <text:p>$55.000,00</text:p>
          </table:table-cell>
          <table:table-cell table:style-name="ce33" office:value-type="currency" office:currency="COP" office:value="55000">
            <office:annotation draw:style-name="gr1" draw:text-style-name="P1" svg:width="2.899cm" svg:height="0.596cm" svg:x="81.38cm" svg:y="23.652cm" draw:caption-point-x="-0.312cm" draw:caption-point-y="0.327cm">
              <dc:date>2013-07-11T00:00:00</dc:date>
              <text:p text:style-name="P1"><text:span text:style-name="T1">Pagó el 11/07/13</text:span></text:p>
            </office:annotation>
            <text:p>$55.000,00</text:p>
          </table:table-cell>
          <table:table-cell table:style-name="ce33" office:value-type="currency" office:currency="COP" office:value="55000">
            <office:annotation draw:style-name="gr1" draw:text-style-name="P1" svg:width="2.899cm" svg:height="0.596cm" svg:x="84.12cm" svg:y="23.652cm" draw:caption-point-x="-0.305cm" draw:caption-point-y="0.327cm">
              <dc:date>2013-07-11T00:00:00</dc:date>
              <text:p text:style-name="P1"><text:span text:style-name="T1">Pagó el 11/07/13</text:span></text:p>
            </office:annotation>
            <text:p>$55.000,00</text:p>
          </table:table-cell>
          <table:table-cell table:number-columns-repeated="2" table:style-name="ce37" office:value-type="currency" office:currency="COP" office:value="55000">
            <text:p>$55.000,00</text:p>
          </table:table-cell>
          <table:table-cell table:style-name="ce8"/>
          <table:table-cell table:style-name="ce29"/>
          <table:table-cell table:style-name="ce57" office:value-type="date" office:date-value="2013-08-09">
            <text:p>09/08/13</text:p>
          </table:table-cell>
          <table:table-cell table:style-name="ce57" office:value-type="date" office:date-value="2013-08-27">
            <text:p>27/08/13</text:p>
          </table:table-cell>
          <table:table-cell table:style-name="ce22"/>
          <table:table-cell table:style-name="ce57" office:value-type="date" office:date-value="2013-09-09">
            <text:p>09/09/13</text:p>
          </table:table-cell>
          <table:table-cell table:style-name="ce22"/>
          <table:table-cell table:style-name="ce8" table:number-columns-repeated="2"/>
          <table:table-cell table:style-name="ce22" table:number-columns-repeated="2"/>
          <table:table-cell/>
          <table:table-cell table:style-name="ce29" table:number-columns-repeated="2"/>
          <table:table-cell table:style-name="ce8" table:number-columns-repeated="982"/>
        </table:table-row>
        <table:table-row table:style-name="ro2">
          <table:table-cell table:style-name="ce4" office:value-type="string">
            <text:p>C-0552</text:p>
          </table:table-cell>
          <table:table-cell/>
          <table:table-cell table:style-name="ce8" office:value-type="string">
            <text:p>Albeiro Castellanos Jiménez</text:p>
          </table:table-cell>
          <table:table-cell table:style-name="ce5" office:value-type="float" office:value="10267212">
            <text:p>10267212</text:p>
          </table:table-cell>
          <table:table-cell table:number-columns-repeated="3"/>
          <table:table-cell table:style-name="ce8" office:value-type="string">
            <text:p>Calle 69A Nº 40A-15 Aranjuez</text:p>
          </table:table-cell>
          <table:table-cell table:style-name="ce12" office:value-type="float" office:value="8784638">
            <text:p>8784638</text:p>
          </table:table-cell>
          <table:table-cell table:style-name="ce12" office:value-type="float" office:value="3105927533">
            <text:p>3105927533</text:p>
          </table:table-cell>
          <table:table-cell/>
          <table:table-cell table:style-name="ce22"/>
          <table:table-cell table:style-name="ce5" office:value-type="string">
            <text:p>TKF528</text:p>
          </table:table-cell>
          <table:table-cell table:style-name="ce22" office:value-type="date" office:date-value="2013-04-29">
            <text:p>29/04/13</text:p>
          </table:table-cell>
          <table:table-cell table:style-name="ce5"/>
          <table:table-cell table:style-name="ce29" office:value-type="currency" office:currency="COP" office:value="55000">
            <text:p>$55.000,00</text:p>
          </table:table-cell>
          <table:table-cell table:style-name="ce34" table:number-columns-repeated="6"/>
          <table:table-cell table:style-name="ce42" office:value-type="currency" office:currency="COP" office:value="4000">
            <office:annotation draw:style-name="gr1" draw:text-style-name="P1" svg:width="2.899cm" svg:height="0.596cm" svg:x="76.207cm" svg:y="24.267cm" draw:caption-point-x="-0.328cm" draw:caption-point-y="0.165cm">
              <dc:creator>DM</dc:creator>
              <dc:date>2013-05-02T00:00:00</dc:date>
              <text:p text:style-name="P1"><text:span text:style-name="T1">Pagó el 29/04/13</text:span></text:p>
            </office:annotation>
            <text:p>$4.000,00</text:p>
          </table:table-cell>
          <table:table-cell table:style-name="ce33" office:value-type="currency" office:currency="COP" office:value="55000">
            <office:annotation draw:style-name="gr1" draw:text-style-name="P1" svg:width="2.899cm" svg:height="0.596cm" svg:x="78.642cm" svg:y="24.272cm" draw:caption-point-x="-0.32cm" draw:caption-point-y="0.16cm">
              <dc:creator>DM</dc:creator>
              <dc:date>2013-05-07T00:00:00</dc:date>
              <text:p text:style-name="P1"><text:span text:style-name="T1">Pagó el 07/05/13</text:span></text:p>
            </office:annotation>
            <text:p>$55.000,00</text:p>
          </table:table-cell>
          <table:table-cell table:style-name="ce33" office:value-type="currency" office:currency="COP" office:value="55000">
            <office:annotation draw:style-name="gr1" draw:text-style-name="P1" svg:width="2.899cm" svg:height="0.596cm" svg:x="81.678cm" svg:y="23.168cm" draw:caption-point-x="-0.61cm" draw:caption-point-y="1.264cm">
              <dc:date>2013-09-12T00:00:00</dc:date>
              <text:p text:style-name="P1"><text:span text:style-name="T1">Pagó el 12/09/13</text:span></text:p>
            </office:annotation>
            <text:p>$55.000,00</text:p>
          </table:table-cell>
          <table:table-cell table:style-name="ce33" office:value-type="currency" office:currency="COP" office:value="55000">
            <office:annotation draw:style-name="gr1" draw:text-style-name="P1" svg:width="2.899cm" svg:height="0.596cm" svg:x="84.425cm" svg:y="23.168cm" draw:caption-point-x="-0.61cm" draw:caption-point-y="1.264cm">
              <dc:date>2013-09-12T00:00:00</dc:date>
              <text:p text:style-name="P1"><text:span text:style-name="T2">Pagó el 12/09/13</text:span></text:p>
            </office:annotation>
            <text:p>$55.000,00</text:p>
          </table:table-cell>
          <table:table-cell table:number-columns-repeated="2" table:style-name="ce37" office:value-type="currency" office:currency="COP" office:value="55000">
            <text:p>$55.000,00</text:p>
          </table:table-cell>
          <table:table-cell table:style-name="ce58"/>
          <table:table-cell table:style-name="ce29"/>
          <table:table-cell table:style-name="ce22" table:number-columns-repeated="5"/>
          <table:table-cell table:style-name="ce8" table:number-columns-repeated="2"/>
          <table:table-cell table:style-name="ce22" table:number-columns-repeated="2"/>
          <table:table-cell table:style-name="ce8" table:number-columns-repeated="4"/>
          <table:table-cell table:style-name="ce22"/>
          <table:table-cell table:style-name="ce8" table:number-columns-repeated="2"/>
          <table:table-cell table:style-name="ce22"/>
          <table:table-cell table:style-name="ce8"/>
          <table:table-cell table:style-name="ce22"/>
          <table:table-cell table:number-columns-repeated="975"/>
        </table:table-row>
        <table:table-row table:style-name="ro2">
          <table:table-cell table:style-name="ce4" office:value-type="string">
            <text:p>C-0553</text:p>
          </table:table-cell>
          <table:table-cell table:style-name="ce4"/>
          <table:table-cell table:style-name="ce8" office:value-type="string">
            <text:p>Claudia Patricia García Bueno</text:p>
          </table:table-cell>
          <table:table-cell table:style-name="ce5" office:value-type="float" office:value="30338960">
            <text:p>30338960</text:p>
          </table:table-cell>
          <table:table-cell table:number-columns-repeated="3"/>
          <table:table-cell table:style-name="ce8" office:value-type="string">
            <text:p>Cra. 31A Nº 50A-41 Eucaliptus</text:p>
          </table:table-cell>
          <table:table-cell table:style-name="ce12" office:value-type="float" office:value="8885527">
            <text:p>8885527</text:p>
          </table:table-cell>
          <table:table-cell table:style-name="ce12" office:value-type="float" office:value="3122801829">
            <text:p>3122801829</text:p>
          </table:table-cell>
          <table:table-cell/>
          <table:table-cell table:style-name="ce8" office:value-type="string">
            <text:p><text:a xlink:href="mailto:tagar28@hotmail.com" xlink:type="simple">tagar28@hotmail.com</text:a></text:p>
          </table:table-cell>
          <table:table-cell table:style-name="ce5" office:value-type="string">
            <text:p>VMJ809</text:p>
          </table:table-cell>
          <table:table-cell table:style-name="ce22" office:value-type="date" office:date-value="2013-05-07">
            <text:p>07/05/13</text:p>
          </table:table-cell>
          <table:table-cell table:style-name="ce29"/>
          <table:table-cell table:style-name="ce29" office:value-type="currency" office:currency="COP" office:value="55000">
            <text:p>$55.000,00</text:p>
          </table:table-cell>
          <table:table-cell table:style-name="ce35"/>
          <table:table-cell table:style-name="ce29"/>
          <table:table-cell table:style-name="ce8"/>
          <table:table-cell table:style-name="ce34" table:number-columns-repeated="3"/>
          <table:table-cell table:style-name="ce30"/>
          <table:table-cell table:style-name="ce33" office:value-type="currency" office:currency="COP" office:value="32000">
            <office:annotation draw:style-name="gr1" draw:text-style-name="P1" svg:width="2.899cm" svg:height="0.596cm" svg:x="78.642cm" svg:y="24.726cm" draw:caption-point-x="-0.32cm" draw:caption-point-y="0.16cm">
              <dc:creator>DM</dc:creator>
              <dc:date>2013-05-03T00:00:00</dc:date>
              <text:p text:style-name="P1"><text:span text:style-name="T1">Pagó el 03/05/13</text:span></text:p>
            </office:annotation>
            <text:p>$32.000,00</text:p>
          </table:table-cell>
          <table:table-cell table:style-name="ce33" office:value-type="currency" office:currency="COP" office:value="55000">
            <office:annotation draw:style-name="gr1" draw:text-style-name="P1" svg:width="2.899cm" svg:height="0.596cm" svg:x="81.38cm" svg:y="24.77cm" draw:caption-point-x="-0.312cm" draw:caption-point-y="0.116cm">
              <dc:creator>DM</dc:creator>
              <dc:date>2013-06-13T00:00:00</dc:date>
              <text:p text:style-name="P1"><text:span text:style-name="T1">Pagó el 13/06/13</text:span></text:p>
            </office:annotation>
            <text:p>$55.000,00</text:p>
          </table:table-cell>
          <table:table-cell table:style-name="ce33" office:value-type="currency" office:currency="COP" office:value="55000">
            <office:annotation draw:style-name="gr1" draw:text-style-name="P1" svg:width="2.899cm" svg:height="0.596cm" svg:x="84.12cm" svg:y="24.77cm" draw:caption-point-x="-0.305cm" draw:caption-point-y="0.116cm">
              <dc:creator>DM</dc:creator>
              <dc:date>2013-06-13T00:00:00</dc:date>
              <text:p text:style-name="P1"><text:span text:style-name="T1">Pagó el 13/06/13</text:span></text:p>
            </office:annotation>
            <text:p>$55.000,00</text:p>
          </table:table-cell>
          <table:table-cell table:style-name="ce33" office:value-type="currency" office:currency="COP" office:value="55000">
            <office:annotation draw:style-name="gr1" draw:text-style-name="P1" svg:width="2.899cm" svg:height="0.596cm" svg:x="86.49cm" svg:y="23.755cm" draw:caption-point-x="-0.61cm" draw:caption-point-y="1.131cm">
              <dc:date>2013-08-20T00:00:00</dc:date>
              <text:p text:style-name="P1"><text:span text:style-name="T1">Pagó el 20/08/13</text:span></text:p>
            </office:annotation>
            <text:p>$55.000,00</text:p>
          </table:table-cell>
          <table:table-cell table:style-name="ce33" office:value-type="currency" office:currency="COP" office:value="55000">
            <office:annotation draw:style-name="gr1" draw:text-style-name="P1" svg:width="2.899cm" svg:height="0.596cm" svg:x="88.861cm" svg:y="23.376cm" draw:caption-point-x="-0.61cm" draw:caption-point-y="1.51cm">
              <dc:date>2013-09-26T00:00:00</dc:date>
              <text:p text:style-name="P1"><text:span text:style-name="T1">Pagó el 26/09/13</text:span></text:p>
            </office:annotation>
            <text:p>$55.000,00</text:p>
          </table:table-cell>
          <table:table-cell table:number-columns-repeated="2"/>
          <table:table-cell table:style-name="ce22" table:number-columns-repeated="3"/>
          <table:table-cell table:number-columns-repeated="991"/>
        </table:table-row>
        <table:table-row table:style-name="ro2">
          <table:table-cell table:style-name="ce4" office:value-type="string">
            <text:p>C-0554</text:p>
          </table:table-cell>
          <table:table-cell table:style-name="ce5"/>
          <table:table-cell table:style-name="ce8" office:value-type="string">
            <text:p>Sigifredo Garzón Obando</text:p>
          </table:table-cell>
          <table:table-cell table:style-name="ce5" office:value-type="float" office:value="94151538">
            <text:p>94151538</text:p>
          </table:table-cell>
          <table:table-cell table:style-name="ce5"/>
          <table:table-cell table:style-name="ce8" table:number-columns-repeated="2"/>
          <table:table-cell table:style-name="ce8" office:value-type="string">
            <text:p>Cra. 57 Nº 11A-50 Santa Anita</text:p>
          </table:table-cell>
          <table:table-cell/>
          <table:table-cell table:style-name="ce12" office:value-type="float" office:value="3103514676">
            <text:p>3103514676</text:p>
          </table:table-cell>
          <table:table-cell/>
          <table:table-cell table:style-name="ce8" office:value-type="string">
            <text:p><text:a xlink:href="mailto:wilmargarzon21@hotmail.com" xlink:type="simple">wilmargarzon21@hotmail.com</text:a></text:p>
          </table:table-cell>
          <table:table-cell table:style-name="ce5" office:value-type="string">
            <text:p>VJF552</text:p>
          </table:table-cell>
          <table:table-cell table:style-name="ce22" office:value-type="date" office:date-value="2013-05-07">
            <text:p>07/05/13</text:p>
          </table:table-cell>
          <table:table-cell table:style-name="ce8"/>
          <table:table-cell table:style-name="ce29" office:value-type="currency" office:currency="COP" office:value="55000">
            <text:p>$55.000,00</text:p>
          </table:table-cell>
          <table:table-cell/>
          <table:table-cell table:style-name="ce22"/>
          <table:table-cell table:style-name="ce8"/>
          <table:table-cell table:style-name="ce5"/>
          <table:table-cell table:style-name="ce12"/>
          <table:table-cell table:style-name="ce22"/>
          <table:table-cell table:style-name="ce8"/>
          <table:table-cell table:style-name="ce33" office:value-type="currency" office:currency="COP" office:value="46000">
            <office:annotation draw:style-name="gr1" draw:text-style-name="P1" svg:width="2.899cm" svg:height="0.991cm" svg:x="78.642cm" svg:y="24.763cm" draw:caption-point-x="-0.32cm" draw:caption-point-y="0.576cm">
              <dc:date>2013-07-23T00:00:00</dc:date>
              <text:p text:style-name="P1"><text:span text:style-name="T1">Consignó desde Cali el 23/07/13</text:span></text:p>
            </office:annotation>
            <text:p>$46.000,00</text:p>
          </table:table-cell>
          <table:table-cell table:style-name="ce33" office:value-type="currency" office:currency="COP" office:value="55000">
            <office:annotation draw:style-name="gr1" draw:text-style-name="P1" svg:width="2.899cm" svg:height="0.991cm" svg:x="81.38cm" svg:y="24.763cm" draw:caption-point-x="-0.312cm" draw:caption-point-y="0.576cm">
              <dc:date>2013-07-23T00:00:00</dc:date>
              <text:p text:style-name="P1"><text:span text:style-name="T1">Consignó desde Cali el 23/07/13</text:span></text:p>
            </office:annotation>
            <text:p>$55.000,00</text:p>
          </table:table-cell>
          <table:table-cell table:style-name="ce33" office:value-type="currency" office:currency="COP" office:value="55000">
            <office:annotation draw:style-name="gr1" draw:text-style-name="P1" svg:width="2.899cm" svg:height="0.991cm" svg:x="84.12cm" svg:y="24.763cm" draw:caption-point-x="-0.305cm" draw:caption-point-y="0.576cm">
              <dc:date>2013-07-23T00:00:00</dc:date>
              <text:p text:style-name="P1"><text:span text:style-name="T1">Consignó desde Cali el 23/07/13</text:span></text:p>
            </office:annotation>
            <text:p>$55.000,00</text:p>
          </table:table-cell>
          <table:table-cell table:number-columns-repeated="2" table:style-name="ce37" office:value-type="currency" office:currency="COP" office:value="55000">
            <text:p>$55.000,00</text:p>
          </table:table-cell>
          <table:table-cell table:style-name="ce56" office:value-type="string">
            <text:p>Cancela el 19 de septiembre</text:p>
          </table:table-cell>
          <table:table-cell table:style-name="ce5"/>
          <table:table-cell table:style-name="ce57" office:value-type="date" office:date-value="2013-08-09">
            <text:p>09/08/13</text:p>
          </table:table-cell>
          <table:table-cell table:style-name="ce61" office:value-type="string">
            <text:p>Llamada 21</text:p>
          </table:table-cell>
          <table:table-cell table:style-name="ce57" office:value-type="date" office:date-value="2013-08-27">
            <text:p>27/08/13</text:p>
          </table:table-cell>
          <table:table-cell table:style-name="ce8"/>
          <table:table-cell table:style-name="ce57" office:value-type="date" office:date-value="2013-09-09">
            <text:p>09/09/13</text:p>
          </table:table-cell>
          <table:table-cell table:style-name="ce61" office:value-type="string">
            <text:p>Llamada 18</text:p>
          </table:table-cell>
          <table:table-cell table:style-name="ce8"/>
          <table:table-cell table:style-name="ce22"/>
          <table:table-cell table:style-name="ce8" table:number-columns-repeated="2"/>
          <table:table-cell table:style-name="ce30"/>
          <table:table-cell table:style-name="ce13"/>
          <table:table-cell table:style-name="ce8"/>
          <table:table-cell table:style-name="ce29"/>
          <table:table-cell table:style-name="ce8"/>
          <table:table-cell table:style-name="ce29"/>
          <table:table-cell table:style-name="ce8" table:number-columns-repeated="978"/>
        </table:table-row>
        <table:table-row table:style-name="ro2">
          <table:table-cell table:style-name="ce3" office:value-type="string">
            <text:p>C-0555</text:p>
          </table:table-cell>
          <table:table-cell table:style-name="ce6"/>
          <table:table-cell table:style-name="ce6" office:value-type="string">
            <text:p>Albeiro Castellanos Jiménez</text:p>
          </table:table-cell>
          <table:table-cell table:style-name="ce14" office:value-type="float" office:value="10267212">
            <text:p>10267212</text:p>
          </table:table-cell>
          <table:table-cell table:style-name="ce6" table:number-columns-repeated="3"/>
          <table:table-cell table:style-name="ce6" office:value-type="string">
            <text:p>Calle 69A Nº 40A-15 Aranjuez</text:p>
          </table:table-cell>
          <table:table-cell table:style-name="ce17" office:value-type="float" office:value="8784638">
            <text:p>8784638</text:p>
          </table:table-cell>
          <table:table-cell table:style-name="ce17" office:value-type="float" office:value="3105927533">
            <text:p>3105927533</text:p>
          </table:table-cell>
          <table:table-cell table:style-name="ce6" table:number-columns-repeated="2"/>
          <table:table-cell table:style-name="ce14" office:value-type="string">
            <text:p>SQA151</text:p>
          </table:table-cell>
          <table:table-cell table:style-name="ce26" office:value-type="date" office:date-value="2013-05-07">
            <text:p>07/05/13</text:p>
          </table:table-cell>
          <table:table-cell table:style-name="ce6"/>
          <table:table-cell table:style-name="ce31" office:value-type="currency" office:currency="COP" office:value="55000">
            <text:p>$55.000,00</text:p>
          </table:table-cell>
          <table:table-cell table:style-name="ce6" table:number-columns-repeated="7"/>
          <table:table-cell table:style-name="ce31" office:value-type="currency" office:currency="COP" office:value="46000">
            <office:annotation draw:style-name="gr1" draw:text-style-name="P1" svg:width="2.899cm" svg:height="0.596cm" svg:x="78.642cm" svg:y="25.793cm" draw:caption-point-x="-0.32cm" draw:caption-point-y="-0.001cm">
              <dc:date>2013-05-09T00:00:00</dc:date>
              <text:p text:style-name="P1"><text:span text:style-name="T1">Pagó el 07/05/13</text:span></text:p>
            </office:annotation>
            <text:p>$46.000,00</text:p>
          </table:table-cell>
          <table:table-cell table:style-name="ce31" table:number-columns-repeated="4"/>
          <table:table-cell table:style-name="ce6" table:number-columns-repeated="2"/>
          <table:table-cell table:style-name="ce26" office:value-type="date" office:date-value="2013-06-01">
            <text:p>01/06/13</text:p>
          </table:table-cell>
          <table:table-cell table:style-name="ce6" table:number-columns-repeated="993"/>
        </table:table-row>
        <table:table-row table:style-name="ro2">
          <table:table-cell table:style-name="ce4" office:value-type="string">
            <text:p>C-0556</text:p>
          </table:table-cell>
          <table:table-cell table:style-name="ce5"/>
          <table:table-cell table:style-name="ce8" office:value-type="string">
            <text:p>Omar Augusto Ocampo Murcia</text:p>
          </table:table-cell>
          <table:table-cell table:style-name="ce5" office:value-type="float" office:value="75103108">
            <text:p>75103108</text:p>
          </table:table-cell>
          <table:table-cell table:style-name="ce4"/>
          <table:table-cell table:style-name="ce8" table:number-columns-repeated="2"/>
          <table:table-cell table:style-name="ce8" office:value-type="string">
            <text:p>Cra. 13A Nº 6-22</text:p>
          </table:table-cell>
          <table:table-cell/>
          <table:table-cell table:style-name="ce12" office:value-type="float" office:value="3117053814">
            <text:p>3117053814</text:p>
          </table:table-cell>
          <table:table-cell/>
          <table:table-cell table:style-name="ce8" office:value-type="string">
            <text:p><text:a xlink:href="mailto:oca.248@hotmail.com" xlink:type="simple">oca.248@hotmail.com</text:a></text:p>
          </table:table-cell>
          <table:table-cell table:style-name="ce5" office:value-type="string">
            <text:p>TBA997</text:p>
          </table:table-cell>
          <table:table-cell table:style-name="ce21" office:value-type="date" office:date-value="2013-05-23">
            <text:p>23/05/13</text:p>
          </table:table-cell>
          <table:table-cell table:style-name="ce8"/>
          <table:table-cell table:style-name="ce29" office:value-type="currency" office:currency="COP" office:value="55000">
            <text:p>$55.000,00</text:p>
          </table:table-cell>
          <table:table-cell/>
          <table:table-cell table:style-name="ce22"/>
          <table:table-cell table:style-name="ce8"/>
          <table:table-cell table:style-name="ce5"/>
          <table:table-cell table:style-name="ce12"/>
          <table:table-cell table:style-name="ce22"/>
          <table:table-cell table:style-name="ce8"/>
          <table:table-cell table:style-name="ce33" office:value-type="currency" office:currency="COP" office:value="16500">
            <office:annotation draw:style-name="gr1" draw:text-style-name="P1" svg:width="2.899cm" svg:height="0.596cm" svg:x="78.642cm" svg:y="26.25cm" draw:caption-point-x="-0.32cm" draw:caption-point-y="-0.004cm">
              <dc:creator>DM</dc:creator>
              <dc:date>2013-05-23T00:00:00</dc:date>
              <text:p text:style-name="P1"><text:span text:style-name="T1">Pagó el 23/05/13</text:span></text:p>
            </office:annotation>
            <text:p>$16.500,00</text:p>
          </table:table-cell>
          <table:table-cell table:number-columns-repeated="4" table:style-name="ce37" office:value-type="currency" office:currency="COP" office:value="55000">
            <text:p>$55.000,00</text:p>
          </table:table-cell>
          <table:table-cell table:style-name="ce59" office:value-type="string">
            <text:p>viene el 16 de sep. En la tarde</text:p>
          </table:table-cell>
          <table:table-cell table:style-name="ce5"/>
          <table:table-cell table:style-name="ce63" office:value-type="date" office:date-value="2013-06-27">
            <text:p>27/06/13</text:p>
          </table:table-cell>
          <table:table-cell table:style-name="ce61" office:value-type="string">
            <text:p>Llamada 29</text:p>
          </table:table-cell>
          <table:table-cell table:style-name="ce64"/>
          <table:table-cell table:style-name="ce23" office:value-type="string">
            <text:p>Llamada 6, no contesta</text:p>
          </table:table-cell>
          <table:table-cell table:style-name="ce63" office:value-type="date" office:date-value="2013-07-10">
            <text:p>10/07/13</text:p>
          </table:table-cell>
          <table:table-cell table:style-name="ce61" office:value-type="string">
            <text:p>Llamada 17</text:p>
          </table:table-cell>
          <table:table-cell table:style-name="ce23" office:value-type="string">
            <text:p>Llamada 24, no contesta</text:p>
          </table:table-cell>
          <table:table-cell table:style-name="ce23" office:value-type="string">
            <text:p>Llamada 25, no contesta</text:p>
          </table:table-cell>
          <table:table-cell table:style-name="ce23" office:value-type="string">
            <text:p>Llamada 26, no contesta</text:p>
          </table:table-cell>
          <table:table-cell table:style-name="ce23" office:value-type="string">
            <text:p>Llamada 27, no contesta</text:p>
          </table:table-cell>
          <table:table-cell table:style-name="ce61" office:value-type="string">
            <text:p>Llamada 21</text:p>
          </table:table-cell>
          <table:table-cell table:style-name="ce57" office:value-type="date" office:date-value="2013-08-27">
            <text:p>27/08/13</text:p>
          </table:table-cell>
          <table:table-cell table:style-name="ce13"/>
          <table:table-cell table:style-name="ce57" office:value-type="date" office:date-value="2013-09-09">
            <text:p>09/09/13</text:p>
          </table:table-cell>
          <table:table-cell table:style-name="ce61" office:value-type="string">
            <text:p>Llamada 16</text:p>
          </table:table-cell>
          <table:table-cell table:style-name="ce8" table:number-columns-repeated="3"/>
          <table:table-cell table:number-columns-repeated="976"/>
        </table:table-row>
        <table:table-row table:style-name="ro2">
          <table:table-cell table:style-name="ce4" office:value-type="string">
            <text:p>C-0557</text:p>
          </table:table-cell>
          <table:table-cell/>
          <table:table-cell table:style-name="ce12" office:value-type="string">
            <text:p>Hernán Ocampo Mejía</text:p>
          </table:table-cell>
          <table:table-cell table:style-name="ce5" office:value-type="float" office:value="10225899">
            <text:p>10225899</text:p>
          </table:table-cell>
          <table:table-cell/>
          <table:table-cell table:style-name="ce8"/>
          <table:table-cell/>
          <table:table-cell table:style-name="ce8" office:value-type="string">
            <text:p>Cra. 31 Nº 93-09 San Marcel Casa 12A</text:p>
          </table:table-cell>
          <table:table-cell table:style-name="ce12" office:value-type="float" office:value="8910677">
            <text:p>8910677</text:p>
          </table:table-cell>
          <table:table-cell table:style-name="ce12" office:value-type="float" office:value="3122048752">
            <text:p>3122048752</text:p>
          </table:table-cell>
          <table:table-cell/>
          <table:table-cell table:style-name="ce8" office:value-type="string">
            <text:p><text:a xlink:href="mailto:sergioocampohoyos@hotmail.com" xlink:type="simple">sergioocampohoyos@hotmail.com</text:a></text:p>
          </table:table-cell>
          <table:table-cell table:style-name="ce5" office:value-type="string">
            <text:p>WBG321</text:p>
          </table:table-cell>
          <table:table-cell table:style-name="ce21" office:value-type="date" office:date-value="2013-05-29">
            <text:p>29/05/13</text:p>
          </table:table-cell>
          <table:table-cell table:style-name="ce8"/>
          <table:table-cell table:style-name="ce29" office:value-type="currency" office:currency="COP" office:value="55000">
            <text:p>$55.000,00</text:p>
          </table:table-cell>
          <table:table-cell/>
          <table:table-cell table:style-name="ce22"/>
          <table:table-cell table:style-name="ce8"/>
          <table:table-cell table:style-name="ce5"/>
          <table:table-cell table:style-name="ce12"/>
          <table:table-cell table:style-name="ce22"/>
          <table:table-cell table:style-name="ce8"/>
          <table:table-cell table:style-name="ce37" office:value-type="currency" office:currency="COP" office:value="16500">
            <text:p>$16.500,00</text:p>
          </table:table-cell>
          <table:table-cell table:number-columns-repeated="4" table:style-name="ce37" office:value-type="currency" office:currency="COP" office:value="55000">
            <text:p>$55.000,00</text:p>
          </table:table-cell>
          <table:table-cell table:style-name="ce59" office:value-type="string">
            <text:p>Viene a la oficina el 12 de septiembre</text:p>
          </table:table-cell>
          <table:table-cell table:style-name="ce29" office:value-type="string">
            <text:p>SUSPENDIDO</text:p>
          </table:table-cell>
          <table:table-cell table:style-name="ce57" office:value-type="date" office:date-value="2013-06-18">
            <text:p>18/06/13</text:p>
          </table:table-cell>
          <table:table-cell table:style-name="ce61" office:value-type="string">
            <text:p>Llamada 29</text:p>
          </table:table-cell>
          <table:table-cell table:style-name="ce64"/>
          <table:table-cell table:style-name="ce57" office:value-type="date" office:date-value="2013-07-02">
            <text:p>02/07/13</text:p>
          </table:table-cell>
          <table:table-cell table:style-name="ce63" office:value-type="date" office:date-value="2013-07-10">
            <text:p>10/07/13</text:p>
          </table:table-cell>
          <table:table-cell table:style-name="ce61" office:value-type="string">
            <text:p>Llamada 24</text:p>
          </table:table-cell>
          <table:table-cell table:style-name="ce61" office:value-type="string">
            <text:p>Llamada 27</text:p>
          </table:table-cell>
          <table:table-cell table:style-name="ce8"/>
          <table:table-cell table:style-name="ce57" office:value-type="date" office:date-value="2013-08-09">
            <text:p>09/08/13</text:p>
          </table:table-cell>
          <table:table-cell table:style-name="ce23" office:value-type="string">
            <text:p>Llamada 10, lo tiene fuera de servicio</text:p>
          </table:table-cell>
          <table:table-cell table:style-name="ce61" office:value-type="string">
            <text:p>Llamada 21</text:p>
          </table:table-cell>
          <table:table-cell table:style-name="ce57" office:value-type="date" office:date-value="2013-08-27">
            <text:p>27/08/13</text:p>
          </table:table-cell>
          <table:table-cell table:style-name="ce61" office:value-type="string">
            <text:p>Llamada 31</text:p>
          </table:table-cell>
          <table:table-cell table:style-name="ce29"/>
          <table:table-cell table:style-name="ce57" office:value-type="date" office:date-value="2013-09-09">
            <text:p>09/09/13</text:p>
          </table:table-cell>
          <table:table-cell table:style-name="ce61" office:value-type="string">
            <text:p>Llamada 21</text:p>
          </table:table-cell>
          <table:table-cell table:style-name="ce8" office:value-type="string">
            <text:p>Colgó</text:p>
          </table:table-cell>
          <table:table-cell table:style-name="ce62" office:value-type="date" office:date-value="2013-09-21">
            <text:p>21/09/13</text:p>
          </table:table-cell>
          <table:table-cell table:number-columns-repeated="976"/>
        </table:table-row>
        <table:table-row table:style-name="ro3">
          <table:table-cell table:style-name="ce4" office:value-type="string">
            <text:p>C-0558</text:p>
          </table:table-cell>
          <table:table-cell/>
          <table:table-cell table:style-name="ce12" office:value-type="string">
            <text:p>Julián Antonio Cadavid Uribe</text:p>
          </table:table-cell>
          <table:table-cell table:style-name="ce5" office:value-type="float" office:value="10240279">
            <text:p>10240279</text:p>
          </table:table-cell>
          <table:table-cell table:number-columns-repeated="3"/>
          <table:table-cell table:style-name="ce8" office:value-type="string">
            <text:p>Transversal 72 Nº 19-48 Alta Suiza</text:p>
          </table:table-cell>
          <table:table-cell table:style-name="ce8"/>
          <table:table-cell table:style-name="ce12" office:value-type="float" office:value="3206939006">
            <text:p>3206939006</text:p>
          </table:table-cell>
          <table:table-cell/>
          <table:table-cell table:style-name="ce8" office:value-type="string">
            <text:p><text:a xlink:href="mailto:pelusacadavid@gmail.com" xlink:type="simple">pelusacadavid@gmail.com</text:a></text:p>
          </table:table-cell>
          <table:table-cell table:style-name="ce5" office:value-type="string">
            <text:p>VIK169</text:p>
          </table:table-cell>
          <table:table-cell table:style-name="ce22" office:value-type="date" office:date-value="2013-05-30">
            <text:p>30/05/13</text:p>
          </table:table-cell>
          <table:table-cell table:style-name="ce29"/>
          <table:table-cell table:style-name="ce29" office:value-type="currency" office:currency="COP" office:value="55000">
            <text:p>$55.000,00</text:p>
          </table:table-cell>
          <table:table-cell table:style-name="ce22"/>
          <table:table-cell table:style-name="ce29"/>
          <table:table-cell table:style-name="ce22"/>
          <table:table-cell table:style-name="ce29"/>
          <table:table-cell table:style-name="ce22"/>
          <table:table-cell table:style-name="ce29"/>
          <table:table-cell table:style-name="ce22"/>
          <table:table-cell table:style-name="ce29"/>
          <table:table-cell table:style-name="ce33" office:value-type="string">
            <text:p>GRATIS</text:p>
          </table:table-cell>
          <table:table-cell table:style-name="ce33" office:value-type="currency" office:currency="COP" office:value="55000">
            <office:annotation draw:style-name="gr1" draw:text-style-name="P1" svg:width="2.899cm" svg:height="0.596cm" svg:x="84.12cm" svg:y="27.378cm" draw:caption-point-x="-0.305cm" draw:caption-point-y="-0.226cm">
              <dc:creator>DM</dc:creator>
              <dc:date>2013-06-01T00:00:00</dc:date>
              <text:p text:style-name="P1"><text:span text:style-name="T1">Pagó el 30/05/13</text:span></text:p>
            </office:annotation>
            <text:p>$55.000,00</text:p>
          </table:table-cell>
          <table:table-cell table:number-columns-repeated="2" table:style-name="ce37" office:value-type="currency" office:currency="COP" office:value="55000">
            <text:p>$55.000,00</text:p>
          </table:table-cell>
          <table:table-cell table:number-columns-repeated="996"/>
        </table:table-row>
        <table:table-row table:style-name="ro3">
          <table:table-cell table:style-name="ce4" office:value-type="string">
            <text:p>C-0559</text:p>
          </table:table-cell>
          <table:table-cell/>
          <table:table-cell table:style-name="ce12" office:value-type="string">
            <text:p>Andrés Mauricio Castillo Castillo</text:p>
          </table:table-cell>
          <table:table-cell table:style-name="ce5" office:value-type="float" office:value="75100900">
            <text:p>75100900</text:p>
          </table:table-cell>
          <table:table-cell table:number-columns-repeated="3"/>
          <table:table-cell table:style-name="ce8" office:value-type="string">
            <text:p>Cra. 20 Nº 13-50 Bellas Artes</text:p>
          </table:table-cell>
          <table:table-cell table:style-name="ce12" office:value-type="float" office:value="8923274">
            <text:p>8923274</text:p>
          </table:table-cell>
          <table:table-cell table:style-name="ce12" office:value-type="float" office:value="3204934175">
            <text:p>3204934175</text:p>
          </table:table-cell>
          <table:table-cell/>
          <table:table-cell table:style-name="ce8" office:value-type="string">
            <text:p><text:a xlink:href="mailto:tigrecastillo27@hotmail.com" xlink:type="simple">tigrecastillo27@hotmail.com</text:a></text:p>
          </table:table-cell>
          <table:table-cell table:style-name="ce5" office:value-type="string">
            <text:p>STQ086</text:p>
          </table:table-cell>
          <table:table-cell table:style-name="ce22" office:value-type="date" office:date-value="2013-05-31">
            <text:p>31/05/13</text:p>
          </table:table-cell>
          <table:table-cell table:style-name="ce29"/>
          <table:table-cell table:style-name="ce29" office:value-type="currency" office:currency="COP" office:value="55000">
            <text:p>$55.000,00</text:p>
          </table:table-cell>
          <table:table-cell table:style-name="ce22"/>
          <table:table-cell table:style-name="ce29"/>
          <table:table-cell table:style-name="ce22"/>
          <table:table-cell table:style-name="ce29"/>
          <table:table-cell table:style-name="ce22"/>
          <table:table-cell table:style-name="ce29"/>
          <table:table-cell table:style-name="ce22"/>
          <table:table-cell table:style-name="ce29"/>
          <table:table-cell table:style-name="ce33" office:value-type="currency" office:currency="COP" office:value="55000">
            <office:annotation draw:style-name="gr1" draw:text-style-name="P1" svg:width="2.899cm" svg:height="0.596cm" svg:x="81.38cm" svg:y="27.847cm" draw:caption-point-x="-0.312cm" draw:caption-point-y="-0.222cm">
              <dc:creator>DM</dc:creator>
              <dc:date>2013-06-01T00:00:00</dc:date>
              <text:p text:style-name="P1"><text:span text:style-name="T1">Pagó el 31/05/13</text:span></text:p>
            </office:annotation>
            <text:p>$55.000,00</text:p>
          </table:table-cell>
          <table:table-cell table:style-name="ce33" office:value-type="currency" office:currency="COP" office:value="55000">
            <office:annotation draw:style-name="gr1" draw:text-style-name="P1" svg:width="2.899cm" svg:height="0.596cm" svg:x="84.12cm" svg:y="27.886cm" draw:caption-point-x="-0.305cm" draw:caption-point-y="-0.261cm">
              <dc:creator>DM</dc:creator>
              <dc:date>2013-07-06T00:00:00</dc:date>
              <text:p text:style-name="P1"><text:span text:style-name="T1">Pagó el 06/07/13</text:span></text:p>
            </office:annotation>
            <text:p>$55.000,00</text:p>
          </table:table-cell>
          <table:table-cell table:style-name="ce33" office:value-type="currency" office:currency="COP" office:value="55000">
            <office:annotation draw:style-name="gr1" draw:text-style-name="P1" svg:width="2.899cm" svg:height="0.596cm" svg:x="86.49cm" svg:y="26.608cm" draw:caption-point-x="-0.61cm" draw:caption-point-y="1.017cm">
              <dc:date>2013-09-07T00:00:00</dc:date>
              <text:p text:style-name="P1"><text:span text:style-name="T2">Pagó el 07/09/13</text:span></text:p>
            </office:annotation>
            <text:p>$55.000,00</text:p>
          </table:table-cell>
          <table:table-cell table:style-name="ce33" office:value-type="currency" office:currency="COP" office:value="55000">
            <office:annotation draw:style-name="gr1" draw:text-style-name="P1" svg:width="2.899cm" svg:height="0.596cm" svg:x="88.861cm" svg:y="26.608cm" draw:caption-point-x="-0.61cm" draw:caption-point-y="1.017cm">
              <dc:date>2013-09-07T00:00:00</dc:date>
              <text:p text:style-name="P1"><text:span text:style-name="T2">Pagó el 07/09/13</text:span></text:p>
            </office:annotation>
            <text:p>$55.000,00</text:p>
          </table:table-cell>
          <table:table-cell table:number-columns-repeated="2"/>
          <table:table-cell table:style-name="ce22"/>
          <table:table-cell table:style-name="ce8"/>
          <table:table-cell table:style-name="ce22"/>
          <table:table-cell table:style-name="ce8" table:number-columns-repeated="2"/>
          <table:table-cell table:number-columns-repeated="989"/>
        </table:table-row>
        <table:table-row table:style-name="ro3">
          <table:table-cell table:style-name="ce4" office:value-type="string">
            <text:p>C-0560</text:p>
          </table:table-cell>
          <table:table-cell/>
          <table:table-cell table:style-name="ce12" office:value-type="string">
            <text:p>Wilson Arbey Pinilla Coca</text:p>
          </table:table-cell>
          <table:table-cell table:style-name="ce5" office:value-type="float" office:value="75072499">
            <text:p>75072499</text:p>
          </table:table-cell>
          <table:table-cell table:number-columns-repeated="3"/>
          <table:table-cell table:style-name="ce8" office:value-type="string">
            <text:p>Calle 96 Nº 7-40 Chipre</text:p>
          </table:table-cell>
          <table:table-cell table:style-name="ce8"/>
          <table:table-cell table:style-name="ce12" office:value-type="float" office:value="3137687321">
            <text:p>3137687321</text:p>
          </table:table-cell>
          <table:table-cell/>
          <table:table-cell table:style-name="ce8" office:value-type="string">
            <text:p><text:a xlink:href="mailto:piniwi-72@hotmail.com" xlink:type="simple">piniwi-72@hotmail.com</text:a></text:p>
          </table:table-cell>
          <table:table-cell table:style-name="ce5" office:value-type="string">
            <text:p>HAI333</text:p>
          </table:table-cell>
          <table:table-cell table:style-name="ce22" office:value-type="date" office:date-value="2013-06-05">
            <text:p>05/06/13</text:p>
          </table:table-cell>
          <table:table-cell table:style-name="ce8"/>
          <table:table-cell table:style-name="ce29" office:value-type="currency" office:currency="COP" office:value="55000">
            <text:p>$55.000,00</text:p>
          </table:table-cell>
          <table:table-cell table:style-name="ce8" table:number-columns-repeated="8"/>
          <table:table-cell table:style-name="ce33" office:value-type="currency" office:currency="COP" office:value="47700">
            <office:annotation draw:style-name="gr1" draw:text-style-name="P1" svg:width="2.899cm" svg:height="0.596cm" svg:x="81.38cm" svg:y="28.341cm" draw:caption-point-x="-0.312cm" draw:caption-point-y="-0.243cm">
              <dc:creator>DM</dc:creator>
              <dc:date>2013-06-06T00:00:00</dc:date>
              <text:p text:style-name="P1"><text:span text:style-name="T1">Pagó el 04/06/13</text:span></text:p>
            </office:annotation>
            <text:p>$47.700,00</text:p>
          </table:table-cell>
          <table:table-cell table:style-name="ce33" office:value-type="currency" office:currency="COP" office:value="55000">
            <office:annotation draw:style-name="gr1" draw:text-style-name="P1" svg:width="2.899cm" svg:height="0.596cm" svg:x="84.425cm" svg:y="27.427cm" draw:caption-point-x="-0.61cm" draw:caption-point-y="0.671cm">
              <dc:date>2013-07-29T00:00:00</dc:date>
              <text:p text:style-name="P1"><text:span text:style-name="T2">Pagó el 29/07/13</text:span></text:p>
            </office:annotation>
            <text:p>$55.000,00</text:p>
          </table:table-cell>
          <table:table-cell table:number-columns-repeated="2" table:style-name="ce37" office:value-type="currency" office:currency="COP" office:value="55000">
            <text:p>$55.000,00</text:p>
          </table:table-cell>
          <table:table-cell table:style-name="ce54" office:value-type="string">
            <text:p>Llamar en la noche</text:p>
          </table:table-cell>
          <table:table-cell table:style-name="ce8"/>
          <table:table-cell table:style-name="ce57" office:value-type="date" office:date-value="2013-08-09">
            <text:p>09/08/13</text:p>
          </table:table-cell>
          <table:table-cell table:style-name="ce61" office:value-type="string">
            <text:p>Llamada 21, contestó el hijo</text:p>
          </table:table-cell>
          <table:table-cell table:style-name="ce57" office:value-type="date" office:date-value="2013-08-27">
            <text:p>27/08/13</text:p>
          </table:table-cell>
          <table:table-cell/>
          <table:table-cell table:style-name="ce57" office:value-type="date" office:date-value="2013-09-09">
            <text:p>09/09/13</text:p>
          </table:table-cell>
          <table:table-cell table:number-columns-repeated="989"/>
        </table:table-row>
        <table:table-row table:style-name="ro2">
          <table:table-cell table:style-name="ce4" office:value-type="string">
            <text:p>C-0561</text:p>
          </table:table-cell>
          <table:table-cell/>
          <table:table-cell table:style-name="ce8" office:value-type="string">
            <text:p>Olga Patricia Zapata Restrepo</text:p>
          </table:table-cell>
          <table:table-cell table:style-name="ce5" office:value-type="float" office:value="25081769">
            <text:p>25081769</text:p>
          </table:table-cell>
          <table:table-cell table:number-columns-repeated="3"/>
          <table:table-cell table:style-name="ce8" office:value-type="string">
            <text:p>Vereda Quiebra Santa Bárbara</text:p>
          </table:table-cell>
          <table:table-cell table:style-name="ce8"/>
          <table:table-cell table:style-name="ce12" office:value-type="float" office:value="3147946677">
            <text:p>3147946677</text:p>
          </table:table-cell>
          <table:table-cell/>
          <table:table-cell table:style-name="ce8" office:value-type="string">
            <text:p><text:a xlink:href="mailto:andyfel66@hotmail.com" xlink:type="simple">andyfel66@hotmail.com</text:a></text:p>
          </table:table-cell>
          <table:table-cell table:style-name="ce5" office:value-type="string">
            <text:p>SKI193</text:p>
          </table:table-cell>
          <table:table-cell table:style-name="ce22" office:value-type="date" office:date-value="2013-06-04">
            <text:p>04/06/13</text:p>
          </table:table-cell>
          <table:table-cell table:style-name="ce8"/>
          <table:table-cell table:style-name="ce29" office:value-type="currency" office:currency="COP" office:value="55000">
            <text:p>$55.000,00</text:p>
          </table:table-cell>
          <table:table-cell table:style-name="ce8" table:number-columns-repeated="8"/>
          <table:table-cell table:style-name="ce33" office:value-type="string">
            <text:p>GRATIS</text:p>
          </table:table-cell>
          <table:table-cell table:style-name="ce37" office:value-type="currency" office:currency="COP" office:value="51400">
            <text:p>$51.400,00</text:p>
          </table:table-cell>
          <table:table-cell table:number-columns-repeated="2" table:style-name="ce37" office:value-type="currency" office:currency="COP" office:value="55000">
            <text:p>$55.000,00</text:p>
          </table:table-cell>
          <table:table-cell table:style-name="ce54" office:value-type="string">
            <text:p>Consigna el 24 de septiembre</text:p>
          </table:table-cell>
          <table:table-cell office:value-type="string">
            <text:p>28 días</text:p>
          </table:table-cell>
          <table:table-cell table:style-name="ce57" office:value-type="date" office:date-value="2013-08-09">
            <text:p>09/08/13</text:p>
          </table:table-cell>
          <table:table-cell table:style-name="ce61" office:value-type="string">
            <text:p>Llamada 26</text:p>
          </table:table-cell>
          <table:table-cell/>
          <table:table-cell table:style-name="ce61" office:value-type="string">
            <text:p>Llamada 18</text:p>
          </table:table-cell>
          <table:table-cell table:style-name="ce61" office:value-type="string">
            <text:p>Llamada 21</text:p>
          </table:table-cell>
          <table:table-cell office:value-type="string">
            <text:p>tiene barado el 55</text:p>
          </table:table-cell>
          <table:table-cell table:number-columns-repeated="988"/>
        </table:table-row>
        <table:table-row table:style-name="ro2">
          <table:table-cell table:style-name="ce4" office:value-type="string">
            <text:p>C-0562</text:p>
          </table:table-cell>
          <table:table-cell/>
          <table:table-cell table:style-name="ce8" office:value-type="string">
            <text:p>Olga Patricia Zapata Restrepo</text:p>
          </table:table-cell>
          <table:table-cell table:style-name="ce5" office:value-type="float" office:value="25081769">
            <text:p>25081769</text:p>
          </table:table-cell>
          <table:table-cell table:number-columns-repeated="3"/>
          <table:table-cell table:style-name="ce8" office:value-type="string">
            <text:p>Vereda Quiebra Santa Bárbara</text:p>
          </table:table-cell>
          <table:table-cell table:style-name="ce8"/>
          <table:table-cell table:style-name="ce12" office:value-type="float" office:value="3147946677">
            <text:p>3147946677</text:p>
          </table:table-cell>
          <table:table-cell/>
          <table:table-cell table:style-name="ce8" office:value-type="string">
            <text:p><text:a xlink:href="mailto:andyfel66@hotmail.com" xlink:type="simple">andyfel66@hotmail.com</text:a></text:p>
          </table:table-cell>
          <table:table-cell table:style-name="ce5" office:value-type="string">
            <text:p>PBD746</text:p>
          </table:table-cell>
          <table:table-cell table:style-name="ce22" office:value-type="date" office:date-value="2013-06-04">
            <text:p>04/06/13</text:p>
          </table:table-cell>
          <table:table-cell table:style-name="ce8"/>
          <table:table-cell table:style-name="ce29" office:value-type="currency" office:currency="COP" office:value="55000">
            <text:p>$55.000,00</text:p>
          </table:table-cell>
          <table:table-cell table:style-name="ce8" table:number-columns-repeated="2"/>
          <table:table-cell table:number-columns-repeated="6"/>
          <table:table-cell table:style-name="ce33" office:value-type="string">
            <text:p>GRATIS</text:p>
          </table:table-cell>
          <table:table-cell table:style-name="ce37" office:value-type="currency" office:currency="COP" office:value="51400">
            <text:p>$51.400,00</text:p>
          </table:table-cell>
          <table:table-cell table:number-columns-repeated="2" table:style-name="ce37" office:value-type="currency" office:currency="COP" office:value="55000">
            <text:p>$55.000,00</text:p>
          </table:table-cell>
          <table:table-cell table:style-name="ce54" office:value-type="string">
            <text:p>Consigna el 24 de septiembre</text:p>
          </table:table-cell>
          <table:table-cell office:value-type="string">
            <text:p>28 días</text:p>
          </table:table-cell>
          <table:table-cell table:style-name="ce57" office:value-type="date" office:date-value="2013-08-09">
            <text:p>09/08/13</text:p>
          </table:table-cell>
          <table:table-cell table:style-name="ce61" office:value-type="string">
            <text:p>Llamada 26</text:p>
          </table:table-cell>
          <table:table-cell/>
          <table:table-cell table:style-name="ce61" office:value-type="string">
            <text:p>Llamada 18</text:p>
          </table:table-cell>
          <table:table-cell table:style-name="ce61" office:value-type="string">
            <text:p>Llamada 21</text:p>
          </table:table-cell>
          <table:table-cell office:value-type="string">
            <text:p>tiene barado el 55</text:p>
          </table:table-cell>
          <table:table-cell table:number-columns-repeated="988"/>
        </table:table-row>
        <table:table-row table:style-name="ro2">
          <table:table-cell table:style-name="ce4" office:value-type="string">
            <text:p>C-0563</text:p>
          </table:table-cell>
          <table:table-cell/>
          <table:table-cell table:style-name="ce8" office:value-type="string">
            <text:p>Arbey Antonio Toro Betancur</text:p>
          </table:table-cell>
          <table:table-cell table:style-name="ce5" office:value-type="float" office:value="6442435">
            <text:p>6442435</text:p>
          </table:table-cell>
          <table:table-cell table:number-columns-repeated="3"/>
          <table:table-cell table:style-name="ce8" office:value-type="string">
            <text:p>Calle 32 Nº 18-73 Urbanización La Herradura</text:p>
          </table:table-cell>
          <table:table-cell table:style-name="ce8"/>
          <table:table-cell table:style-name="ce12" office:value-type="float" office:value="3148877662">
            <text:p>3148877662</text:p>
          </table:table-cell>
          <table:table-cell/>
          <table:table-cell table:style-name="ce8"/>
          <table:table-cell table:style-name="ce5" office:value-type="string">
            <text:p>WTN988</text:p>
          </table:table-cell>
          <table:table-cell table:style-name="ce22" office:value-type="date" office:date-value="2013-03-01">
            <text:p>01/03/13</text:p>
          </table:table-cell>
          <table:table-cell table:style-name="ce8"/>
          <table:table-cell table:style-name="ce29" office:value-type="currency" office:currency="COP" office:value="55000">
            <text:p>$55.000,00</text:p>
          </table:table-cell>
          <table:table-cell table:style-name="ce8" table:number-columns-repeated="7"/>
          <table:table-cell/>
          <table:table-cell table:style-name="ce33" office:value-type="currency" office:currency="COP" office:value="55000">
            <office:annotation draw:style-name="gr1" draw:text-style-name="P1" svg:width="2.899cm" svg:height="0.596cm" svg:x="81.678cm" svg:y="28.921cm" draw:caption-point-x="-0.61cm" draw:caption-point-y="0.556cm">
              <dc:date>2013-07-31T00:00:00</dc:date>
              <text:p text:style-name="P1"><text:span text:style-name="T1">Pagó el 31/07/13</text:span></text:p>
            </office:annotation>
            <text:p>$55.000,00</text:p>
          </table:table-cell>
          <table:table-cell table:style-name="ce33" office:value-type="currency" office:currency="COP" office:value="55000">
            <office:annotation draw:style-name="gr1" draw:text-style-name="P1" svg:width="2.899cm" svg:height="0.596cm" svg:x="84.425cm" svg:y="28.921cm" draw:caption-point-x="-0.61cm" draw:caption-point-y="0.556cm">
              <dc:date>2013-07-31T00:00:00</dc:date>
              <text:p text:style-name="P1"><text:span text:style-name="T2">Pagó el 31/07/13</text:span></text:p>
            </office:annotation>
            <text:p>$55.000,00</text:p>
          </table:table-cell>
          <table:table-cell table:number-columns-repeated="2" table:style-name="ce37" office:value-type="currency" office:currency="COP" office:value="55000">
            <text:p>$55.000,00</text:p>
          </table:table-cell>
          <table:table-cell table:style-name="ce8" table:number-columns-repeated="2"/>
          <table:table-cell table:style-name="ce57" office:value-type="date" office:date-value="2013-08-10">
            <text:p>10/08/13</text:p>
          </table:table-cell>
          <table:table-cell table:style-name="ce57" office:value-type="date" office:date-value="2013-08-27">
            <text:p>27/08/13</text:p>
          </table:table-cell>
          <table:table-cell/>
          <table:table-cell table:style-name="ce57" office:value-type="date" office:date-value="2013-09-09">
            <text:p>09/09/13</text:p>
          </table:table-cell>
          <table:table-cell table:style-name="ce23" office:value-type="string">
            <text:p>Llamada 18, no contesta</text:p>
          </table:table-cell>
          <table:table-cell table:number-columns-repeated="989"/>
        </table:table-row>
        <table:table-row table:style-name="ro2">
          <table:table-cell table:style-name="ce4" office:value-type="string">
            <text:p>C-0564</text:p>
          </table:table-cell>
          <table:table-cell/>
          <table:table-cell table:style-name="ce8" office:value-type="string">
            <text:p>William de Jesús Arroyave Rendón</text:p>
          </table:table-cell>
          <table:table-cell table:style-name="ce5" office:value-type="float" office:value="9762700">
            <text:p>9762700</text:p>
          </table:table-cell>
          <table:table-cell table:number-columns-repeated="3"/>
          <table:table-cell table:style-name="ce8" office:value-type="string">
            <text:p>Cra. 4 Nº 24-16 </text:p>
          </table:table-cell>
          <table:table-cell table:style-name="ce8"/>
          <table:table-cell table:style-name="ce12" office:value-type="float" office:value="3146162892">
            <text:p>3146162892</text:p>
          </table:table-cell>
          <table:table-cell/>
          <table:table-cell table:style-name="ce8"/>
          <table:table-cell table:style-name="ce5" office:value-type="string">
            <text:p>WEJ948</text:p>
          </table:table-cell>
          <table:table-cell table:style-name="ce22" office:value-type="date" office:date-value="2013-06-13">
            <text:p>13/06/13</text:p>
          </table:table-cell>
          <table:table-cell table:style-name="ce8"/>
          <table:table-cell table:style-name="ce29" office:value-type="currency" office:currency="COP" office:value="55000">
            <text:p>$55.000,00</text:p>
          </table:table-cell>
          <table:table-cell table:style-name="ce8" table:number-columns-repeated="8"/>
          <table:table-cell table:style-name="ce33" office:value-type="string">
            <text:p>GRATIS</text:p>
          </table:table-cell>
          <table:table-cell table:style-name="ce37" office:value-type="currency" office:currency="COP" office:value="35000">
            <text:p>$35.000,00</text:p>
          </table:table-cell>
          <table:table-cell table:number-columns-repeated="2" table:style-name="ce37" office:value-type="currency" office:currency="COP" office:value="55000">
            <text:p>$55.000,00</text:p>
          </table:table-cell>
          <table:table-cell table:style-name="ce12" office:value-type="string">
            <text:p>19 días. Consigna el 11 en la tarde</text:p>
          </table:table-cell>
          <table:table-cell table:style-name="ce8"/>
          <table:table-cell table:style-name="ce57" office:value-type="date" office:date-value="2013-08-10">
            <text:p>10/08/13</text:p>
          </table:table-cell>
          <table:table-cell table:style-name="ce61" office:value-type="string">
            <text:p>Llamada 31</text:p>
          </table:table-cell>
          <table:table-cell/>
          <table:table-cell table:style-name="ce57" office:value-type="date" office:date-value="2013-09-09">
            <text:p>09/09/13</text:p>
          </table:table-cell>
          <table:table-cell table:style-name="ce61" office:value-type="string">
            <text:p>Llamada 11</text:p>
          </table:table-cell>
          <table:table-cell table:number-columns-repeated="989"/>
        </table:table-row>
        <table:table-row table:style-name="ro2">
          <table:table-cell table:style-name="ce4" office:value-type="string">
            <text:p>C-0565</text:p>
          </table:table-cell>
          <table:table-cell/>
          <table:table-cell table:style-name="ce8" office:value-type="string">
            <text:p>Tulio Alberto Mora</text:p>
          </table:table-cell>
          <table:table-cell table:style-name="ce5" office:value-type="float" office:value="13059799">
            <text:p>13059799</text:p>
          </table:table-cell>
          <table:table-cell table:number-columns-repeated="3"/>
          <table:table-cell table:style-name="ce8" office:value-type="string">
            <text:p>Cra. 22 Nº 58-27 Alto Rosales</text:p>
          </table:table-cell>
          <table:table-cell table:style-name="ce12" office:value-type="float" office:value="8904032">
            <text:p>8904032</text:p>
          </table:table-cell>
          <table:table-cell table:style-name="ce12" office:value-type="float" office:value="3165582295">
            <text:p>3165582295</text:p>
          </table:table-cell>
          <table:table-cell/>
          <table:table-cell table:style-name="ce22"/>
          <table:table-cell table:style-name="ce5" office:value-type="string">
            <text:p>TFK469</text:p>
          </table:table-cell>
          <table:table-cell table:style-name="ce22" office:value-type="date" office:date-value="2013-06-17">
            <text:p>17/06/13</text:p>
          </table:table-cell>
          <table:table-cell table:style-name="ce8"/>
          <table:table-cell table:style-name="ce29" office:value-type="currency" office:currency="COP" office:value="55000">
            <text:p>$55.000,00</text:p>
          </table:table-cell>
          <table:table-cell table:style-name="ce8" table:number-columns-repeated="8"/>
          <table:table-cell table:style-name="ce33" office:value-type="string">
            <text:p>GRATIS</text:p>
          </table:table-cell>
          <table:table-cell table:style-name="ce33" office:value-type="currency" office:currency="COP" office:value="14700">
            <office:annotation draw:style-name="gr1" draw:text-style-name="P1" svg:width="2.899cm" svg:height="0.596cm" svg:x="84.12cm" svg:y="30.838cm" draw:caption-point-x="-0.305cm" draw:caption-point-y="-0.454cm">
              <dc:date>2013-07-03T00:00:00</dc:date>
              <text:p text:style-name="P1"><text:span text:style-name="T1">Pagó el 02/07/13</text:span></text:p>
            </office:annotation>
            <text:p>$14.700,00</text:p>
          </table:table-cell>
          <table:table-cell table:style-name="ce33" office:value-type="currency" office:currency="COP" office:value="55000">
            <office:annotation draw:style-name="gr1" draw:text-style-name="P1" svg:width="2.899cm" svg:height="0.596cm" svg:x="86.49cm" svg:y="29.826cm" draw:caption-point-x="-0.61cm" draw:caption-point-y="0.558cm">
              <dc:date>2013-08-12T00:00:00</dc:date>
              <text:p text:style-name="P1"><text:span text:style-name="T1">Pagó el 12/08/13</text:span></text:p>
            </office:annotation>
            <text:p>$55.000,00</text:p>
          </table:table-cell>
          <table:table-cell table:style-name="ce37" office:value-type="currency" office:currency="COP" office:value="55000">
            <text:p>$55.000,00</text:p>
          </table:table-cell>
          <table:table-cell table:style-name="ce8" table:number-columns-repeated="2"/>
          <table:table-cell table:style-name="ce22"/>
          <table:table-cell table:number-columns-repeated="993"/>
        </table:table-row>
        <table:table-row table:style-name="ro2">
          <table:table-cell table:style-name="ce4" office:value-type="string">
            <text:p>C-0566</text:p>
          </table:table-cell>
          <table:table-cell/>
          <table:table-cell table:style-name="ce8" office:value-type="string">
            <text:p>Jorge Eliecer Valencia Suárez</text:p>
          </table:table-cell>
          <table:table-cell table:style-name="ce5" office:value-type="float" office:value="75082701">
            <text:p>75082701</text:p>
          </table:table-cell>
          <table:table-cell table:number-columns-repeated="3"/>
          <table:table-cell table:style-name="ce8" office:value-type="string">
            <text:p>Cra. 8B Nº 57C-73 Portal del Café </text:p>
          </table:table-cell>
          <table:table-cell table:style-name="ce12" office:value-type="float" office:value="8903443">
            <text:p>8903443</text:p>
          </table:table-cell>
          <table:table-cell table:style-name="ce12" office:value-type="float" office:value="3148639748">
            <text:p>3148639748</text:p>
          </table:table-cell>
          <table:table-cell/>
          <table:table-cell table:style-name="ce8" office:value-type="string">
            <text:p>jorgeeliecer.valenciasuarez@gmail.com</text:p>
          </table:table-cell>
          <table:table-cell table:style-name="ce5" office:value-type="string">
            <text:p>AGC140</text:p>
          </table:table-cell>
          <table:table-cell table:style-name="ce22" office:value-type="date" office:date-value="2013-06-21">
            <text:p>21/06/13</text:p>
          </table:table-cell>
          <table:table-cell table:style-name="ce8"/>
          <table:table-cell table:style-name="ce29" office:value-type="currency" office:currency="COP" office:value="55000">
            <text:p>$55.000,00</text:p>
          </table:table-cell>
          <table:table-cell table:style-name="ce8" table:number-columns-repeated="2"/>
          <table:table-cell table:number-columns-repeated="6"/>
          <table:table-cell table:style-name="ce33" office:value-type="currency" office:currency="COP" office:value="18500">
            <office:annotation draw:style-name="gr1" draw:text-style-name="P1" svg:width="2.899cm" svg:height="0.596cm" svg:x="81.38cm" svg:y="31.283cm" draw:caption-point-x="-0.312cm" draw:caption-point-y="-0.446cm">
              <dc:creator>DM</dc:creator>
              <dc:date>2013-06-21T00:00:00</dc:date>
              <text:p text:style-name="P1"><text:span text:style-name="T1">Pagó el 21/06/13</text:span></text:p>
            </office:annotation>
            <text:p>$18.500,00</text:p>
          </table:table-cell>
          <table:table-cell table:style-name="ce33" office:value-type="currency" office:currency="COP" office:value="55000">
            <office:annotation draw:style-name="gr1" draw:text-style-name="P1" svg:width="2.899cm" svg:height="0.596cm" svg:x="84.12cm" svg:y="31.299cm" draw:caption-point-x="-0.305cm" draw:caption-point-y="-0.462cm">
              <dc:creator>DM</dc:creator>
              <dc:date>2013-07-06T00:00:00</dc:date>
              <text:p text:style-name="P1"><text:span text:style-name="T1">Pagó el 06/07/13</text:span></text:p>
            </office:annotation>
            <text:p>$55.000,00</text:p>
          </table:table-cell>
          <table:table-cell table:number-columns-repeated="2" table:style-name="ce37" office:value-type="currency" office:currency="COP" office:value="55000">
            <text:p>$55.000,00</text:p>
          </table:table-cell>
          <table:table-cell table:style-name="ce8" table:number-columns-repeated="2"/>
          <table:table-cell table:style-name="ce22"/>
          <table:table-cell table:number-columns-repeated="993"/>
        </table:table-row>
        <table:table-row table:style-name="ro3">
          <table:table-cell table:style-name="ce4" office:value-type="string">
            <text:p>C-0567</text:p>
          </table:table-cell>
          <table:table-cell/>
          <table:table-cell table:style-name="ce7" office:value-type="string">
            <text:p>Daniel Jaime Gómez Gómez</text:p>
          </table:table-cell>
          <table:table-cell table:number-columns-repeated="2"/>
          <table:table-cell table:style-name="ce7"/>
          <table:table-cell/>
          <table:table-cell table:style-name="ce7" office:value-type="string">
            <text:p>Calle 16 # 18B-180</text:p>
          </table:table-cell>
          <table:table-cell table:style-name="ce7" office:value-type="string">
            <text:p>227 44 55</text:p>
          </table:table-cell>
          <table:table-cell table:style-name="ce19" office:value-type="float" office:value="3104551536">
            <text:p>3104551536</text:p>
          </table:table-cell>
          <table:table-cell table:style-name="ce7" office:value-type="string">
            <text:p><text:a xlink:href="http://www.planetcafe.com.co/" xlink:type="simple">www.planetcafe.com.co</text:a></text:p>
          </table:table-cell>
          <table:table-cell table:style-name="ce7" office:value-type="string">
            <text:p><text:a xlink:href="mailto:danielgomez@planetcafe.com.co" xlink:type="simple">danielgomez@planetcafe.com.co</text:a> - <text:a xlink:href="mailto:dajagogo@hotmail.com" xlink:type="simple">dajagogo@hotmail.com</text:a> </text:p>
          </table:table-cell>
          <table:table-cell table:style-name="ce5" office:value-type="string">
            <text:p>KUL488</text:p>
          </table:table-cell>
          <table:table-cell table:style-name="ce22" office:value-type="date" office:date-value="2013-06-25">
            <text:p>25/06/13</text:p>
          </table:table-cell>
          <table:table-cell table:style-name="ce8"/>
          <table:table-cell table:style-name="ce29" office:value-type="currency" office:currency="COP" office:value="55000">
            <text:p>$55.000,00</text:p>
          </table:table-cell>
          <table:table-cell table:style-name="ce8" table:number-columns-repeated="8"/>
          <table:table-cell table:number-columns-repeated="2" table:style-name="ce33" office:value-type="string">
            <text:p>GRATIS</text:p>
          </table:table-cell>
          <table:table-cell table:number-columns-repeated="2" table:style-name="ce37" office:value-type="currency" office:currency="COP" office:value="55000">
            <text:p>$55.000,00</text:p>
          </table:table-cell>
          <table:table-cell table:style-name="ce8" office:value-type="string">
            <text:p>7 días</text:p>
          </table:table-cell>
          <table:table-cell table:style-name="ce8" table:number-columns-repeated="2"/>
          <table:table-cell table:number-columns-repeated="993"/>
        </table:table-row>
        <table:table-row table:style-name="ro2">
          <table:table-cell table:style-name="ce4" office:value-type="string">
            <text:p>C-0568</text:p>
          </table:table-cell>
          <table:table-cell/>
          <table:table-cell table:style-name="ce8" office:value-type="string">
            <text:p>Yamith Orlando Sánchez Ramírez</text:p>
          </table:table-cell>
          <table:table-cell table:style-name="ce5" office:value-type="float" office:value="5916937">
            <text:p>5916937</text:p>
          </table:table-cell>
          <table:table-cell table:number-columns-repeated="3"/>
          <table:table-cell table:style-name="ce8" office:value-type="string">
            <text:p>Calle 8 Nº 8-24</text:p>
          </table:table-cell>
          <table:table-cell table:style-name="ce8"/>
          <table:table-cell table:style-name="ce12" office:value-type="float" office:value="3108646420">
            <text:p>3108646420</text:p>
          </table:table-cell>
          <table:table-cell table:style-name="ce8" table:number-columns-repeated="2"/>
          <table:table-cell table:style-name="ce5" office:value-type="string">
            <text:p>SXL833</text:p>
          </table:table-cell>
          <table:table-cell table:style-name="ce22" office:value-type="date" office:date-value="2013-06-19">
            <text:p>19/06/13</text:p>
          </table:table-cell>
          <table:table-cell table:style-name="ce8"/>
          <table:table-cell table:style-name="ce29" office:value-type="currency" office:currency="COP" office:value="55000">
            <text:p>$55.000,00</text:p>
          </table:table-cell>
          <table:table-cell table:style-name="ce8" table:number-columns-repeated="8"/>
          <table:table-cell table:style-name="ce33" office:value-type="currency" office:currency="COP" office:value="22000">
            <office:annotation draw:style-name="gr1" draw:text-style-name="P1" svg:width="2.899cm" svg:height="0.596cm" svg:x="81.38cm" svg:y="32.282cm" draw:caption-point-x="-0.312cm" draw:caption-point-y="-0.519cm">
              <dc:creator>DM</dc:creator>
              <dc:date>2013-06-21T00:00:00</dc:date>
              <text:p text:style-name="P1"><text:span text:style-name="T1">Pagó el 19/06/13</text:span></text:p>
            </office:annotation>
            <text:p>$22.000,00</text:p>
          </table:table-cell>
          <table:table-cell table:style-name="ce33" office:value-type="currency" office:currency="COP" office:value="55000">
            <office:annotation draw:style-name="gr1" draw:text-style-name="P1" svg:width="2.899cm" svg:height="1.386cm" svg:x="84.12cm" svg:y="32.3cm" draw:caption-point-x="-0.305cm" draw:caption-point-y="-0.537cm">
              <dc:date>2013-07-08T00:00:00</dc:date>
              <text:p text:style-name="P1"><text:span text:style-name="T1">Consignó desde Fresno el 08/07/13</text:span></text:p>
            </office:annotation>
            <text:p>$55.000,00</text:p>
          </table:table-cell>
          <table:table-cell table:style-name="ce45" office:value-type="currency" office:currency="COP" office:value="55000">
            <office:annotation draw:style-name="gr1" draw:text-style-name="P1" svg:width="2.899cm" svg:height="0.596cm" svg:x="86.185cm" svg:y="32.3cm" draw:caption-point-x="-0.305cm" draw:caption-point-y="-0.537cm">
              <dc:date>2013-07-29T00:00:00</dc:date>
              <text:p text:style-name="P1"><text:span text:style-name="T1">Pagó el 29/07/13</text:span></text:p>
            </office:annotation>
            <text:p>$55.000,00</text:p>
          </table:table-cell>
          <table:table-cell table:style-name="ce33" office:value-type="currency" office:currency="COP" office:value="55000">
            <office:annotation draw:style-name="gr1" draw:text-style-name="P1" svg:width="2.899cm" svg:height="0.596cm" svg:x="88.861cm" svg:y="30.614cm" draw:caption-point-x="-0.61cm" draw:caption-point-y="1.149cm">
              <dc:date>2013-09-11T00:00:00</dc:date>
              <text:p text:style-name="P1"><text:span text:style-name="T1">Pagó el 11/09/13</text:span></text:p>
            </office:annotation>
            <text:p>$55.000,00</text:p>
          </table:table-cell>
          <table:table-cell/>
          <table:table-cell table:style-name="ce8"/>
          <table:table-cell table:style-name="ce22"/>
          <table:table-cell table:number-columns-repeated="993"/>
        </table:table-row>
        <table:table-row table:style-name="ro2">
          <table:table-cell table:style-name="ce4" office:value-type="string">
            <text:p>C-0569</text:p>
          </table:table-cell>
          <table:table-cell/>
          <table:table-cell table:style-name="ce8" office:value-type="string">
            <text:p>Olga Patricia Zapata Restrepo</text:p>
          </table:table-cell>
          <table:table-cell table:style-name="ce5" office:value-type="float" office:value="25081769">
            <text:p>25081769</text:p>
          </table:table-cell>
          <table:table-cell table:number-columns-repeated="3"/>
          <table:table-cell table:style-name="ce8" office:value-type="string">
            <text:p>Vereda Quiebra Santa Bárbara</text:p>
          </table:table-cell>
          <table:table-cell table:style-name="ce8"/>
          <table:table-cell table:style-name="ce12" office:value-type="float" office:value="3147946677">
            <text:p>3147946677</text:p>
          </table:table-cell>
          <table:table-cell/>
          <table:table-cell table:style-name="ce23" office:value-type="string">
            <text:p><text:a xlink:href="mailto:andyfel66@hotmail.com" xlink:type="simple">andyfel66@hotmail.com</text:a></text:p>
          </table:table-cell>
          <table:table-cell table:style-name="ce4" office:value-type="string">
            <text:p>TSY774</text:p>
          </table:table-cell>
          <table:table-cell table:style-name="ce22" office:value-type="date" office:date-value="2013-06-21">
            <text:p>21/06/13</text:p>
          </table:table-cell>
          <table:table-cell table:style-name="ce8"/>
          <table:table-cell table:style-name="ce29" office:value-type="currency" office:currency="COP" office:value="55000">
            <text:p>$55.000,00</text:p>
          </table:table-cell>
          <table:table-cell table:style-name="ce8" table:number-columns-repeated="8"/>
          <table:table-cell table:style-name="ce33" office:value-type="string">
            <text:p>GRATIS</text:p>
          </table:table-cell>
          <table:table-cell table:style-name="ce37" office:value-type="currency" office:currency="COP" office:value="20200">
            <text:p>$20.200,00</text:p>
          </table:table-cell>
          <table:table-cell table:number-columns-repeated="2" table:style-name="ce37" office:value-type="currency" office:currency="COP" office:value="55000">
            <text:p>$55.000,00</text:p>
          </table:table-cell>
          <table:table-cell table:style-name="ce54" office:value-type="string">
            <text:p>Consigna el 24 de septiembre</text:p>
          </table:table-cell>
          <table:table-cell office:value-type="string">
            <text:p>11 días</text:p>
          </table:table-cell>
          <table:table-cell table:style-name="ce57" office:value-type="date" office:date-value="2013-08-09">
            <text:p>09/08/13</text:p>
          </table:table-cell>
          <table:table-cell table:style-name="ce61" office:value-type="string">
            <text:p>Llamada 26</text:p>
          </table:table-cell>
          <table:table-cell/>
          <table:table-cell table:style-name="ce61" office:value-type="string">
            <text:p>Llamada 18</text:p>
          </table:table-cell>
          <table:table-cell table:style-name="ce61" office:value-type="string">
            <text:p>Llamada 21</text:p>
          </table:table-cell>
          <table:table-cell office:value-type="string">
            <text:p>tiene barado el 55</text:p>
          </table:table-cell>
          <table:table-cell table:number-columns-repeated="988"/>
        </table:table-row>
        <table:table-row table:style-name="ro3">
          <table:table-cell table:style-name="ce4" office:value-type="string">
            <text:p>C-0570</text:p>
          </table:table-cell>
          <table:table-cell/>
          <table:table-cell table:style-name="ce8" office:value-type="string">
            <text:p>Ernesto Erazo Dominguez</text:p>
          </table:table-cell>
          <table:table-cell table:style-name="ce5" office:value-type="float" office:value="10591114">
            <text:p>10591114</text:p>
          </table:table-cell>
          <table:table-cell table:number-columns-repeated="3"/>
          <table:table-cell table:style-name="ce8" office:value-type="string">
            <text:p>Calle 63 Norte Nº 17-101</text:p>
          </table:table-cell>
          <table:table-cell table:style-name="ce12" office:value-type="float" office:value="8371050">
            <text:p>8371050</text:p>
          </table:table-cell>
          <table:table-cell table:style-name="ce12" office:value-type="float" office:value="3122514312">
            <text:p>3122514312</text:p>
          </table:table-cell>
          <table:table-cell table:style-name="ce8"/>
          <table:table-cell table:style-name="ce8" office:value-type="string">
            <text:p><text:a xlink:href="mailto:ernestoerazo04@hotmail.com" xlink:type="simple">ernestoerazo04@hotmail.com</text:a></text:p>
          </table:table-cell>
          <table:table-cell table:style-name="ce5" office:value-type="string">
            <text:p>SPL384</text:p>
          </table:table-cell>
          <table:table-cell table:style-name="ce22" office:value-type="date" office:date-value="2013-07-10">
            <text:p>10/07/13</text:p>
          </table:table-cell>
          <table:table-cell table:style-name="ce8"/>
          <table:table-cell table:style-name="ce29" office:value-type="currency" office:currency="COP" office:value="55000">
            <text:p>$55.000,00</text:p>
          </table:table-cell>
          <table:table-cell table:style-name="ce8"/>
          <table:table-cell table:style-name="ce36"/>
          <table:table-cell/>
          <table:table-cell table:style-name="ce8" table:number-columns-repeated="6"/>
          <table:table-cell table:style-name="ce33" office:value-type="currency" office:currency="COP" office:value="40500">
            <office:annotation draw:style-name="gr1" draw:text-style-name="P1" svg:width="2.899cm" svg:height="0.596cm" svg:x="84.425cm" svg:y="33.052cm" draw:caption-point-x="-0.61cm" draw:caption-point-y="-0.382cm">
              <dc:date>2013-07-10T00:00:00</dc:date>
              <text:p text:style-name="P1"><text:span text:style-name="T1">Pagó el 10/07/13</text:span></text:p>
            </office:annotation>
            <text:p>$40.500,00</text:p>
          </table:table-cell>
          <table:table-cell table:style-name="ce33" office:value-type="currency" office:currency="COP" office:value="55000">
            <office:annotation draw:style-name="gr1" draw:text-style-name="P1" svg:width="2.899cm" svg:height="1.781cm" svg:x="86.49cm" svg:y="32.188cm" draw:caption-point-x="-0.61cm" draw:caption-point-y="0.482cm">
              <dc:date>2013-08-01T00:00:00</dc:date>
              <text:p text:style-name="P1"><text:span text:style-name="T1">Consignó por Susuerte desde Popayán el 31/07/13</text:span></text:p>
            </office:annotation>
            <text:p>$55.000,00</text:p>
          </table:table-cell>
          <table:table-cell table:style-name="ce33" office:value-type="currency" office:currency="COP" office:value="55000">
            <office:annotation draw:style-name="gr1" draw:text-style-name="P1" svg:width="2.899cm" svg:height="1.874cm" svg:x="88.861cm" svg:y="31.73cm" draw:caption-point-x="-0.61cm" draw:caption-point-y="0.94cm">
              <dc:date>2013-09-06T00:00:00</dc:date>
              <text:p text:style-name="P1"><text:span text:style-name="T2">Consignó por </text:span><text:span text:style-name="T3">Susuerte desde Popayán el 04/09/13</text:span></text:p>
            </office:annotation>
            <text:p>$55.000,00</text:p>
          </table:table-cell>
          <table:table-cell table:style-name="ce8"/>
          <table:table-cell table:style-name="ce5"/>
          <table:table-cell table:style-name="ce8"/>
          <table:table-cell table:number-columns-repeated="993"/>
        </table:table-row>
        <table:table-row table:style-name="ro3">
          <table:table-cell table:style-name="ce4" office:value-type="string">
            <text:p>C-0571</text:p>
          </table:table-cell>
          <table:table-cell/>
          <table:table-cell table:style-name="ce8" office:value-type="string">
            <text:p>Juan Carlos Rodríguez Miranda</text:p>
          </table:table-cell>
          <table:table-cell table:style-name="ce5" office:value-type="float" office:value="79129460">
            <text:p>79129460</text:p>
          </table:table-cell>
          <table:table-cell table:number-columns-repeated="3"/>
          <table:table-cell table:style-name="ce8" office:value-type="string">
            <text:p>Km 12 Vía Manizales Casa # 46</text:p>
          </table:table-cell>
          <table:table-cell table:style-name="ce12" office:value-type="string">
            <text:p>8715756 solo urgencias</text:p>
          </table:table-cell>
          <table:table-cell table:style-name="ce12" office:value-type="float" office:value="3136151220">
            <text:p>3136151220</text:p>
          </table:table-cell>
          <table:table-cell table:style-name="ce8"/>
          <table:table-cell table:style-name="ce8" office:value-type="string">
            <text:p><text:a xlink:href="mailto:juanchostruck@hotmail.com" xlink:type="simple">juanchostruck@hotmail.com</text:a></text:p>
          </table:table-cell>
          <table:table-cell table:style-name="ce13" office:value-type="string">
            <text:p>TMO235</text:p>
          </table:table-cell>
          <table:table-cell table:style-name="ce22" office:value-type="date" office:date-value="2013-07-13">
            <text:p>13/07/13</text:p>
          </table:table-cell>
          <table:table-cell table:style-name="ce8"/>
          <table:table-cell table:style-name="ce29" office:value-type="currency" office:currency="COP" office:value="55000">
            <text:p>$55.000,00</text:p>
          </table:table-cell>
          <table:table-cell table:number-columns-repeated="3"/>
          <table:table-cell table:style-name="ce8" table:number-columns-repeated="6"/>
          <table:table-cell table:style-name="ce33" office:value-type="string">
            <text:p>GRATIS</text:p>
          </table:table-cell>
          <table:table-cell table:style-name="ce33" office:value-type="currency" office:currency="COP" office:value="34850">
            <office:annotation draw:style-name="gr1" draw:text-style-name="P1" svg:width="2.899cm" svg:height="0.596cm" svg:x="86.49cm" svg:y="32.668cm" draw:caption-point-x="-0.61cm" draw:caption-point-y="0.474cm">
              <dc:date>2013-08-14T00:00:00</dc:date>
              <text:p text:style-name="P1"><text:span text:style-name="T1">Pagó el 14/08/13</text:span></text:p>
            </office:annotation>
            <text:p>$34.850,00</text:p>
          </table:table-cell>
          <table:table-cell table:style-name="ce37" office:value-type="currency" office:currency="COP" office:value="55000">
            <text:p>$55.000,00</text:p>
          </table:table-cell>
          <table:table-cell table:style-name="ce8" table:number-columns-repeated="3"/>
          <table:table-cell table:number-columns-repeated="993"/>
        </table:table-row>
        <table:table-row table:style-name="ro2">
          <table:table-cell table:style-name="ce4" office:value-type="string">
            <text:p>C-0572</text:p>
          </table:table-cell>
          <table:table-cell table:style-name="ce4" office:value-type="string">
            <text:p>FV-000148</text:p>
          </table:table-cell>
          <table:table-cell table:style-name="ce8" office:value-type="string">
            <text:p>Julián Pareja García</text:p>
          </table:table-cell>
          <table:table-cell table:style-name="ce5" office:value-type="float" office:value="75075264">
            <text:p>75075264</text:p>
          </table:table-cell>
          <table:table-cell table:number-columns-repeated="3"/>
          <table:table-cell table:style-name="ce8" office:value-type="string">
            <text:p>Calle 67B Nº 40-31 Malhabar</text:p>
          </table:table-cell>
          <table:table-cell table:style-name="ce8"/>
          <table:table-cell table:style-name="ce12" office:value-type="float" office:value="3206882605">
            <text:p>3206882605</text:p>
          </table:table-cell>
          <table:table-cell table:style-name="ce12" office:value-type="float" office:value="3105182919">
            <text:p>3105182919</text:p>
          </table:table-cell>
          <table:table-cell table:style-name="ce8" office:value-type="string">
            <text:p><text:a xlink:href="mailto:julian220974@hotmail.com" xlink:type="simple">julian220974@hotmail.com</text:a></text:p>
          </table:table-cell>
          <table:table-cell table:style-name="ce5" office:value-type="string">
            <text:p>SDR329</text:p>
          </table:table-cell>
          <table:table-cell table:style-name="ce22" office:value-type="date" office:date-value="2013-07-16">
            <text:p>16/07/13</text:p>
          </table:table-cell>
          <table:table-cell table:style-name="ce8"/>
          <table:table-cell table:style-name="ce29" office:value-type="currency" office:currency="COP" office:value="55000">
            <text:p>$55.000,00</text:p>
          </table:table-cell>
          <table:table-cell table:style-name="ce8" table:number-columns-repeated="2"/>
          <table:table-cell table:number-columns-repeated="7"/>
          <table:table-cell table:style-name="ce33" office:value-type="string">
            <text:p>GRATIS</text:p>
          </table:table-cell>
          <table:table-cell table:style-name="ce33" office:value-type="currency" office:currency="COP" office:value="29500">
            <office:annotation draw:style-name="gr1" draw:text-style-name="P1" svg:width="2.899cm" svg:height="0.596cm" svg:x="86.49cm" svg:y="32.125cm" draw:caption-point-x="-0.61cm" draw:caption-point-y="1.49cm">
              <dc:date>2013-09-26T00:00:00</dc:date>
              <text:p text:style-name="P1"><text:span text:style-name="T1">Pagó el 26/09/13</text:span></text:p>
            </office:annotation>
            <text:p>$29.500,00</text:p>
          </table:table-cell>
          <table:table-cell table:style-name="ce33" office:value-type="currency" office:currency="COP" office:value="55000">
            <office:annotation draw:style-name="gr1" draw:text-style-name="P1" svg:width="2.899cm" svg:height="0.596cm" svg:x="88.861cm" svg:y="32.125cm" draw:caption-point-x="-0.61cm" draw:caption-point-y="1.49cm">
              <dc:date>2013-09-26T00:00:00</dc:date>
              <text:p text:style-name="P1"><text:span text:style-name="T4">Pagó el 26/09/13</text:span></text:p>
            </office:annotation>
            <text:p>$55.000,00</text:p>
          </table:table-cell>
          <table:table-cell/>
          <table:table-cell table:style-name="ce8"/>
          <table:table-cell table:style-name="ce22"/>
          <table:table-cell/>
          <table:table-cell table:style-name="ce22"/>
          <table:table-cell table:number-columns-repeated="991"/>
        </table:table-row>
        <table:table-row table:style-name="ro3">
          <table:table-cell table:style-name="ce4" office:value-type="string">
            <text:p>C-0573</text:p>
          </table:table-cell>
          <table:table-cell/>
          <table:table-cell table:style-name="ce8" office:value-type="string">
            <text:p>Luis Fernando Trujillo Arango</text:p>
          </table:table-cell>
          <table:table-cell table:style-name="ce13" office:value-type="float" office:value="4334104">
            <text:p>4334104</text:p>
          </table:table-cell>
          <table:table-cell table:number-columns-repeated="3"/>
          <table:table-cell office:value-type="string">
            <text:p>Cra. 8B Nº 57C-1-12 Portal de Villa Café</text:p>
          </table:table-cell>
          <table:table-cell/>
          <table:table-cell table:style-name="ce9" office:value-type="float" office:value="3113152230">
            <text:p>3113152230</text:p>
          </table:table-cell>
          <table:table-cell table:style-name="ce12"/>
          <table:table-cell table:style-name="ce8" office:value-type="string">
            <text:p><text:a xlink:href="mailto:gloriatr@ejercito.mil" xlink:type="simple">gloriatr@ejercito.mil</text:a>.co</text:p>
          </table:table-cell>
          <table:table-cell table:style-name="ce5" office:value-type="string">
            <text:p>SQA151</text:p>
          </table:table-cell>
          <table:table-cell table:style-name="ce22" office:value-type="date" office:date-value="2013-07-16">
            <text:p>16/07/13</text:p>
          </table:table-cell>
          <table:table-cell/>
          <table:table-cell table:style-name="ce29" office:value-type="currency" office:currency="COP" office:value="55000">
            <text:p>$55.000,00</text:p>
          </table:table-cell>
          <table:table-cell table:style-name="ce8" table:number-columns-repeated="2"/>
          <table:table-cell/>
          <table:table-cell table:style-name="ce8" table:number-columns-repeated="6"/>
          <table:table-cell table:style-name="ce33" office:value-type="currency" office:currency="COP" office:value="30000">
            <office:annotation draw:style-name="gr1" draw:text-style-name="P1" svg:width="2.899cm" svg:height="0.596cm" svg:x="84.425cm" svg:y="33.8cm" draw:caption-point-x="-0.61cm" draw:caption-point-y="0.268cm">
              <dc:date>2013-07-24T00:00:00</dc:date>
              <text:p text:style-name="P1"><text:span text:style-name="T1">Pagó el 16/07/13</text:span></text:p>
            </office:annotation>
            <text:p>$30.000,00</text:p>
          </table:table-cell>
          <table:table-cell table:style-name="ce33" office:value-type="currency" office:currency="COP" office:value="55000">
            <office:annotation draw:style-name="gr1" draw:text-style-name="P1" svg:width="2.899cm" svg:height="0.596cm" svg:x="86.49cm" svg:y="33.382cm" draw:caption-point-x="-0.61cm" draw:caption-point-y="0.686cm">
              <dc:date>2013-08-20T00:00:00</dc:date>
              <text:p text:style-name="P1"><text:span text:style-name="T1">Pagó el 20/08/13</text:span></text:p>
            </office:annotation>
            <text:p>$55.000,00</text:p>
          </table:table-cell>
          <table:table-cell table:style-name="ce37" office:value-type="currency" office:currency="COP" office:value="55000">
            <text:p>$55.000,00</text:p>
          </table:table-cell>
          <table:table-cell table:style-name="ce8" table:number-columns-repeated="2"/>
          <table:table-cell table:style-name="ce57" office:value-type="date" office:date-value="2013-09-09">
            <text:p>09/09/13</text:p>
          </table:table-cell>
          <table:table-cell table:number-columns-repeated="993"/>
        </table:table-row>
        <table:table-row table:style-name="ro2">
          <table:table-cell table:style-name="ce4" office:value-type="string">
            <text:p>C-0574</text:p>
          </table:table-cell>
          <table:table-cell/>
          <table:table-cell office:value-type="string">
            <text:p>Luis Sneider Sanabria Ariza</text:p>
          </table:table-cell>
          <table:table-cell table:style-name="ce5" office:value-type="float" office:value="80751311">
            <text:p>80751311</text:p>
          </table:table-cell>
          <table:table-cell table:number-columns-repeated="3"/>
          <table:table-cell table:style-name="ce8" office:value-type="string">
            <text:p>Calle 3 Nº 8-90 Centro</text:p>
          </table:table-cell>
          <table:table-cell table:style-name="ce8"/>
          <table:table-cell table:style-name="ce12" office:value-type="float" office:value="3112372127">
            <text:p>3112372127</text:p>
          </table:table-cell>
          <table:table-cell table:number-columns-repeated="2"/>
          <table:table-cell table:style-name="ce5" office:value-type="string">
            <text:p>SDK531</text:p>
          </table:table-cell>
          <table:table-cell table:style-name="ce22" office:value-type="date" office:date-value="2013-07-25">
            <text:p>25/07/13</text:p>
          </table:table-cell>
          <table:table-cell table:style-name="ce8"/>
          <table:table-cell table:style-name="ce29" office:value-type="currency" office:currency="COP" office:value="55000">
            <text:p>$55.000,00</text:p>
          </table:table-cell>
          <table:table-cell table:style-name="ce8" table:number-columns-repeated="9"/>
          <table:table-cell table:style-name="ce33" office:value-type="string">
            <text:p>GRATIS</text:p>
          </table:table-cell>
          <table:table-cell table:style-name="ce45" office:value-type="currency" office:currency="COP" office:value="12200">
            <office:annotation draw:style-name="gr1" draw:text-style-name="P1" svg:width="2.899cm" svg:height="0.596cm" svg:x="86.49cm" svg:y="34.119cm" draw:caption-point-x="-0.61cm" draw:caption-point-y="0.422cm">
              <dc:date>2013-08-01T00:00:00</dc:date>
              <text:p text:style-name="P1"><text:span text:style-name="T1">Pagó el 25/07/13</text:span></text:p>
            </office:annotation>
            <text:p>$12.200,00</text:p>
          </table:table-cell>
          <table:table-cell table:style-name="ce37" office:value-type="currency" office:currency="COP" office:value="55000">
            <text:p>$55.000,00</text:p>
          </table:table-cell>
          <table:table-cell table:style-name="ce54" office:value-type="string">
            <text:p>Consigna el 30 de sep. 25/09/13 todas las mensualidades</text:p>
          </table:table-cell>
          <table:table-cell table:style-name="ce8" table:number-columns-repeated="2"/>
          <table:table-cell table:number-columns-repeated="993"/>
        </table:table-row>
        <table:table-row table:style-name="ro2">
          <table:table-cell table:style-name="ce4" office:value-type="string">
            <text:p>C-0575</text:p>
          </table:table-cell>
          <table:table-cell/>
          <table:table-cell office:value-type="string">
            <text:p>Luis Alfonso Santafé Rodríguez</text:p>
          </table:table-cell>
          <table:table-cell table:style-name="ce5" office:value-type="float" office:value="10231768">
            <text:p>10231768</text:p>
          </table:table-cell>
          <table:table-cell table:number-columns-repeated="3"/>
          <table:table-cell table:style-name="ce8" office:value-type="string">
            <text:p>Calle 11 Nº 28-35 El Bosque</text:p>
          </table:table-cell>
          <table:table-cell table:style-name="ce8"/>
          <table:table-cell table:style-name="ce12" office:value-type="float" office:value="3122595780">
            <text:p>3122595780</text:p>
          </table:table-cell>
          <table:table-cell/>
          <table:table-cell table:style-name="ce22"/>
          <table:table-cell table:style-name="ce5" office:value-type="string">
            <text:p>STQ144</text:p>
          </table:table-cell>
          <table:table-cell table:style-name="ce22" office:value-type="date" office:date-value="2013-07-30">
            <text:p>30/07/13</text:p>
          </table:table-cell>
          <table:table-cell table:style-name="ce8"/>
          <table:table-cell table:style-name="ce29" office:value-type="currency" office:currency="COP" office:value="55000">
            <text:p>$55.000,00</text:p>
          </table:table-cell>
          <table:table-cell table:style-name="ce8" table:number-columns-repeated="10"/>
          <table:table-cell table:style-name="ce33" office:value-type="currency" office:currency="COP" office:value="55000">
            <office:annotation draw:style-name="gr1" draw:text-style-name="P1" svg:width="2.899cm" svg:height="0.596cm" svg:x="86.49cm" svg:y="34.572cm" draw:caption-point-x="-0.61cm" draw:caption-point-y="0.422cm">
              <dc:date>2013-08-10T00:00:00</dc:date>
              <text:p text:style-name="P1"><text:span text:style-name="T1">Pagó el 05/08/13</text:span></text:p>
            </office:annotation>
            <text:p>$55.000,00</text:p>
          </table:table-cell>
          <table:table-cell table:style-name="ce33" office:value-type="currency" office:currency="COP" office:value="55000">
            <office:annotation draw:style-name="gr1" draw:text-style-name="P1" svg:width="2.899cm" svg:height="0.596cm" svg:x="88.861cm" svg:y="33.853cm" draw:caption-point-x="-0.61cm" draw:caption-point-y="1.141cm">
              <dc:date>2013-09-18T00:00:00</dc:date>
              <text:p text:style-name="P1"><text:span text:style-name="T1">Pagó el 18/09/13</text:span></text:p>
            </office:annotation>
            <text:p>$55.000,00</text:p>
          </table:table-cell>
          <table:table-cell table:style-name="ce8" table:number-columns-repeated="2"/>
          <table:table-cell table:style-name="ce22"/>
          <table:table-cell table:number-columns-repeated="993"/>
        </table:table-row>
        <table:table-row table:style-name="ro2">
          <table:table-cell table:style-name="ce4" office:value-type="string">
            <text:p>C-0576</text:p>
          </table:table-cell>
          <table:table-cell/>
          <table:table-cell office:value-type="string">
            <text:p>Carlos Alberto Santafé Rodríguez</text:p>
          </table:table-cell>
          <table:table-cell table:style-name="ce5" office:value-type="float" office:value="14888789">
            <text:p>14888789</text:p>
          </table:table-cell>
          <table:table-cell/>
          <table:table-cell table:style-name="ce8" table:number-columns-repeated="2"/>
          <table:table-cell table:style-name="ce8" office:value-type="string">
            <text:p>Calle 29 Nº 13-29 San José </text:p>
          </table:table-cell>
          <table:table-cell table:style-name="ce8"/>
          <table:table-cell table:style-name="ce12" office:value-type="float" office:value="3147100902">
            <text:p>3147100902</text:p>
          </table:table-cell>
          <table:table-cell table:style-name="ce8"/>
          <table:table-cell/>
          <table:table-cell table:style-name="ce5" office:value-type="string">
            <text:p>STQ143</text:p>
          </table:table-cell>
          <table:table-cell table:style-name="ce22" office:value-type="date" office:date-value="2013-08-02">
            <text:p>02/08/13</text:p>
          </table:table-cell>
          <table:table-cell table:style-name="ce8"/>
          <table:table-cell table:style-name="ce29" office:value-type="currency" office:currency="COP" office:value="55000">
            <text:p>$55.000,00</text:p>
          </table:table-cell>
          <table:table-cell table:style-name="ce8" table:number-columns-repeated="10"/>
          <table:table-cell table:style-name="ce33" office:value-type="currency" office:currency="COP" office:value="55000">
            <office:annotation draw:style-name="gr1" draw:text-style-name="P1" svg:width="2.899cm" svg:height="0.596cm" svg:x="86.49cm" svg:y="35.022cm" draw:caption-point-x="-0.61cm" draw:caption-point-y="0.426cm">
              <dc:date>2013-08-10T00:00:00</dc:date>
              <text:p text:style-name="P1"><text:span text:style-name="T2">Pagó el 05/08/13</text:span></text:p>
            </office:annotation>
            <text:p>$55.000,00</text:p>
          </table:table-cell>
          <table:table-cell table:style-name="ce33" office:value-type="currency" office:currency="COP" office:value="55000">
            <office:annotation draw:style-name="gr1" draw:text-style-name="P1" svg:width="2.899cm" svg:height="0.596cm" svg:x="88.861cm" svg:y="34.305cm" draw:caption-point-x="-0.61cm" draw:caption-point-y="1.143cm">
              <dc:date>2013-09-18T00:00:00</dc:date>
              <text:p text:style-name="P1"><text:span text:style-name="T2">Pagó el 18/09/13</text:span></text:p>
            </office:annotation>
            <text:p>$55.000,00</text:p>
          </table:table-cell>
          <table:table-cell table:style-name="ce8" table:number-columns-repeated="2"/>
          <table:table-cell table:style-name="ce22"/>
          <table:table-cell table:number-columns-repeated="993"/>
        </table:table-row>
        <table:table-row table:style-name="ro2">
          <table:table-cell table:style-name="ce4" office:value-type="string">
            <text:p>C-0577</text:p>
          </table:table-cell>
          <table:table-cell/>
          <table:table-cell table:style-name="ce8" office:value-type="string">
            <text:p>Reinaldo Jiménez Cárdenas</text:p>
          </table:table-cell>
          <table:table-cell table:style-name="ce5" office:value-type="float" office:value="5642088">
            <text:p>5642088</text:p>
          </table:table-cell>
          <table:table-cell table:number-columns-repeated="3"/>
          <table:table-cell table:style-name="ce8" office:value-type="string">
            <text:p>Cra. 9 Este Nº 30-11 Sur Interior 018</text:p>
          </table:table-cell>
          <table:table-cell table:style-name="ce12" office:value-type="float" office:value="3646593">
            <text:p>3646593</text:p>
          </table:table-cell>
          <table:table-cell table:style-name="ce12" office:value-type="float" office:value="3112815024">
            <text:p>3112815024</text:p>
          </table:table-cell>
          <table:table-cell/>
          <table:table-cell table:style-name="ce22"/>
          <table:table-cell table:style-name="ce5" office:value-type="string">
            <text:p>SRF362</text:p>
          </table:table-cell>
          <table:table-cell table:style-name="ce22" office:value-type="date" office:date-value="2013-08-05">
            <text:p>05/08/13</text:p>
          </table:table-cell>
          <table:table-cell table:style-name="ce8"/>
          <table:table-cell table:style-name="ce29" office:value-type="currency" office:currency="COP" office:value="55000">
            <text:p>$55.000,00</text:p>
          </table:table-cell>
          <table:table-cell table:style-name="ce8" table:number-columns-repeated="2"/>
          <table:table-cell table:number-columns-repeated="8"/>
          <table:table-cell table:style-name="ce33" office:value-type="currency" office:currency="COP" office:value="49500">
            <office:annotation draw:style-name="gr1" draw:text-style-name="P1" svg:width="2.899cm" svg:height="0.596cm" svg:x="86.49cm" svg:y="35.48cm" draw:caption-point-x="-0.61cm" draw:caption-point-y="0.421cm">
              <dc:date>2013-08-10T00:00:00</dc:date>
              <text:p text:style-name="P1"><text:span text:style-name="T1">Pagó el 05/08/13</text:span></text:p>
            </office:annotation>
            <text:p>$49.500,00</text:p>
          </table:table-cell>
          <table:table-cell table:style-name="ce33" office:value-type="currency" office:currency="COP" office:value="55000">
            <office:annotation draw:style-name="gr1" draw:text-style-name="P1" svg:width="2.899cm" svg:height="1.386cm" svg:x="88.861cm" svg:y="35.002cm" draw:caption-point-x="-0.61cm" draw:caption-point-y="0.899cm">
              <dc:date>2013-09-06T00:00:00</dc:date>
              <text:p text:style-name="P1"><text:span text:style-name="T1">Conisgnó por Servientrega el 05/09/13</text:span></text:p>
            </office:annotation>
            <text:p>$55.000,00</text:p>
          </table:table-cell>
          <table:table-cell/>
          <table:table-cell table:style-name="ce8" table:number-columns-repeated="2"/>
          <table:table-cell table:number-columns-repeated="993"/>
        </table:table-row>
        <table:table-row table:style-name="ro2">
          <table:table-cell table:style-name="ce4" office:value-type="string">
            <text:p>C-0578</text:p>
          </table:table-cell>
          <table:table-cell/>
          <table:table-cell table:style-name="ce8" office:value-type="string">
            <text:p>José Hector Ospina</text:p>
          </table:table-cell>
          <table:table-cell table:style-name="ce5" office:value-type="float" office:value="4561691">
            <text:p>4561691</text:p>
          </table:table-cell>
          <table:table-cell table:number-columns-repeated="3"/>
          <table:table-cell table:style-name="ce8" office:value-type="string">
            <text:p>Calle 94 Nº 33-10 Casa 12B El Pinar</text:p>
          </table:table-cell>
          <table:table-cell table:style-name="ce12" office:value-type="float" office:value="8749571">
            <text:p>8749571</text:p>
          </table:table-cell>
          <table:table-cell table:style-name="ce12" office:value-type="float" office:value="3148775643">
            <text:p>3148775643</text:p>
          </table:table-cell>
          <table:table-cell/>
          <table:table-cell table:style-name="ce22"/>
          <table:table-cell table:style-name="ce5" office:value-type="string">
            <text:p>SQZ057</text:p>
          </table:table-cell>
          <table:table-cell table:style-name="ce22" office:value-type="date" office:date-value="2013-08-12">
            <text:p>12/08/13</text:p>
          </table:table-cell>
          <table:table-cell table:style-name="ce8"/>
          <table:table-cell table:style-name="ce29" office:value-type="currency" office:currency="COP" office:value="55000">
            <text:p>$55.000,00</text:p>
          </table:table-cell>
          <table:table-cell table:style-name="ce8" table:number-columns-repeated="10"/>
          <table:table-cell table:style-name="ce33" office:value-type="string">
            <text:p>GRATIS</text:p>
          </table:table-cell>
          <table:table-cell table:style-name="ce37" office:value-type="currency" office:currency="COP" office:value="55000">
            <text:p>$55.000,00</text:p>
          </table:table-cell>
          <table:table-cell table:style-name="ce8" table:number-columns-repeated="2"/>
          <table:table-cell table:style-name="ce57" office:value-type="date" office:date-value="2013-09-09">
            <text:p>09/09/13</text:p>
          </table:table-cell>
          <table:table-cell table:style-name="ce61" office:value-type="string">
            <text:p>Llamada 14</text:p>
          </table:table-cell>
          <table:table-cell table:number-columns-repeated="992"/>
        </table:table-row>
        <table:table-row table:style-name="ro2">
          <table:table-cell table:style-name="ce4" office:value-type="string">
            <text:p>C-0579</text:p>
          </table:table-cell>
          <table:table-cell/>
          <table:table-cell office:value-type="string">
            <text:p>José Hernando Valencia Sánchez</text:p>
          </table:table-cell>
          <table:table-cell table:style-name="ce5" office:value-type="float" office:value="80225558">
            <text:p>80225558</text:p>
          </table:table-cell>
          <table:table-cell table:number-columns-repeated="3"/>
          <table:table-cell table:style-name="ce8" office:value-type="string">
            <text:p>Cra. 74A -83 San Fernando</text:p>
          </table:table-cell>
          <table:table-cell table:style-name="ce8"/>
          <table:table-cell table:style-name="ce12" office:value-type="float" office:value="3125878614">
            <text:p>3125878614</text:p>
          </table:table-cell>
          <table:table-cell table:number-columns-repeated="2"/>
          <table:table-cell table:style-name="ce5" office:value-type="string">
            <text:p>JAF959</text:p>
          </table:table-cell>
          <table:table-cell table:style-name="ce22" office:value-type="date" office:date-value="2013-08-15">
            <text:p>15/08/13</text:p>
          </table:table-cell>
          <table:table-cell table:style-name="ce12"/>
          <table:table-cell table:style-name="ce29" office:value-type="currency" office:currency="COP" office:value="55000">
            <text:p>$55.000,00</text:p>
          </table:table-cell>
          <table:table-cell table:style-name="ce8" table:number-columns-repeated="2"/>
          <table:table-cell/>
          <table:table-cell table:style-name="ce5" table:number-columns-repeated="2"/>
          <table:table-cell/>
          <table:table-cell table:style-name="ce8" table:number-columns-repeated="4"/>
          <table:table-cell table:style-name="ce37" office:value-type="currency" office:currency="COP" office:value="31200">
            <text:p>$31.200,00</text:p>
          </table:table-cell>
          <table:table-cell table:style-name="ce33" office:value-type="currency" office:currency="COP" office:value="55000">
            <office:annotation draw:style-name="gr1" draw:text-style-name="P1" svg:width="2.899cm" svg:height="1.386cm" svg:x="88.861cm" svg:y="35.511cm" draw:caption-point-x="-0.61cm" draw:caption-point-y="1.297cm">
              <dc:date>2013-09-20T00:00:00</dc:date>
              <text:p text:style-name="P1"><text:span text:style-name="T1">Consignó desde Bogotá el 20/09/13</text:span></text:p>
            </office:annotation>
            <text:p>$55.000,00</text:p>
          </table:table-cell>
          <table:table-cell table:style-name="ce54" office:value-type="string">
            <text:p>Consigna el mes de agosto con el de octubre</text:p>
          </table:table-cell>
          <table:table-cell table:style-name="ce8"/>
          <table:table-cell table:style-name="ce22"/>
          <table:table-cell table:style-name="ce8"/>
          <table:table-cell table:number-columns-repeated="992"/>
        </table:table-row>
        <table:table-row table:style-name="ro2">
          <table:table-cell table:style-name="ce4" office:value-type="string">
            <text:p>C-0580</text:p>
          </table:table-cell>
          <table:table-cell table:style-name="ce4" office:value-type="string">
            <text:p>FV-000141 - <text:span text:style-name="T5">147</text:span></text:p>
          </table:table-cell>
          <table:table-cell table:style-name="ce8" office:value-type="string">
            <text:p>Hector Fabio Arango Corrales</text:p>
          </table:table-cell>
          <table:table-cell table:style-name="ce13" office:value-type="float" office:value="16053184">
            <text:p>16053184</text:p>
          </table:table-cell>
          <table:table-cell table:number-columns-repeated="3"/>
          <table:table-cell office:value-type="string">
            <text:p>Calle 81B Nº 25-41 Casa 33 Bosques de la Sierra</text:p>
          </table:table-cell>
          <table:table-cell table:style-name="ce9" office:value-type="float" office:value="8744892">
            <text:p>8744892</text:p>
          </table:table-cell>
          <table:table-cell table:style-name="ce9" office:value-type="float" office:value="3154918662">
            <text:p>3154918662</text:p>
          </table:table-cell>
          <table:table-cell/>
          <table:table-cell office:value-type="string">
            <text:p><text:a xlink:href="mailto:aleyda.cifuentes@hotmail.com" xlink:type="simple">aleyda.cifuentes@hotmail.com</text:a></text:p>
          </table:table-cell>
          <table:table-cell table:style-name="ce5" office:value-type="string">
            <text:p>WBF799</text:p>
          </table:table-cell>
          <table:table-cell table:style-name="ce22" office:value-type="date" office:date-value="2013-08-22">
            <text:p>22/08/13</text:p>
          </table:table-cell>
          <table:table-cell table:style-name="ce8"/>
          <table:table-cell table:style-name="ce29" office:value-type="currency" office:currency="COP" office:value="55000">
            <text:p>$55.000,00</text:p>
          </table:table-cell>
          <table:table-cell table:style-name="ce8" table:number-columns-repeated="8"/>
          <table:table-cell table:number-columns-repeated="2"/>
          <table:table-cell table:style-name="ce37" office:value-type="currency" office:currency="COP" office:value="18500">
            <text:p>$18.500,00</text:p>
          </table:table-cell>
          <table:table-cell table:style-name="ce37" office:value-type="currency" office:currency="COP" office:value="55000">
            <text:p>$55.000,00</text:p>
          </table:table-cell>
          <table:table-cell table:style-name="ce8" office:value-type="string">
            <text:p>10 días</text:p>
          </table:table-cell>
          <table:table-cell table:style-name="ce8" table:number-columns-repeated="2"/>
          <table:table-cell table:number-columns-repeated="993"/>
        </table:table-row>
        <table:table-row table:style-name="ro3">
          <table:table-cell table:style-name="ce4" office:value-type="string">
            <text:p>C-0581</text:p>
          </table:table-cell>
          <table:table-cell/>
          <table:table-cell table:style-name="ce8" office:value-type="string">
            <text:p>Oscar Antonio Garzón Obando</text:p>
          </table:table-cell>
          <table:table-cell table:style-name="ce5" office:value-type="float" office:value="94226872">
            <text:p>94226872</text:p>
          </table:table-cell>
          <table:table-cell table:number-columns-repeated="3"/>
          <table:table-cell table:style-name="ce8" office:value-type="string">
            <text:p>Cra. 33A Nº 13-130 Colseguros</text:p>
          </table:table-cell>
          <table:table-cell table:style-name="ce8"/>
          <table:table-cell table:style-name="ce12" office:value-type="float" office:value="3127315525">
            <text:p>3127315525</text:p>
          </table:table-cell>
          <table:table-cell table:style-name="ce8"/>
          <table:table-cell table:style-name="ce8" office:value-type="string">
            <text:p><text:a xlink:href="mailto:osgar5@hotmail.com" xlink:type="simple">osgar5@hotmail.com</text:a></text:p>
          </table:table-cell>
          <table:table-cell table:style-name="ce5" office:value-type="string">
            <text:p>SUL423</text:p>
          </table:table-cell>
          <table:table-cell table:style-name="ce22" office:value-type="date" office:date-value="2013-08-30">
            <text:p>30/08/13</text:p>
          </table:table-cell>
          <table:table-cell table:style-name="ce8"/>
          <table:table-cell table:style-name="ce29" office:value-type="currency" office:currency="COP" office:value="55000">
            <text:p>$55.000,00</text:p>
          </table:table-cell>
          <table:table-cell table:style-name="ce8" table:number-columns-repeated="2"/>
          <table:table-cell table:number-columns-repeated="9"/>
          <table:table-cell table:style-name="ce37" office:value-type="currency" office:currency="COP" office:value="55000">
            <text:p>$55.000,00</text:p>
          </table:table-cell>
          <table:table-cell/>
          <table:table-cell table:style-name="ce8" table:number-columns-repeated="2"/>
          <table:table-cell table:number-columns-repeated="993"/>
        </table:table-row>
        <table:table-row table:style-name="ro2">
          <table:table-cell table:style-name="ce4" office:value-type="string">
            <text:p>C-0581</text:p>
          </table:table-cell>
          <table:table-cell/>
          <table:table-cell office:value-type="string">
            <text:p>Jesús Hernando cortés Casas</text:p>
          </table:table-cell>
          <table:table-cell table:style-name="ce5" office:value-type="float" office:value="10247974">
            <text:p>10247974</text:p>
          </table:table-cell>
          <table:table-cell/>
          <table:table-cell table:style-name="ce8" table:number-columns-repeated="2"/>
          <table:table-cell office:value-type="string">
            <text:p>Calle 10 Nº 32-11 Avenida Centenario Apto. 301</text:p>
          </table:table-cell>
          <table:table-cell table:style-name="ce8"/>
          <table:table-cell table:style-name="ce12" office:value-type="float" office:value="3108941109">
            <text:p>3108941109</text:p>
          </table:table-cell>
          <table:table-cell/>
          <table:table-cell table:style-name="ce8" office:value-type="string">
            <text:p><text:a xlink:href="mailto:adry232008@hotmail.com" xlink:type="simple">adry232008@hotmail.com</text:a></text:p>
          </table:table-cell>
          <table:table-cell table:style-name="ce5" office:value-type="string">
            <text:p>VLH333</text:p>
          </table:table-cell>
          <table:table-cell table:style-name="ce22" office:value-type="date" office:date-value="2013-09-19">
            <text:p>19/09/13</text:p>
          </table:table-cell>
          <table:table-cell table:style-name="ce8"/>
          <table:table-cell table:style-name="ce29" office:value-type="currency" office:currency="COP" office:value="55000">
            <text:p>$55.000,00</text:p>
          </table:table-cell>
          <table:table-cell table:style-name="ce8" table:number-columns-repeated="10"/>
          <table:table-cell/>
          <table:table-cell table:style-name="ce33" office:value-type="currency" office:currency="COP" office:value="22000">
            <office:annotation draw:style-name="gr1" draw:text-style-name="P1" svg:width="2.899cm" svg:height="0.596cm" svg:x="88.861cm" svg:y="36.91cm" draw:caption-point-x="-0.61cm" draw:caption-point-y="1.277cm">
              <dc:date>2013-09-20T00:00:00</dc:date>
              <text:p text:style-name="P1"><text:span text:style-name="T1">Pagó el 19/09/13</text:span></text:p>
            </office:annotation>
            <text:p>$22.000,00</text:p>
          </table:table-cell>
          <table:table-cell table:style-name="ce8" table:number-columns-repeated="3"/>
          <table:table-cell table:number-columns-repeated="993"/>
        </table:table-row>
        <table:table-row table:style-name="ro2">
          <table:table-cell table:number-columns-repeated="2"/>
          <table:table-cell table:style-name="ce8" table:number-columns-repeated="16"/>
          <table:table-cell table:style-name="ce38" office:value-type="currency" office:currency="COP" office:value="55000">
            <text:p>$55.000</text:p>
          </table:table-cell>
          <table:table-cell table:style-name="ce39" office:value-type="currency" office:currency="COP" office:value="55000">
            <text:p>$55.000</text:p>
          </table:table-cell>
          <table:table-cell table:style-name="ce38" office:value-type="currency" office:currency="COP" office:value="29500">
            <text:p>$29.500</text:p>
          </table:table-cell>
          <table:table-cell table:style-name="ce38" office:value-type="currency" office:currency="COP" office:value="36700">
            <text:p>$36.700</text:p>
          </table:table-cell>
          <table:table-cell table:style-name="ce38" office:value-type="currency" office:currency="COP" office:value="240000">
            <text:p>$240.000</text:p>
          </table:table-cell>
          <table:table-cell table:style-name="ce38" office:value-type="currency" office:currency="COP" office:value="621500">
            <text:p>$621.500</text:p>
          </table:table-cell>
          <table:table-cell table:style-name="ce38" office:value-type="currency" office:currency="COP" office:value="1000000">
            <text:p>$1.000.000</text:p>
          </table:table-cell>
          <table:table-cell table:style-name="ce38" office:value-type="currency" office:currency="COP" office:value="1378000">
            <text:p>$1.378.000</text:p>
          </table:table-cell>
          <table:table-cell table:style-name="ce46" office:value-type="currency" office:currency="COP" office:value="2579700">
            <text:p>$2.579.700</text:p>
          </table:table-cell>
          <table:table-cell table:style-name="ce38" office:value-type="currency" office:currency="COP" office:value="4055000">
            <text:p>$4.055.000</text:p>
          </table:table-cell>
          <table:table-cell table:style-name="ce29" table:formula="of:=SUM([.S85:.AB85])" office:value-type="currency" office:currency="COP" office:value="10050400">
            <text:p>$10.050.400,00</text:p>
          </table:table-cell>
          <table:table-cell table:style-name="ce8" table:number-columns-repeated="2"/>
          <table:table-cell table:number-columns-repeated="993"/>
        </table:table-row>
        <table:table-row table:style-name="ro2">
          <table:table-cell table:number-columns-repeated="2"/>
          <table:table-cell table:style-name="ce8" table:number-columns-repeated="24"/>
          <table:table-cell table:number-columns-repeated="2"/>
          <table:table-cell table:style-name="ce29"/>
          <table:table-cell table:style-name="ce8" table:number-columns-repeated="2"/>
          <table:table-cell table:number-columns-repeated="993"/>
        </table:table-row>
        <table:table-row table:style-name="ro2">
          <table:table-cell table:number-columns-repeated="2"/>
          <table:table-cell table:style-name="ce8" table:number-columns-repeated="24"/>
          <table:table-cell table:number-columns-repeated="2"/>
          <table:table-cell table:style-name="ce8" table:number-columns-repeated="3"/>
          <table:table-cell table:number-columns-repeated="993"/>
        </table:table-row>
        <table:table-row table:style-name="ro2">
          <table:table-cell table:number-columns-repeated="2"/>
          <table:table-cell table:style-name="ce8" table:number-columns-repeated="24"/>
          <table:table-cell/>
          <table:table-cell office:value-type="float" office:value="74">
            <text:p>74</text:p>
          </table:table-cell>
          <table:table-cell table:style-name="ce8" table:number-columns-repeated="3"/>
          <table:table-cell table:number-columns-repeated="993"/>
        </table:table-row>
        <table:table-row table:style-name="ro2">
          <table:table-cell table:number-columns-repeated="2"/>
          <table:table-cell table:style-name="ce8" table:number-columns-repeated="24"/>
          <table:table-cell table:number-columns-repeated="2"/>
          <table:table-cell table:style-name="ce8" table:number-columns-repeated="3"/>
          <table:table-cell table:number-columns-repeated="993"/>
        </table:table-row>
        <table:table-row table:style-name="ro2">
          <table:table-cell table:number-columns-repeated="2"/>
          <table:table-cell table:style-name="ce11"/>
          <table:table-cell table:style-name="ce4"/>
          <table:table-cell table:style-name="ce11" table:number-columns-repeated="3"/>
          <table:table-cell table:style-name="ce8" table:number-columns-repeated="2"/>
          <table:table-cell table:style-name="ce12"/>
          <table:table-cell table:style-name="ce8"/>
          <table:table-cell table:style-name="ce11" table:number-columns-repeated="2"/>
          <table:table-cell table:style-name="ce4" table:number-columns-repeated="2"/>
          <table:table-cell table:style-name="ce8" table:number-columns-repeated="11"/>
          <table:table-cell table:number-columns-repeated="2"/>
          <table:table-cell table:style-name="ce8" table:number-columns-repeated="3"/>
          <table:table-cell table:number-columns-repeated="993"/>
        </table:table-row>
        <table:table-row table:style-name="ro2" table:number-rows-repeated="4">
          <table:table-cell table:number-columns-repeated="2"/>
          <table:table-cell table:style-name="ce8" table:number-columns-repeated="7"/>
          <table:table-cell table:style-name="ce12"/>
          <table:table-cell table:style-name="ce8" table:number-columns-repeated="16"/>
          <table:table-cell table:number-columns-repeated="2"/>
          <table:table-cell table:style-name="ce8" table:number-columns-repeated="3"/>
          <table:table-cell table:number-columns-repeated="993"/>
        </table:table-row>
        <table:table-row table:style-name="ro2" table:number-rows-repeated="4">
          <table:table-cell table:number-columns-repeated="2"/>
          <table:table-cell table:style-name="ce8" table:number-columns-repeated="24"/>
          <table:table-cell table:number-columns-repeated="2"/>
          <table:table-cell table:style-name="ce8" table:number-columns-repeated="3"/>
          <table:table-cell table:number-columns-repeated="993"/>
        </table:table-row>
        <table:table-row table:style-name="ro2" table:number-rows-repeated="65438">
          <table:table-cell table:number-columns-repeated="23"/>
          <table:table-cell table:style-name="ce8" table:number-columns-repeated="3"/>
          <table:table-cell table:number-columns-repeated="998"/>
        </table:table-row>
        <table:table-row table:style-name="ro5" table:number-rows-repeated="98303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Hoja3" table:style-name="ta1" table:print="false">
        <table:table-column table:style-name="co4" table:default-cell-style-name="Default"/>
        <table:table-row table:style-name="ro5">
          <table:table-cell/>
        </table:table-row>
      </table:table>
      <table:named-expressions/>
      <table:database-ranges>
        <table:database-range table:name="__Anonymous_Sheet_DB__0" table:target-range-address="Clientes.C1:Clientes.AD52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MT" svg:font-family="ArialMT" style:font-family-generic="swiss"/>
    <style:font-face style:name="Tahoma1" svg:font-family="Tahoma" style:font-family-generic="swiss"/>
    <style:font-face style:name="Arial1" svg:font-family="Arial" style:font-pitch="variable"/>
    <style:font-face style:name="Arial" svg:font-family="Arial" style:font-family-generic="swiss" style:font-pitch="variable"/>
    <style:font-face style:name="Tahoma2" svg:font-family="Tahoma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CO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000" number:language="es" number:country="CO">
      <number:number number:min-integer-digits="1"/>
    </number:number-style>
    <number:date-style style:name="N107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07">
      <number:text-content/>
      <style:map style:condition="value()&gt;=0" style:apply-style-name="N107P0"/>
    </number:text-style>
    <number:currency-style style:name="N109P0" style:volatile="true">
      <number:number number:decimal-places="2" number:min-integer-digits="1" number:grouping="true"/>
      <number:text> </number:text>
      <number:currency-symbol>COP</number:currency-symbol>
    </number:currency-style>
    <number:currency-style style:name="N109">
      <number:text>-</number:text>
      <number:number number:decimal-places="2" number:min-integer-digits="1" number:grouping="true"/>
      <number:text> </number:text>
      <number:currency-symbol>COP</number:currency-symbol>
      <style:map style:condition="value()&gt;=0" style:apply-style-name="N109P0"/>
    </number:currency-style>
    <number:currency-style style:name="N111P0" style:volatile="true">
      <number:number number:decimal-places="0" number:min-integer-digits="1" number:grouping="true"/>
      <number:text> </number:text>
      <number:currency-symbol>COP</number:currency-symbol>
    </number:currency-style>
    <number:currency-style style:name="N111">
      <number:text>-</number:text>
      <number:number number:decimal-places="0" number:min-integer-digits="1" number:grouping="true"/>
      <number:text> </number:text>
      <number:currency-symbol>COP</number:currency-symbol>
      <style:map style:condition="value()&gt;=0" style:apply-style-name="N111P0"/>
    </number:currency-style>
    <number:currency-style style:name="N10107P0" style:volatile="true" number:language="es" number:country="CO">
      <number:currency-symbol/>
      <number:text> </number:text>
      <number:number number:decimal-places="0" number:min-integer-digits="1" number:grouping="true"/>
      <number:text> </number:text>
    </number:currency-style>
    <number:currency-style style:name="N10107" number:language="es" number:country="CO">
      <number:text>(</number:text>
      <number:currency-symbol/>
      <number:text> </number:text>
      <number:number number:decimal-places="0" number:min-integer-digits="1" number:grouping="true"/>
      <number:text>)</number:text>
      <style:map style:condition="value()&gt;=0" style:apply-style-name="N10107P0"/>
    </number:currency-style>
    <number:currency-style style:name="N10108P0" style:volatile="true" number:language="es" number:country="CO">
      <number:currency-symbol/>
      <number:text> </number:text>
      <number:number number:decimal-places="0" number:min-integer-digits="1" number:grouping="true"/>
      <number:text> </number:text>
    </number:currency-style>
    <number:currency-style style:name="N10108" number:language="es" number:country="CO">
      <style:text-properties fo:color="#ff0000"/>
      <number:text>(</number:text>
      <number:currency-symbol/>
      <number:text> </number:text>
      <number:number number:decimal-places="0" number:min-integer-digits="1" number:grouping="true"/>
      <number:text>)</number:text>
      <style:map style:condition="value()&gt;=0" style:apply-style-name="N10108P0"/>
    </number:currency-style>
    <number:currency-style style:name="N10110P0" style:volatile="true" number:language="es" number:country="CO">
      <number:currency-symbol/>
      <number:text> </number:text>
      <number:number number:decimal-places="2" number:min-integer-digits="1" number:grouping="true"/>
      <number:text> </number:text>
    </number:currency-style>
    <number:currency-style style:name="N10110" number:language="es" number:country="CO">
      <number:text>(</number:text>
      <number:currency-symbol/>
      <number:text> </number:text>
      <number:number number:decimal-places="2" number:min-integer-digits="1" number:grouping="true"/>
      <number:text>)</number:text>
      <style:map style:condition="value()&gt;=0" style:apply-style-name="N10110P0"/>
    </number:currency-style>
    <number:currency-style style:name="N10111P0" style:volatile="true" number:language="es" number:country="CO">
      <number:currency-symbol/>
      <number:text> </number:text>
      <number:number number:decimal-places="2" number:min-integer-digits="1" number:grouping="true"/>
      <number:text> </number:text>
    </number:currency-style>
    <number:currency-style style:name="N10111" number:language="es" number:country="CO">
      <style:text-properties fo:color="#ff0000"/>
      <number:text>(</number:text>
      <number:currency-symbol/>
      <number:text> </number:text>
      <number:number number:decimal-places="2" number:min-integer-digits="1" number:grouping="true"/>
      <number:text>)</number:text>
      <style:map style:condition="value()&gt;=0" style:apply-style-name="N10111P0"/>
    </number:currency-style>
    <number:date-style style:name="N10112" number:language="es" number:country="CO">
      <number:day number:style="long"/>
      <number:text>-</number:text>
      <number:month number:textual="true"/>
      <number:text>-</number:text>
      <number:year/>
    </number:date-style>
    <number:date-style style:name="N10113" number:language="es" number:country="CO">
      <number:day number:style="long"/>
      <number:text>-</number:text>
      <number:month number:textual="true"/>
    </number:date-style>
    <number:date-style style:name="N10114" number:language="es" number:country="CO">
      <number:month number:textual="true"/>
      <number:text>-</number:text>
      <number:year/>
    </number:date-style>
    <number:date-style style:name="N10115" number:language="es" number:country="CO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s" number:country="CO">
      <number:number number:decimal-places="0" number:min-integer-digits="1" number:grouping="true"/>
      <number:text> </number:text>
    </number:number-style>
    <number:number-style style:name="N10117" number:language="es" number:country="CO">
      <number:text>(</number:text>
      <number:number number:decimal-places="0" number:min-integer-digits="1" number:grouping="true"/>
      <number:text>)</number:text>
      <style:map style:condition="value()&gt;=0" style:apply-style-name="N10117P0"/>
    </number:number-style>
    <number:number-style style:name="N10118P0" style:volatile="true" number:language="es" number:country="CO">
      <number:number number:decimal-places="0" number:min-integer-digits="1" number:grouping="true"/>
      <number:text> </number:text>
    </number:number-style>
    <number:number-style style:name="N10118" number:language="es" number:country="CO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18P0"/>
    </number:number-style>
    <number:number-style style:name="N10120P0" style:volatile="true" number:language="es" number:country="CO">
      <number:number number:decimal-places="2" number:min-integer-digits="1" number:grouping="true"/>
      <number:text> </number:text>
    </number:number-style>
    <number:number-style style:name="N10120" number:language="es" number:country="CO">
      <number:text>(</number:text>
      <number:number number:decimal-places="2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es" number:country="CO">
      <number:number number:decimal-places="2" number:min-integer-digits="1" number:grouping="true"/>
      <number:text> </number:text>
    </number:number-style>
    <number:number-style style:name="N10121" number:language="es" number:country="CO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1P0"/>
    </number:number-style>
    <number:number-style style:name="N10124P0" style:volatile="true" number:language="es" number:country="CO">
      <number:number number:decimal-places="0" number:min-integer-digits="1" number:grouping="true"/>
      <number:text> </number:text>
    </number:number-style>
    <number:number-style style:name="N10124P1" style:volatile="true" number:language="es" number:country="CO">
      <number:text> (</number:text>
      <number:number number:decimal-places="0" number:min-integer-digits="1" number:grouping="true"/>
      <number:text>)</number:text>
    </number:number-style>
    <number:number-style style:name="N10124P2" style:volatile="true" number:language="es" number:country="CO">
      <number:text> - </number:text>
    </number:number-style>
    <number:text-style style:name="N10124" number:language="es" number:country="CO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currency-style style:name="N10127P0" style:volatile="true" number:language="es" number:country="CO">
      <number:currency-symbol/>
      <number:text> </number:text>
      <number:number number:decimal-places="0" number:min-integer-digits="1" number:grouping="true"/>
      <number:text> </number:text>
    </number:currency-style>
    <number:currency-style style:name="N10127P1" style:volatile="true" number:language="es" number:country="CO">
      <number:currency-symbol/>
      <number:text> (</number:text>
      <number:number number:decimal-places="0" number:min-integer-digits="1" number:grouping="true"/>
      <number:text>)</number:text>
    </number:currency-style>
    <number:currency-style style:name="N10127P2" style:volatile="true" number:language="es" number:country="CO">
      <number:currency-symbol/>
      <number:text> - </number:text>
    </number:currency-style>
    <number:text-style style:name="N10127" number:language="es" number:country="CO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0P0" style:volatile="true" number:language="es" number:country="CO">
      <number:number number:decimal-places="2" number:min-integer-digits="1" number:grouping="true"/>
      <number:text> </number:text>
    </number:number-style>
    <number:number-style style:name="N10130P1" style:volatile="true" number:language="es" number:country="CO">
      <number:text> (</number:text>
      <number:number number:decimal-places="2" number:min-integer-digits="1" number:grouping="true"/>
      <number:text>)</number:text>
    </number:number-style>
    <number:number-style style:name="N10130P2" style:volatile="true" number:language="es" number:country="CO">
      <number:text> -</number:text>
      <number:number number:decimal-places="0" number:min-integer-digits="0"/>
      <number:text> </number:text>
    </number:number-style>
    <number:text-style style:name="N10130" number:language="es" number:country="CO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currency-style style:name="N10133P0" style:volatile="true" number:language="es" number:country="CO">
      <number:currency-symbol/>
      <number:text> </number:text>
      <number:number number:decimal-places="2" number:min-integer-digits="1" number:grouping="true"/>
      <number:text> </number:text>
    </number:currency-style>
    <number:currency-style style:name="N10133P1" style:volatile="true" number:language="es" number:country="CO">
      <number:currency-symbol/>
      <number:text> (</number:text>
      <number:number number:decimal-places="2" number:min-integer-digits="1" number:grouping="true"/>
      <number:text>)</number:text>
    </number:currency-style>
    <number:currency-style style:name="N10133P2" style:volatile="true" number:language="es" number:country="CO">
      <number:currency-symbol/>
      <number:text> -</number:text>
      <number:number number:decimal-places="0" number:min-integer-digits="0"/>
      <number:text> </number:text>
    </number:currency-style>
    <number:text-style style:name="N10133" number:language="es" number:country="CO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time-style style:name="N10134" number:language="es" number:country="CO">
      <number:minutes number:style="long"/>
      <number:text>:</number:text>
      <number:seconds number:style="long"/>
    </number:time-style>
    <number:time-style style:name="N10135" number:language="es" number:country="CO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36" number:language="es" number:country="CO">
      <number:minutes number:style="long"/>
      <number:text>:</number:text>
      <number:seconds number:style="long" number:decimal-places="1"/>
    </number:time-style>
    <number:number-style style:name="N10137" number:language="es" number:country="CO">
      <number:scientific-number number:decimal-places="1" number:min-integer-digits="3" number:min-exponent-digits="1"/>
    </number:number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draw:marker draw:name="Fin_20_de_20_línea_20_1" draw:display-name="Fin de línea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27">00/00/0000</text:date>, <text:time style:data-style-name="N2" text:time-value="0000-00-00T16:16:5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V MICROSYSTEM</meta:initial-creator>
    <meta:creation-date>2012-02-16T09:44:35</meta:creation-date>
    <dc:date>2013-09-27T16:19:27</dc:date>
    <meta:editing-duration>P16DT6H11M29S</meta:editing-duration>
    <meta:editing-cycles>1415</meta:editing-cycles>
    <meta:generator>LibreOffice/4.0.4.2$MacOSX_x86 LibreOffice_project/9e9821abd0ffdbc09cd8c52eaa574fa09eb08f2</meta:generator>
    <meta:document-statistic meta:table-count="2" meta:cell-count="1760" meta:object-count="0"/>
    <meta:user-defined meta:name=""/>
  </office:meta>
</office:document-meta>
</file>